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81"/>
    <style:style style:name="ce2" style:family="table-cell" style:parent-style-name="Default" style:data-style-name="N134"/>
    <style:style style:name="ce4" style:family="table-cell" style:parent-style-name="Default" style:data-style-name="N1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071in" svg:height="4.5067in" svg:x="8.8614in" svg:y="0.272in">
            <draw:object draw:notify-on-update-of-ranges="Sheet1.A19:Sheet1.A19 Sheet1.A20:Sheet1.A40 Sheet1.C19:Sheet1.C19 Sheet1.C20:Sheet1.C40 Sheet1.A19:Sheet1.A19 Sheet1.A20:Sheet1.A40 Sheet1.B19:Sheet1.B19 Sheet1.B20:Sheet1.B40 Sheet1.A19:Sheet1.A19 Sheet1.A20:Sheet1.A40 Sheet1.E19:Sheet1.E19 Sheet1.E20:Sheet1.E40 Sheet1.A19:Sheet1.A19 Sheet1.A20:Sheet1.A40 Sheet1.D19:Sheet1.D19 Sheet1.D20:Sheet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5366in" svg:height="4.4535in" svg:x="9.35in" svg:y="5.1563in">
            <draw:object draw:notify-on-update-of-ranges="Sheet1.A43:Sheet1.A43 Sheet1.A44:Sheet1.A81 Sheet1.B43:Sheet1.B43 Sheet1.B44:Sheet1.B81 Sheet1.A43:Sheet1.A43 Sheet1.A44:Sheet1.A81 Sheet1.C43:Sheet1.C43 Sheet1.C44:Sheet1.C81 Sheet1.A43:Sheet1.A43 Sheet1.A44:Sheet1.A81 Sheet1.D43:Sheet1.D43 Sheet1.D44:Sheet1.D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6465in" svg:height="4.5169in" svg:x="2.4094in" svg:y="10.113in">
            <draw:object draw:notify-on-update-of-ranges="Sheet2.B2:Sheet2.B233 Sheet2.C1:Sheet2.C1 Sheet2.C2:Sheet2.C233 Sheet2.B2:Sheet2.B233 Sheet2.D1:Sheet2.D1 Sheet2.D2:Sheet2.D233 Sheet2.B2:Sheet2.B233 Sheet2.E1:Sheet2.E1 Sheet2.E2:Sheet2.E233 Sheet2.B2:Sheet2.B233 Sheet2.F1:Sheet2.F1 Sheet2.F2:Sheet2.F2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Impedance</text:p>
          </table:table-cell>
          <table:table-cell table:style-name="Default" office:value-type="string" calcext:value-type="string">
            <text:p>Leakage Inductance</text:p>
          </table:table-cell>
          <table:table-cell table:number-columns-repeated="3"/>
        </table:table-row>
        <table:table-row table:style-name="ro1">
          <table:table-cell table:style-name="ce3" office:value-type="float" office:value="1000000" calcext:value-type="float">
            <text:p>1.00E+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2]/2/PI()/[.A2]*1000000000" office:value-type="float" office:value="159.154943091895" calcext:value-type="float">
            <text:p>159.15494309189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=j*2*pi*f*L</text:p>
          </table:table-cell>
          <table:table-cell/>
        </table:table-row>
        <table:table-row table:style-name="ro1">
          <table:table-cell table:style-name="ce3" office:value-type="float" office:value="10000000" calcext:value-type="float">
            <text:p>1.00E+0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[.B3]/2/PI()/[.A3]*1000000000" office:value-type="float" office:value="79.5774715459477" calcext:value-type="float">
            <text:p>79.5774715459477</text:p>
          </table:table-cell>
          <table:table-cell office:value-type="string" calcext:value-type="string">
            <text:p>nH</text:p>
          </table:table-cell>
          <table:table-cell table:number-columns-repeated="2"/>
        </table:table-row>
        <table:table-row table:style-name="ro1">
          <table:table-cell table:style-name="ce3" office:value-type="float" office:value="20000000" calcext:value-type="float">
            <text:p>2.00E+0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formula="of:=[.B4]/2/PI()/[.A4]*1000000000" office:value-type="float" office:value="71.6197243913529" calcext:value-type="float">
            <text:p>71.6197243913529</text:p>
          </table:table-cell>
          <table:table-cell office:value-type="string" calcext:value-type="string">
            <text:p>nH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Going with 70nH leakag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LF Atten</text:p>
          </table:table-cell>
          <table:table-cell table:style-name="Default" office:value-type="string" calcext:value-type="string">
            <text:p>MDI Loss</text:p>
          </table:table-cell>
          <table:table-cell office:value-type="string" calcext:value-type="string">
            <text:p>LF Atten Margin</text:p>
          </table:table-cell>
          <table:table-cell office:value-type="string" calcext:value-type="string">
            <text:p>Max 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6.1" calcext:value-type="float">
            <text:p>6.1</text:p>
          </table:table-cell>
          <table:table-cell table:style-name="Default" table:formula="of:=1.2*2" office:value-type="float" office:value="2.4" calcext:value-type="float">
            <text:p>2.4</text:p>
          </table:table-cell>
          <table:table-cell table:formula="of:=[.B9]-[.C9]" office:value-type="float" office:value="3.7" calcext:value-type="float">
            <text:p>3.7</text:p>
          </table:table-cell>
          <table:table-cell office:value-type="string" calcext:value-type="string">
            <text:p>0.35km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table:formula="of:=1.2*2" office:value-type="float" office:value="2.4" calcext:value-type="float">
            <text:p>2.4</text:p>
          </table:table-cell>
          <table:table-cell table:formula="of:=[.B10]-[.C10]" office:value-type="float" office:value="7.9" calcext:value-type="float">
            <text:p>7.9</text:p>
          </table:table-cell>
          <table:table-cell office:value-type="string" calcext:value-type="string">
            <text:p>0.6km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ow Frequency performance is not a length limiter with CAT5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AT5 Loss freq in mhz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Loss</text:p>
          </table:table-cell>
          <table:table-cell office:value-type="string" calcext:value-type="string">
            <text:p>Also limited at the high end by frequency dependent loss</text:p>
          </table:table-cell>
          <table:table-cell table:number-columns-repeated="2"/>
        </table:table-row>
        <table:table-row table:style-name="ro1">
          <table:table-cell table:style-name="ce3" office:value-type="float" office:value="20" calcext:value-type="float">
            <text:p>2.00E+01</text:p>
          </table:table-cell>
          <table:table-cell table:style-name="Default" office:value-type="float" office:value="625" calcext:value-type="float">
            <text:p>625</text:p>
          </table:table-cell>
          <table:table-cell table:formula="of:=-(1.967*SQRT([.A16])+0.023*[.A16]+0.05/SQRT([.A16]))*[.B$16]/100" office:value-type="float" office:value="-57.924198521073" calcext:value-type="float">
            <text:p>-57.9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1">
          <table:table-cell table:style-name="ce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2.4 Vpp</text:p>
          </table:table-cell>
          <table:table-cell office:value-type="string" calcext:value-type="string">
            <text:p>1.0 Vpp</text:p>
          </table:table-cell>
          <table:table-cell office:value-type="string" calcext:value-type="string">
            <text:p>350m CAT5e</text:p>
          </table:table-cell>
          <table:table-cell office:value-type="string" calcext:value-type="string">
            <text:p>600m CAT5e</text:p>
          </table:table-cell>
          <table:table-cell office:value-type="string" calcext:value-type="string">
            <text:p><text:a xlink:href="https://www.ieee802.org/3/an/public/mar04/adriaenssens_1_0304.pdf" xlink:type="simple">https://www.ieee802.org/3/an/public/mar04/adriaenssens_1_0304.pdf</text:a>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-(10*(1.23*SQRT([.A20])+0.01*[.A20]+0.2/SQRT([.A20]))+10*0.02*SQRT([.A20]))" office:value-type="float" office:value="-10.2874023955472" calcext:value-type="float">
            <text:p>-10.3</text:p>
          </table:table-cell>
          <table:table-cell table:formula="of:=-(5.9*(1.23*SQRT([.A20])+0.01*[.A20]+0.2/SQRT([.A20]))+10*0.02*SQRT([.A20]))" office:value-type="float" office:value="-6.09549809018625" calcext:value-type="float">
            <text:p>-6.1</text:p>
          </table:table-cell>
          <table:table-cell table:style-name="ce2" table:formula="of:=-(1.967*SQRT([.A20])+0.023*[.A20]+0.05/SQRT([.A20]))*350/100" office:value-type="float" office:value="-2.73851864567239" calcext:value-type="float">
            <text:p>-2.7</text:p>
          </table:table-cell>
          <table:table-cell table:style-name="ce2" table:formula="of:=-(1.967*SQRT([.A20])+0.023*[.A20]+0.05/SQRT([.A20]))*600/100" office:value-type="float" office:value="-4.69460339258124" calcext:value-type="float">
            <text:p>-4.7</text:p>
          </table:table-cell>
          <table:table-cell table:formula="of:=-(1.9108*SQRT([.A20])+0.0222*[.A20]+0.2/SQRT([.A20]))*6" office:value-type="float" office:value="-7.4335412840319" calcext:value-type="float">
            <text:p>-7.433541284031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-(10*(1.23*SQRT([.A21])+0.01*[.A21]+0.2/SQRT([.A21]))+10*0.02*SQRT([.A21]))" office:value-type="float" office:value="-10.0823058987491" calcext:value-type="float">
            <text:p>-10.1</text:p>
          </table:table-cell>
          <table:table-cell table:formula="of:=-(5.9*(1.23*SQRT([.A21])+0.01*[.A21]+0.2/SQRT([.A21]))+10*0.02*SQRT([.A21]))" office:value-type="float" office:value="-5.98523199509294" calcext:value-type="float">
            <text:p>-6.0</text:p>
          </table:table-cell>
          <table:table-cell table:style-name="ce2" table:formula="of:=-(1.967*SQRT([.A21])+0.023*[.A21]+0.05/SQRT([.A21]))*350/100" office:value-type="float" office:value="-3.48625389428192" calcext:value-type="float">
            <text:p>-3.5</text:p>
          </table:table-cell>
          <table:table-cell table:style-name="ce2" table:formula="of:=-(1.967*SQRT([.A21])+0.023*[.A21]+0.05/SQRT([.A21]))*600/100" office:value-type="float" office:value="-5.97643524734044" calcext:value-type="float">
            <text:p>-6.0</text:p>
          </table:table-cell>
          <table:table-cell table:formula="of:=-(1.9108*SQRT([.A21])+0.0222*[.A21]+0.2/SQRT([.A21]))*6" office:value-type="float" office:value="-7.83713600268767" calcext:value-type="float">
            <text:p>-7.8371360026876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-(10*(1.23*SQRT([.A22])+0.01*[.A22]+0.2/SQRT([.A22]))+10*0.02*SQRT([.A22]))" office:value-type="float" office:value="-10.5280156855157" calcext:value-type="float">
            <text:p>-10.5</text:p>
          </table:table-cell>
          <table:table-cell table:formula="of:=-(5.9*(1.23*SQRT([.A22])+0.01*[.A22]+0.2/SQRT([.A22]))+10*0.02*SQRT([.A22]))" office:value-type="float" office:value="-6.25644250416968" calcext:value-type="float">
            <text:p>-6.3</text:p>
          </table:table-cell>
          <table:table-cell table:style-name="ce2" table:formula="of:=-(1.967*SQRT([.A22])+0.023*[.A22]+0.05/SQRT([.A22]))*350/100" office:value-type="float" office:value="-4.11445077235566" calcext:value-type="float">
            <text:p>-4.1</text:p>
          </table:table-cell>
          <table:table-cell table:style-name="ce2" table:formula="of:=-(1.967*SQRT([.A22])+0.023*[.A22]+0.05/SQRT([.A22]))*600/100" office:value-type="float" office:value="-7.05334418118114" calcext:value-type="float">
            <text:p>-7.1</text:p>
          </table:table-cell>
          <table:table-cell table:formula="of:=-(1.9108*SQRT([.A22])+0.0222*[.A22]+0.2/SQRT([.A22]))*6" office:value-type="float" office:value="-8.51037980730589" calcext:value-type="float">
            <text:p>-8.5103798073058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-(10*(1.23*SQRT([.A23])+0.01*[.A23]+0.2/SQRT([.A23]))+10*0.02*SQRT([.A23]))" office:value-type="float" office:value="-11.1079718105893" calcext:value-type="float">
            <text:p>-11.1</text:p>
          </table:table-cell>
          <table:table-cell table:formula="of:=-(5.9*(1.23*SQRT([.A23])+0.01*[.A23]+0.2/SQRT([.A23]))+10*0.02*SQRT([.A23]))" office:value-type="float" office:value="-6.60556472187447" calcext:value-type="float">
            <text:p>-6.6</text:p>
          </table:table-cell>
          <table:table-cell table:style-name="ce2" table:formula="of:=-(1.967*SQRT([.A23])+0.023*[.A23]+0.05/SQRT([.A23]))*350/100" office:value-type="float" office:value="-4.66303940555058" calcext:value-type="float">
            <text:p>-4.7</text:p>
          </table:table-cell>
          <table:table-cell table:style-name="ce2" table:formula="of:=-(1.967*SQRT([.A23])+0.023*[.A23]+0.05/SQRT([.A23]))*600/100" office:value-type="float" office:value="-7.9937818380867" calcext:value-type="float">
            <text:p>-8.0</text:p>
          </table:table-cell>
          <table:table-cell table:formula="of:=-(1.9108*SQRT([.A23])+0.0222*[.A23]+0.2/SQRT([.A23]))*6" office:value-type="float" office:value="-9.20162277976072" calcext:value-type="float">
            <text:p>-9.2016227797607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-(10*(1.23*SQRT([.A24])+0.01*[.A24]+0.2/SQRT([.A24]))+10*0.02*SQRT([.A24]))" office:value-type="float" office:value="-11.717261889578" calcext:value-type="float">
            <text:p>-11.7</text:p>
          </table:table-cell>
          <table:table-cell table:formula="of:=-(5.9*(1.23*SQRT([.A24])+0.01*[.A24]+0.2/SQRT([.A24]))+10*0.02*SQRT([.A24]))" office:value-type="float" office:value="-6.97116727090834" calcext:value-type="float">
            <text:p>-7.0</text:p>
          </table:table-cell>
          <table:table-cell table:style-name="ce2" table:formula="of:=-(1.967*SQRT([.A24])+0.023*[.A24]+0.05/SQRT([.A24]))*350/100" office:value-type="float" office:value="-5.15581400849408" calcext:value-type="float">
            <text:p>-5.2</text:p>
          </table:table-cell>
          <table:table-cell table:style-name="ce2" table:formula="of:=-(1.967*SQRT([.A24])+0.023*[.A24]+0.05/SQRT([.A24]))*600/100" office:value-type="float" office:value="-8.83853830027556" calcext:value-type="float">
            <text:p>-8.8</text:p>
          </table:table-cell>
          <table:table-cell table:formula="of:=-(1.9108*SQRT([.A24])+0.0222*[.A24]+0.2/SQRT([.A24]))*6" office:value-type="float" office:value="-9.87049409979525" calcext:value-type="float">
            <text:p>-9.870494099795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-(10*(1.23*SQRT([.A25])+0.01*[.A25]+0.2/SQRT([.A25]))+10*0.02*SQRT([.A25]))" office:value-type="float" office:value="-12.3244472629902" calcext:value-type="float">
            <text:p>-12.3</text:p>
          </table:table-cell>
          <table:table-cell table:formula="of:=-(5.9*(1.23*SQRT([.A25])+0.01*[.A25]+0.2/SQRT([.A25]))+10*0.02*SQRT([.A25]))" office:value-type="float" office:value="-7.33494081204199" calcext:value-type="float">
            <text:p>-7.3</text:p>
          </table:table-cell>
          <table:table-cell table:style-name="ce2" table:formula="of:=-(1.967*SQRT([.A25])+0.023*[.A25]+0.05/SQRT([.A25]))*350/100" office:value-type="float" office:value="-5.60693479792176" calcext:value-type="float">
            <text:p>-5.6</text:p>
          </table:table-cell>
          <table:table-cell table:style-name="ce2" table:formula="of:=-(1.967*SQRT([.A25])+0.023*[.A25]+0.05/SQRT([.A25]))*600/100" office:value-type="float" office:value="-9.61188822500873" calcext:value-type="float">
            <text:p>-9.6</text:p>
          </table:table-cell>
          <table:table-cell table:formula="of:=-(1.9108*SQRT([.A25])+0.0222*[.A25]+0.2/SQRT([.A25]))*6" office:value-type="float" office:value="-10.5097092320027" calcext:value-type="float">
            <text:p>-10.50970923200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-(10*(1.23*SQRT([.A26])+0.01*[.A26]+0.2/SQRT([.A26]))+10*0.02*SQRT([.A26]))" office:value-type="float" office:value="-12.9187075503447" calcext:value-type="float">
            <text:p>-12.9</text:p>
          </table:table-cell>
          <table:table-cell table:formula="of:=-(5.9*(1.23*SQRT([.A26])+0.01*[.A26]+0.2/SQRT([.A26]))+10*0.02*SQRT([.A26]))" office:value-type="float" office:value="-7.69064357687919" calcext:value-type="float">
            <text:p>-7.7</text:p>
          </table:table-cell>
          <table:table-cell table:style-name="ce2" table:formula="of:=-(1.967*SQRT([.A26])+0.023*[.A26]+0.05/SQRT([.A26]))*350/100" office:value-type="float" office:value="-6.02550095930736" calcext:value-type="float">
            <text:p>-6.0</text:p>
          </table:table-cell>
          <table:table-cell table:style-name="ce2" table:formula="of:=-(1.967*SQRT([.A26])+0.023*[.A26]+0.05/SQRT([.A26]))*600/100" office:value-type="float" office:value="-10.3294302159555" calcext:value-type="float">
            <text:p>-10.3</text:p>
          </table:table-cell>
          <table:table-cell table:formula="of:=-(1.9108*SQRT([.A26])+0.0222*[.A26]+0.2/SQRT([.A26]))*6" office:value-type="float" office:value="-11.1196542034091" calcext:value-type="float">
            <text:p>-11.11965420340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-(10*(1.23*SQRT([.A27])+0.01*[.A27]+0.2/SQRT([.A27]))+10*0.02*SQRT([.A27]))" office:value-type="float" office:value="-13.4964078649987" calcext:value-type="float">
            <text:p>-13.5</text:p>
          </table:table-cell>
          <table:table-cell table:formula="of:=-(5.9*(1.23*SQRT([.A27])+0.01*[.A27]+0.2/SQRT([.A27]))+10*0.02*SQRT([.A27]))" office:value-type="float" office:value="-8.03622367001125" calcext:value-type="float">
            <text:p>-8.0</text:p>
          </table:table-cell>
          <table:table-cell table:style-name="ce2" table:formula="of:=-(1.967*SQRT([.A27])+0.023*[.A27]+0.05/SQRT([.A27]))*350/100" office:value-type="float" office:value="-6.41773994447015" calcext:value-type="float">
            <text:p>-6.4</text:p>
          </table:table-cell>
          <table:table-cell table:style-name="ce2" table:formula="of:=-(1.967*SQRT([.A27])+0.023*[.A27]+0.05/SQRT([.A27]))*600/100" office:value-type="float" office:value="-11.001839904806" calcext:value-type="float">
            <text:p>-11.0</text:p>
          </table:table-cell>
          <table:table-cell table:formula="of:=-(1.9108*SQRT([.A27])+0.0222*[.A27]+0.2/SQRT([.A27]))*6" office:value-type="float" office:value="-11.7026296458757" calcext:value-type="float">
            <text:p>-11.70262964587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-(10*(1.23*SQRT([.A28])+0.01*[.A28]+0.2/SQRT([.A28]))+10*0.02*SQRT([.A28]))" office:value-type="float" office:value="-14.0567263324103" calcext:value-type="float">
            <text:p>-14.1</text:p>
          </table:table-cell>
          <table:table-cell table:formula="of:=-(5.9*(1.23*SQRT([.A28])+0.01*[.A28]+0.2/SQRT([.A28]))+10*0.02*SQRT([.A28]))" office:value-type="float" office:value="-8.37126056656224" calcext:value-type="float">
            <text:p>-8.4</text:p>
          </table:table-cell>
          <table:table-cell table:style-name="ce2" table:formula="of:=-(1.967*SQRT([.A28])+0.023*[.A28]+0.05/SQRT([.A28]))*350/100" office:value-type="float" office:value="-6.78812636227192" calcext:value-type="float">
            <text:p>-6.8</text:p>
          </table:table-cell>
          <table:table-cell table:style-name="ce2" table:formula="of:=-(1.967*SQRT([.A28])+0.023*[.A28]+0.05/SQRT([.A28]))*600/100" office:value-type="float" office:value="-11.636788049609" calcext:value-type="float">
            <text:p>-11.6</text:p>
          </table:table-cell>
          <table:table-cell table:formula="of:=-(1.9108*SQRT([.A28])+0.0222*[.A28]+0.2/SQRT([.A28]))*6" office:value-type="float" office:value="-12.2612553395569" calcext:value-type="float">
            <text:p>-12.2612553395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(10*(1.23*SQRT([.A29])+0.01*[.A29]+0.2/SQRT([.A29]))+10*0.02*SQRT([.A29]))" office:value-type="float" office:value="-14.6" calcext:value-type="float">
            <text:p>-14.6</text:p>
          </table:table-cell>
          <table:table-cell table:formula="of:=-(5.9*(1.23*SQRT([.A29])+0.01*[.A29]+0.2/SQRT([.A29]))+10*0.02*SQRT([.A29]))" office:value-type="float" office:value="-8.696" calcext:value-type="float">
            <text:p>-8.7</text:p>
          </table:table-cell>
          <table:table-cell table:style-name="ce2" table:formula="of:=-(1.967*SQRT([.A29])+0.023*[.A29]+0.05/SQRT([.A29]))*350/100" office:value-type="float" office:value="-7.14" calcext:value-type="float">
            <text:p>-7.1</text:p>
          </table:table-cell>
          <table:table-cell table:style-name="ce2" table:formula="of:=-(1.967*SQRT([.A29])+0.023*[.A29]+0.05/SQRT([.A29]))*600/100" office:value-type="float" office:value="-12.24" calcext:value-type="float">
            <text:p>-12.2</text:p>
          </table:table-cell>
          <table:table-cell table:formula="of:=-(1.9108*SQRT([.A29])+0.0222*[.A29]+0.2/SQRT([.A29]))*6" office:value-type="float" office:value="-12.798" calcext:value-type="float">
            <text:p>-12.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(10*(1.23*SQRT([.A30])+0.01*[.A30]+0.2/SQRT([.A30]))+10*0.02*SQRT([.A30]))" office:value-type="float" office:value="-19.2918830920368" calcext:value-type="float">
            <text:p>-19.3</text:p>
          </table:table-cell>
          <table:table-cell table:formula="of:=-(5.9*(1.23*SQRT([.A30])+0.01*[.A30]+0.2/SQRT([.A30]))+10*0.02*SQRT([.A30]))" office:value-type="float" office:value="-11.4981765364163" calcext:value-type="float">
            <text:p>-11.5</text:p>
          </table:table-cell>
          <table:table-cell table:style-name="ce2" table:formula="of:=-(1.967*SQRT([.A30])+0.023*[.A30]+0.05/SQRT([.A30]))*350/100" office:value-type="float" office:value="-10.0208969568652" calcext:value-type="float">
            <text:p>-10.0</text:p>
          </table:table-cell>
          <table:table-cell table:style-name="ce2" table:formula="of:=-(1.967*SQRT([.A30])+0.023*[.A30]+0.05/SQRT([.A30]))*600/100" office:value-type="float" office:value="-17.1786804974832" calcext:value-type="float">
            <text:p>-17.2</text:p>
          </table:table-cell>
          <table:table-cell table:formula="of:=-(1.9108*SQRT([.A30])+0.0222*[.A30]+0.2/SQRT([.A30]))*6" office:value-type="float" office:value="-17.3286037873189" calcext:value-type="float">
            <text:p>-17.3286037873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(10*(1.23*SQRT([.A31])+0.01*[.A31]+0.2/SQRT([.A31]))+10*0.02*SQRT([.A31]))" office:value-type="float" office:value="-23.1053356329902" calcext:value-type="float">
            <text:p>-23.1</text:p>
          </table:table-cell>
          <table:table-cell table:formula="of:=-(5.9*(1.23*SQRT([.A31])+0.01*[.A31]+0.2/SQRT([.A31]))+10*0.02*SQRT([.A31]))" office:value-type="float" office:value="-13.7741761896849" calcext:value-type="float">
            <text:p>-13.8</text:p>
          </table:table-cell>
          <table:table-cell table:style-name="ce2" table:formula="of:=-(1.967*SQRT([.A31])+0.023*[.A31]+0.05/SQRT([.A31]))*350/100" office:value-type="float" office:value="-12.2668400818161" calcext:value-type="float">
            <text:p>-12.3</text:p>
          </table:table-cell>
          <table:table-cell table:style-name="ce2" table:formula="of:=-(1.967*SQRT([.A31])+0.023*[.A31]+0.05/SQRT([.A31]))*600/100" office:value-type="float" office:value="-21.0288687116848" calcext:value-type="float">
            <text:p>-21.0</text:p>
          </table:table-cell>
          <table:table-cell table:formula="of:=-(1.9108*SQRT([.A31])+0.0222*[.A31]+0.2/SQRT([.A31]))*6" office:value-type="float" office:value="-20.9500364216432" calcext:value-type="float">
            <text:p>-20.9500364216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10*(1.23*SQRT([.A32])+0.01*[.A32]+0.2/SQRT([.A32]))+10*0.02*SQRT([.A32]))" office:value-type="float" office:value="-26.4" calcext:value-type="float">
            <text:p>-26.4</text:p>
          </table:table-cell>
          <table:table-cell table:formula="of:=-(5.9*(1.23*SQRT([.A32])+0.01*[.A32]+0.2/SQRT([.A32]))+10*0.02*SQRT([.A32]))" office:value-type="float" office:value="-15.74" calcext:value-type="float">
            <text:p>-15.7</text:p>
          </table:table-cell>
          <table:table-cell table:style-name="ce2" table:formula="of:=-(1.967*SQRT([.A32])+0.023*[.A32]+0.05/SQRT([.A32]))*350/100" office:value-type="float" office:value="-14.1785" calcext:value-type="float">
            <text:p>-14.2</text:p>
          </table:table-cell>
          <table:table-cell table:style-name="ce2" table:formula="of:=-(1.967*SQRT([.A32])+0.023*[.A32]+0.05/SQRT([.A32]))*600/100" office:value-type="float" office:value="-24.306" calcext:value-type="float">
            <text:p>-24.3</text:p>
          </table:table-cell>
          <table:table-cell table:formula="of:=-(1.9108*SQRT([.A32])+0.0222*[.A32]+0.2/SQRT([.A32]))*6" office:value-type="float" office:value="-24.0624" calcext:value-type="float">
            <text:p>-24.0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10*(1.23*SQRT([.A33])+0.01*[.A33]+0.2/SQRT([.A33]))+10*0.02*SQRT([.A33]))" office:value-type="float" office:value="-29.3452769097473" calcext:value-type="float">
            <text:p>-29.3</text:p>
          </table:table-cell>
          <table:table-cell table:formula="of:=-(5.9*(1.23*SQRT([.A33])+0.01*[.A33]+0.2/SQRT([.A33]))+10*0.02*SQRT([.A33]))" office:value-type="float" office:value="-17.4970709509059" calcext:value-type="float">
            <text:p>-17.5</text:p>
          </table:table-cell>
          <table:table-cell table:style-name="ce2" table:formula="of:=-(1.967*SQRT([.A33])+0.023*[.A33]+0.05/SQRT([.A33]))*350/100" office:value-type="float" office:value="-15.8749723703098" calcext:value-type="float">
            <text:p>-15.9</text:p>
          </table:table-cell>
          <table:table-cell table:style-name="ce2" table:formula="of:=-(1.967*SQRT([.A33])+0.023*[.A33]+0.05/SQRT([.A33]))*600/100" office:value-type="float" office:value="-27.2142383491025" calcext:value-type="float">
            <text:p>-27.2</text:p>
          </table:table-cell>
          <table:table-cell table:formula="of:=-(1.9108*SQRT([.A33])+0.0222*[.A33]+0.2/SQRT([.A33]))*6" office:value-type="float" office:value="-26.8387284630395" calcext:value-type="float">
            <text:p>-26.83872846303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10*(1.23*SQRT([.A34])+0.01*[.A34]+0.2/SQRT([.A34]))+10*0.02*SQRT([.A34]))" office:value-type="float" office:value="-32.0351183657174" calcext:value-type="float">
            <text:p>-32.0</text:p>
          </table:table-cell>
          <table:table-cell table:formula="of:=-(5.9*(1.23*SQRT([.A34])+0.01*[.A34]+0.2/SQRT([.A34]))+10*0.02*SQRT([.A34]))" office:value-type="float" office:value="-19.1015779946815" calcext:value-type="float">
            <text:p>-19.1</text:p>
          </table:table-cell>
          <table:table-cell table:style-name="ce2" table:formula="of:=-(1.967*SQRT([.A34])+0.023*[.A34]+0.05/SQRT([.A34]))*350/100" office:value-type="float" office:value="-17.417955585022" calcext:value-type="float">
            <text:p>-17.4</text:p>
          </table:table-cell>
          <table:table-cell table:style-name="ce2" table:formula="of:=-(1.967*SQRT([.A34])+0.023*[.A34]+0.05/SQRT([.A34]))*600/100" office:value-type="float" office:value="-29.8593524314662" calcext:value-type="float">
            <text:p>-29.9</text:p>
          </table:table-cell>
          <table:table-cell table:formula="of:=-(1.9108*SQRT([.A34])+0.0222*[.A34]+0.2/SQRT([.A34]))*6" office:value-type="float" office:value="-29.3720079516172" calcext:value-type="float">
            <text:p>-29.3720079516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10*(1.23*SQRT([.A35])+0.01*[.A35]+0.2/SQRT([.A35]))+10*0.02*SQRT([.A35]))" office:value-type="float" office:value="-34.5278203343258" calcext:value-type="float">
            <text:p>-34.5</text:p>
          </table:table-cell>
          <table:table-cell table:formula="of:=-(5.9*(1.23*SQRT([.A35])+0.01*[.A35]+0.2/SQRT([.A35]))+10*0.02*SQRT([.A35]))" office:value-type="float" office:value="-20.5883656047595" calcext:value-type="float">
            <text:p>-20.6</text:p>
          </table:table-cell>
          <table:table-cell table:style-name="ce2" table:formula="of:=-(1.967*SQRT([.A35])+0.023*[.A35]+0.05/SQRT([.A35]))*350/100" office:value-type="float" office:value="-18.8443186838008" calcext:value-type="float">
            <text:p>-18.8</text:p>
          </table:table-cell>
          <table:table-cell table:style-name="ce2" table:formula="of:=-(1.967*SQRT([.A35])+0.023*[.A35]+0.05/SQRT([.A35]))*600/100" office:value-type="float" office:value="-32.3045463150871" calcext:value-type="float">
            <text:p>-32.3</text:p>
          </table:table-cell>
          <table:table-cell table:formula="of:=-(1.9108*SQRT([.A35])+0.0222*[.A35]+0.2/SQRT([.A35]))*6" office:value-type="float" office:value="-31.7189669987044" calcext:value-type="float">
            <text:p>-31.71896699870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(10*(1.23*SQRT([.A36])+0.01*[.A36]+0.2/SQRT([.A36]))+10*0.02*SQRT([.A36]))" office:value-type="float" office:value="-36.8624458405139" calcext:value-type="float">
            <text:p>-36.9</text:p>
          </table:table-cell>
          <table:table-cell table:formula="of:=-(5.9*(1.23*SQRT([.A36])+0.01*[.A36]+0.2/SQRT([.A36]))+10*0.02*SQRT([.A36]))" office:value-type="float" office:value="-21.9807740701324" calcext:value-type="float">
            <text:p>-22.0</text:p>
          </table:table-cell>
          <table:table-cell table:style-name="ce2" table:formula="of:=-(1.967*SQRT([.A36])+0.023*[.A36]+0.05/SQRT([.A36]))*350/100" office:value-type="float" office:value="-20.178178383669" calcext:value-type="float">
            <text:p>-20.2</text:p>
          </table:table-cell>
          <table:table-cell table:style-name="ce2" table:formula="of:=-(1.967*SQRT([.A36])+0.023*[.A36]+0.05/SQRT([.A36]))*600/100" office:value-type="float" office:value="-34.5911629434325" calcext:value-type="float">
            <text:p>-34.6</text:p>
          </table:table-cell>
          <table:table-cell table:formula="of:=-(1.9108*SQRT([.A36])+0.0222*[.A36]+0.2/SQRT([.A36]))*6" office:value-type="float" office:value="-33.9172153685021" calcext:value-type="float">
            <text:p>-33.91721536850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(10*(1.23*SQRT([.A37])+0.01*[.A37]+0.2/SQRT([.A37]))+10*0.02*SQRT([.A37]))" office:value-type="float" office:value="-39.0666666666667" calcext:value-type="float">
            <text:p>-39.1</text:p>
          </table:table-cell>
          <table:table-cell table:formula="of:=-(5.9*(1.23*SQRT([.A37])+0.01*[.A37]+0.2/SQRT([.A37]))+10*0.02*SQRT([.A37]))" office:value-type="float" office:value="-23.2953333333333" calcext:value-type="float">
            <text:p>-23.3</text:p>
          </table:table-cell>
          <table:table-cell table:style-name="ce2" table:formula="of:=-(1.967*SQRT([.A37])+0.023*[.A37]+0.05/SQRT([.A37]))*350/100" office:value-type="float" office:value="-21.4363333333333" calcext:value-type="float">
            <text:p>-21.4</text:p>
          </table:table-cell>
          <table:table-cell table:style-name="ce2" table:formula="of:=-(1.967*SQRT([.A37])+0.023*[.A37]+0.05/SQRT([.A37]))*600/100" office:value-type="float" office:value="-36.748" calcext:value-type="float">
            <text:p>-36.7</text:p>
          </table:table-cell>
          <table:table-cell table:formula="of:=-(1.9108*SQRT([.A37])+0.0222*[.A37]+0.2/SQRT([.A37]))*6" office:value-type="float" office:value="-35.9932" calcext:value-type="float">
            <text:p>-35.99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(10*(1.23*SQRT([.A38])+0.01*[.A38]+0.2/SQRT([.A38]))+10*0.02*SQRT([.A38]))" office:value-type="float" office:value="-41.1609262841384" calcext:value-type="float">
            <text:p>-41.2</text:p>
          </table:table-cell>
          <table:table-cell table:formula="of:=-(5.9*(1.23*SQRT([.A38])+0.01*[.A38]+0.2/SQRT([.A38]))+10*0.02*SQRT([.A38]))" office:value-type="float" office:value="-24.5442532757755" calcext:value-type="float">
            <text:p>-24.5</text:p>
          </table:table-cell>
          <table:table-cell table:style-name="ce2" table:formula="of:=-(1.967*SQRT([.A38])+0.023*[.A38]+0.05/SQRT([.A38]))*350/100" office:value-type="float" office:value="-22.6310404104822" calcext:value-type="float">
            <text:p>-22.6</text:p>
          </table:table-cell>
          <table:table-cell table:style-name="ce2" table:formula="of:=-(1.967*SQRT([.A38])+0.023*[.A38]+0.05/SQRT([.A38]))*600/100" office:value-type="float" office:value="-38.7960692751123" calcext:value-type="float">
            <text:p>-38.8</text:p>
          </table:table-cell>
          <table:table-cell table:formula="of:=-(1.9108*SQRT([.A38])+0.0222*[.A38]+0.2/SQRT([.A38]))*6" office:value-type="float" office:value="-37.9663542375186" calcext:value-type="float">
            <text:p>-37.96635423751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(10*(1.23*SQRT([.A39])+0.01*[.A39]+0.2/SQRT([.A39]))+10*0.02*SQRT([.A39]))" office:value-type="float" office:value="-50.428689607087" calcext:value-type="float">
            <text:p>-50.4</text:p>
          </table:table-cell>
          <table:table-cell table:formula="of:=-(5.9*(1.23*SQRT([.A39])+0.01*[.A39]+0.2/SQRT([.A39]))+10*0.02*SQRT([.A39]))" office:value-type="float" office:value="-30.0705115025704" calcext:value-type="float">
            <text:p>-30.1</text:p>
          </table:table-cell>
          <table:table-cell table:style-name="ce2" table:formula="of:=-(1.967*SQRT([.A39])+0.023*[.A39]+0.05/SQRT([.A39]))*350/100" office:value-type="float" office:value="-27.9162386526707" calcext:value-type="float">
            <text:p>-27.9</text:p>
          </table:table-cell>
          <table:table-cell table:style-name="ce2" table:formula="of:=-(1.967*SQRT([.A39])+0.023*[.A39]+0.05/SQRT([.A39]))*600/100" office:value-type="float" office:value="-47.8564091188641" calcext:value-type="float">
            <text:p>-47.9</text:p>
          </table:table-cell>
          <table:table-cell table:formula="of:=-(1.9108*SQRT([.A39])+0.0222*[.A39]+0.2/SQRT([.A39]))*6" office:value-type="float" office:value="-46.7108181352954" calcext:value-type="float">
            <text:p>-46.71081813529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(10*(1.23*SQRT([.A40])+0.01*[.A40]+0.2/SQRT([.A40]))+10*0.02*SQRT([.A40]))" office:value-type="float" office:value="-58.3489130329947" calcext:value-type="float">
            <text:p>-58.3</text:p>
          </table:table-cell>
          <table:table-cell table:formula="of:=-(5.9*(1.23*SQRT([.A40])+0.01*[.A40]+0.2/SQRT([.A40]))+10*0.02*SQRT([.A40]))" office:value-type="float" office:value="-34.7925738377768" calcext:value-type="float">
            <text:p>-34.8</text:p>
          </table:table-cell>
          <table:table-cell table:style-name="ce2" table:formula="of:=-(1.967*SQRT([.A40])+0.023*[.A40]+0.05/SQRT([.A40]))*350/100" office:value-type="float" office:value="-32.4375511718009" calcext:value-type="float">
            <text:p>-32.4</text:p>
          </table:table-cell>
          <table:table-cell table:style-name="ce2" table:formula="of:=-(1.967*SQRT([.A40])+0.023*[.A40]+0.05/SQRT([.A40]))*600/100" office:value-type="float" office:value="-55.60723058023" calcext:value-type="float">
            <text:p>-55.6</text:p>
          </table:table-cell>
          <table:table-cell table:formula="of:=-(1.9108*SQRT([.A40])+0.0222*[.A40]+0.2/SQRT([.A40]))*6" office:value-type="float" office:value="-54.2044724541792" calcext:value-type="float">
            <text:p>-54.204472454179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turn Los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requency</text:p>
          </table:table-cell>
          <table:table-cell table:style-name="Default" office:value-type="string" calcext:value-type="string">
            <text:p>Non-PoDL MDI</text:p>
          </table:table-cell>
          <table:table-cell table:style-name="Default" office:value-type="string" calcext:value-type="string">
            <text:p>PoDL MDI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-(20-18*LOG10(0.2/[.A44]))" office:value-type="float" office:value="-14.5814600780483" calcext:value-type="float">
            <text:p>-14.6</text:p>
          </table:table-cell>
          <table:table-cell table:formula="of:=-(20-21.5*LOG10(0.5/[.A44]))" office:value-type="float" office:value="-4.9721449067756" calcext:value-type="float">
            <text:p>-5.0</text:p>
          </table:table-cell>
          <table:table-cell table:formula="of:=-(9+8*[.A44])" office:value-type="float" office:value="-9.8" calcext:value-type="float">
            <text:p>-9.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-(20-18*LOG10(0.2/[.A45]))" office:value-type="float" office:value="-20" calcext:value-type="float">
            <text:p>-20.0</text:p>
          </table:table-cell>
          <table:table-cell table:formula="of:=-(20-21.5*LOG10(0.5/[.A45]))" office:value-type="float" office:value="-11.4442898135512" calcext:value-type="float">
            <text:p>-11.4</text:p>
          </table:table-cell>
          <table:table-cell table:formula="of:=-(9+8*[.A45])" office:value-type="float" office:value="-10.6" calcext:value-type="float">
            <text:p>-10.6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20" calcext:value-type="float">
            <text:p>-20.0</text:p>
          </table:table-cell>
          <table:table-cell table:formula="of:=-(20-21.5*LOG10(0.5/[.A46]))" office:value-type="float" office:value="-15.2302518832483" calcext:value-type="float">
            <text:p>-15.2</text:p>
          </table:table-cell>
          <table:table-cell table:formula="of:=-(9+8*[.A46])" office:value-type="float" office:value="-11.4" calcext:value-type="float">
            <text:p>-11.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20" calcext:value-type="float">
            <text:p>-20.0</text:p>
          </table:table-cell>
          <table:table-cell table:formula="of:=-(20-21.5*LOG10(0.5/[.A47]))" office:value-type="float" office:value="-17.9164347203268" calcext:value-type="float">
            <text:p>-17.9</text:p>
          </table:table-cell>
          <table:table-cell table:formula="of:=-(9+8*[.A47])" office:value-type="float" office:value="-12.2" calcext:value-type="float">
            <text:p>-12.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-20" calcext:value-type="float">
            <text:p>-20.0</text:p>
          </table:table-cell>
          <table:table-cell table:formula="of:=-(9+8*[.A48])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20" calcext:value-type="float">
            <text:p>-20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-(20-16.7*LOG10([.A54]))" office:value-type="float" office:value="-17.0592759737701" calcext:value-type="float">
            <text:p>-17.1</text:p>
          </table:table-cell>
          <table:table-cell table:formula="of:=-(20-16.7*LOG10([.A54]))" office:value-type="float" office:value="-17.0592759737701" calcext:value-type="float">
            <text:p>-17.1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(20-16.7*LOG10([.A55]))" office:value-type="float" office:value="-14.9727990724115" calcext:value-type="float">
            <text:p>-15.0</text:p>
          </table:table-cell>
          <table:table-cell table:formula="of:=-(20-16.7*LOG10([.A55]))" office:value-type="float" office:value="-14.9727990724115" calcext:value-type="float">
            <text:p>-15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-(20-16.7*LOG10([.A56]))" office:value-type="float" office:value="-13.354401855177" calcext:value-type="float">
            <text:p>-13.4</text:p>
          </table:table-cell>
          <table:table-cell table:formula="of:=-(20-16.7*LOG10([.A56]))" office:value-type="float" office:value="-13.354401855177" calcext:value-type="float">
            <text:p>-13.4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(20-16.7*LOG10([.A57]))" office:value-type="float" office:value="-12.0320750461816" calcext:value-type="float">
            <text:p>-12.0</text:p>
          </table:table-cell>
          <table:table-cell table:formula="of:=-(20-16.7*LOG10([.A57]))" office:value-type="float" office:value="-12.0320750461816" calcext:value-type="float">
            <text:p>-12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-(20-16.7*LOG10([.A58]))" office:value-type="float" office:value="-10.9140636593504" calcext:value-type="float">
            <text:p>-10.9</text:p>
          </table:table-cell>
          <table:table-cell table:formula="of:=-(20-16.7*LOG10([.A58]))" office:value-type="float" office:value="-10.9140636593504" calcext:value-type="float">
            <text:p>-10.9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(20-16.7*LOG10([.A59]))" office:value-type="float" office:value="-9.94559814482303" calcext:value-type="float">
            <text:p>-9.9</text:p>
          </table:table-cell>
          <table:table-cell table:formula="of:=-(20-16.7*LOG10([.A59]))" office:value-type="float" office:value="-9.94559814482303" calcext:value-type="float">
            <text:p>-9.9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-(20-16.7*LOG10([.A60]))" office:value-type="float" office:value="-9.09135101995176" calcext:value-type="float">
            <text:p>-9.1</text:p>
          </table:table-cell>
          <table:table-cell table:formula="of:=-(20-16.7*LOG10([.A60]))" office:value-type="float" office:value="-9.09135101995176" calcext:value-type="float">
            <text:p>-9.1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(20-16.7*LOG10([.A61]))" office:value-type="float" office:value="-8.32720092758849" calcext:value-type="float">
            <text:p>-8.3</text:p>
          </table:table-cell>
          <table:table-cell table:formula="of:=-(20-16.7*LOG10([.A61]))" office:value-type="float" office:value="-8.32720092758849" calcext:value-type="float">
            <text:p>-8.3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-(20-16.7*LOG10([.A62]))" office:value-type="float" office:value="-7.63594308544613" calcext:value-type="float">
            <text:p>-7.6</text:p>
          </table:table-cell>
          <table:table-cell table:formula="of:=-(20-16.7*LOG10([.A62]))" office:value-type="float" office:value="-7.63594308544613" calcext:value-type="float">
            <text:p>-7.6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(20-16.7*LOG10([.A63]))" office:value-type="float" office:value="-7.00487411859315" calcext:value-type="float">
            <text:p>-7.0</text:p>
          </table:table-cell>
          <table:table-cell table:formula="of:=-(20-16.7*LOG10([.A63]))" office:value-type="float" office:value="-7.00487411859315" calcext:value-type="float">
            <text:p>-7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-(20-16.7*LOG10([.A64]))" office:value-type="float" office:value="-6.42434694406431" calcext:value-type="float">
            <text:p>-6.4</text:p>
          </table:table-cell>
          <table:table-cell table:formula="of:=-(20-16.7*LOG10([.A64]))" office:value-type="float" office:value="-6.42434694406431" calcext:value-type="float">
            <text:p>-6.4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(20-16.7*LOG10([.A65]))" office:value-type="float" office:value="-5.88686273176191" calcext:value-type="float">
            <text:p>-5.9</text:p>
          </table:table-cell>
          <table:table-cell table:formula="of:=-(20-16.7*LOG10([.A65]))" office:value-type="float" office:value="-5.88686273176191" calcext:value-type="float">
            <text:p>-5.9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-(20-16.7*LOG10([.A66]))" office:value-type="float" office:value="-5.38647690135861" calcext:value-type="float">
            <text:p>-5.4</text:p>
          </table:table-cell>
          <table:table-cell table:formula="of:=-(20-16.7*LOG10([.A66]))" office:value-type="float" office:value="-5.38647690135861" calcext:value-type="float">
            <text:p>-5.4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(20-16.7*LOG10([.A67]))" office:value-type="float" office:value="-4.91839721723454" calcext:value-type="float">
            <text:p>-4.9</text:p>
          </table:table-cell>
          <table:table-cell table:formula="of:=-(20-16.7*LOG10([.A67]))" office:value-type="float" office:value="-4.91839721723454" calcext:value-type="float">
            <text:p>-4.9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-(20-16.7*LOG10([.A68]))" office:value-type="float" office:value="-4.47870394057131" calcext:value-type="float">
            <text:p>-4.5</text:p>
          </table:table-cell>
          <table:table-cell table:formula="of:=-(20-16.7*LOG10([.A68]))" office:value-type="float" office:value="-4.47870394057131" calcext:value-type="float">
            <text:p>-4.5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(20-16.7*LOG10([.A69]))" office:value-type="float" office:value="-4.06415009236328" calcext:value-type="float">
            <text:p>-4.1</text:p>
          </table:table-cell>
          <table:table-cell table:formula="of:=-(20-16.7*LOG10([.A69]))" office:value-type="float" office:value="-4.06415009236328" calcext:value-type="float">
            <text:p>-4.1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-(20-16.7*LOG10([.A70]))" office:value-type="float" office:value="-3.67201579167624" calcext:value-type="float">
            <text:p>-3.7</text:p>
          </table:table-cell>
          <table:table-cell table:formula="of:=-(20-16.7*LOG10([.A70]))" office:value-type="float" office:value="-3.67201579167624" calcext:value-type="float">
            <text:p>-3.7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(20-16.7*LOG10([.A71]))" office:value-type="float" office:value="-3.3" calcext:value-type="float">
            <text:p>-3.3</text:p>
          </table:table-cell>
          <table:table-cell table:formula="of:=-(20-16.7*LOG10([.A71]))" office:value-type="float" office:value="-3.3" calcext:value-type="float">
            <text:p>-3.3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-(3.3-7.6*LOG10([.A72]/10))" office:value-type="float" office:value="-2.98541559279749" calcext:value-type="float">
            <text:p>-3.0</text:p>
          </table:table-cell>
          <table:table-cell table:formula="of:=-(3.3-7.6*LOG10([.A72]/10))" office:value-type="float" office:value="-2.98541559279749" calcext:value-type="float">
            <text:p>-3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-(3.3-7.6*LOG10([.A73]/10))" office:value-type="float" office:value="-2.69822253003805" calcext:value-type="float">
            <text:p>-2.7</text:p>
          </table:table-cell>
          <table:table-cell table:formula="of:=-(3.3-7.6*LOG10([.A73]/10))" office:value-type="float" office:value="-2.69822253003805" calcext:value-type="float">
            <text:p>-2.7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-(3.3-7.6*LOG10([.A74]/10))" office:value-type="float" office:value="-2.43403052246804" calcext:value-type="float">
            <text:p>-2.4</text:p>
          </table:table-cell>
          <table:table-cell table:formula="of:=-(3.3-7.6*LOG10([.A74]/10))" office:value-type="float" office:value="-2.43403052246804" calcext:value-type="float">
            <text:p>-2.4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-(3.3-7.6*LOG10([.A75]/10))" office:value-type="float" office:value="-2.18942692884539" calcext:value-type="float">
            <text:p>-2.2</text:p>
          </table:table-cell>
          <table:table-cell table:formula="of:=-(3.3-7.6*LOG10([.A75]/10))" office:value-type="float" office:value="-2.18942692884539" calcext:value-type="float">
            <text:p>-2.2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-(3.3-7.6*LOG10([.A76]/10))" office:value-type="float" office:value="-1.96170643117682" calcext:value-type="float">
            <text:p>-2.0</text:p>
          </table:table-cell>
          <table:table-cell table:formula="of:=-(3.3-7.6*LOG10([.A76]/10))" office:value-type="float" office:value="-1.96170643117682" calcext:value-type="float">
            <text:p>-2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-(3.3-7.6*LOG10([.A77]/10))" office:value-type="float" office:value="-1.74868813181497" calcext:value-type="float">
            <text:p>-1.7</text:p>
          </table:table-cell>
          <table:table-cell table:formula="of:=-(3.3-7.6*LOG10([.A77]/10))" office:value-type="float" office:value="-1.74868813181497" calcext:value-type="float">
            <text:p>-1.7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-(3.3-7.6*LOG10([.A78]/10))" office:value-type="float" office:value="-1.54858819752512" calcext:value-type="float">
            <text:p>-1.5</text:p>
          </table:table-cell>
          <table:table-cell table:formula="of:=-(3.3-7.6*LOG10([.A78]/10))" office:value-type="float" office:value="-1.54858819752512" calcext:value-type="float">
            <text:p>-1.5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-(3.3-7.6*LOG10([.A79]/10))" office:value-type="float" office:value="-1.35992896121487" calcext:value-type="float">
            <text:p>-1.4</text:p>
          </table:table-cell>
          <table:table-cell table:formula="of:=-(3.3-7.6*LOG10([.A79]/10))" office:value-type="float" office:value="-1.35992896121487" calcext:value-type="float">
            <text:p>-1.4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-(3.3-7.6*LOG10([.A80]/10))" office:value-type="float" office:value="-1.1814726327585" calcext:value-type="float">
            <text:p>-1.2</text:p>
          </table:table-cell>
          <table:table-cell table:formula="of:=-(3.3-7.6*LOG10([.A80]/10))" office:value-type="float" office:value="-1.1814726327585" calcext:value-type="float">
            <text:p>-1.2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(3.3-7.6*LOG10([.A81]/10))" office:value-type="float" office:value="-1.01217203295374" calcext:value-type="float">
            <text:p>-1.0</text:p>
          </table:table-cell>
          <table:table-cell table:formula="of:=-(3.3-7.6*LOG10([.A81]/10))" office:value-type="float" office:value="-1.01217203295374" calcext:value-type="float">
            <text:p>-1.0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PoDL MDI Limit</text:p>
          </table:table-cell>
          <table:table-cell office:value-type="string" calcext:value-type="string">
            <text:p>1mH Coupled Inductors</text:p>
          </table:table-cell>
          <table:table-cell office:value-type="string" calcext:value-type="string">
            <text:p>1mH Discrete Inductors</text:p>
          </table:table-cell>
          <table:table-cell office:value-type="string" calcext:value-type="string">
            <text:p>470uH Discrete Inductor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5" table:formula="of:=[.A2]/1000000" office:value-type="float" office:value="0.1" calcext:value-type="float">
            <text:p>0.10</text:p>
          </table:table-cell>
          <table:table-cell table:formula="of:=-(20-21.5*LOG10(0.5/[.B2]))" office:value-type="float" office:value="-4.9721449067756" calcext:value-type="float">
            <text:p>-4.9721449067756</text:p>
          </table:table-cell>
          <table:table-cell table:style-name="ce3" office:value-type="float" office:value="-9.24612836952796" calcext:value-type="float">
            <text:p>-9.25E+00</text:p>
          </table:table-cell>
          <table:table-cell table:style-name="ce3" office:value-type="float" office:value="-8.85240193304599" calcext:value-type="float">
            <text:p>-8.85E+00</text:p>
          </table:table-cell>
          <table:table-cell table:style-name="ce3" office:value-type="float" office:value="-8.05084815832306" calcext:value-type="float">
            <text:p>-8.05E+00</text:p>
          </table:table-cell>
        </table:table-row>
        <table:table-row table:style-name="ro1">
          <table:table-cell office:value-type="float" office:value="102329.299228075" calcext:value-type="float">
            <text:p>102329</text:p>
          </table:table-cell>
          <table:table-cell table:style-name="ce5" table:formula="of:=[.A3]/1000000" office:value-type="float" office:value="0.102329299228075" calcext:value-type="float">
            <text:p>0.10</text:p>
          </table:table-cell>
          <table:table-cell table:formula="of:=-(20-21.5*LOG10(0.5/[.B3]))" office:value-type="float" office:value="-5.18714490677556" calcext:value-type="float">
            <text:p>-5.18714490677556</text:p>
          </table:table-cell>
          <table:table-cell table:style-name="ce3" office:value-type="float" office:value="-9.43232306756757" calcext:value-type="float">
            <text:p>-9.43E+00</text:p>
          </table:table-cell>
          <table:table-cell table:style-name="ce3" office:value-type="float" office:value="-9.03582829988218" calcext:value-type="float">
            <text:p>-9.04E+00</text:p>
          </table:table-cell>
          <table:table-cell table:style-name="ce3" office:value-type="float" office:value="-8.22798381351248" calcext:value-type="float">
            <text:p>-8.23E+00</text:p>
          </table:table-cell>
        </table:table-row>
        <table:table-row table:style-name="ro1">
          <table:table-cell office:value-type="float" office:value="104712.85480509" calcext:value-type="float">
            <text:p>104713</text:p>
          </table:table-cell>
          <table:table-cell table:style-name="ce5" table:formula="of:=[.A4]/1000000" office:value-type="float" office:value="0.10471285480509" calcext:value-type="float">
            <text:p>0.10</text:p>
          </table:table-cell>
          <table:table-cell table:formula="of:=-(20-21.5*LOG10(0.5/[.B4]))" office:value-type="float" office:value="-5.4021449067756" calcext:value-type="float">
            <text:p>-5.4021449067756</text:p>
          </table:table-cell>
          <table:table-cell table:style-name="ce3" office:value-type="float" office:value="-9.61970162583822" calcext:value-type="float">
            <text:p>-9.62E+00</text:p>
          </table:table-cell>
          <table:table-cell table:style-name="ce3" office:value-type="float" office:value="-9.22051292443335" calcext:value-type="float">
            <text:p>-9.22E+00</text:p>
          </table:table-cell>
          <table:table-cell table:style-name="ce3" office:value-type="float" office:value="-8.40654470630825" calcext:value-type="float">
            <text:p>-8.41E+00</text:p>
          </table:table-cell>
        </table:table-row>
        <table:table-row table:style-name="ro1">
          <table:table-cell office:value-type="float" office:value="107151.930523761" calcext:value-type="float">
            <text:p>107152</text:p>
          </table:table-cell>
          <table:table-cell table:style-name="ce5" table:formula="of:=[.A5]/1000000" office:value-type="float" office:value="0.107151930523761" calcext:value-type="float">
            <text:p>0.11</text:p>
          </table:table-cell>
          <table:table-cell table:formula="of:=-(20-21.5*LOG10(0.5/[.B5]))" office:value-type="float" office:value="-5.61714490677563" calcext:value-type="float">
            <text:p>-5.61714490677563</text:p>
          </table:table-cell>
          <table:table-cell table:style-name="ce3" office:value-type="float" office:value="-9.80822177780885" calcext:value-type="float">
            <text:p>-9.81E+00</text:p>
          </table:table-cell>
          <table:table-cell table:style-name="ce3" office:value-type="float" office:value="-9.40641221998437" calcext:value-type="float">
            <text:p>-9.41E+00</text:p>
          </table:table-cell>
          <table:table-cell table:style-name="ce3" office:value-type="float" office:value="-8.58648494770712" calcext:value-type="float">
            <text:p>-8.59E+00</text:p>
          </table:table-cell>
        </table:table-row>
        <table:table-row table:style-name="ro1">
          <table:table-cell office:value-type="float" office:value="109647.819614319" calcext:value-type="float">
            <text:p>109648</text:p>
          </table:table-cell>
          <table:table-cell table:style-name="ce5" table:formula="of:=[.A6]/1000000" office:value-type="float" office:value="0.109647819614319" calcext:value-type="float">
            <text:p>0.11</text:p>
          </table:table-cell>
          <table:table-cell table:formula="of:=-(20-21.5*LOG10(0.5/[.B6]))" office:value-type="float" office:value="-5.83214490677564" calcext:value-type="float">
            <text:p>-5.83214490677564</text:p>
          </table:table-cell>
          <table:table-cell table:style-name="ce3" office:value-type="float" office:value="-9.99784113687054" calcext:value-type="float">
            <text:p>-1.00E+01</text:p>
          </table:table-cell>
          <table:table-cell table:style-name="ce3" office:value-type="float" office:value="-9.59348247283127" calcext:value-type="float">
            <text:p>-9.59E+00</text:p>
          </table:table-cell>
          <table:table-cell table:style-name="ce3" office:value-type="float" office:value="-8.76775842767346" calcext:value-type="float">
            <text:p>-8.77E+00</text:p>
          </table:table-cell>
        </table:table-row>
        <table:table-row table:style-name="ro1">
          <table:table-cell office:value-type="float" office:value="112201.845430196" calcext:value-type="float">
            <text:p>112202</text:p>
          </table:table-cell>
          <table:table-cell table:style-name="ce5" table:formula="of:=[.A7]/1000000" office:value-type="float" office:value="0.112201845430196" calcext:value-type="float">
            <text:p>0.11</text:p>
          </table:table-cell>
          <table:table-cell table:formula="of:=-(20-21.5*LOG10(0.5/[.B7]))" office:value-type="float" office:value="-6.04714490677557" calcext:value-type="float">
            <text:p>-6.04714490677557</text:p>
          </table:table-cell>
          <table:table-cell table:style-name="ce3" office:value-type="float" office:value="-10.1885172002192" calcext:value-type="float">
            <text:p>-1.02E+01</text:p>
          </table:table-cell>
          <table:table-cell table:style-name="ce3" office:value-type="float" office:value="-9.78167985589904" calcext:value-type="float">
            <text:p>-9.78E+00</text:p>
          </table:table-cell>
          <table:table-cell table:style-name="ce3" office:value-type="float" office:value="-8.95031885168057" calcext:value-type="float">
            <text:p>-8.95E+00</text:p>
          </table:table-cell>
        </table:table-row>
        <table:table-row table:style-name="ro1">
          <table:table-cell office:value-type="float" office:value="114815.362149688" calcext:value-type="float">
            <text:p>114815</text:p>
          </table:table-cell>
          <table:table-cell table:style-name="ce5" table:formula="of:=[.A8]/1000000" office:value-type="float" office:value="0.114815362149688" calcext:value-type="float">
            <text:p>0.11</text:p>
          </table:table-cell>
          <table:table-cell table:formula="of:=-(20-21.5*LOG10(0.5/[.B8]))" office:value-type="float" office:value="-6.26214490677557" calcext:value-type="float">
            <text:p>-6.26214490677557</text:p>
          </table:table-cell>
          <table:table-cell table:style-name="ce3" office:value-type="float" office:value="-10.3802073536081" calcext:value-type="float">
            <text:p>-1.04E+01</text:p>
          </table:table-cell>
          <table:table-cell table:style-name="ce3" office:value-type="float" office:value="-9.97096044263888" calcext:value-type="float">
            <text:p>-9.97E+00</text:p>
          </table:table-cell>
          <table:table-cell table:style-name="ce3" office:value-type="float" office:value="-9.1341197764591" calcext:value-type="float">
            <text:p>-9.13E+00</text:p>
          </table:table-cell>
        </table:table-row>
        <table:table-row table:style-name="ro1">
          <table:table-cell office:value-type="float" office:value="117489.755493953" calcext:value-type="float">
            <text:p>117490</text:p>
          </table:table-cell>
          <table:table-cell table:style-name="ce5" table:formula="of:=[.A9]/1000000" office:value-type="float" office:value="0.117489755493953" calcext:value-type="float">
            <text:p>0.12</text:p>
          </table:table-cell>
          <table:table-cell table:formula="of:=-(20-21.5*LOG10(0.5/[.B9]))" office:value-type="float" office:value="-6.4771449067756" calcext:value-type="float">
            <text:p>-6.4771449067756</text:p>
          </table:table-cell>
          <table:table-cell table:style-name="ce3" office:value-type="float" office:value="-10.5728688774157" calcext:value-type="float">
            <text:p>-1.06E+01</text:p>
          </table:table-cell>
          <table:table-cell table:style-name="ce3" office:value-type="float" office:value="-10.1612802216231" calcext:value-type="float">
            <text:p>-1.02E+01</text:p>
          </table:table-cell>
          <table:table-cell table:style-name="ce3" office:value-type="float" office:value="-9.31911464529398" calcext:value-type="float">
            <text:p>-9.32E+00</text:p>
          </table:table-cell>
        </table:table-row>
        <table:table-row table:style-name="ro1">
          <table:table-cell office:value-type="float" office:value="120226.443461741" calcext:value-type="float">
            <text:p>120226</text:p>
          </table:table-cell>
          <table:table-cell table:style-name="ce5" table:formula="of:=[.A10]/1000000" office:value-type="float" office:value="0.120226443461741" calcext:value-type="float">
            <text:p>0.12</text:p>
          </table:table-cell>
          <table:table-cell table:formula="of:=-(20-21.5*LOG10(0.5/[.B10]))" office:value-type="float" office:value="-6.69214490677557" calcext:value-type="float">
            <text:p>-6.69214490677557</text:p>
          </table:table-cell>
          <table:table-cell table:style-name="ce3" office:value-type="float" office:value="-10.7664589544297" calcext:value-type="float">
            <text:p>-1.08E+01</text:p>
          </table:table-cell>
          <table:table-cell table:style-name="ce3" office:value-type="float" office:value="-10.3525951122225" calcext:value-type="float">
            <text:p>-1.04E+01</text:p>
          </table:table-cell>
          <table:table-cell table:style-name="ce3" office:value-type="float" office:value="-9.50525682318782" calcext:value-type="float">
            <text:p>-9.51E+00</text:p>
          </table:table-cell>
        </table:table-row>
        <table:table-row table:style-name="ro1">
          <table:table-cell office:value-type="float" office:value="123026.877081238" calcext:value-type="float">
            <text:p>123027</text:p>
          </table:table-cell>
          <table:table-cell table:style-name="ce5" table:formula="of:=[.A11]/1000000" office:value-type="float" office:value="0.123026877081238" calcext:value-type="float">
            <text:p>0.12</text:p>
          </table:table-cell>
          <table:table-cell table:formula="of:=-(20-21.5*LOG10(0.5/[.B11]))" office:value-type="float" office:value="-6.90714490677559" calcext:value-type="float">
            <text:p>-6.90714490677559</text:p>
          </table:table-cell>
          <table:table-cell table:style-name="ce3" office:value-type="float" office:value="-10.9609346796961" calcext:value-type="float">
            <text:p>-1.10E+01</text:p>
          </table:table-cell>
          <table:table-cell table:style-name="ce3" office:value-type="float" office:value="-10.544860981709" calcext:value-type="float">
            <text:p>-1.05E+01</text:p>
          </table:table-cell>
          <table:table-cell table:style-name="ce3" office:value-type="float" office:value="-9.69249963217728" calcext:value-type="float">
            <text:p>-9.69E+00</text:p>
          </table:table-cell>
        </table:table-row>
        <table:table-row table:style-name="ro1">
          <table:table-cell office:value-type="float" office:value="125892.541179417" calcext:value-type="float">
            <text:p>125893</text:p>
          </table:table-cell>
          <table:table-cell table:style-name="ce5" table:formula="of:=[.A12]/1000000" office:value-type="float" office:value="0.125892541179417" calcext:value-type="float">
            <text:p>0.13</text:p>
          </table:table-cell>
          <table:table-cell table:formula="of:=-(20-21.5*LOG10(0.5/[.B12]))" office:value-type="float" office:value="-7.12214490677562" calcext:value-type="float">
            <text:p>-7.12214490677562</text:p>
          </table:table-cell>
          <table:table-cell table:style-name="ce3" office:value-type="float" office:value="-11.1562530727391" calcext:value-type="float">
            <text:p>-1.12E+01</text:p>
          </table:table-cell>
          <table:table-cell table:style-name="ce3" office:value-type="float" office:value="-10.7380336640793" calcext:value-type="float">
            <text:p>-1.07E+01</text:p>
          </table:table-cell>
          <table:table-cell table:style-name="ce3" office:value-type="float" office:value="-9.88079638706349" calcext:value-type="float">
            <text:p>-9.88E+00</text:p>
          </table:table-cell>
        </table:table-row>
        <table:table-row table:style-name="ro1">
          <table:table-cell office:value-type="float" office:value="128824.955169313" calcext:value-type="float">
            <text:p>128825</text:p>
          </table:table-cell>
          <table:table-cell table:style-name="ce5" table:formula="of:=[.A13]/1000000" office:value-type="float" office:value="0.128824955169313" calcext:value-type="float">
            <text:p>0.13</text:p>
          </table:table-cell>
          <table:table-cell table:formula="of:=-(20-21.5*LOG10(0.5/[.B13]))" office:value-type="float" office:value="-7.33714490677557" calcext:value-type="float">
            <text:p>-7.33714490677557</text:p>
          </table:table-cell>
          <table:table-cell table:style-name="ce3" office:value-type="float" office:value="-11.3523710923956" calcext:value-type="float">
            <text:p>-1.14E+01</text:p>
          </table:table-cell>
          <table:table-cell table:style-name="ce3" office:value-type="float" office:value="-10.9320689808381" calcext:value-type="float">
            <text:p>-1.09E+01</text:p>
          </table:table-cell>
          <table:table-cell table:style-name="ce3" office:value-type="float" office:value="-10.0701004317653" calcext:value-type="float">
            <text:p>-1.01E+01</text:p>
          </table:table-cell>
        </table:table-row>
        <table:table-row table:style-name="ro1">
          <table:table-cell office:value-type="float" office:value="131825.673855641" calcext:value-type="float">
            <text:p>131826</text:p>
          </table:table-cell>
          <table:table-cell table:style-name="ce5" table:formula="of:=[.A14]/1000000" office:value-type="float" office:value="0.131825673855641" calcext:value-type="float">
            <text:p>0.13</text:p>
          </table:table-cell>
          <table:table-cell table:formula="of:=-(20-21.5*LOG10(0.5/[.B14]))" office:value-type="float" office:value="-7.55214490677562" calcext:value-type="float">
            <text:p>-7.55214490677562</text:p>
          </table:table-cell>
          <table:table-cell table:style-name="ce3" office:value-type="float" office:value="-11.5492456544378" calcext:value-type="float">
            <text:p>-1.15E+01</text:p>
          </table:table-cell>
          <table:table-cell table:style-name="ce3" office:value-type="float" office:value="-11.1269227639254" calcext:value-type="float">
            <text:p>-1.11E+01</text:p>
          </table:table-cell>
          <table:table-cell table:style-name="ce3" office:value-type="float" office:value="-10.2603651764657" calcext:value-type="float">
            <text:p>-1.03E+01</text:p>
          </table:table-cell>
        </table:table-row>
        <table:table-row table:style-name="ro1">
          <table:table-cell office:value-type="float" office:value="134896.288259165" calcext:value-type="float">
            <text:p>134896</text:p>
          </table:table-cell>
          <table:table-cell table:style-name="ce5" table:formula="of:=[.A15]/1000000" office:value-type="float" office:value="0.134896288259165" calcext:value-type="float">
            <text:p>0.13</text:p>
          </table:table-cell>
          <table:table-cell table:formula="of:=-(20-21.5*LOG10(0.5/[.B15]))" office:value-type="float" office:value="-7.76714490677557" calcext:value-type="float">
            <text:p>-7.76714490677557</text:p>
          </table:table-cell>
          <table:table-cell table:style-name="ce3" office:value-type="float" office:value="-11.7468336521057" calcext:value-type="float">
            <text:p>-1.17E+01</text:p>
          </table:table-cell>
          <table:table-cell table:style-name="ce3" office:value-type="float" office:value="-11.3225508809087" calcext:value-type="float">
            <text:p>-1.13E+01</text:p>
          </table:table-cell>
          <table:table-cell table:style-name="ce3" office:value-type="float" office:value="-10.4515441356661" calcext:value-type="float">
            <text:p>-1.05E+01</text:p>
          </table:table-cell>
        </table:table-row>
        <table:table-row table:style-name="ro1">
          <table:table-cell office:value-type="float" office:value="138038.426460288" calcext:value-type="float">
            <text:p>138038</text:p>
          </table:table-cell>
          <table:table-cell table:style-name="ce5" table:formula="of:=[.A16]/1000000" office:value-type="float" office:value="0.138038426460288" calcext:value-type="float">
            <text:p>0.14</text:p>
          </table:table-cell>
          <table:table-cell table:formula="of:=-(20-21.5*LOG10(0.5/[.B16]))" office:value-type="float" office:value="-7.98214490677556" calcext:value-type="float">
            <text:p>-7.98214490677556</text:p>
          </table:table-cell>
          <table:table-cell table:style-name="ce3" office:value-type="float" office:value="-11.9450919795872" calcext:value-type="float">
            <text:p>-1.19E+01</text:p>
          </table:table-cell>
          <table:table-cell table:style-name="ce3" office:value-type="float" office:value="-11.5189092624902" calcext:value-type="float">
            <text:p>-1.15E+01</text:p>
          </table:table-cell>
          <table:table-cell table:style-name="ce3" office:value-type="float" office:value="-10.6435909672102" calcext:value-type="float">
            <text:p>-1.06E+01</text:p>
          </table:table-cell>
        </table:table-row>
        <table:table-row table:style-name="ro1">
          <table:table-cell office:value-type="float" office:value="141253.754462275" calcext:value-type="float">
            <text:p>141254</text:p>
          </table:table-cell>
          <table:table-cell table:style-name="ce5" table:formula="of:=[.A17]/1000000" office:value-type="float" office:value="0.141253754462275" calcext:value-type="float">
            <text:p>0.14</text:p>
          </table:table-cell>
          <table:table-cell table:formula="of:=-(20-21.5*LOG10(0.5/[.B17]))" office:value-type="float" office:value="-8.19714490677557" calcext:value-type="float">
            <text:p>-8.19714490677557</text:p>
          </table:table-cell>
          <table:table-cell table:style-name="ce3" office:value-type="float" office:value="-12.1439775584226" calcext:value-type="float">
            <text:p>-1.21E+01</text:p>
          </table:table-cell>
          <table:table-cell table:style-name="ce3" office:value-type="float" office:value="-11.7159539323232" calcext:value-type="float">
            <text:p>-1.17E+01</text:p>
          </table:table-cell>
          <table:table-cell table:style-name="ce3" office:value-type="float" office:value="-10.8364595122862" calcext:value-type="float">
            <text:p>-1.08E+01</text:p>
          </table:table-cell>
        </table:table-row>
        <table:table-row table:style-name="ro1">
          <table:table-cell office:value-type="float" office:value="144543.977074593" calcext:value-type="float">
            <text:p>144544</text:p>
          </table:table-cell>
          <table:table-cell table:style-name="ce5" table:formula="of:=[.A18]/1000000" office:value-type="float" office:value="0.144543977074593" calcext:value-type="float">
            <text:p>0.14</text:p>
          </table:table-cell>
          <table:table-cell table:formula="of:=-(20-21.5*LOG10(0.5/[.B18]))" office:value-type="float" office:value="-8.41214490677561" calcext:value-type="float">
            <text:p>-8.41214490677561</text:p>
          </table:table-cell>
          <table:table-cell table:style-name="ce3" office:value-type="float" office:value="-12.3434473667388" calcext:value-type="float">
            <text:p>-1.23E+01</text:p>
          </table:table-cell>
          <table:table-cell table:style-name="ce3" office:value-type="float" office:value="-11.9136410390524" calcext:value-type="float">
            <text:p>-1.19E+01</text:p>
          </table:table-cell>
          <table:table-cell table:style-name="ce3" office:value-type="float" office:value="-11.0301038363508" calcext:value-type="float">
            <text:p>-1.10E+01</text:p>
          </table:table-cell>
        </table:table-row>
        <table:table-row table:style-name="ro1">
          <table:table-cell office:value-type="float" office:value="147910.838816821" calcext:value-type="float">
            <text:p>147911</text:p>
          </table:table-cell>
          <table:table-cell table:style-name="ce5" table:formula="of:=[.A19]/1000000" office:value-type="float" office:value="0.147910838816821" calcext:value-type="float">
            <text:p>0.15</text:p>
          </table:table-cell>
          <table:table-cell table:formula="of:=-(20-21.5*LOG10(0.5/[.B19]))" office:value-type="float" office:value="-8.62714490677561" calcext:value-type="float">
            <text:p>-8.62714490677561</text:p>
          </table:table-cell>
          <table:table-cell table:style-name="ce3" office:value-type="float" office:value="-12.5434584711399" calcext:value-type="float">
            <text:p>-1.25E+01</text:p>
          </table:table-cell>
          <table:table-cell table:style-name="ce3" office:value-type="float" office:value="-12.1119268904397" calcext:value-type="float">
            <text:p>-1.21E+01</text:p>
          </table:table-cell>
          <table:table-cell table:style-name="ce3" office:value-type="float" office:value="-11.2244782708721" calcext:value-type="float">
            <text:p>-1.12E+01</text:p>
          </table:table-cell>
        </table:table-row>
        <table:table-row table:style-name="ro1">
          <table:table-cell office:value-type="float" office:value="151356.124843621" calcext:value-type="float">
            <text:p>151356</text:p>
          </table:table-cell>
          <table:table-cell table:style-name="ce5" table:formula="of:=[.A20]/1000000" office:value-type="float" office:value="0.151356124843621" calcext:value-type="float">
            <text:p>0.15</text:p>
          </table:table-cell>
          <table:table-cell table:formula="of:=-(20-21.5*LOG10(0.5/[.B20]))" office:value-type="float" office:value="-8.84214490677561" calcext:value-type="float">
            <text:p>-8.84214490677561</text:p>
          </table:table-cell>
          <table:table-cell table:style-name="ce3" office:value-type="float" office:value="-12.7439680610301" calcext:value-type="float">
            <text:p>-1.27E+01</text:p>
          </table:table-cell>
          <table:table-cell table:style-name="ce3" office:value-type="float" office:value="-12.3107679893626" calcext:value-type="float">
            <text:p>-1.23E+01</text:p>
          </table:table-cell>
          <table:table-cell table:style-name="ce3" office:value-type="float" office:value="-11.419537455725" calcext:value-type="float">
            <text:p>-1.14E+01</text:p>
          </table:table-cell>
        </table:table-row>
        <table:table-row table:style-name="ro1">
          <table:table-cell office:value-type="float" office:value="154881.661891248" calcext:value-type="float">
            <text:p>154882</text:p>
          </table:table-cell>
          <table:table-cell table:style-name="ce5" table:formula="of:=[.A21]/1000000" office:value-type="float" office:value="0.154881661891248" calcext:value-type="float">
            <text:p>0.15</text:p>
          </table:table-cell>
          <table:table-cell table:formula="of:=-(20-21.5*LOG10(0.5/[.B21]))" office:value-type="float" office:value="-9.05714490677559" calcext:value-type="float">
            <text:p>-9.05714490677559</text:p>
          </table:table-cell>
          <table:table-cell table:style-name="ce3" office:value-type="float" office:value="-12.944933485068" calcext:value-type="float">
            <text:p>-1.29E+01</text:p>
          </table:table-cell>
          <table:table-cell table:style-name="ce3" office:value-type="float" office:value="-12.5101210714206" calcext:value-type="float">
            <text:p>-1.25E+01</text:p>
          </table:table-cell>
          <table:table-cell table:style-name="ce3" office:value-type="float" office:value="-11.615236382027" calcext:value-type="float">
            <text:p>-1.16E+01</text:p>
          </table:table-cell>
        </table:table-row>
        <table:table-row table:style-name="ro1">
          <table:table-cell office:value-type="float" office:value="158489.319246111" calcext:value-type="float">
            <text:p>158489</text:p>
          </table:table-cell>
          <table:table-cell table:style-name="ce5" table:formula="of:=[.A22]/1000000" office:value-type="float" office:value="0.158489319246111" calcext:value-type="float">
            <text:p>0.16</text:p>
          </table:table-cell>
          <table:table-cell table:formula="of:=-(20-21.5*LOG10(0.5/[.B22]))" office:value-type="float" office:value="-9.27214490677558" calcext:value-type="float">
            <text:p>-9.27214490677558</text:p>
          </table:table-cell>
          <table:table-cell table:style-name="ce3" office:value-type="float" office:value="-13.1463122894032" calcext:value-type="float">
            <text:p>-1.31E+01</text:p>
          </table:table-cell>
          <table:table-cell table:style-name="ce3" office:value-type="float" office:value="-12.7099431438263" calcext:value-type="float">
            <text:p>-1.27E+01</text:p>
          </table:table-cell>
          <table:table-cell table:style-name="ce3" office:value-type="float" office:value="-11.8115304351518" calcext:value-type="float">
            <text:p>-1.18E+01</text:p>
          </table:table-cell>
        </table:table-row>
        <table:table-row table:style-name="ro1">
          <table:table-cell office:value-type="float" office:value="162181.009735893" calcext:value-type="float">
            <text:p>162181</text:p>
          </table:table-cell>
          <table:table-cell table:style-name="ce5" table:formula="of:=[.A23]/1000000" office:value-type="float" office:value="0.162181009735893" calcext:value-type="float">
            <text:p>0.16</text:p>
          </table:table-cell>
          <table:table-cell table:formula="of:=-(20-21.5*LOG10(0.5/[.B23]))" office:value-type="float" office:value="-9.4871449067756" calcext:value-type="float">
            <text:p>-9.4871449067756</text:p>
          </table:table-cell>
          <table:table-cell table:style-name="ce3" office:value-type="float" office:value="-13.3480622572871" calcext:value-type="float">
            <text:p>-1.33E+01</text:p>
          </table:table-cell>
          <table:table-cell table:style-name="ce3" office:value-type="float" office:value="-12.9101915252118" calcext:value-type="float">
            <text:p>-1.29E+01</text:p>
          </table:table-cell>
          <table:table-cell table:style-name="ce3" office:value-type="float" office:value="-12.0083754376149" calcext:value-type="float">
            <text:p>-1.20E+01</text:p>
          </table:table-cell>
        </table:table-row>
        <table:table-row table:style-name="ro1">
          <table:table-cell office:value-type="float" office:value="165958.690743756" calcext:value-type="float">
            <text:p>165959</text:p>
          </table:table-cell>
          <table:table-cell table:style-name="ce5" table:formula="of:=[.A24]/1000000" office:value-type="float" office:value="0.165958690743756" calcext:value-type="float">
            <text:p>0.17</text:p>
          </table:table-cell>
          <table:table-cell table:formula="of:=-(20-21.5*LOG10(0.5/[.B24]))" office:value-type="float" office:value="-9.70214490677559" calcext:value-type="float">
            <text:p>-9.70214490677559</text:p>
          </table:table-cell>
          <table:table-cell table:style-name="ce3" office:value-type="float" office:value="-13.5501414496129" calcext:value-type="float">
            <text:p>-1.36E+01</text:p>
          </table:table-cell>
          <table:table-cell table:style-name="ce3" office:value-type="float" office:value="-13.1108238859346" calcext:value-type="float">
            <text:p>-1.31E+01</text:p>
          </table:table-cell>
          <table:table-cell table:style-name="ce3" office:value-type="float" office:value="-12.2057276914929" calcext:value-type="float">
            <text:p>-1.22E+01</text:p>
          </table:table-cell>
        </table:table-row>
        <table:table-row table:style-name="ro1">
          <table:table-cell office:value-type="float" office:value="169824.365246174" calcext:value-type="float">
            <text:p>169824</text:p>
          </table:table-cell>
          <table:table-cell table:style-name="ce5" table:formula="of:=[.A25]/1000000" office:value-type="float" office:value="0.169824365246174" calcext:value-type="float">
            <text:p>0.17</text:p>
          </table:table-cell>
          <table:table-cell table:formula="of:=-(20-21.5*LOG10(0.5/[.B25]))" office:value-type="float" office:value="-9.91714490677557" calcext:value-type="float">
            <text:p>-9.91714490677557</text:p>
          </table:table-cell>
          <table:table-cell table:style-name="ce3" office:value-type="float" office:value="-13.7525082459001" calcext:value-type="float">
            <text:p>-1.38E+01</text:p>
          </table:table-cell>
          <table:table-cell table:style-name="ce3" office:value-type="float" office:value="-13.3117982884415" calcext:value-type="float">
            <text:p>-1.33E+01</text:p>
          </table:table-cell>
          <table:table-cell table:style-name="ce3" office:value-type="float" office:value="-12.403544020004" calcext:value-type="float">
            <text:p>-1.24E+01</text:p>
          </table:table-cell>
        </table:table-row>
        <table:table-row table:style-name="ro1">
          <table:table-cell office:value-type="float" office:value="173780.082874937" calcext:value-type="float">
            <text:p>173780</text:p>
          </table:table-cell>
          <table:table-cell table:style-name="ce5" table:formula="of:=[.A26]/1000000" office:value-type="float" office:value="0.173780082874937" calcext:value-type="float">
            <text:p>0.17</text:p>
          </table:table-cell>
          <table:table-cell table:formula="of:=-(20-21.5*LOG10(0.5/[.B26]))" office:value-type="float" office:value="-10.1321449067756" calcext:value-type="float">
            <text:p>-10.1321449067756</text:p>
          </table:table-cell>
          <table:table-cell table:style-name="ce3" office:value-type="float" office:value="-13.9551213852137" calcext:value-type="float">
            <text:p>-1.40E+01</text:p>
          </table:table-cell>
          <table:table-cell table:style-name="ce3" office:value-type="float" office:value="-13.5130732272148" calcext:value-type="float">
            <text:p>-1.35E+01</text:p>
          </table:table-cell>
          <table:table-cell table:style-name="ce3" office:value-type="float" office:value="-12.6017818078624" calcext:value-type="float">
            <text:p>-1.26E+01</text:p>
          </table:table-cell>
        </table:table-row>
        <table:table-row table:style-name="ro1">
          <table:table-cell office:value-type="float" office:value="177827.941003892" calcext:value-type="float">
            <text:p>177828</text:p>
          </table:table-cell>
          <table:table-cell table:style-name="ce5" table:formula="of:=[.A27]/1000000" office:value-type="float" office:value="0.177827941003892" calcext:value-type="float">
            <text:p>0.18</text:p>
          </table:table-cell>
          <table:table-cell table:formula="of:=-(20-21.5*LOG10(0.5/[.B27]))" office:value-type="float" office:value="-10.3471449067756" calcext:value-type="float">
            <text:p>-10.3471449067756</text:p>
          </table:table-cell>
          <table:table-cell table:style-name="ce3" office:value-type="float" office:value="-14.1579400064872" calcext:value-type="float">
            <text:p>-1.42E+01</text:p>
          </table:table-cell>
          <table:table-cell table:style-name="ce3" office:value-type="float" office:value="-13.7146076678141" calcext:value-type="float">
            <text:p>-1.37E+01</text:p>
          </table:table-cell>
          <table:table-cell table:style-name="ce3" office:value-type="float" office:value="-12.8003990399971" calcext:value-type="float">
            <text:p>-1.28E+01</text:p>
          </table:table-cell>
        </table:table-row>
        <table:table-row table:style-name="ro1">
          <table:table-cell office:value-type="float" office:value="181970.085860998" calcext:value-type="float">
            <text:p>181970</text:p>
          </table:table-cell>
          <table:table-cell table:style-name="ce5" table:formula="of:=[.A28]/1000000" office:value-type="float" office:value="0.181970085860998" calcext:value-type="float">
            <text:p>0.18</text:p>
          </table:table-cell>
          <table:table-cell table:formula="of:=-(20-21.5*LOG10(0.5/[.B28]))" office:value-type="float" office:value="-10.5621449067756" calcext:value-type="float">
            <text:p>-10.5621449067756</text:p>
          </table:table-cell>
          <table:table-cell table:style-name="ce3" office:value-type="float" office:value="-14.3609236877169" calcext:value-type="float">
            <text:p>-1.44E+01</text:p>
          </table:table-cell>
          <table:table-cell table:style-name="ce3" office:value-type="float" office:value="-13.9163610845227" calcext:value-type="float">
            <text:p>-1.39E+01</text:p>
          </table:table-cell>
          <table:table-cell table:style-name="ce3" office:value-type="float" office:value="-12.9993543382294" calcext:value-type="float">
            <text:p>-1.30E+01</text:p>
          </table:table-cell>
        </table:table-row>
        <table:table-row table:style-name="ro1">
          <table:table-cell office:value-type="float" office:value="186208.713666287" calcext:value-type="float">
            <text:p>186209</text:p>
          </table:table-cell>
          <table:table-cell table:style-name="ce5" table:formula="of:=[.A29]/1000000" office:value-type="float" office:value="0.186208713666287" calcext:value-type="float">
            <text:p>0.19</text:p>
          </table:table-cell>
          <table:table-cell table:formula="of:=-(20-21.5*LOG10(0.5/[.B29]))" office:value-type="float" office:value="-10.7771449067756" calcext:value-type="float">
            <text:p>-10.7771449067756</text:p>
          </table:table-cell>
          <table:table-cell table:style-name="ce3" office:value-type="float" office:value="-14.5640324834913" calcext:value-type="float">
            <text:p>-1.46E+01</text:p>
          </table:table-cell>
          <table:table-cell table:style-name="ce3" office:value-type="float" office:value="-14.118293496095" calcext:value-type="float">
            <text:p>-1.41E+01</text:p>
          </table:table-cell>
          <table:table-cell table:style-name="ce3" office:value-type="float" office:value="-13.198606995495" calcext:value-type="float">
            <text:p>-1.32E+01</text:p>
          </table:table-cell>
        </table:table-row>
        <table:table-row table:style-name="ro1">
          <table:table-cell office:value-type="float" office:value="190546.071796325" calcext:value-type="float">
            <text:p>190546</text:p>
          </table:table-cell>
          <table:table-cell table:style-name="ce5" table:formula="of:=[.A30]/1000000" office:value-type="float" office:value="0.190546071796325" calcext:value-type="float">
            <text:p>0.19</text:p>
          </table:table-cell>
          <table:table-cell table:formula="of:=-(20-21.5*LOG10(0.5/[.B30]))" office:value-type="float" office:value="-10.9921449067756" calcext:value-type="float">
            <text:p>-10.9921449067756</text:p>
          </table:table-cell>
          <table:table-cell table:style-name="ce3" office:value-type="float" office:value="-14.7672269603336" calcext:value-type="float">
            <text:p>-1.48E+01</text:p>
          </table:table-cell>
          <table:table-cell table:style-name="ce3" office:value-type="float" office:value="-14.3203654991388" calcext:value-type="float">
            <text:p>-1.43E+01</text:p>
          </table:table-cell>
          <table:table-cell table:style-name="ce3" office:value-type="float" office:value="-13.3981170072246" calcext:value-type="float">
            <text:p>-1.34E+01</text:p>
          </table:table-cell>
        </table:table-row>
        <table:table-row table:style-name="ro1">
          <table:table-cell office:value-type="float" office:value="194984.459975804" calcext:value-type="float">
            <text:p>194984</text:p>
          </table:table-cell>
          <table:table-cell table:style-name="ce5" table:formula="of:=[.A31]/1000000" office:value-type="float" office:value="0.194984459975804" calcext:value-type="float">
            <text:p>0.19</text:p>
          </table:table-cell>
          <table:table-cell table:formula="of:=-(20-21.5*LOG10(0.5/[.B31]))" office:value-type="float" office:value="-11.2071449067756" calcext:value-type="float">
            <text:p>-11.2071449067756</text:p>
          </table:table-cell>
          <table:table-cell table:style-name="ce3" office:value-type="float" office:value="-14.9704682293541" calcext:value-type="float">
            <text:p>-1.50E+01</text:p>
          </table:table-cell>
          <table:table-cell table:style-name="ce3" office:value-type="float" office:value="-14.5225382986554" calcext:value-type="float">
            <text:p>-1.45E+01</text:p>
          </table:table-cell>
          <table:table-cell table:style-name="ce3" office:value-type="float" office:value="-13.5978450994946" calcext:value-type="float">
            <text:p>-1.36E+01</text:p>
          </table:table-cell>
        </table:table-row>
        <table:table-row table:style-name="ro1">
          <table:table-cell office:value-type="float" office:value="199526.231496888" calcext:value-type="float">
            <text:p>199526</text:p>
          </table:table-cell>
          <table:table-cell table:style-name="ce5" table:formula="of:=[.A32]/1000000" office:value-type="float" office:value="0.199526231496888" calcext:value-type="float">
            <text:p>0.20</text:p>
          </table:table-cell>
          <table:table-cell table:formula="of:=-(20-21.5*LOG10(0.5/[.B32]))" office:value-type="float" office:value="-11.4221449067756" calcext:value-type="float">
            <text:p>-11.4221449067756</text:p>
          </table:table-cell>
          <table:table-cell table:style-name="ce3" office:value-type="float" office:value="-15.1737179757411" calcext:value-type="float">
            <text:p>-1.52E+01</text:p>
          </table:table-cell>
          <table:table-cell table:style-name="ce3" office:value-type="float" office:value="-14.724773735313" calcext:value-type="float">
            <text:p>-1.47E+01</text:p>
          </table:table-cell>
          <table:table-cell table:style-name="ce3" office:value-type="float" office:value="-13.7977527536019" calcext:value-type="float">
            <text:p>-1.38E+01</text:p>
          </table:table-cell>
        </table:table-row>
        <table:table-row table:style-name="ro1">
          <table:table-cell office:value-type="float" office:value="204173.794466953" calcext:value-type="float">
            <text:p>204174</text:p>
          </table:table-cell>
          <table:table-cell table:style-name="ce5" table:formula="of:=[.A33]/1000000" office:value-type="float" office:value="0.204173794466953" calcext:value-type="float">
            <text:p>0.20</text:p>
          </table:table-cell>
          <table:table-cell table:formula="of:=-(20-21.5*LOG10(0.5/[.B33]))" office:value-type="float" office:value="-11.6371449067756" calcext:value-type="float">
            <text:p>-11.6371449067756</text:p>
          </table:table-cell>
          <table:table-cell table:style-name="ce3" office:value-type="float" office:value="-15.3769384846557" calcext:value-type="float">
            <text:p>-1.54E+01</text:p>
          </table:table-cell>
          <table:table-cell table:style-name="ce3" office:value-type="float" office:value="-14.9270343090566" calcext:value-type="float">
            <text:p>-1.49E+01</text:p>
          </table:table-cell>
          <table:table-cell table:style-name="ce3" office:value-type="float" office:value="-13.9978022267446" calcext:value-type="float">
            <text:p>-1.40E+01</text:p>
          </table:table-cell>
        </table:table-row>
        <table:table-row table:style-name="ro1">
          <table:table-cell office:value-type="float" office:value="208929.613085404" calcext:value-type="float">
            <text:p>208930</text:p>
          </table:table-cell>
          <table:table-cell table:style-name="ce5" table:formula="of:=[.A34]/1000000" office:value-type="float" office:value="0.208929613085404" calcext:value-type="float">
            <text:p>0.21</text:p>
          </table:table-cell>
          <table:table-cell table:formula="of:=-(20-21.5*LOG10(0.5/[.B34]))" office:value-type="float" office:value="-11.8521449067756" calcext:value-type="float">
            <text:p>-11.8521449067756</text:p>
          </table:table-cell>
          <table:table-cell table:style-name="ce3" office:value-type="float" office:value="-15.58009266313" calcext:value-type="float">
            <text:p>-1.56E+01</text:p>
          </table:table-cell>
          <table:table-cell table:style-name="ce3" office:value-type="float" office:value="-15.1292831986851" calcext:value-type="float">
            <text:p>-1.51E+01</text:p>
          </table:table-cell>
          <table:table-cell table:style-name="ce3" office:value-type="float" office:value="-14.1979565685186" calcext:value-type="float">
            <text:p>-1.42E+01</text:p>
          </table:table-cell>
        </table:table-row>
        <table:table-row table:style-name="ro1">
          <table:table-cell office:value-type="float" office:value="213796.208950223" calcext:value-type="float">
            <text:p>213796</text:p>
          </table:table-cell>
          <table:table-cell table:style-name="ce5" table:formula="of:=[.A35]/1000000" office:value-type="float" office:value="0.213796208950223" calcext:value-type="float">
            <text:p>0.21</text:p>
          </table:table-cell>
          <table:table-cell table:formula="of:=-(20-21.5*LOG10(0.5/[.B35]))" office:value-type="float" office:value="-12.0671449067756" calcext:value-type="float">
            <text:p>-12.0671449067756</text:p>
          </table:table-cell>
          <table:table-cell table:style-name="ce3" office:value-type="float" office:value="-15.7831440576458" calcext:value-type="float">
            <text:p>-1.58E+01</text:p>
          </table:table-cell>
          <table:table-cell table:style-name="ce3" office:value-type="float" office:value="-15.3314842771079" calcext:value-type="float">
            <text:p>-1.53E+01</text:p>
          </table:table-cell>
          <table:table-cell table:style-name="ce3" office:value-type="float" office:value="-14.3981796330039" calcext:value-type="float">
            <text:p>-1.44E+01</text:p>
          </table:table-cell>
        </table:table-row>
        <table:table-row table:style-name="ro1">
          <table:table-cell office:value-type="float" office:value="218776.162394955" calcext:value-type="float">
            <text:p>218776</text:p>
          </table:table-cell>
          <table:table-cell table:style-name="ce5" table:formula="of:=[.A36]/1000000" office:value-type="float" office:value="0.218776162394955" calcext:value-type="float">
            <text:p>0.22</text:p>
          </table:table-cell>
          <table:table-cell table:formula="of:=-(20-21.5*LOG10(0.5/[.B36]))" office:value-type="float" office:value="-12.2821449067756" calcext:value-type="float">
            <text:p>-12.2821449067756</text:p>
          </table:table-cell>
          <table:table-cell table:style-name="ce3" office:value-type="float" office:value="-15.986056867082" calcext:value-type="float">
            <text:p>-1.60E+01</text:p>
          </table:table-cell>
          <table:table-cell table:style-name="ce3" office:value-type="float" office:value="-15.5336021220029" calcext:value-type="float">
            <text:p>-1.55E+01</text:p>
          </table:table-cell>
          <table:table-cell table:style-name="ce3" office:value-type="float" office:value="-14.5984360862347" calcext:value-type="float">
            <text:p>-1.46E+01</text:p>
          </table:table-cell>
        </table:table-row>
        <table:table-row table:style-name="ro1">
          <table:table-cell office:value-type="float" office:value="223872.113856834" calcext:value-type="float">
            <text:p>223872</text:p>
          </table:table-cell>
          <table:table-cell table:style-name="ce5" table:formula="of:=[.A37]/1000000" office:value-type="float" office:value="0.223872113856834" calcext:value-type="float">
            <text:p>0.22</text:p>
          </table:table-cell>
          <table:table-cell table:formula="of:=-(20-21.5*LOG10(0.5/[.B37]))" office:value-type="float" office:value="-12.4971449067756" calcext:value-type="float">
            <text:p>-12.4971449067756</text:p>
          </table:table-cell>
          <table:table-cell table:style-name="ce3" office:value-type="float" office:value="-16.188795950826" calcext:value-type="float">
            <text:p>-1.62E+01</text:p>
          </table:table-cell>
          <table:table-cell table:style-name="ce3" office:value-type="float" office:value="-15.7356020216895" calcext:value-type="float">
            <text:p>-1.57E+01</text:p>
          </table:table-cell>
          <table:table-cell table:style-name="ce3" office:value-type="float" office:value="-14.7986914089206" calcext:value-type="float">
            <text:p>-1.48E+01</text:p>
          </table:table-cell>
        </table:table-row>
        <table:table-row table:style-name="ro1">
          <table:table-cell office:value-type="float" office:value="229086.765276777" calcext:value-type="float">
            <text:p>229087</text:p>
          </table:table-cell>
          <table:table-cell table:style-name="ce5" table:formula="of:=[.A38]/1000000" office:value-type="float" office:value="0.229086765276777" calcext:value-type="float">
            <text:p>0.23</text:p>
          </table:table-cell>
          <table:table-cell table:formula="of:=-(20-21.5*LOG10(0.5/[.B38]))" office:value-type="float" office:value="-12.7121449067756" calcext:value-type="float">
            <text:p>-12.7121449067756</text:p>
          </table:table-cell>
          <table:table-cell table:style-name="ce3" office:value-type="float" office:value="-16.391326831865" calcext:value-type="float">
            <text:p>-1.64E+01</text:p>
          </table:table-cell>
          <table:table-cell table:style-name="ce3" office:value-type="float" office:value="-15.9374499760665" calcext:value-type="float">
            <text:p>-1.59E+01</text:p>
          </table:table-cell>
          <table:table-cell table:style-name="ce3" office:value-type="float" office:value="-14.9989118943176" calcext:value-type="float">
            <text:p>-1.50E+01</text:p>
          </table:table-cell>
        </table:table-row>
        <table:table-row table:style-name="ro1">
          <table:table-cell office:value-type="float" office:value="234422.881531992" calcext:value-type="float">
            <text:p>234423</text:p>
          </table:table-cell>
          <table:table-cell table:style-name="ce5" table:formula="of:=[.A39]/1000000" office:value-type="float" office:value="0.234422881531992" calcext:value-type="float">
            <text:p>0.23</text:p>
          </table:table-cell>
          <table:table-cell table:formula="of:=-(20-21.5*LOG10(0.5/[.B39]))" office:value-type="float" office:value="-12.9271449067756" calcext:value-type="float">
            <text:p>-12.9271449067756</text:p>
          </table:table-cell>
          <table:table-cell table:style-name="ce3" office:value-type="float" office:value="-16.593615694758" calcext:value-type="float">
            <text:p>-1.66E+01</text:p>
          </table:table-cell>
          <table:table-cell table:style-name="ce3" office:value-type="float" office:value="-16.1391126925278" calcext:value-type="float">
            <text:p>-1.61E+01</text:p>
          </table:table-cell>
          <table:table-cell table:style-name="ce3" office:value-type="float" office:value="-15.1990646412142" calcext:value-type="float">
            <text:p>-1.52E+01</text:p>
          </table:table-cell>
        </table:table-row>
        <table:table-row table:style-name="ro1">
          <table:table-cell office:value-type="float" office:value="239883.291901949" calcext:value-type="float">
            <text:p>239883</text:p>
          </table:table-cell>
          <table:table-cell table:style-name="ce5" table:formula="of:=[.A40]/1000000" office:value-type="float" office:value="0.239883291901949" calcext:value-type="float">
            <text:p>0.24</text:p>
          </table:table-cell>
          <table:table-cell table:formula="of:=-(20-21.5*LOG10(0.5/[.B40]))" office:value-type="float" office:value="-13.1421449067756" calcext:value-type="float">
            <text:p>-13.1421449067756</text:p>
          </table:table-cell>
          <table:table-cell table:style-name="ce3" office:value-type="float" office:value="-16.7956293784483" calcext:value-type="float">
            <text:p>-1.68E+01</text:p>
          </table:table-cell>
          <table:table-cell table:style-name="ce3" office:value-type="float" office:value="-16.3405575768321" calcext:value-type="float">
            <text:p>-1.63E+01</text:p>
          </table:table-cell>
          <table:table-cell table:style-name="ce3" office:value-type="float" office:value="-15.3991175420342" calcext:value-type="float">
            <text:p>-1.54E+01</text:p>
          </table:table-cell>
        </table:table-row>
        <table:table-row table:style-name="ro1">
          <table:table-cell office:value-type="float" office:value="245470.891568503" calcext:value-type="float">
            <text:p>245471</text:p>
          </table:table-cell>
          <table:table-cell table:style-name="ce5" table:formula="of:=[.A41]/1000000" office:value-type="float" office:value="0.245470891568503" calcext:value-type="float">
            <text:p>0.25</text:p>
          </table:table-cell>
          <table:table-cell table:formula="of:=-(20-21.5*LOG10(0.5/[.B41]))" office:value-type="float" office:value="-13.3571449067756" calcext:value-type="float">
            <text:p>-13.3571449067756</text:p>
          </table:table-cell>
          <table:table-cell table:style-name="ce3" office:value-type="float" office:value="-16.9973353639294" calcext:value-type="float">
            <text:p>-1.70E+01</text:p>
          </table:table-cell>
          <table:table-cell table:style-name="ce3" office:value-type="float" office:value="-16.5417527189553" calcext:value-type="float">
            <text:p>-1.65E+01</text:p>
          </table:table-cell>
          <table:table-cell table:style-name="ce3" office:value-type="float" office:value="-15.5990392661211" calcext:value-type="float">
            <text:p>-1.56E+01</text:p>
          </table:table-cell>
        </table:table-row>
        <table:table-row table:style-name="ro1">
          <table:table-cell office:value-type="float" office:value="251188.643150958" calcext:value-type="float">
            <text:p>251189</text:p>
          </table:table-cell>
          <table:table-cell table:style-name="ce5" table:formula="of:=[.A42]/1000000" office:value-type="float" office:value="0.251188643150958" calcext:value-type="float">
            <text:p>0.25</text:p>
          </table:table-cell>
          <table:table-cell table:formula="of:=-(20-21.5*LOG10(0.5/[.B42]))" office:value-type="float" office:value="-13.5721449067756" calcext:value-type="float">
            <text:p>-13.5721449067756</text:p>
          </table:table-cell>
          <table:table-cell table:style-name="ce3" office:value-type="float" office:value="-17.1987017568411" calcext:value-type="float">
            <text:p>-1.72E+01</text:p>
          </table:table-cell>
          <table:table-cell table:style-name="ce3" office:value-type="float" office:value="-16.7426668740086" calcext:value-type="float">
            <text:p>-1.67E+01</text:p>
          </table:table-cell>
          <table:table-cell table:style-name="ce3" office:value-type="float" office:value="-15.7987992383068" calcext:value-type="float">
            <text:p>-1.58E+01</text:p>
          </table:table-cell>
        </table:table-row>
        <table:table-row table:style-name="ro1">
          <table:table-cell office:value-type="float" office:value="257039.578276886" calcext:value-type="float">
            <text:p>257040</text:p>
          </table:table-cell>
          <table:table-cell table:style-name="ce5" table:formula="of:=[.A43]/1000000" office:value-type="float" office:value="0.257039578276886" calcext:value-type="float">
            <text:p>0.26</text:p>
          </table:table-cell>
          <table:table-cell table:formula="of:=-(20-21.5*LOG10(0.5/[.B43]))" office:value-type="float" office:value="-13.7871449067756" calcext:value-type="float">
            <text:p>-13.7871449067756</text:p>
          </table:table-cell>
          <table:table-cell table:style-name="ce3" office:value-type="float" office:value="-17.399697265131" calcext:value-type="float">
            <text:p>-1.74E+01</text:p>
          </table:table-cell>
          <table:table-cell table:style-name="ce3" office:value-type="float" office:value="-16.9432694383572" calcext:value-type="float">
            <text:p>-1.69E+01</text:p>
          </table:table-cell>
          <table:table-cell table:style-name="ce3" office:value-type="float" office:value="-15.9983676129082" calcext:value-type="float">
            <text:p>-1.60E+01</text:p>
          </table:table-cell>
        </table:table-row>
        <table:table-row table:style-name="ro1">
          <table:table-cell office:value-type="float" office:value="263026.799189538" calcext:value-type="float">
            <text:p>263027</text:p>
          </table:table-cell>
          <table:table-cell table:style-name="ce5" table:formula="of:=[.A44]/1000000" office:value-type="float" office:value="0.263026799189538" calcext:value-type="float">
            <text:p>0.26</text:p>
          </table:table-cell>
          <table:table-cell table:formula="of:=-(20-21.5*LOG10(0.5/[.B44]))" office:value-type="float" office:value="-14.0021449067756" calcext:value-type="float">
            <text:p>-14.0021449067756</text:p>
          </table:table-cell>
          <table:table-cell table:style-name="ce3" office:value-type="float" office:value="-17.6002911719704" calcext:value-type="float">
            <text:p>-1.76E+01</text:p>
          </table:table-cell>
          <table:table-cell table:style-name="ce3" office:value-type="float" office:value="-17.1435304211321" calcext:value-type="float">
            <text:p>-1.71E+01</text:p>
          </table:table-cell>
          <table:table-cell table:style-name="ce3" office:value-type="float" office:value="-16.1977152433582" calcext:value-type="float">
            <text:p>-1.62E+01</text:p>
          </table:table-cell>
        </table:table-row>
        <table:table-row table:style-name="ro1">
          <table:table-cell office:value-type="float" office:value="269153.480392691" calcext:value-type="float">
            <text:p>269153</text:p>
          </table:table-cell>
          <table:table-cell table:style-name="ce5" table:formula="of:=[.A45]/1000000" office:value-type="float" office:value="0.269153480392691" calcext:value-type="float">
            <text:p>0.27</text:p>
          </table:table-cell>
          <table:table-cell table:formula="of:=-(20-21.5*LOG10(0.5/[.B45]))" office:value-type="float" office:value="-14.2171449067756" calcext:value-type="float">
            <text:p>-14.2171449067756</text:p>
          </table:table-cell>
          <table:table-cell table:style-name="ce3" office:value-type="float" office:value="-17.8004533041482" calcext:value-type="float">
            <text:p>-1.78E+01</text:p>
          </table:table-cell>
          <table:table-cell table:style-name="ce3" office:value-type="float" office:value="-17.3434204113529" calcext:value-type="float">
            <text:p>-1.73E+01</text:p>
          </table:table-cell>
          <table:table-cell table:style-name="ce3" office:value-type="float" office:value="-16.396813647676" calcext:value-type="float">
            <text:p>-1.64E+01</text:p>
          </table:table-cell>
        </table:table-row>
        <table:table-row table:style-name="ro1">
          <table:table-cell office:value-type="float" office:value="275422.870333816" calcext:value-type="float">
            <text:p>275423</text:p>
          </table:table-cell>
          <table:table-cell table:style-name="ce5" table:formula="of:=[.A46]/1000000" office:value-type="float" office:value="0.275422870333816" calcext:value-type="float">
            <text:p>0.28</text:p>
          </table:table-cell>
          <table:table-cell table:formula="of:=-(20-21.5*LOG10(0.5/[.B46]))" office:value-type="float" office:value="-14.4321449067756" calcext:value-type="float">
            <text:p>-14.4321449067756</text:p>
          </table:table-cell>
          <table:table-cell table:style-name="ce3" office:value-type="float" office:value="-18.0001539962278" calcext:value-type="float">
            <text:p>-1.80E+01</text:p>
          </table:table-cell>
          <table:table-cell table:style-name="ce3" office:value-type="float" office:value="-17.542910540941" calcext:value-type="float">
            <text:p>-1.75E+01</text:p>
          </table:table-cell>
          <table:table-cell table:style-name="ce3" office:value-type="float" office:value="-16.5956349700551" calcext:value-type="float">
            <text:p>-1.66E+01</text:p>
          </table:table-cell>
        </table:table-row>
        <table:table-row table:style-name="ro1">
          <table:table-cell office:value-type="float" office:value="281838.293126445" calcext:value-type="float">
            <text:p>281838</text:p>
          </table:table-cell>
          <table:table-cell table:style-name="ce5" table:formula="of:=[.A47]/1000000" office:value-type="float" office:value="0.281838293126445" calcext:value-type="float">
            <text:p>0.28</text:p>
          </table:table-cell>
          <table:table-cell table:formula="of:=-(20-21.5*LOG10(0.5/[.B47]))" office:value-type="float" office:value="-14.6471449067756" calcext:value-type="float">
            <text:p>-14.6471449067756</text:p>
          </table:table-cell>
          <table:table-cell table:style-name="ce3" office:value-type="float" office:value="-18.199364050779" calcext:value-type="float">
            <text:p>-1.82E+01</text:p>
          </table:table-cell>
          <table:table-cell table:style-name="ce3" office:value-type="float" office:value="-17.7419724439168" calcext:value-type="float">
            <text:p>-1.77E+01</text:p>
          </table:table-cell>
          <table:table-cell table:style-name="ce3" office:value-type="float" office:value="-16.7941519388436" calcext:value-type="float">
            <text:p>-1.68E+01</text:p>
          </table:table-cell>
        </table:table-row>
        <table:table-row table:style-name="ro1">
          <table:table-cell office:value-type="float" office:value="288403.15031266" calcext:value-type="float">
            <text:p>288403</text:p>
          </table:table-cell>
          <table:table-cell table:style-name="ce5" table:formula="of:=[.A48]/1000000" office:value-type="float" office:value="0.28840315031266" calcext:value-type="float">
            <text:p>0.29</text:p>
          </table:table-cell>
          <table:table-cell table:formula="of:=-(20-21.5*LOG10(0.5/[.B48]))" office:value-type="float" office:value="-14.8621449067756" calcext:value-type="float">
            <text:p>-14.8621449067756</text:p>
          </table:table-cell>
          <table:table-cell table:style-name="ce3" office:value-type="float" office:value="-18.3980546950303" calcext:value-type="float">
            <text:p>-1.84E+01</text:p>
          </table:table-cell>
          <table:table-cell table:style-name="ce3" office:value-type="float" office:value="-17.9405782121176" calcext:value-type="float">
            <text:p>-1.79E+01</text:p>
          </table:table-cell>
          <table:table-cell table:style-name="ce3" office:value-type="float" office:value="-16.9923378212347" calcext:value-type="float">
            <text:p>-1.70E+01</text:p>
          </table:table-cell>
        </table:table-row>
        <table:table-row table:style-name="ro1">
          <table:table-cell office:value-type="float" office:value="295120.922666638" calcext:value-type="float">
            <text:p>295121</text:p>
          </table:table-cell>
          <table:table-cell table:style-name="ce5" table:formula="of:=[.A49]/1000000" office:value-type="float" office:value="0.295120922666638" calcext:value-type="float">
            <text:p>0.30</text:p>
          </table:table-cell>
          <table:table-cell table:formula="of:=-(20-21.5*LOG10(0.5/[.B49]))" office:value-type="float" office:value="-15.0771449067756" calcext:value-type="float">
            <text:p>-15.0771449067756</text:p>
          </table:table-cell>
          <table:table-cell table:style-name="ce3" office:value-type="float" office:value="-18.5961975343206" calcext:value-type="float">
            <text:p>-1.86E+01</text:p>
          </table:table-cell>
          <table:table-cell table:style-name="ce3" office:value-type="float" office:value="-18.1387003477982" calcext:value-type="float">
            <text:p>-1.81E+01</text:p>
          </table:table-cell>
          <table:table-cell table:style-name="ce3" office:value-type="float" office:value="-17.1901663749889" calcext:value-type="float">
            <text:p>-1.72E+01</text:p>
          </table:table-cell>
        </table:table-row>
        <table:table-row table:style-name="ro1">
          <table:table-cell office:value-type="float" office:value="301995.172040201" calcext:value-type="float">
            <text:p>301995</text:p>
          </table:table-cell>
          <table:table-cell table:style-name="ce5" table:formula="of:=[.A50]/1000000" office:value-type="float" office:value="0.301995172040201" calcext:value-type="float">
            <text:p>0.30</text:p>
          </table:table-cell>
          <table:table-cell table:formula="of:=-(20-21.5*LOG10(0.5/[.B50]))" office:value-type="float" office:value="-15.2921449067756" calcext:value-type="float">
            <text:p>-15.2921449067756</text:p>
          </table:table-cell>
          <table:table-cell table:style-name="ce3" office:value-type="float" office:value="-18.7937645027444" calcext:value-type="float">
            <text:p>-1.88E+01</text:p>
          </table:table-cell>
          <table:table-cell table:style-name="ce3" office:value-type="float" office:value="-18.3363117134694" calcext:value-type="float">
            <text:p>-1.83E+01</text:p>
          </table:table-cell>
          <table:table-cell table:style-name="ce3" office:value-type="float" office:value="-17.3876117975315" calcext:value-type="float">
            <text:p>-1.74E+01</text:p>
          </table:table-cell>
        </table:table-row>
        <table:table-row table:style-name="ro1">
          <table:table-cell office:value-type="float" office:value="309029.543251359" calcext:value-type="float">
            <text:p>309030</text:p>
          </table:table-cell>
          <table:table-cell table:style-name="ce5" table:formula="of:=[.A51]/1000000" office:value-type="float" office:value="0.309029543251359" calcext:value-type="float">
            <text:p>0.31</text:p>
          </table:table-cell>
          <table:table-cell table:formula="of:=-(20-21.5*LOG10(0.5/[.B51]))" office:value-type="float" office:value="-15.5071449067756" calcext:value-type="float">
            <text:p>-15.5071449067756</text:p>
          </table:table-cell>
          <table:table-cell table:style-name="ce3" office:value-type="float" office:value="-18.9907278114015" calcext:value-type="float">
            <text:p>-1.90E+01</text:p>
          </table:table-cell>
          <table:table-cell table:style-name="ce3" office:value-type="float" office:value="-18.5333854793962" calcext:value-type="float">
            <text:p>-1.85E+01</text:p>
          </table:table-cell>
          <table:table-cell table:style-name="ce3" office:value-type="float" office:value="-17.5846486727816" calcext:value-type="float">
            <text:p>-1.76E+01</text:p>
          </table:table-cell>
        </table:table-row>
        <table:table-row table:style-name="ro1">
          <table:table-cell office:value-type="float" office:value="316227.766016838" calcext:value-type="float">
            <text:p>316228</text:p>
          </table:table-cell>
          <table:table-cell table:style-name="ce5" table:formula="of:=[.A52]/1000000" office:value-type="float" office:value="0.316227766016838" calcext:value-type="float">
            <text:p>0.32</text:p>
          </table:table-cell>
          <table:table-cell table:formula="of:=-(20-21.5*LOG10(0.5/[.B52]))" office:value-type="float" office:value="-15.7221449067756" calcext:value-type="float">
            <text:p>-15.7221449067756</text:p>
          </table:table-cell>
          <table:table-cell table:style-name="ce3" office:value-type="float" office:value="-19.1870598946768" calcext:value-type="float">
            <text:p>-1.92E+01</text:p>
          </table:table-cell>
          <table:table-cell table:style-name="ce3" office:value-type="float" office:value="-18.7298950691218" calcext:value-type="float">
            <text:p>-1.87E+01</text:p>
          </table:table-cell>
          <table:table-cell table:style-name="ce3" office:value-type="float" office:value="-17.7812519160604" calcext:value-type="float">
            <text:p>-1.78E+01</text:p>
          </table:table-cell>
        </table:table-row>
        <table:table-row table:style-name="ro1">
          <table:table-cell office:value-type="float" office:value="323593.656929628" calcext:value-type="float">
            <text:p>323594</text:p>
          </table:table-cell>
          <table:table-cell table:style-name="ce5" table:formula="of:=[.A53]/1000000" office:value-type="float" office:value="0.323593656929628" calcext:value-type="float">
            <text:p>0.32</text:p>
          </table:table-cell>
          <table:table-cell table:formula="of:=-(20-21.5*LOG10(0.5/[.B53]))" office:value-type="float" office:value="-15.9371449067756" calcext:value-type="float">
            <text:p>-15.9371449067756</text:p>
          </table:table-cell>
          <table:table-cell table:style-name="ce3" office:value-type="float" office:value="-19.3827333549878" calcext:value-type="float">
            <text:p>-1.94E+01</text:p>
          </table:table-cell>
          <table:table-cell table:style-name="ce3" office:value-type="float" office:value="-18.9258141034412" calcext:value-type="float">
            <text:p>-1.89E+01</text:p>
          </table:table-cell>
          <table:table-cell table:style-name="ce3" office:value-type="float" office:value="-17.9773967174441" calcext:value-type="float">
            <text:p>-1.80E+01</text:p>
          </table:table-cell>
        </table:table-row>
        <table:table-row table:style-name="ro1">
          <table:table-cell office:value-type="float" office:value="331131.121482591" calcext:value-type="float">
            <text:p>331131</text:p>
          </table:table-cell>
          <table:table-cell table:style-name="ce5" table:formula="of:=[.A54]/1000000" office:value-type="float" office:value="0.331131121482591" calcext:value-type="float">
            <text:p>0.33</text:p>
          </table:table-cell>
          <table:table-cell table:formula="of:=-(20-21.5*LOG10(0.5/[.B54]))" office:value-type="float" office:value="-16.1521449067756" calcext:value-type="float">
            <text:p>-16.1521449067756</text:p>
          </table:table-cell>
          <table:table-cell table:style-name="ce3" office:value-type="float" office:value="-19.5777209064304" calcext:value-type="float">
            <text:p>-1.96E+01</text:p>
          </table:table-cell>
          <table:table-cell table:style-name="ce3" office:value-type="float" office:value="-19.1211163432299" calcext:value-type="float">
            <text:p>-1.91E+01</text:p>
          </table:table-cell>
          <table:table-cell table:style-name="ce3" office:value-type="float" office:value="-18.1730584839111" calcext:value-type="float">
            <text:p>-1.82E+01</text:p>
          </table:table-cell>
        </table:table-row>
        <table:table-row table:style-name="ro1">
          <table:table-cell office:value-type="float" office:value="338844.156139202" calcext:value-type="float">
            <text:p>338844</text:p>
          </table:table-cell>
          <table:table-cell table:style-name="ce5" table:formula="of:=[.A55]/1000000" office:value-type="float" office:value="0.338844156139202" calcext:value-type="float">
            <text:p>0.34</text:p>
          </table:table-cell>
          <table:table-cell table:formula="of:=-(20-21.5*LOG10(0.5/[.B55]))" office:value-type="float" office:value="-16.3671449067756" calcext:value-type="float">
            <text:p>-16.3671449067756</text:p>
          </table:table-cell>
          <table:table-cell table:style-name="ce3" office:value-type="float" office:value="-19.7719953177573" calcext:value-type="float">
            <text:p>-1.98E+01</text:p>
          </table:table-cell>
          <table:table-cell table:style-name="ce3" office:value-type="float" office:value="-19.3157756315245" calcext:value-type="float">
            <text:p>-1.93E+01</text:p>
          </table:table-cell>
          <table:table-cell table:style-name="ce3" office:value-type="float" office:value="-18.368212780645" calcext:value-type="float">
            <text:p>-1.84E+01</text:p>
          </table:table-cell>
        </table:table-row>
        <table:table-row table:style-name="ro1">
          <table:table-cell office:value-type="float" office:value="346736.850452531" calcext:value-type="float">
            <text:p>346737</text:p>
          </table:table-cell>
          <table:table-cell table:style-name="ce5" table:formula="of:=[.A56]/1000000" office:value-type="float" office:value="0.346736850452531" calcext:value-type="float">
            <text:p>0.35</text:p>
          </table:table-cell>
          <table:table-cell table:formula="of:=-(20-21.5*LOG10(0.5/[.B56]))" office:value-type="float" office:value="-16.5821449067756" calcext:value-type="float">
            <text:p>-16.5821449067756</text:p>
          </table:table-cell>
          <table:table-cell table:style-name="ce3" office:value-type="float" office:value="-19.9655293551215" calcext:value-type="float">
            <text:p>-2.00E+01</text:p>
          </table:table-cell>
          <table:table-cell table:style-name="ce3" office:value-type="float" office:value="-19.5097658352565" calcext:value-type="float">
            <text:p>-1.95E+01</text:p>
          </table:table-cell>
          <table:table-cell table:style-name="ce3" office:value-type="float" office:value="-18.5628352718256" calcext:value-type="float">
            <text:p>-1.86E+01</text:p>
          </table:table-cell>
        </table:table-row>
        <table:table-row table:style-name="ro1">
          <table:table-cell office:value-type="float" office:value="354813.389233575" calcext:value-type="float">
            <text:p>354813</text:p>
          </table:table-cell>
          <table:table-cell table:style-name="ce5" table:formula="of:=[.A57]/1000000" office:value-type="float" office:value="0.354813389233575" calcext:value-type="float">
            <text:p>0.35</text:p>
          </table:table-cell>
          <table:table-cell table:formula="of:=-(20-21.5*LOG10(0.5/[.B57]))" office:value-type="float" office:value="-16.7971449067756" calcext:value-type="float">
            <text:p>-16.7971449067756</text:p>
          </table:table-cell>
          <table:table-cell table:style-name="ce3" office:value-type="float" office:value="-20.1582957249979" calcext:value-type="float">
            <text:p>-2.02E+01</text:p>
          </table:table-cell>
          <table:table-cell table:style-name="ce3" office:value-type="float" office:value="-19.7030607870295" calcext:value-type="float">
            <text:p>-1.97E+01</text:p>
          </table:table-cell>
          <table:table-cell table:style-name="ce3" office:value-type="float" office:value="-18.7569016612444" calcext:value-type="float">
            <text:p>-1.88E+01</text:p>
          </table:table-cell>
        </table:table-row>
        <table:table-row table:style-name="ro1">
          <table:table-cell office:value-type="float" office:value="363078.054770101" calcext:value-type="float">
            <text:p>363078</text:p>
          </table:table-cell>
          <table:table-cell table:style-name="ce5" table:formula="of:=[.A58]/1000000" office:value-type="float" office:value="0.363078054770101" calcext:value-type="float">
            <text:p>0.36</text:p>
          </table:table-cell>
          <table:table-cell table:formula="of:=-(20-21.5*LOG10(0.5/[.B58]))" office:value-type="float" office:value="-17.0121449067756" calcext:value-type="float">
            <text:p>-17.0121449067756</text:p>
          </table:table-cell>
          <table:table-cell table:style-name="ce3" office:value-type="float" office:value="-20.3502670177212" calcext:value-type="float">
            <text:p>-2.04E+01</text:p>
          </table:table-cell>
          <table:table-cell table:style-name="ce3" office:value-type="float" office:value="-19.8956342273282" calcext:value-type="float">
            <text:p>-1.99E+01</text:p>
          </table:table-cell>
          <table:table-cell table:style-name="ce3" office:value-type="float" office:value="-18.950387633084" calcext:value-type="float">
            <text:p>-1.90E+01</text:p>
          </table:table-cell>
        </table:table-row>
        <table:table-row table:style-name="ro1">
          <table:table-cell office:value-type="float" office:value="371535.229097172" calcext:value-type="float">
            <text:p>371535</text:p>
          </table:table-cell>
          <table:table-cell table:style-name="ce5" table:formula="of:=[.A59]/1000000" office:value-type="float" office:value="0.371535229097172" calcext:value-type="float">
            <text:p>0.37</text:p>
          </table:table-cell>
          <table:table-cell table:formula="of:=-(20-21.5*LOG10(0.5/[.B59]))" office:value-type="float" office:value="-17.2271449067756" calcext:value-type="float">
            <text:p>-17.2271449067756</text:p>
          </table:table-cell>
          <table:table-cell table:style-name="ce3" office:value-type="float" office:value="-20.5414156520208" calcext:value-type="float">
            <text:p>-2.05E+01</text:p>
          </table:table-cell>
          <table:table-cell table:style-name="ce3" office:value-type="float" office:value="-20.0874597475275" calcext:value-type="float">
            <text:p>-2.01E+01</text:p>
          </table:table-cell>
          <table:table-cell table:style-name="ce3" office:value-type="float" office:value="-19.1432687931596" calcext:value-type="float">
            <text:p>-1.91E+01</text:p>
          </table:table-cell>
        </table:table-row>
        <table:table-row table:style-name="ro1">
          <table:table-cell office:value-type="float" office:value="380189.396320561" calcext:value-type="float">
            <text:p>380189</text:p>
          </table:table-cell>
          <table:table-cell table:style-name="ce5" table:formula="of:=[.A60]/1000000" office:value-type="float" office:value="0.380189396320561" calcext:value-type="float">
            <text:p>0.38</text:p>
          </table:table-cell>
          <table:table-cell table:formula="of:=-(20-21.5*LOG10(0.5/[.B60]))" office:value-type="float" office:value="-17.4421449067756" calcext:value-type="float">
            <text:p>-17.4421449067756</text:p>
          </table:table-cell>
          <table:table-cell table:style-name="ce3" office:value-type="float" office:value="-20.7317138209425" calcext:value-type="float">
            <text:p>-2.07E+01</text:p>
          </table:table-cell>
          <table:table-cell table:style-name="ce3" office:value-type="float" office:value="-20.2785107340439" calcext:value-type="float">
            <text:p>-2.03E+01</text:p>
          </table:table-cell>
          <table:table-cell table:style-name="ce3" office:value-type="float" office:value="-19.3355206109186" calcext:value-type="float">
            <text:p>-1.93E+01</text:p>
          </table:table-cell>
        </table:table-row>
        <table:table-row table:style-name="ro1">
          <table:table-cell office:value-type="float" office:value="389045.14499428" calcext:value-type="float">
            <text:p>389045</text:p>
          </table:table-cell>
          <table:table-cell table:style-name="ce5" table:formula="of:=[.A61]/1000000" office:value-type="float" office:value="0.38904514499428" calcext:value-type="float">
            <text:p>0.39</text:p>
          </table:table-cell>
          <table:table-cell table:formula="of:=-(20-21.5*LOG10(0.5/[.B61]))" office:value-type="float" office:value="-17.6571449067756" calcext:value-type="float">
            <text:p>-17.6571449067756</text:p>
          </table:table-cell>
          <table:table-cell table:style-name="ce3" office:value-type="float" office:value="-20.9211334395602" calcext:value-type="float">
            <text:p>-2.09E+01</text:p>
          </table:table-cell>
          <table:table-cell table:style-name="ce3" office:value-type="float" office:value="-20.4687603140079" calcext:value-type="float">
            <text:p>-2.05E+01</text:p>
          </table:table-cell>
          <table:table-cell table:style-name="ce3" office:value-type="float" office:value="-19.5271183625044" calcext:value-type="float">
            <text:p>-1.95E+01</text:p>
          </table:table-cell>
        </table:table-row>
        <table:table-row table:style-name="ro1">
          <table:table-cell office:value-type="float" office:value="398107.170553497" calcext:value-type="float">
            <text:p>398107</text:p>
          </table:table-cell>
          <table:table-cell table:style-name="ce5" table:formula="of:=[.A62]/1000000" office:value-type="float" office:value="0.398107170553497" calcext:value-type="float">
            <text:p>0.40</text:p>
          </table:table-cell>
          <table:table-cell table:formula="of:=-(20-21.5*LOG10(0.5/[.B62]))" office:value-type="float" office:value="-17.8721449067756" calcext:value-type="float">
            <text:p>-17.8721449067756</text:p>
          </table:table-cell>
          <table:table-cell table:style-name="ce3" office:value-type="float" office:value="-21.1096460947959" calcext:value-type="float">
            <text:p>-2.11E+01</text:p>
          </table:table-cell>
          <table:table-cell table:style-name="ce3" office:value-type="float" office:value="-20.6581813027555" calcext:value-type="float">
            <text:p>-2.07E+01</text:p>
          </table:table-cell>
          <table:table-cell table:style-name="ce3" office:value-type="float" office:value="-19.7180370751412" calcext:value-type="float">
            <text:p>-1.97E+01</text:p>
          </table:table-cell>
        </table:table-row>
        <table:table-row table:style-name="ro1">
          <table:table-cell office:value-type="float" office:value="407380.277804112" calcext:value-type="float">
            <text:p>407380</text:p>
          </table:table-cell>
          <table:table-cell table:style-name="ce5" table:formula="of:=[.A63]/1000000" office:value-type="float" office:value="0.407380277804112" calcext:value-type="float">
            <text:p>0.41</text:p>
          </table:table-cell>
          <table:table-cell table:formula="of:=-(20-21.5*LOG10(0.5/[.B63]))" office:value-type="float" office:value="-18.0871449067756" calcext:value-type="float">
            <text:p>-18.0871449067756</text:p>
          </table:table-cell>
          <table:table-cell table:style-name="ce3" office:value-type="float" office:value="-21.2972229977508" calcext:value-type="float">
            <text:p>-2.13E+01</text:p>
          </table:table-cell>
          <table:table-cell table:style-name="ce3" office:value-type="float" office:value="-20.8467461534809" calcext:value-type="float">
            <text:p>-2.08E+01</text:p>
          </table:table-cell>
          <table:table-cell table:style-name="ce3" office:value-type="float" office:value="-19.908251473114" calcext:value-type="float">
            <text:p>-1.99E+01</text:p>
          </table:table-cell>
        </table:table-row>
        <table:table-row table:style-name="ro1">
          <table:table-cell office:value-type="float" office:value="416869.383470335" calcext:value-type="float">
            <text:p>416869</text:p>
          </table:table-cell>
          <table:table-cell table:style-name="ce5" table:formula="of:=[.A64]/1000000" office:value-type="float" office:value="0.416869383470335" calcext:value-type="float">
            <text:p>0.42</text:p>
          </table:table-cell>
          <table:table-cell table:formula="of:=-(20-21.5*LOG10(0.5/[.B64]))" office:value-type="float" office:value="-18.3021449067756" calcext:value-type="float">
            <text:p>-18.3021449067756</text:p>
          </table:table-cell>
          <table:table-cell table:style-name="ce3" office:value-type="float" office:value="-21.4838349388222" calcext:value-type="float">
            <text:p>-2.15E+01</text:p>
          </table:table-cell>
          <table:table-cell table:style-name="ce3" office:value-type="float" office:value="-21.0344269093385" calcext:value-type="float">
            <text:p>-2.10E+01</text:p>
          </table:table-cell>
          <table:table-cell table:style-name="ce3" office:value-type="float" office:value="-20.0977359255777" calcext:value-type="float">
            <text:p>-2.01E+01</text:p>
          </table:table-cell>
        </table:table-row>
        <table:table-row table:style-name="ro1">
          <table:table-cell office:value-type="float" office:value="426579.518801592" calcext:value-type="float">
            <text:p>426580</text:p>
          </table:table-cell>
          <table:table-cell table:style-name="ce5" table:formula="of:=[.A65]/1000000" office:value-type="float" office:value="0.426579518801592" calcext:value-type="float">
            <text:p>0.43</text:p>
          </table:table-cell>
          <table:table-cell table:formula="of:=-(20-21.5*LOG10(0.5/[.B65]))" office:value-type="float" office:value="-18.5171449067756" calcext:value-type="float">
            <text:p>-18.5171449067756</text:p>
          </table:table-cell>
          <table:table-cell table:style-name="ce3" office:value-type="float" office:value="-21.6694522459556" calcext:value-type="float">
            <text:p>-2.17E+01</text:p>
          </table:table-cell>
          <table:table-cell table:style-name="ce3" office:value-type="float" office:value="-21.2211951582898" calcext:value-type="float">
            <text:p>-2.12E+01</text:p>
          </table:table-cell>
          <table:table-cell table:style-name="ce3" office:value-type="float" office:value="-20.28646439645" calcext:value-type="float">
            <text:p>-2.03E+01</text:p>
          </table:table-cell>
        </table:table-row>
        <table:table-row table:style-name="ro1">
          <table:table-cell office:value-type="float" office:value="436515.832240165" calcext:value-type="float">
            <text:p>436516</text:p>
          </table:table-cell>
          <table:table-cell table:style-name="ce5" table:formula="of:=[.A66]/1000000" office:value-type="float" office:value="0.436515832240165" calcext:value-type="float">
            <text:p>0.44</text:p>
          </table:table-cell>
          <table:table-cell table:formula="of:=-(20-21.5*LOG10(0.5/[.B66]))" office:value-type="float" office:value="-18.7321449067756" calcext:value-type="float">
            <text:p>-18.7321449067756</text:p>
          </table:table-cell>
          <table:table-cell table:style-name="ce3" office:value-type="float" office:value="-21.8540447463531" calcext:value-type="float">
            <text:p>-2.19E+01</text:p>
          </table:table-cell>
          <table:table-cell table:style-name="ce3" office:value-type="float" office:value="-21.4070219909955" calcext:value-type="float">
            <text:p>-2.14E+01</text:p>
          </table:table-cell>
          <table:table-cell table:style-name="ce3" office:value-type="float" office:value="-20.4744103966163" calcext:value-type="float">
            <text:p>-2.05E+01</text:p>
          </table:table-cell>
        </table:table-row>
        <table:table-row table:style-name="ro1">
          <table:table-cell office:value-type="float" office:value="446683.592150962" calcext:value-type="float">
            <text:p>446684</text:p>
          </table:table-cell>
          <table:table-cell table:style-name="ce5" table:formula="of:=[.A67]/1000000" office:value-type="float" office:value="0.446683592150962" calcext:value-type="float">
            <text:p>0.45</text:p>
          </table:table-cell>
          <table:table-cell table:formula="of:=-(20-21.5*LOG10(0.5/[.B67]))" office:value-type="float" office:value="-18.9471449067756" calcext:value-type="float">
            <text:p>-18.9471449067756</text:p>
          </table:table-cell>
          <table:table-cell table:style-name="ce3" office:value-type="float" office:value="-22.0375817318506" calcext:value-type="float">
            <text:p>-2.20E+01</text:p>
          </table:table-cell>
          <table:table-cell table:style-name="ce3" office:value-type="float" office:value="-21.5918779619633" calcext:value-type="float">
            <text:p>-2.16E+01</text:p>
          </table:table-cell>
          <table:table-cell table:style-name="ce3" office:value-type="float" office:value="-20.6615469386333" calcext:value-type="float">
            <text:p>-2.07E+01</text:p>
          </table:table-cell>
        </table:table-row>
        <table:table-row table:style-name="ro1">
          <table:table-cell office:value-type="float" office:value="457088.189614874" calcext:value-type="float">
            <text:p>457088</text:p>
          </table:table-cell>
          <table:table-cell table:style-name="ce5" table:formula="of:=[.A68]/1000000" office:value-type="float" office:value="0.457088189614874" calcext:value-type="float">
            <text:p>0.46</text:p>
          </table:table-cell>
          <table:table-cell table:formula="of:=-(20-21.5*LOG10(0.5/[.B68]))" office:value-type="float" office:value="-19.1621449067756" calcext:value-type="float">
            <text:p>-19.1621449067756</text:p>
          </table:table-cell>
          <table:table-cell table:style-name="ce3" office:value-type="float" office:value="-22.2200319283343" calcext:value-type="float">
            <text:p>-2.22E+01</text:p>
          </table:table-cell>
          <table:table-cell table:style-name="ce3" office:value-type="float" office:value="-21.7757330542736" calcext:value-type="float">
            <text:p>-2.18E+01</text:p>
          </table:table-cell>
          <table:table-cell table:style-name="ce3" office:value-type="float" office:value="-20.8478464941907" calcext:value-type="float">
            <text:p>-2.08E+01</text:p>
          </table:table-cell>
        </table:table-row>
        <table:table-row table:style-name="ro1">
          <table:table-cell office:value-type="float" office:value="467735.141287197" calcext:value-type="float">
            <text:p>467735</text:p>
          </table:table-cell>
          <table:table-cell table:style-name="ce5" table:formula="of:=[.A69]/1000000" office:value-type="float" office:value="0.467735141287197" calcext:value-type="float">
            <text:p>0.47</text:p>
          </table:table-cell>
          <table:table-cell table:formula="of:=-(20-21.5*LOG10(0.5/[.B69]))" office:value-type="float" office:value="-19.3771449067756" calcext:value-type="float">
            <text:p>-19.3771449067756</text:p>
          </table:table-cell>
          <table:table-cell table:style-name="ce3" office:value-type="float" office:value="-22.4013634693641" calcext:value-type="float">
            <text:p>-2.24E+01</text:p>
          </table:table-cell>
          <table:table-cell table:style-name="ce3" office:value-type="float" office:value="-21.9585566480687" calcext:value-type="float">
            <text:p>-2.20E+01</text:p>
          </table:table-cell>
          <table:table-cell table:style-name="ce3" office:value-type="float" office:value="-21.0332809544847" calcext:value-type="float">
            <text:p>-2.10E+01</text:p>
          </table:table-cell>
        </table:table-row>
        <table:table-row table:style-name="ro1">
          <table:table-cell office:value-type="float" office:value="478630.092322637" calcext:value-type="float">
            <text:p>478630</text:p>
          </table:table-cell>
          <table:table-cell table:style-name="ce5" table:formula="of:=[.A70]/1000000" office:value-type="float" office:value="0.478630092322637" calcext:value-type="float">
            <text:p>0.48</text:p>
          </table:table-cell>
          <table:table-cell table:formula="of:=-(20-21.5*LOG10(0.5/[.B70]))" office:value-type="float" office:value="-19.5921449067756" calcext:value-type="float">
            <text:p>-19.5921449067756</text:p>
          </table:table-cell>
          <table:table-cell table:style-name="ce3" office:value-type="float" office:value="-22.5815438743115" calcext:value-type="float">
            <text:p>-2.26E+01</text:p>
          </table:table-cell>
          <table:table-cell table:style-name="ce3" office:value-type="float" office:value="-22.1403174930621" calcext:value-type="float">
            <text:p>-2.21E+01</text:p>
          </table:table-cell>
          <table:table-cell table:style-name="ce3" office:value-type="float" office:value="-21.2178215937295" calcext:value-type="float">
            <text:p>-2.12E+01</text:p>
          </table:table-cell>
        </table:table-row>
        <table:table-row table:style-name="ro1">
          <table:table-cell office:value-type="float" office:value="489778.819368445" calcext:value-type="float">
            <text:p>489779</text:p>
          </table:table-cell>
          <table:table-cell table:style-name="ce5" table:formula="of:=[.A71]/1000000" office:value-type="float" office:value="0.489778819368445" calcext:value-type="float">
            <text:p>0.49</text:p>
          </table:table-cell>
          <table:table-cell table:formula="of:=-(20-21.5*LOG10(0.5/[.B71]))" office:value-type="float" office:value="-19.8071449067756" calcext:value-type="float">
            <text:p>-19.8071449067756</text:p>
          </table:table-cell>
          <table:table-cell table:style-name="ce3" office:value-type="float" office:value="-22.760540031179" calcext:value-type="float">
            <text:p>-2.28E+01</text:p>
          </table:table-cell>
          <table:table-cell table:style-name="ce3" office:value-type="float" office:value="-22.3209836852873" calcext:value-type="float">
            <text:p>-2.23E+01</text:p>
          </table:table-cell>
          <table:table-cell table:style-name="ce3" office:value-type="float" office:value="-21.401439035979" calcext:value-type="float">
            <text:p>-2.14E+01</text:p>
          </table:table-cell>
        </table:table-row>
        <table:table-row table:style-name="ro1">
          <table:table-cell office:value-type="float" office:value="501187.233627271" calcext:value-type="float">
            <text:p>501187</text:p>
          </table:table-cell>
          <table:table-cell table:style-name="ce5" table:formula="of:=[.A72]/1000000" office:value-type="float" office:value="0.501187233627271" calcext:value-type="float">
            <text:p>0.50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2.9383181843756" calcext:value-type="float">
            <text:p>-2.29E+01</text:p>
          </table:table-cell>
          <table:table-cell table:style-name="ce3" office:value-type="float" office:value="-22.5005226482775" calcext:value-type="float">
            <text:p>-2.25E+01</text:p>
          </table:table-cell>
          <table:table-cell table:style-name="ce3" office:value-type="float" office:value="-21.5841032254403" calcext:value-type="float">
            <text:p>-2.16E+01</text:p>
          </table:table-cell>
        </table:table-row>
        <table:table-row table:style-name="ro1">
          <table:table-cell office:value-type="float" office:value="512861.383991364" calcext:value-type="float">
            <text:p>512861</text:p>
          </table:table-cell>
          <table:table-cell table:style-name="ce5" table:formula="of:=[.A73]/1000000" office:value-type="float" office:value="0.512861383991364" calcext:value-type="float">
            <text:p>0.51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1148439275903" calcext:value-type="float">
            <text:p>-2.31E+01</text:p>
          </table:table-cell>
          <table:table-cell table:style-name="ce3" office:value-type="float" office:value="-22.6789011188918" calcext:value-type="float">
            <text:p>-2.27E+01</text:p>
          </table:table-cell>
          <table:table-cell table:style-name="ce3" office:value-type="float" office:value="-21.7657834004782" calcext:value-type="float">
            <text:p>-2.18E+01</text:p>
          </table:table-cell>
        </table:table-row>
        <table:table-row table:style-name="ro1">
          <table:table-cell office:value-type="float" office:value="524807.460249771" calcext:value-type="float">
            <text:p>524807</text:p>
          </table:table-cell>
          <table:table-cell table:style-name="ce5" table:formula="of:=[.A74]/1000000" office:value-type="float" office:value="0.524807460249771" calcext:value-type="float">
            <text:p>0.52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2900822019607" calcext:value-type="float">
            <text:p>-2.33E+01</text:p>
          </table:table-cell>
          <table:table-cell table:style-name="ce3" office:value-type="float" office:value="-22.8560851379594" calcext:value-type="float">
            <text:p>-2.29E+01</text:p>
          </table:table-cell>
          <table:table-cell table:style-name="ce3" office:value-type="float" office:value="-21.9464480714503" calcext:value-type="float">
            <text:p>-2.19E+01</text:p>
          </table:table-cell>
        </table:table-row>
        <table:table-row table:style-name="ro1">
          <table:table-cell office:value-type="float" office:value="537031.796370251" calcext:value-type="float">
            <text:p>537032</text:p>
          </table:table-cell>
          <table:table-cell table:style-name="ce5" table:formula="of:=[.A75]/1000000" office:value-type="float" office:value="0.537031796370251" calcext:value-type="float">
            <text:p>0.54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4639972997149" calcext:value-type="float">
            <text:p>-2.35E+01</text:p>
          </table:table-cell>
          <table:table-cell table:style-name="ce3" office:value-type="float" office:value="-23.0320400459168" calcext:value-type="float">
            <text:p>-2.30E+01</text:p>
          </table:table-cell>
          <table:table-cell table:style-name="ce3" office:value-type="float" office:value="-22.1260650025749" calcext:value-type="float">
            <text:p>-2.21E+01</text:p>
          </table:table-cell>
        </table:table-row>
        <table:table-row table:style-name="ro1">
          <table:table-cell office:value-type="float" office:value="549540.873857623" calcext:value-type="float">
            <text:p>549541</text:p>
          </table:table-cell>
          <table:table-cell table:style-name="ce5" table:formula="of:=[.A76]/1000000" office:value-type="float" office:value="0.549540873857623" calcext:value-type="float">
            <text:p>0.55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6365528733957" calcext:value-type="float">
            <text:p>-2.36E+01</text:p>
          </table:table-cell>
          <table:table-cell table:style-name="ce3" office:value-type="float" office:value="-23.2067304836082" calcext:value-type="float">
            <text:p>-2.32E+01</text:p>
          </table:table-cell>
          <table:table-cell table:style-name="ce3" office:value-type="float" office:value="-22.3046011979761" calcext:value-type="float">
            <text:p>-2.23E+01</text:p>
          </table:table-cell>
        </table:table-row>
        <table:table-row table:style-name="ro1">
          <table:table-cell office:value-type="float" office:value="562341.325190348" calcext:value-type="float">
            <text:p>562341</text:p>
          </table:table-cell>
          <table:table-cell table:style-name="ce5" table:formula="of:=[.A77]/1000000" office:value-type="float" office:value="0.562341325190348" calcext:value-type="float">
            <text:p>0.56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8077119507982" calcext:value-type="float">
            <text:p>-2.38E+01</text:p>
          </table:table-cell>
          <table:table-cell table:style-name="ce3" office:value-type="float" office:value="-23.380120398371" calcext:value-type="float">
            <text:p>-2.34E+01</text:p>
          </table:table-cell>
          <table:table-cell table:style-name="ce3" office:value-type="float" office:value="-22.4820228920735" calcext:value-type="float">
            <text:p>-2.25E+01</text:p>
          </table:table-cell>
        </table:table-row>
        <table:table-row table:style-name="ro1">
          <table:table-cell office:value-type="float" office:value="575439.937337156" calcext:value-type="float">
            <text:p>575440</text:p>
          </table:table-cell>
          <table:table-cell table:style-name="ce5" table:formula="of:=[.A78]/1000000" office:value-type="float" office:value="0.575439937337156" calcext:value-type="float">
            <text:p>0.58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3.9774369557506" calcext:value-type="float">
            <text:p>-2.40E+01</text:p>
          </table:table-cell>
          <table:table-cell table:style-name="ce3" office:value-type="float" office:value="-23.5521730555634" calcext:value-type="float">
            <text:p>-2.36E+01</text:p>
          </table:table-cell>
          <table:table-cell table:style-name="ce3" office:value-type="float" office:value="-22.6582955444797" calcext:value-type="float">
            <text:p>-2.27E+01</text:p>
          </table:table-cell>
        </table:table-row>
        <table:table-row table:style-name="ro1">
          <table:table-cell office:value-type="float" office:value="588843.655355588" calcext:value-type="float">
            <text:p>588844</text:p>
          </table:table-cell>
          <table:table-cell table:style-name="ce5" table:formula="of:=[.A79]/1000000" office:value-type="float" office:value="0.588843655355588" calcext:value-type="float">
            <text:p>0.59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1456897347543" calcext:value-type="float">
            <text:p>-2.41E+01</text:p>
          </table:table-cell>
          <table:table-cell table:style-name="ce3" office:value-type="float" office:value="-23.7228510556288" calcext:value-type="float">
            <text:p>-2.37E+01</text:p>
          </table:table-cell>
          <table:table-cell table:style-name="ce3" office:value-type="float" office:value="-22.8333838395363" calcext:value-type="float">
            <text:p>-2.28E+01</text:p>
          </table:table-cell>
        </table:table-row>
        <table:table-row table:style-name="ro1">
          <table:table-cell office:value-type="float" office:value="602559.586074356" calcext:value-type="float">
            <text:p>602560</text:p>
          </table:table-cell>
          <table:table-cell table:style-name="ce5" table:formula="of:=[.A80]/1000000" office:value-type="float" office:value="0.602559586074356" calcext:value-type="float">
            <text:p>0.60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3124315895815" calcext:value-type="float">
            <text:p>-2.43E+01</text:p>
          </table:table-cell>
          <table:table-cell table:style-name="ce3" office:value-type="float" office:value="-23.8921163567836" calcext:value-type="float">
            <text:p>-2.39E+01</text:p>
          </table:table-cell>
          <table:table-cell table:style-name="ce3" office:value-type="float" office:value="-23.0072516906532" calcext:value-type="float">
            <text:p>-2.30E+01</text:p>
          </table:table-cell>
        </table:table-row>
        <table:table-row table:style-name="ro1">
          <table:table-cell office:value-type="float" office:value="616595.001861481" calcext:value-type="float">
            <text:p>616595</text:p>
          </table:table-cell>
          <table:table-cell table:style-name="ce5" table:formula="of:=[.A81]/1000000" office:value-type="float" office:value="0.616595001861481" calcext:value-type="float">
            <text:p>0.62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4776233158155" calcext:value-type="float">
            <text:p>-2.45E+01</text:p>
          </table:table-cell>
          <table:table-cell table:style-name="ce3" office:value-type="float" office:value="-24.0599303034281" calcext:value-type="float">
            <text:p>-2.41E+01</text:p>
          </table:table-cell>
          <table:table-cell table:style-name="ce3" office:value-type="float" office:value="-23.1798622495542" calcext:value-type="float">
            <text:p>-2.32E+01</text:p>
          </table:table-cell>
        </table:table-row>
        <table:table-row table:style-name="ro1">
          <table:table-cell office:value-type="float" office:value="630957.344480192" calcext:value-type="float">
            <text:p>630957</text:p>
          </table:table-cell>
          <table:table-cell table:style-name="ce5" table:formula="of:=[.A82]/1000000" office:value-type="float" office:value="0.630957344480192" calcext:value-type="float">
            <text:p>0.63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6412252473539" calcext:value-type="float">
            <text:p>-2.46E+01</text:p>
          </table:table-cell>
          <table:table-cell table:style-name="ce3" office:value-type="float" office:value="-24.226253660289" calcext:value-type="float">
            <text:p>-2.42E+01</text:p>
          </table:table-cell>
          <table:table-cell table:style-name="ce3" office:value-type="float" office:value="-23.3511779205983" calcext:value-type="float">
            <text:p>-2.34E+01</text:p>
          </table:table-cell>
        </table:table-row>
        <table:table-row table:style-name="ro1">
          <table:table-cell office:value-type="float" office:value="645654.229034654" calcext:value-type="float">
            <text:p>645654</text:p>
          </table:table-cell>
          <table:table-cell table:style-name="ce5" table:formula="of:=[.A83]/1000000" office:value-type="float" office:value="0.645654229034654" calcext:value-type="float">
            <text:p>0.65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8031973067703" calcext:value-type="float">
            <text:p>-2.48E+01</text:p>
          </table:table-cell>
          <table:table-cell table:style-name="ce3" office:value-type="float" office:value="-24.391046652345" calcext:value-type="float">
            <text:p>-2.44E+01</text:p>
          </table:table-cell>
          <table:table-cell table:style-name="ce3" office:value-type="float" office:value="-23.5211603802314" calcext:value-type="float">
            <text:p>-2.35E+01</text:p>
          </table:table-cell>
        </table:table-row>
        <table:table-row table:style-name="ro1">
          <table:table-cell office:value-type="float" office:value="660693.448007594" calcext:value-type="float">
            <text:p>660693</text:p>
          </table:table-cell>
          <table:table-cell table:style-name="ce5" table:formula="of:=[.A84]/1000000" office:value-type="float" office:value="0.660693448007594" calcext:value-type="float">
            <text:p>0.66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4.9634990615263" calcext:value-type="float">
            <text:p>-2.50E+01</text:p>
          </table:table-cell>
          <table:table-cell table:style-name="ce3" office:value-type="float" office:value="-24.5542690105169" calcext:value-type="float">
            <text:p>-2.46E+01</text:p>
          </table:table-cell>
          <table:table-cell table:style-name="ce3" office:value-type="float" office:value="-23.6897706017052" calcext:value-type="float">
            <text:p>-2.37E+01</text:p>
          </table:table-cell>
        </table:table-row>
        <table:table-row table:style-name="ro1">
          <table:table-cell office:value-type="float" office:value="676082.97539198" calcext:value-type="float">
            <text:p>676083</text:p>
          </table:table-cell>
          <table:table-cell table:style-name="ce5" table:formula="of:=[.A85]/1000000" office:value-type="float" office:value="0.67608297539198" calcext:value-type="float">
            <text:p>0.68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1220897858409" calcext:value-type="float">
            <text:p>-2.51E+01</text:p>
          </table:table-cell>
          <table:table-cell table:style-name="ce3" office:value-type="float" office:value="-24.7158800230736" calcext:value-type="float">
            <text:p>-2.47E+01</text:p>
          </table:table-cell>
          <table:table-cell table:style-name="ce3" office:value-type="float" office:value="-23.8569688851324" calcext:value-type="float">
            <text:p>-2.39E+01</text:p>
          </table:table-cell>
        </table:table-row>
        <table:table-row table:style-name="ro1">
          <table:table-cell office:value-type="float" office:value="691830.970918935" calcext:value-type="float">
            <text:p>691831</text:p>
          </table:table-cell>
          <table:table-cell table:style-name="ce5" table:formula="of:=[.A86]/1000000" office:value-type="float" office:value="0.691830970918935" calcext:value-type="float">
            <text:p>0.69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2789285280929" calcext:value-type="float">
            <text:p>-2.53E+01</text:p>
          </table:table-cell>
          <table:table-cell table:style-name="ce3" office:value-type="float" office:value="-24.8758385926692" calcext:value-type="float">
            <text:p>-2.49E+01</text:p>
          </table:table-cell>
          <table:table-cell table:style-name="ce3" office:value-type="float" office:value="-24.0227148929167" calcext:value-type="float">
            <text:p>-2.40E+01</text:p>
          </table:table-cell>
        </table:table-row>
        <table:table-row table:style-name="ro1">
          <table:table-cell office:value-type="float" office:value="707945.784384136" calcext:value-type="float">
            <text:p>707946</text:p>
          </table:table-cell>
          <table:table-cell table:style-name="ce5" table:formula="of:=[.A87]/1000000" office:value-type="float" office:value="0.707945784384136" calcext:value-type="float">
            <text:p>0.71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4339741835223" calcext:value-type="float">
            <text:p>-2.54E+01</text:p>
          </table:table-cell>
          <table:table-cell table:style-name="ce3" office:value-type="float" office:value="-25.0341032989452" calcext:value-type="float">
            <text:p>-2.50E+01</text:p>
          </table:table-cell>
          <table:table-cell table:style-name="ce3" office:value-type="float" office:value="-24.186967690619" calcext:value-type="float">
            <text:p>-2.42E+01</text:p>
          </table:table-cell>
        </table:table-row>
        <table:table-row table:style-name="ro1">
          <table:table-cell office:value-type="float" office:value="724435.960074988" calcext:value-type="float">
            <text:p>724436</text:p>
          </table:table-cell>
          <table:table-cell table:style-name="ce5" table:formula="of:=[.A88]/1000000" office:value-type="float" office:value="0.724435960074988" calcext:value-type="float">
            <text:p>0.72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5871855719954" calcext:value-type="float">
            <text:p>-2.56E+01</text:p>
          </table:table-cell>
          <table:table-cell table:style-name="ce3" office:value-type="float" office:value="-25.190632466478" calcext:value-type="float">
            <text:p>-2.52E+01</text:p>
          </table:table-cell>
          <table:table-cell table:style-name="ce3" office:value-type="float" office:value="-24.3496857932449" calcext:value-type="float">
            <text:p>-2.43E+01</text:p>
          </table:table-cell>
        </table:table-row>
        <table:table-row table:style-name="ro1">
          <table:table-cell office:value-type="float" office:value="741310.241300916" calcext:value-type="float">
            <text:p>741310</text:p>
          </table:table-cell>
          <table:table-cell table:style-name="ce5" table:formula="of:=[.A89]/1000000" office:value-type="float" office:value="0.741310241300916" calcext:value-type="float">
            <text:p>0.74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7385215204894" calcext:value-type="float">
            <text:p>-2.57E+01</text:p>
          </table:table-cell>
          <table:table-cell table:style-name="ce3" office:value-type="float" office:value="-25.3453842378951" calcext:value-type="float">
            <text:p>-2.53E+01</text:p>
          </table:table-cell>
          <table:table-cell table:style-name="ce3" office:value-type="float" office:value="-24.510827216975" calcext:value-type="float">
            <text:p>-2.45E+01</text:p>
          </table:table-cell>
        </table:table-row>
        <table:table-row table:style-name="ro1">
          <table:table-cell office:value-type="float" office:value="758577.575029182" calcext:value-type="float">
            <text:p>758578</text:p>
          </table:table-cell>
          <table:table-cell table:style-name="ce5" table:formula="of:=[.A90]/1000000" office:value-type="float" office:value="0.758577575029182" calcext:value-type="float">
            <text:p>0.76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5.8879409500085" calcext:value-type="float">
            <text:p>-2.59E+01</text:p>
          </table:table-cell>
          <table:table-cell table:style-name="ce3" office:value-type="float" office:value="-25.4983166519699" calcext:value-type="float">
            <text:p>-2.55E+01</text:p>
          </table:table-cell>
          <table:table-cell table:style-name="ce3" office:value-type="float" office:value="-24.6703495362163" calcext:value-type="float">
            <text:p>-2.47E+01</text:p>
          </table:table-cell>
        </table:table-row>
        <table:table-row table:style-name="ro1">
          <table:table-cell office:value-type="float" office:value="776247.11662869" calcext:value-type="float">
            <text:p>776247</text:p>
          </table:table-cell>
          <table:table-cell table:style-name="ce5" table:formula="of:=[.A91]/1000000" office:value-type="float" office:value="0.77624711662869" calcext:value-type="float">
            <text:p>0.78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0354029664353" calcext:value-type="float">
            <text:p>-2.60E+01</text:p>
          </table:table-cell>
          <table:table-cell table:style-name="ce3" office:value-type="float" office:value="-25.6493877263008" calcext:value-type="float">
            <text:p>-2.56E+01</text:p>
          </table:table-cell>
          <table:table-cell table:style-name="ce3" office:value-type="float" office:value="-24.8282099459526" calcext:value-type="float">
            <text:p>-2.48E+01</text:p>
          </table:table-cell>
        </table:table-row>
        <table:table-row table:style-name="ro1">
          <table:table-cell office:value-type="float" office:value="794328.234724279" calcext:value-type="float">
            <text:p>794328</text:p>
          </table:table-cell>
          <table:table-cell table:style-name="ce5" table:formula="of:=[.A92]/1000000" office:value-type="float" office:value="0.794328234724279" calcext:value-type="float">
            <text:p>0.79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1808669549294" calcext:value-type="float">
            <text:p>-2.62E+01</text:p>
          </table:table-cell>
          <table:table-cell table:style-name="ce3" office:value-type="float" office:value="-25.7985555443169" calcext:value-type="float">
            <text:p>-2.58E+01</text:p>
          </table:table-cell>
          <table:table-cell table:style-name="ce3" office:value-type="float" office:value="-24.9843653292146" calcext:value-type="float">
            <text:p>-2.50E+01</text:p>
          </table:table-cell>
        </table:table-row>
        <table:table-row table:style-name="ro1">
          <table:table-cell office:value-type="float" office:value="812830.516164097" calcext:value-type="float">
            <text:p>812831</text:p>
          </table:table-cell>
          <table:table-cell table:style-name="ce5" table:formula="of:=[.A93]/1000000" office:value-type="float" office:value="0.812830516164097" calcext:value-type="float">
            <text:p>0.81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3242926773674" calcext:value-type="float">
            <text:p>-2.63E+01</text:p>
          </table:table-cell>
          <table:table-cell table:style-name="ce3" office:value-type="float" office:value="-25.9457783462073" calcext:value-type="float">
            <text:p>-2.59E+01</text:p>
          </table:table-cell>
          <table:table-cell table:style-name="ce3" office:value-type="float" office:value="-25.1387723295898" calcext:value-type="float">
            <text:p>-2.51E+01</text:p>
          </table:table-cell>
        </table:table-row>
        <table:table-row table:style-name="ro1">
          <table:table-cell office:value-type="float" office:value="831763.771102669" calcext:value-type="float">
            <text:p>831764</text:p>
          </table:table-cell>
          <table:table-cell table:style-name="ce5" table:formula="of:=[.A94]/1000000" office:value-type="float" office:value="0.831763771102669" calcext:value-type="float">
            <text:p>0.83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465640372188" calcext:value-type="float">
            <text:p>-2.65E+01</text:p>
          </table:table-cell>
          <table:table-cell table:style-name="ce3" office:value-type="float" office:value="-26.0910146232727" calcext:value-type="float">
            <text:p>-2.61E+01</text:p>
          </table:table-cell>
          <table:table-cell table:style-name="ce3" office:value-type="float" office:value="-25.2913874284028" calcext:value-type="float">
            <text:p>-2.53E+01</text:p>
          </table:table-cell>
        </table:table-row>
        <table:table-row table:style-name="ro1">
          <table:table-cell office:value-type="float" office:value="851138.038202374" calcext:value-type="float">
            <text:p>851138</text:p>
          </table:table-cell>
          <table:table-cell table:style-name="ce5" table:formula="of:=[.A95]/1000000" office:value-type="float" office:value="0.851138038202374" calcext:value-type="float">
            <text:p>0.85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6048708561447" calcext:value-type="float">
            <text:p>-2.66E+01</text:p>
          </table:table-cell>
          <table:table-cell table:style-name="ce3" office:value-type="float" office:value="-26.2342232152969" calcext:value-type="float">
            <text:p>-2.62E+01</text:p>
          </table:table-cell>
          <table:table-cell table:style-name="ce3" office:value-type="float" office:value="-25.4421670264915" calcext:value-type="float">
            <text:p>-2.54E+01</text:p>
          </table:table-cell>
        </table:table-row>
        <table:table-row table:style-name="ro1">
          <table:table-cell office:value-type="float" office:value="870963.589956078" calcext:value-type="float">
            <text:p>870964</text:p>
          </table:table-cell>
          <table:table-cell table:style-name="ce5" table:formula="of:=[.A96]/1000000" office:value-type="float" office:value="0.870963589956078" calcext:value-type="float">
            <text:p>0.87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7419456272399" calcext:value-type="float">
            <text:p>-2.67E+01</text:p>
          </table:table-cell>
          <table:table-cell table:style-name="ce3" office:value-type="float" office:value="-26.3753634103206" calcext:value-type="float">
            <text:p>-2.64E+01</text:p>
          </table:table-cell>
          <table:table-cell table:style-name="ce3" office:value-type="float" office:value="-25.5910675301198" calcext:value-type="float">
            <text:p>-2.56E+01</text:p>
          </table:table-cell>
        </table:table-row>
        <table:table-row table:style-name="ro1">
          <table:table-cell office:value-type="float" office:value="891250.938133743" calcext:value-type="float">
            <text:p>891251</text:p>
          </table:table-cell>
          <table:table-cell table:style-name="ce5" table:formula="of:=[.A97]/1000000" office:value-type="float" office:value="0.891250938133743" calcext:value-type="float">
            <text:p>0.89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6.876826968205" calcext:value-type="float">
            <text:p>-2.69E+01</text:p>
          </table:table-cell>
          <table:table-cell table:style-name="ce3" office:value-type="float" office:value="-26.5143950462735" calcext:value-type="float">
            <text:p>-2.65E+01</text:p>
          </table:table-cell>
          <table:table-cell table:style-name="ce3" office:value-type="float" office:value="-25.7380454407694" calcext:value-type="float">
            <text:p>-2.57E+01</text:p>
          </table:table-cell>
        </table:table-row>
        <table:table-row table:style-name="ro1">
          <table:table-cell office:value-type="float" office:value="912010.839355907" calcext:value-type="float">
            <text:p>912011</text:p>
          </table:table-cell>
          <table:table-cell table:style-name="ce5" table:formula="of:=[.A98]/1000000" office:value-type="float" office:value="0.912010839355907" calcext:value-type="float">
            <text:p>0.91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0094780497333" calcext:value-type="float">
            <text:p>-2.70E+01</text:p>
          </table:table-cell>
          <table:table-cell table:style-name="ce3" office:value-type="float" office:value="-26.6512786138198" calcext:value-type="float">
            <text:p>-2.67E+01</text:p>
          </table:table-cell>
          <table:table-cell table:style-name="ce3" office:value-type="float" office:value="-25.8830574483663" calcext:value-type="float">
            <text:p>-2.59E+01</text:p>
          </table:table-cell>
        </table:table-row>
        <table:table-row table:style-name="ro1">
          <table:table-cell office:value-type="float" office:value="933254.300796989" calcext:value-type="float">
            <text:p>933254</text:p>
          </table:table-cell>
          <table:table-cell table:style-name="ce5" table:formula="of:=[.A99]/1000000" office:value-type="float" office:value="0.933254300796989" calcext:value-type="float">
            <text:p>0.93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1398630327829" calcext:value-type="float">
            <text:p>-2.71E+01</text:p>
          </table:table-cell>
          <table:table-cell table:style-name="ce3" office:value-type="float" office:value="-26.7859753597063" calcext:value-type="float">
            <text:p>-2.68E+01</text:p>
          </table:table-cell>
          <table:table-cell table:style-name="ce3" office:value-type="float" office:value="-26.0260605274524" calcext:value-type="float">
            <text:p>-2.60E+01</text:p>
          </table:table-cell>
        </table:table-row>
        <table:table-row table:style-name="ro1">
          <table:table-cell office:value-type="float" office:value="954992.586021433" calcext:value-type="float">
            <text:p>954993</text:p>
          </table:table-cell>
          <table:table-cell table:style-name="ce5" table:formula="of:=[.A100]/1000000" office:value-type="float" office:value="0.954992586021433" calcext:value-type="float">
            <text:p>0.95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2679471691578" calcext:value-type="float">
            <text:p>-2.73E+01</text:p>
          </table:table-cell>
          <table:table-cell table:style-name="ce3" office:value-type="float" office:value="-26.9184473900002" calcext:value-type="float">
            <text:p>-2.69E+01</text:p>
          </table:table-cell>
          <table:table-cell table:style-name="ce3" office:value-type="float" office:value="-26.1670120358895" calcext:value-type="float">
            <text:p>-2.62E+01</text:p>
          </table:table-cell>
        </table:table-row>
        <table:table-row table:style-name="ro1">
          <table:table-cell office:value-type="float" office:value="977237.220955808" calcext:value-type="float">
            <text:p>977237</text:p>
          </table:table-cell>
          <table:table-cell table:style-name="ce5" table:formula="of:=[.A101]/1000000" office:value-type="float" office:value="0.977237220955808" calcext:value-type="float">
            <text:p>0.98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3936968995056" calcext:value-type="float">
            <text:p>-2.74E+01</text:p>
          </table:table-cell>
          <table:table-cell table:style-name="ce3" office:value-type="float" office:value="-27.0486577723296" calcext:value-type="float">
            <text:p>-2.70E+01</text:p>
          </table:table-cell>
          <table:table-cell table:style-name="ce3" office:value-type="float" office:value="-26.3058698154175" calcext:value-type="float">
            <text:p>-2.63E+01</text:p>
          </table:table-cell>
        </table:table-row>
        <table:table-row table:style-name="ro1">
          <table:table-cell office:value-type="float" office:value="999999.999999997" calcext:value-type="float">
            <text:p>1000000</text:p>
          </table:table-cell>
          <table:table-cell table:style-name="ce5" table:formula="of:=[.A102]/1000000" office:value-type="float" office:value="0.999999999999997" calcext:value-type="float">
            <text:p>1.00</text:p>
          </table:table-cell>
          <table:table-cell office:value-type="float" office:value="-20" calcext:value-type="float">
            <text:p>-20</text:p>
          </table:table-cell>
          <table:table-cell table:style-name="ce3" office:value-type="float" office:value="-27.5170799480169" calcext:value-type="float">
            <text:p>-2.75E+01</text:p>
          </table:table-cell>
          <table:table-cell table:style-name="ce3" office:value-type="float" office:value="-27.1765706365116" calcext:value-type="float">
            <text:p>-2.72E+01</text:p>
          </table:table-cell>
          <table:table-cell table:style-name="ce3" office:value-type="float" office:value="-26.4425922935715" calcext:value-type="float">
            <text:p>-2.64E+01</text:p>
          </table:table-cell>
        </table:table-row>
        <table:table-row table:style-name="ro1">
          <table:table-cell office:value-type="float" office:value="1023292.99228075" calcext:value-type="float">
            <text:p>1023293</text:p>
          </table:table-cell>
          <table:table-cell table:style-name="ce5" table:formula="of:=[.A103]/1000000" office:value-type="float" office:value="1.02329299228075" calcext:value-type="float">
            <text:p>1.02</text:p>
          </table:table-cell>
          <table:table-cell table:formula="of:=-(20-16.7*LOG10([.B103]))" office:value-type="float" office:value="-19.833" calcext:value-type="float">
            <text:p>-19.833</text:p>
          </table:table-cell>
          <table:table-cell table:style-name="ce3" office:value-type="float" office:value="-27.6380654129388" calcext:value-type="float">
            <text:p>-2.76E+01</text:p>
          </table:table-cell>
          <table:table-cell table:style-name="ce3" office:value-type="float" office:value="-27.3021512726293" calcext:value-type="float">
            <text:p>-2.73E+01</text:p>
          </table:table-cell>
          <table:table-cell table:style-name="ce3" office:value-type="float" office:value="-26.5771385862401" calcext:value-type="float">
            <text:p>-2.66E+01</text:p>
          </table:table-cell>
        </table:table-row>
        <table:table-row table:style-name="ro1">
          <table:table-cell office:value-type="float" office:value="1047128.5480509" calcext:value-type="float">
            <text:p>1047129</text:p>
          </table:table-cell>
          <table:table-cell table:style-name="ce5" table:formula="of:=[.A104]/1000000" office:value-type="float" office:value="1.0471285480509" calcext:value-type="float">
            <text:p>1.05</text:p>
          </table:table-cell>
          <table:table-cell table:formula="of:=-(20-16.7*LOG10([.B104]))" office:value-type="float" office:value="-19.666" calcext:value-type="float">
            <text:p>-19.666</text:p>
          </table:table-cell>
          <table:table-cell table:style-name="ce3" office:value-type="float" office:value="-27.7566238521944" calcext:value-type="float">
            <text:p>-2.78E+01</text:p>
          </table:table-cell>
          <table:table-cell table:style-name="ce3" office:value-type="float" office:value="-27.4253662258932" calcext:value-type="float">
            <text:p>-2.74E+01</text:p>
          </table:table-cell>
          <table:table-cell table:style-name="ce3" office:value-type="float" office:value="-26.7094686002402" calcext:value-type="float">
            <text:p>-2.67E+01</text:p>
          </table:table-cell>
        </table:table-row>
        <table:table-row table:style-name="ro1">
          <table:table-cell office:value-type="float" office:value="1071519.3052376" calcext:value-type="float">
            <text:p>1071519</text:p>
          </table:table-cell>
          <table:table-cell table:style-name="ce5" table:formula="of:=[.A105]/1000000" office:value-type="float" office:value="1.0715193052376" calcext:value-type="float">
            <text:p>1.07</text:p>
          </table:table-cell>
          <table:table-cell table:formula="of:=-(20-16.7*LOG10([.B105]))" office:value-type="float" office:value="-19.499" calcext:value-type="float">
            <text:p>-19.499</text:p>
          </table:table-cell>
          <table:table-cell table:style-name="ce3" office:value-type="float" office:value="-27.8727273632552" calcext:value-type="float">
            <text:p>-2.79E+01</text:p>
          </table:table-cell>
          <table:table-cell table:style-name="ce3" office:value-type="float" office:value="-27.5461833874465" calcext:value-type="float">
            <text:p>-2.75E+01</text:p>
          </table:table-cell>
          <table:table-cell table:style-name="ce3" office:value-type="float" office:value="-26.8395431351485" calcext:value-type="float">
            <text:p>-2.68E+01</text:p>
          </table:table-cell>
        </table:table-row>
        <table:table-row table:style-name="ro1">
          <table:table-cell office:value-type="float" office:value="1096478.19614318" calcext:value-type="float">
            <text:p>1096478</text:p>
          </table:table-cell>
          <table:table-cell table:style-name="ce5" table:formula="of:=[.A106]/1000000" office:value-type="float" office:value="1.09647819614318" calcext:value-type="float">
            <text:p>1.10</text:p>
          </table:table-cell>
          <table:table-cell table:formula="of:=-(20-16.7*LOG10([.B106]))" office:value-type="float" office:value="-19.332" calcext:value-type="float">
            <text:p>-19.332</text:p>
          </table:table-cell>
          <table:table-cell table:style-name="ce3" office:value-type="float" office:value="-27.986349656509" calcext:value-type="float">
            <text:p>-2.80E+01</text:p>
          </table:table-cell>
          <table:table-cell table:style-name="ce3" office:value-type="float" office:value="-27.6645720802401" calcext:value-type="float">
            <text:p>-2.77E+01</text:p>
          </table:table-cell>
          <table:table-cell table:style-name="ce3" office:value-type="float" office:value="-26.9673239836497" calcext:value-type="float">
            <text:p>-2.70E+01</text:p>
          </table:table-cell>
        </table:table-row>
        <table:table-row table:style-name="ro1">
          <table:table-cell office:value-type="float" office:value="1122018.45430196" calcext:value-type="float">
            <text:p>1122018</text:p>
          </table:table-cell>
          <table:table-cell table:style-name="ce5" table:formula="of:=[.A107]/1000000" office:value-type="float" office:value="1.12201845430196" calcext:value-type="float">
            <text:p>1.12</text:p>
          </table:table-cell>
          <table:table-cell table:formula="of:=-(20-16.7*LOG10([.B107]))" office:value-type="float" office:value="-19.165" calcext:value-type="float">
            <text:p>-19.165</text:p>
          </table:table-cell>
          <table:table-cell table:style-name="ce3" office:value-type="float" office:value="-28.0974661215132" calcext:value-type="float">
            <text:p>-2.81E+01</text:p>
          </table:table-cell>
          <table:table-cell table:style-name="ce3" office:value-type="float" office:value="-27.7805031393189" calcext:value-type="float">
            <text:p>-2.78E+01</text:p>
          </table:table-cell>
          <table:table-cell table:style-name="ce3" office:value-type="float" office:value="-27.0927740296574" calcext:value-type="float">
            <text:p>-2.71E+01</text:p>
          </table:table-cell>
        </table:table-row>
        <table:table-row table:style-name="ro1">
          <table:table-cell office:value-type="float" office:value="1148153.62149688" calcext:value-type="float">
            <text:p>1148154</text:p>
          </table:table-cell>
          <table:table-cell table:style-name="ce5" table:formula="of:=[.A108]/1000000" office:value-type="float" office:value="1.14815362149688" calcext:value-type="float">
            <text:p>1.15</text:p>
          </table:table-cell>
          <table:table-cell table:formula="of:=-(20-16.7*LOG10([.B108]))" office:value-type="float" office:value="-18.998" calcext:value-type="float">
            <text:p>-18.998</text:p>
          </table:table-cell>
          <table:table-cell table:style-name="ce3" office:value-type="float" office:value="-28.2060538853174" calcext:value-type="float">
            <text:p>-2.82E+01</text:p>
          </table:table-cell>
          <table:table-cell table:style-name="ce3" office:value-type="float" office:value="-27.8939489857211" calcext:value-type="float">
            <text:p>-2.79E+01</text:p>
          </table:table-cell>
          <table:table-cell table:style-name="ce3" office:value-type="float" office:value="-27.2158573433937" calcext:value-type="float">
            <text:p>-2.72E+01</text:p>
          </table:table-cell>
        </table:table-row>
        <table:table-row table:style-name="ro1">
          <table:table-cell office:value-type="float" office:value="1174897.55493953" calcext:value-type="float">
            <text:p>1174898</text:p>
          </table:table-cell>
          <table:table-cell table:style-name="ce5" table:formula="of:=[.A109]/1000000" office:value-type="float" office:value="1.17489755493953" calcext:value-type="float">
            <text:p>1.17</text:p>
          </table:table-cell>
          <table:table-cell table:formula="of:=-(20-16.7*LOG10([.B109]))" office:value-type="float" office:value="-18.831" calcext:value-type="float">
            <text:p>-18.831</text:p>
          </table:table-cell>
          <table:table-cell table:style-name="ce3" office:value-type="float" office:value="-28.3120918623621" calcext:value-type="float">
            <text:p>-2.83E+01</text:p>
          </table:table-cell>
          <table:table-cell table:style-name="ce3" office:value-type="float" office:value="-28.0048836932641" calcext:value-type="float">
            <text:p>-2.80E+01</text:p>
          </table:table-cell>
          <table:table-cell table:style-name="ce3" office:value-type="float" office:value="-27.3365392726952" calcext:value-type="float">
            <text:p>-2.73E+01</text:p>
          </table:table-cell>
        </table:table-row>
        <table:table-row table:style-name="ro1">
          <table:table-cell office:value-type="float" office:value="1202264.43461741" calcext:value-type="float">
            <text:p>1202264</text:p>
          </table:table-cell>
          <table:table-cell table:style-name="ce5" table:formula="of:=[.A110]/1000000" office:value-type="float" office:value="1.20226443461741" calcext:value-type="float">
            <text:p>1.20</text:p>
          </table:table-cell>
          <table:table-cell table:formula="of:=-(20-16.7*LOG10([.B110]))" office:value-type="float" office:value="-18.664" calcext:value-type="float">
            <text:p>-18.664</text:p>
          </table:table-cell>
          <table:table-cell table:style-name="ce3" office:value-type="float" office:value="-28.4155607953888" calcext:value-type="float">
            <text:p>-2.84E+01</text:p>
          </table:table-cell>
          <table:table-cell table:style-name="ce3" office:value-type="float" office:value="-28.1132830475919" calcext:value-type="float">
            <text:p>-2.81E+01</text:p>
          </table:table-cell>
          <table:table-cell table:style-name="ce3" office:value-type="float" office:value="-27.4547865297307" calcext:value-type="float">
            <text:p>-2.75E+01</text:p>
          </table:table-cell>
        </table:table-row>
        <table:table-row table:style-name="ro1">
          <table:table-cell office:value-type="float" office:value="1230268.77081238" calcext:value-type="float">
            <text:p>1230269</text:p>
          </table:table-cell>
          <table:table-cell table:style-name="ce5" table:formula="of:=[.A111]/1000000" office:value-type="float" office:value="1.23026877081238" calcext:value-type="float">
            <text:p>1.23</text:p>
          </table:table-cell>
          <table:table-cell table:formula="of:=-(20-16.7*LOG10([.B111]))" office:value-type="float" office:value="-18.497" calcext:value-type="float">
            <text:p>-18.497</text:p>
          </table:table-cell>
          <table:table-cell table:style-name="ce3" office:value-type="float" office:value="-28.5164432867927" calcext:value-type="float">
            <text:p>-2.85E+01</text:p>
          </table:table-cell>
          <table:table-cell table:style-name="ce3" office:value-type="float" office:value="-28.2191245967724" calcext:value-type="float">
            <text:p>-2.82E+01</text:p>
          </table:table-cell>
          <table:table-cell table:style-name="ce3" office:value-type="float" office:value="-27.570567272288" calcext:value-type="float">
            <text:p>-2.76E+01</text:p>
          </table:table-cell>
        </table:table-row>
        <table:table-row table:style-name="ro1">
          <table:table-cell office:value-type="float" office:value="1258925.41179416" calcext:value-type="float">
            <text:p>1258925</text:p>
          </table:table-cell>
          <table:table-cell table:style-name="ce5" table:formula="of:=[.A112]/1000000" office:value-type="float" office:value="1.25892541179416" calcext:value-type="float">
            <text:p>1.26</text:p>
          </table:table-cell>
          <table:table-cell table:formula="of:=-(20-16.7*LOG10([.B112]))" office:value-type="float" office:value="-18.33" calcext:value-type="float">
            <text:p>-18.33</text:p>
          </table:table-cell>
          <table:table-cell table:style-name="ce3" office:value-type="float" office:value="-28.6147238201758" calcext:value-type="float">
            <text:p>-2.86E+01</text:p>
          </table:table-cell>
          <table:table-cell table:style-name="ce3" office:value-type="float" office:value="-28.3223876930598" calcext:value-type="float">
            <text:p>-2.83E+01</text:p>
          </table:table-cell>
          <table:table-cell table:style-name="ce3" office:value-type="float" office:value="-27.6838511790777" calcext:value-type="float">
            <text:p>-2.77E+01</text:p>
          </table:table-cell>
        </table:table-row>
        <table:table-row table:style-name="ro1">
          <table:table-cell office:value-type="float" office:value="1288249.55169313" calcext:value-type="float">
            <text:p>1288250</text:p>
          </table:table-cell>
          <table:table-cell table:style-name="ce5" table:formula="of:=[.A113]/1000000" office:value-type="float" office:value="1.28824955169313" calcext:value-type="float">
            <text:p>1.29</text:p>
          </table:table-cell>
          <table:table-cell table:formula="of:=-(20-16.7*LOG10([.B113]))" office:value-type="float" office:value="-18.163" calcext:value-type="float">
            <text:p>-18.163</text:p>
          </table:table-cell>
          <table:table-cell table:style-name="ce3" office:value-type="float" office:value="-28.7103887716313" calcext:value-type="float">
            <text:p>-2.87E+01</text:p>
          </table:table-cell>
          <table:table-cell table:style-name="ce3" office:value-type="float" office:value="-28.4230535251697" calcext:value-type="float">
            <text:p>-2.84E+01</text:p>
          </table:table-cell>
          <table:table-cell table:style-name="ce3" office:value-type="float" office:value="-27.7946095181015" calcext:value-type="float">
            <text:p>-2.78E+01</text:p>
          </table:table-cell>
        </table:table-row>
        <table:table-row table:style-name="ro1">
          <table:table-cell office:value-type="float" office:value="1318256.7385564" calcext:value-type="float">
            <text:p>1318257</text:p>
          </table:table-cell>
          <table:table-cell table:style-name="ce5" table:formula="of:=[.A114]/1000000" office:value-type="float" office:value="1.3182567385564" calcext:value-type="float">
            <text:p>1.32</text:p>
          </table:table-cell>
          <table:table-cell table:formula="of:=-(20-16.7*LOG10([.B114]))" office:value-type="float" office:value="-17.996" calcext:value-type="float">
            <text:p>-17.996</text:p>
          </table:table-cell>
          <table:table-cell table:style-name="ce3" office:value-type="float" office:value="-28.8034264107231" calcext:value-type="float">
            <text:p>-2.88E+01</text:p>
          </table:table-cell>
          <table:table-cell table:style-name="ce3" office:value-type="float" office:value="-28.5211051407891" calcext:value-type="float">
            <text:p>-2.85E+01</text:p>
          </table:table-cell>
          <table:table-cell table:style-name="ce3" office:value-type="float" office:value="-27.9028152076337" calcext:value-type="float">
            <text:p>-2.79E+01</text:p>
          </table:table-cell>
        </table:table-row>
        <table:table-row table:style-name="ro1">
          <table:table-cell office:value-type="float" office:value="1348962.88259165" calcext:value-type="float">
            <text:p>1348963</text:p>
          </table:table-cell>
          <table:table-cell table:style-name="ce5" table:formula="of:=[.A115]/1000000" office:value-type="float" office:value="1.34896288259165" calcext:value-type="float">
            <text:p>1.35</text:p>
          </table:table-cell>
          <table:table-cell table:formula="of:=-(20-16.7*LOG10([.B115]))" office:value-type="float" office:value="-17.829" calcext:value-type="float">
            <text:p>-17.829</text:p>
          </table:table-cell>
          <table:table-cell table:style-name="ce3" office:value-type="float" office:value="-28.8938268908228" calcext:value-type="float">
            <text:p>-2.89E+01</text:p>
          </table:table-cell>
          <table:table-cell table:style-name="ce3" office:value-type="float" office:value="-28.6165274589328" calcext:value-type="float">
            <text:p>-2.86E+01</text:p>
          </table:table-cell>
          <table:table-cell table:style-name="ce3" office:value-type="float" office:value="-28.0084428689752" calcext:value-type="float">
            <text:p>-2.80E+01</text:p>
          </table:table-cell>
        </table:table-row>
        <table:table-row table:style-name="ro1">
          <table:table-cell office:value-type="float" office:value="1380384.26460288" calcext:value-type="float">
            <text:p>1380384</text:p>
          </table:table-cell>
          <table:table-cell table:style-name="ce5" table:formula="of:=[.A116]/1000000" office:value-type="float" office:value="1.38038426460288" calcext:value-type="float">
            <text:p>1.38</text:p>
          </table:table-cell>
          <table:table-cell table:formula="of:=-(20-16.7*LOG10([.B116]))" office:value-type="float" office:value="-17.662" calcext:value-type="float">
            <text:p>-17.662</text:p>
          </table:table-cell>
          <table:table-cell table:style-name="ce3" office:value-type="float" office:value="-28.9815822290029" calcext:value-type="float">
            <text:p>-2.90E+01</text:p>
          </table:table-cell>
          <table:table-cell table:style-name="ce3" office:value-type="float" office:value="-28.7093072720036" calcext:value-type="float">
            <text:p>-2.87E+01</text:p>
          </table:table-cell>
          <table:table-cell table:style-name="ce3" office:value-type="float" office:value="-28.1114688706591" calcext:value-type="float">
            <text:p>-2.81E+01</text:p>
          </table:table-cell>
        </table:table-row>
        <table:table-row table:style-name="ro1">
          <table:table-cell office:value-type="float" office:value="1412537.54462275" calcext:value-type="float">
            <text:p>1412538</text:p>
          </table:table-cell>
          <table:table-cell table:style-name="ce5" table:formula="of:=[.A117]/1000000" office:value-type="float" office:value="1.41253754462275" calcext:value-type="float">
            <text:p>1.41</text:p>
          </table:table-cell>
          <table:table-cell table:formula="of:=-(20-16.7*LOG10([.B117]))" office:value-type="float" office:value="-17.495" calcext:value-type="float">
            <text:p>-17.495</text:p>
          </table:table-cell>
          <table:table-cell table:style-name="ce3" office:value-type="float" office:value="-29.0666862753366" calcext:value-type="float">
            <text:p>-2.91E+01</text:p>
          </table:table-cell>
          <table:table-cell table:style-name="ce3" office:value-type="float" office:value="-28.7994332373112" calcext:value-type="float">
            <text:p>-2.88E+01</text:p>
          </table:table-cell>
          <table:table-cell table:style-name="ce3" office:value-type="float" office:value="-28.2118713633585" calcext:value-type="float">
            <text:p>-2.82E+01</text:p>
          </table:table-cell>
        </table:table-row>
        <table:table-row table:style-name="ro1">
          <table:table-cell office:value-type="float" office:value="1445439.77074592" calcext:value-type="float">
            <text:p>1445440</text:p>
          </table:table-cell>
          <table:table-cell table:style-name="ce5" table:formula="of:=[.A118]/1000000" office:value-type="float" office:value="1.44543977074592" calcext:value-type="float">
            <text:p>1.45</text:p>
          </table:table-cell>
          <table:table-cell table:formula="of:=-(20-16.7*LOG10([.B118]))" office:value-type="float" office:value="-17.328" calcext:value-type="float">
            <text:p>-17.328</text:p>
          </table:table-cell>
          <table:table-cell table:style-name="ce3" office:value-type="float" office:value="-29.1491346720199" calcext:value-type="float">
            <text:p>-2.91E+01</text:p>
          </table:table-cell>
          <table:table-cell table:style-name="ce3" office:value-type="float" office:value="-28.886895858124" calcext:value-type="float">
            <text:p>-2.89E+01</text:p>
          </table:table-cell>
          <table:table-cell table:style-name="ce3" office:value-type="float" office:value="-28.3096303053528" calcext:value-type="float">
            <text:p>-2.83E+01</text:p>
          </table:table-cell>
        </table:table-row>
        <table:table-row table:style-name="ro1">
          <table:table-cell office:value-type="float" office:value="1479108.3881682" calcext:value-type="float">
            <text:p>1479108</text:p>
          </table:table-cell>
          <table:table-cell table:style-name="ce5" table:formula="of:=[.A119]/1000000" office:value-type="float" office:value="1.4791083881682" calcext:value-type="float">
            <text:p>1.48</text:p>
          </table:table-cell>
          <table:table-cell table:formula="of:=-(20-16.7*LOG10([.B119]))" office:value-type="float" office:value="-17.161" calcext:value-type="float">
            <text:p>-17.161</text:p>
          </table:table-cell>
          <table:table-cell table:style-name="ce3" office:value-type="float" office:value="-29.2289248023003" calcext:value-type="float">
            <text:p>-2.92E+01</text:p>
          </table:table-cell>
          <table:table-cell table:style-name="ce3" office:value-type="float" office:value="-28.9716874542941" calcext:value-type="float">
            <text:p>-2.90E+01</text:p>
          </table:table-cell>
          <table:table-cell table:style-name="ce3" office:value-type="float" office:value="-28.4047274779208" calcext:value-type="float">
            <text:p>-2.84E+01</text:p>
          </table:table-cell>
        </table:table-row>
        <table:table-row table:style-name="ro1">
          <table:table-cell office:value-type="float" office:value="1513561.2484362" calcext:value-type="float">
            <text:p>1513561</text:p>
          </table:table-cell>
          <table:table-cell table:style-name="ce5" table:formula="of:=[.A120]/1000000" office:value-type="float" office:value="1.5135612484362" calcext:value-type="float">
            <text:p>1.51</text:p>
          </table:table-cell>
          <table:table-cell table:formula="of:=-(20-16.7*LOG10([.B120]))" office:value-type="float" office:value="-16.994" calcext:value-type="float">
            <text:p>-16.994</text:p>
          </table:table-cell>
          <table:table-cell table:style-name="ce3" office:value-type="float" office:value="-29.3060557298148" calcext:value-type="float">
            <text:p>-2.93E+01</text:p>
          </table:table-cell>
          <table:table-cell table:style-name="ce3" office:value-type="float" office:value="-29.0538021225206" calcext:value-type="float">
            <text:p>-2.91E+01</text:p>
          </table:table-cell>
          <table:table-cell table:style-name="ce3" office:value-type="float" office:value="-28.497146490732" calcext:value-type="float">
            <text:p>-2.85E+01</text:p>
          </table:table-cell>
        </table:table-row>
        <table:table-row table:style-name="ro1">
          <table:table-cell office:value-type="float" office:value="1548816.61891248" calcext:value-type="float">
            <text:p>1548817</text:p>
          </table:table-cell>
          <table:table-cell table:style-name="ce5" table:formula="of:=[.A121]/1000000" office:value-type="float" office:value="1.54881661891248" calcext:value-type="float">
            <text:p>1.55</text:p>
          </table:table-cell>
          <table:table-cell table:formula="of:=-(20-16.7*LOG10([.B121]))" office:value-type="float" office:value="-16.827" calcext:value-type="float">
            <text:p>-16.827</text:p>
          </table:table-cell>
          <table:table-cell table:style-name="ce3" office:value-type="float" office:value="-29.3805281286664" calcext:value-type="float">
            <text:p>-2.94E+01</text:p>
          </table:table-cell>
          <table:table-cell table:style-name="ce3" office:value-type="float" office:value="-29.1332356867349" calcext:value-type="float">
            <text:p>-2.91E+01</text:p>
          </table:table-cell>
          <table:table-cell table:style-name="ce3" office:value-type="float" office:value="-28.5868727768007" calcext:value-type="float">
            <text:p>-2.86E+01</text:p>
          </table:table-cell>
        </table:table-row>
        <table:table-row table:style-name="ro1">
          <table:table-cell office:value-type="float" office:value="1584893.19246111" calcext:value-type="float">
            <text:p>1584893</text:p>
          </table:table-cell>
          <table:table-cell table:style-name="ce5" table:formula="of:=[.A122]/1000000" office:value-type="float" office:value="1.58489319246111" calcext:value-type="float">
            <text:p>1.58</text:p>
          </table:table-cell>
          <table:table-cell table:formula="of:=-(20-16.7*LOG10([.B122]))" office:value-type="float" office:value="-16.66" calcext:value-type="float">
            <text:p>-16.66</text:p>
          </table:table-cell>
          <table:table-cell table:style-name="ce3" office:value-type="float" office:value="-29.4523442046824" calcext:value-type="float">
            <text:p>-2.95E+01</text:p>
          </table:table-cell>
          <table:table-cell table:style-name="ce3" office:value-type="float" office:value="-29.2099856386368" calcext:value-type="float">
            <text:p>-2.92E+01</text:p>
          </table:table-cell>
          <table:table-cell table:style-name="ce3" office:value-type="float" office:value="-28.6738935771647" calcext:value-type="float">
            <text:p>-2.87E+01</text:p>
          </table:table-cell>
        </table:table-row>
        <table:table-row table:style-name="ro1">
          <table:table-cell office:value-type="float" office:value="1621810.09735892" calcext:value-type="float">
            <text:p>1621810</text:p>
          </table:table-cell>
          <table:table-cell table:style-name="ce5" table:formula="of:=[.A123]/1000000" office:value-type="float" office:value="1.62181009735892" calcext:value-type="float">
            <text:p>1.62</text:p>
          </table:table-cell>
          <table:table-cell table:formula="of:=-(20-16.7*LOG10([.B123]))" office:value-type="float" office:value="-16.493" calcext:value-type="float">
            <text:p>-16.493</text:p>
          </table:table-cell>
          <table:table-cell table:style-name="ce3" office:value-type="float" office:value="-29.5215076087077" calcext:value-type="float">
            <text:p>-2.95E+01</text:p>
          </table:table-cell>
          <table:table-cell table:style-name="ce3" office:value-type="float" office:value="-29.2840510691576" calcext:value-type="float">
            <text:p>-2.93E+01</text:p>
          </table:table-cell>
          <table:table-cell table:style-name="ce3" office:value-type="float" office:value="-28.7581979152066" calcext:value-type="float">
            <text:p>-2.88E+01</text:p>
          </table:table-cell>
        </table:table-row>
        <table:table-row table:style-name="ro1">
          <table:table-cell office:value-type="float" office:value="1659586.90743755" calcext:value-type="float">
            <text:p>1659587</text:p>
          </table:table-cell>
          <table:table-cell table:style-name="ce5" table:formula="of:=[.A124]/1000000" office:value-type="float" office:value="1.65958690743755" calcext:value-type="float">
            <text:p>1.66</text:p>
          </table:table-cell>
          <table:table-cell table:formula="of:=-(20-16.7*LOG10([.B124]))" office:value-type="float" office:value="-16.326" calcext:value-type="float">
            <text:p>-16.326</text:p>
          </table:table-cell>
          <table:table-cell table:style-name="ce3" office:value-type="float" office:value="-29.5880233423257" calcext:value-type="float">
            <text:p>-2.96E+01</text:p>
          </table:table-cell>
          <table:table-cell table:style-name="ce3" office:value-type="float" office:value="-29.3554325911869" calcext:value-type="float">
            <text:p>-2.94E+01</text:p>
          </table:table-cell>
          <table:table-cell table:style-name="ce3" office:value-type="float" office:value="-28.8397765608338" calcext:value-type="float">
            <text:p>-2.88E+01</text:p>
          </table:table-cell>
        </table:table-row>
        <table:table-row table:style-name="ro1">
          <table:table-cell office:value-type="float" office:value="1698243.65246174" calcext:value-type="float">
            <text:p>1698244</text:p>
          </table:table-cell>
          <table:table-cell table:style-name="ce5" table:formula="of:=[.A125]/1000000" office:value-type="float" office:value="1.69824365246174" calcext:value-type="float">
            <text:p>1.70</text:p>
          </table:table-cell>
          <table:table-cell table:formula="of:=-(20-16.7*LOG10([.B125]))" office:value-type="float" office:value="-16.159" calcext:value-type="float">
            <text:p>-16.159</text:p>
          </table:table-cell>
          <table:table-cell table:style-name="ce3" office:value-type="float" office:value="-29.6518976568885" calcext:value-type="float">
            <text:p>-2.97E+01</text:p>
          </table:table-cell>
          <table:table-cell table:style-name="ce3" office:value-type="float" office:value="-29.4241322540591" calcext:value-type="float">
            <text:p>-2.94E+01</text:p>
          </table:table-cell>
          <table:table-cell table:style-name="ce3" office:value-type="float" office:value="-28.918621984677" calcext:value-type="float">
            <text:p>-2.89E+01</text:p>
          </table:table-cell>
        </table:table-row>
        <table:table-row table:style-name="ro1">
          <table:table-cell office:value-type="float" office:value="1737800.82874937" calcext:value-type="float">
            <text:p>1737801</text:p>
          </table:table-cell>
          <table:table-cell table:style-name="ce5" table:formula="of:=[.A126]/1000000" office:value-type="float" office:value="1.73780082874937" calcext:value-type="float">
            <text:p>1.74</text:p>
          </table:table-cell>
          <table:table-cell table:formula="of:=-(20-16.7*LOG10([.B126]))" office:value-type="float" office:value="-15.992" calcext:value-type="float">
            <text:p>-15.992</text:p>
          </table:table-cell>
          <table:table-cell table:style-name="ce3" office:value-type="float" office:value="-29.7131379466183" calcext:value-type="float">
            <text:p>-2.97E+01</text:p>
          </table:table-cell>
          <table:table-cell table:style-name="ce3" office:value-type="float" office:value="-29.490153450897" calcext:value-type="float">
            <text:p>-2.95E+01</text:p>
          </table:table-cell>
          <table:table-cell table:style-name="ce3" office:value-type="float" office:value="-28.9947283027907" calcext:value-type="float">
            <text:p>-2.90E+01</text:p>
          </table:table-cell>
        </table:table-row>
        <table:table-row table:style-name="ro1">
          <table:table-cell office:value-type="float" office:value="1778279.41003892" calcext:value-type="float">
            <text:p>1778279</text:p>
          </table:table-cell>
          <table:table-cell table:style-name="ce5" table:formula="of:=[.A127]/1000000" office:value-type="float" office:value="1.77827941003892" calcext:value-type="float">
            <text:p>1.78</text:p>
          </table:table-cell>
          <table:table-cell table:formula="of:=-(20-16.7*LOG10([.B127]))" office:value-type="float" office:value="-15.825" calcext:value-type="float">
            <text:p>-15.825</text:p>
          </table:table-cell>
          <table:table-cell table:style-name="ce3" office:value-type="float" office:value="-29.7717526365431" calcext:value-type="float">
            <text:p>-2.98E+01</text:p>
          </table:table-cell>
          <table:table-cell table:style-name="ce3" office:value-type="float" office:value="-29.5535008189289" calcext:value-type="float">
            <text:p>-2.96E+01</text:p>
          </table:table-cell>
          <table:table-cell table:style-name="ce3" office:value-type="float" office:value="-29.0680912121352" calcext:value-type="float">
            <text:p>-2.91E+01</text:p>
          </table:table-cell>
        </table:table-row>
        <table:table-row table:style-name="ro1">
          <table:table-cell office:value-type="float" office:value="1819700.85860998" calcext:value-type="float">
            <text:p>1819701</text:p>
          </table:table-cell>
          <table:table-cell table:style-name="ce5" table:formula="of:=[.A128]/1000000" office:value-type="float" office:value="1.81970085860998" calcext:value-type="float">
            <text:p>1.82</text:p>
          </table:table-cell>
          <table:table-cell table:formula="of:=-(20-16.7*LOG10([.B128]))" office:value-type="float" office:value="-15.658" calcext:value-type="float">
            <text:p>-15.658</text:p>
          </table:table-cell>
          <table:table-cell table:style-name="ce3" office:value-type="float" office:value="-29.8277510661894" calcext:value-type="float">
            <text:p>-2.98E+01</text:p>
          </table:table-cell>
          <table:table-cell table:style-name="ce3" office:value-type="float" office:value="-29.6141801341594" calcext:value-type="float">
            <text:p>-2.96E+01</text:p>
          </table:table-cell>
          <table:table-cell table:style-name="ce3" office:value-type="float" office:value="-29.1387079173842" calcext:value-type="float">
            <text:p>-2.91E+01</text:p>
          </table:table-cell>
        </table:table-row>
        <table:table-row table:style-name="ro1">
          <table:table-cell office:value-type="float" office:value="1862087.13666286" calcext:value-type="float">
            <text:p>1862087</text:p>
          </table:table-cell>
          <table:table-cell table:style-name="ce5" table:formula="of:=[.A129]/1000000" office:value-type="float" office:value="1.86208713666286" calcext:value-type="float">
            <text:p>1.86</text:p>
          </table:table-cell>
          <table:table-cell table:formula="of:=-(20-16.7*LOG10([.B129]))" office:value-type="float" office:value="-15.491" calcext:value-type="float">
            <text:p>-15.491</text:p>
          </table:table-cell>
          <table:table-cell table:style-name="ce3" office:value-type="float" office:value="-29.8811433698644" calcext:value-type="float">
            <text:p>-2.99E+01</text:p>
          </table:table-cell>
          <table:table-cell table:style-name="ce3" office:value-type="float" office:value="-29.6721982007858" calcext:value-type="float">
            <text:p>-2.97E+01</text:p>
          </table:table-cell>
          <table:table-cell table:style-name="ce3" office:value-type="float" office:value="-29.2065770497921" calcext:value-type="float">
            <text:p>-2.92E+01</text:p>
          </table:table-cell>
        </table:table-row>
        <table:table-row table:style-name="ro1">
          <table:table-cell office:value-type="float" office:value="1905460.71796324" calcext:value-type="float">
            <text:p>1905461</text:p>
          </table:table-cell>
          <table:table-cell table:style-name="ce5" table:formula="of:=[.A130]/1000000" office:value-type="float" office:value="1.90546071796324" calcext:value-type="float">
            <text:p>1.91</text:p>
          </table:table-cell>
          <table:table-cell table:formula="of:=-(20-16.7*LOG10([.B130]))" office:value-type="float" office:value="-15.324" calcext:value-type="float">
            <text:p>-15.324</text:p>
          </table:table-cell>
          <table:table-cell table:style-name="ce3" office:value-type="float" office:value="-29.9319403544205" calcext:value-type="float">
            <text:p>-2.99E+01</text:p>
          </table:table-cell>
          <table:table-cell table:style-name="ce3" office:value-type="float" office:value="-29.7275627365065" calcext:value-type="float">
            <text:p>-2.97E+01</text:p>
          </table:table-cell>
          <table:table-cell table:style-name="ce3" office:value-type="float" office:value="-29.2716985785931" calcext:value-type="float">
            <text:p>-2.93E+01</text:p>
          </table:table-cell>
        </table:table-row>
        <table:table-row table:style-name="ro1">
          <table:table-cell office:value-type="float" office:value="1949844.59975804" calcext:value-type="float">
            <text:p>1949845</text:p>
          </table:table-cell>
          <table:table-cell table:style-name="ce5" table:formula="of:=[.A131]/1000000" office:value-type="float" office:value="1.94984459975804" calcext:value-type="float">
            <text:p>1.95</text:p>
          </table:table-cell>
          <table:table-cell table:formula="of:=-(20-16.7*LOG10([.B131]))" office:value-type="float" office:value="-15.157" calcext:value-type="float">
            <text:p>-15.157</text:p>
          </table:table-cell>
          <table:table-cell table:style-name="ce3" office:value-type="float" office:value="-29.9801533754156" calcext:value-type="float">
            <text:p>-3.00E+01</text:p>
          </table:table-cell>
          <table:table-cell table:style-name="ce3" office:value-type="float" office:value="-29.7802822543921" calcext:value-type="float">
            <text:p>-2.98E+01</text:p>
          </table:table-cell>
          <table:table-cell table:style-name="ce3" office:value-type="float" office:value="-29.334073715855" calcext:value-type="float">
            <text:p>-2.93E+01</text:p>
          </table:table-cell>
        </table:table-row>
        <table:table-row table:style-name="ro1">
          <table:table-cell office:value-type="float" office:value="1995262.31496887" calcext:value-type="float">
            <text:p>1995262</text:p>
          </table:table-cell>
          <table:table-cell table:style-name="ce5" table:formula="of:=[.A132]/1000000" office:value-type="float" office:value="1.99526231496887" calcext:value-type="float">
            <text:p>2.00</text:p>
          </table:table-cell>
          <table:table-cell table:formula="of:=-(20-16.7*LOG10([.B132]))" office:value-type="float" office:value="-14.99" calcext:value-type="float">
            <text:p>-14.99</text:p>
          </table:table-cell>
          <table:table-cell table:style-name="ce3" office:value-type="float" office:value="-30.025794212486" calcext:value-type="float">
            <text:p>-3.00E+01</text:p>
          </table:table-cell>
          <table:table-cell table:style-name="ce3" office:value-type="float" office:value="-29.8303659424124" calcext:value-type="float">
            <text:p>-2.98E+01</text:p>
          </table:table-cell>
          <table:table-cell table:style-name="ce3" office:value-type="float" office:value="-29.39370481539" calcext:value-type="float">
            <text:p>-2.94E+01</text:p>
          </table:table-cell>
        </table:table-row>
        <table:table-row table:style-name="ro1">
          <table:table-cell office:value-type="float" office:value="2041737.94466952" calcext:value-type="float">
            <text:p>2041738</text:p>
          </table:table-cell>
          <table:table-cell table:style-name="ce5" table:formula="of:=[.A133]/1000000" office:value-type="float" office:value="2.04173794466952" calcext:value-type="float">
            <text:p>2.04</text:p>
          </table:table-cell>
          <table:table-cell table:formula="of:=-(20-16.7*LOG10([.B133]))" office:value-type="float" office:value="-14.823" calcext:value-type="float">
            <text:p>-14.823</text:p>
          </table:table-cell>
          <table:table-cell table:style-name="ce3" office:value-type="float" office:value="-30.0688749449398" calcext:value-type="float">
            <text:p>-3.01E+01</text:p>
          </table:table-cell>
          <table:table-cell table:style-name="ce3" office:value-type="float" office:value="-29.8778235413763" calcext:value-type="float">
            <text:p>-2.99E+01</text:p>
          </table:table-cell>
          <table:table-cell table:style-name="ce3" office:value-type="float" office:value="-29.4505952667737" calcext:value-type="float">
            <text:p>-2.95E+01</text:p>
          </table:table-cell>
        </table:table-row>
        <table:table-row table:style-name="ro1">
          <table:table-cell office:value-type="float" office:value="2089296.13085403" calcext:value-type="float">
            <text:p>2089296</text:p>
          </table:table-cell>
          <table:table-cell table:style-name="ce5" table:formula="of:=[.A134]/1000000" office:value-type="float" office:value="2.08929613085403" calcext:value-type="float">
            <text:p>2.09</text:p>
          </table:table-cell>
          <table:table-cell table:formula="of:=-(20-16.7*LOG10([.B134]))" office:value-type="float" office:value="-14.656" calcext:value-type="float">
            <text:p>-14.656</text:p>
          </table:table-cell>
          <table:table-cell table:style-name="ce3" office:value-type="float" office:value="-30.1094078282998" calcext:value-type="float">
            <text:p>-3.01E+01</text:p>
          </table:table-cell>
          <table:table-cell table:style-name="ce3" office:value-type="float" office:value="-29.9226652222738" calcext:value-type="float">
            <text:p>-2.99E+01</text:p>
          </table:table-cell>
          <table:table-cell table:style-name="ce3" office:value-type="float" office:value="-29.504749385178" calcext:value-type="float">
            <text:p>-2.95E+01</text:p>
          </table:table-cell>
        </table:table-row>
        <table:table-row table:style-name="ro1">
          <table:table-cell office:value-type="float" office:value="2137962.08950222" calcext:value-type="float">
            <text:p>2137962</text:p>
          </table:table-cell>
          <table:table-cell table:style-name="ce5" table:formula="of:=[.A135]/1000000" office:value-type="float" office:value="2.13796208950222" calcext:value-type="float">
            <text:p>2.14</text:p>
          </table:table-cell>
          <table:table-cell table:formula="of:=-(20-16.7*LOG10([.B135]))" office:value-type="float" office:value="-14.489" calcext:value-type="float">
            <text:p>-14.489</text:p>
          </table:table-cell>
          <table:table-cell table:style-name="ce3" office:value-type="float" office:value="-30.1474051727501" calcext:value-type="float">
            <text:p>-3.01E+01</text:p>
          </table:table-cell>
          <table:table-cell table:style-name="ce3" office:value-type="float" office:value="-29.9649014639205" calcext:value-type="float">
            <text:p>-3.00E+01</text:p>
          </table:table-cell>
          <table:table-cell table:style-name="ce3" office:value-type="float" office:value="-29.5561722980118" calcext:value-type="float">
            <text:p>-2.96E+01</text:p>
          </table:table-cell>
        </table:table-row>
        <table:table-row table:style-name="ro1">
          <table:table-cell office:value-type="float" office:value="2187761.62394954" calcext:value-type="float">
            <text:p>2187762</text:p>
          </table:table-cell>
          <table:table-cell table:style-name="ce5" table:formula="of:=[.A136]/1000000" office:value-type="float" office:value="2.18776162394954" calcext:value-type="float">
            <text:p>2.19</text:p>
          </table:table-cell>
          <table:table-cell table:formula="of:=-(20-16.7*LOG10([.B136]))" office:value-type="float" office:value="-14.322" calcext:value-type="float">
            <text:p>-14.322</text:p>
          </table:table-cell>
          <table:table-cell table:style-name="ce3" office:value-type="float" office:value="-30.1828792240813" calcext:value-type="float">
            <text:p>-3.02E+01</text:p>
          </table:table-cell>
          <table:table-cell table:style-name="ce3" office:value-type="float" office:value="-30.0045429316517" calcext:value-type="float">
            <text:p>-3.00E+01</text:p>
          </table:table-cell>
          <table:table-cell table:style-name="ce3" office:value-type="float" office:value="-29.6048698292791" calcext:value-type="float">
            <text:p>-2.96E+01</text:p>
          </table:table-cell>
        </table:table-row>
        <table:table-row table:style-name="ro1">
          <table:table-cell office:value-type="float" office:value="2238721.13856833" calcext:value-type="float">
            <text:p>2238721</text:p>
          </table:table-cell>
          <table:table-cell table:style-name="ce5" table:formula="of:=[.A137]/1000000" office:value-type="float" office:value="2.23872113856833" calcext:value-type="float">
            <text:p>2.24</text:p>
          </table:table-cell>
          <table:table-cell table:formula="of:=-(20-16.7*LOG10([.B137]))" office:value-type="float" office:value="-14.155" calcext:value-type="float">
            <text:p>-14.155</text:p>
          </table:table-cell>
          <table:table-cell table:style-name="ce3" office:value-type="float" office:value="-30.2158420482385" calcext:value-type="float">
            <text:p>-3.02E+01</text:p>
          </table:table-cell>
          <table:table-cell table:style-name="ce3" office:value-type="float" office:value="-30.0416003581837" calcext:value-type="float">
            <text:p>-3.00E+01</text:p>
          </table:table-cell>
          <table:table-cell table:style-name="ce3" office:value-type="float" office:value="-29.6508483826003" calcext:value-type="float">
            <text:p>-2.97E+01</text:p>
          </table:table-cell>
        </table:table-row>
        <table:table-row table:style-name="ro1">
          <table:table-cell office:value-type="float" office:value="2290867.65276776" calcext:value-type="float">
            <text:p>2290868</text:p>
          </table:table-cell>
          <table:table-cell table:style-name="ce5" table:formula="of:=[.A138]/1000000" office:value-type="float" office:value="2.29086765276776" calcext:value-type="float">
            <text:p>2.29</text:p>
          </table:table-cell>
          <table:table-cell table:formula="of:=-(20-16.7*LOG10([.B138]))" office:value-type="float" office:value="-13.988" calcext:value-type="float">
            <text:p>-13.988</text:p>
          </table:table-cell>
          <table:table-cell table:style-name="ce3" office:value-type="float" office:value="-30.2463054198298" calcext:value-type="float">
            <text:p>-3.02E+01</text:p>
          </table:table-cell>
          <table:table-cell table:style-name="ce3" office:value-type="float" office:value="-30.0760844271255" calcext:value-type="float">
            <text:p>-3.01E+01</text:p>
          </table:table-cell>
          <table:table-cell table:style-name="ce3" office:value-type="float" office:value="-29.6941148238337" calcext:value-type="float">
            <text:p>-2.97E+01</text:p>
          </table:table-cell>
        </table:table-row>
        <table:table-row table:style-name="ro1">
          <table:table-cell office:value-type="float" office:value="2344228.81531991" calcext:value-type="float">
            <text:p>2344229</text:p>
          </table:table-cell>
          <table:table-cell table:style-name="ce5" table:formula="of:=[.A139]/1000000" office:value-type="float" office:value="2.34422881531991" calcext:value-type="float">
            <text:p>2.34</text:p>
          </table:table-cell>
          <table:table-cell table:formula="of:=-(20-16.7*LOG10([.B139]))" office:value-type="float" office:value="-13.821" calcext:value-type="float">
            <text:p>-13.821</text:p>
          </table:table-cell>
          <table:table-cell table:style-name="ce3" office:value-type="float" office:value="-30.2742807155714" calcext:value-type="float">
            <text:p>-3.03E+01</text:p>
          </table:table-cell>
          <table:table-cell table:style-name="ce3" office:value-type="float" office:value="-30.1080056602603" calcext:value-type="float">
            <text:p>-3.01E+01</text:p>
          </table:table-cell>
          <table:table-cell table:style-name="ce3" office:value-type="float" office:value="-29.734676364193" calcext:value-type="float">
            <text:p>-2.97E+01</text:p>
          </table:table-cell>
        </table:table-row>
        <table:table-row table:style-name="ro1">
          <table:table-cell office:value-type="float" office:value="2398832.91901948" calcext:value-type="float">
            <text:p>2398833</text:p>
          </table:table-cell>
          <table:table-cell table:style-name="ce5" table:formula="of:=[.A140]/1000000" office:value-type="float" office:value="2.39883291901948" calcext:value-type="float">
            <text:p>2.40</text:p>
          </table:table-cell>
          <table:table-cell table:formula="of:=-(20-16.7*LOG10([.B140]))" office:value-type="float" office:value="-13.654" calcext:value-type="float">
            <text:p>-13.654</text:p>
          </table:table-cell>
          <table:table-cell table:style-name="ce3" office:value-type="float" office:value="-30.2997788131466" calcext:value-type="float">
            <text:p>-3.03E+01</text:p>
          </table:table-cell>
          <table:table-cell table:style-name="ce3" office:value-type="float" office:value="-30.1373743090931" calcext:value-type="float">
            <text:p>-3.01E+01</text:p>
          </table:table-cell>
          <table:table-cell table:style-name="ce3" office:value-type="float" office:value="-29.7725404448326" calcext:value-type="float">
            <text:p>-2.98E+01</text:p>
          </table:table-cell>
        </table:table-row>
        <table:table-row table:style-name="ro1">
          <table:table-cell office:value-type="float" office:value="2454708.91568502" calcext:value-type="float">
            <text:p>2454709</text:p>
          </table:table-cell>
          <table:table-cell table:style-name="ce5" table:formula="of:=[.A141]/1000000" office:value-type="float" office:value="2.45470891568502" calcext:value-type="float">
            <text:p>2.45</text:p>
          </table:table-cell>
          <table:table-cell table:formula="of:=-(20-16.7*LOG10([.B141]))" office:value-type="float" office:value="-13.487" calcext:value-type="float">
            <text:p>-13.487</text:p>
          </table:table-cell>
          <table:table-cell table:style-name="ce3" office:value-type="float" office:value="-30.3228099961061" calcext:value-type="float">
            <text:p>-3.03E+01</text:p>
          </table:table-cell>
          <table:table-cell table:style-name="ce3" office:value-type="float" office:value="-30.1642002514743" calcext:value-type="float">
            <text:p>-3.02E+01</text:p>
          </table:table-cell>
          <table:table-cell table:style-name="ce3" office:value-type="float" office:value="-29.8077146237262" calcext:value-type="float">
            <text:p>-2.98E+01</text:p>
          </table:table-cell>
        </table:table-row>
        <table:table-row table:style-name="ro1">
          <table:table-cell office:value-type="float" office:value="2511886.43150957" calcext:value-type="float">
            <text:p>2511886</text:p>
          </table:table-cell>
          <table:table-cell table:style-name="ce5" table:formula="of:=[.A142]/1000000" office:value-type="float" office:value="2.51188643150957" calcext:value-type="float">
            <text:p>2.51</text:p>
          </table:table-cell>
          <table:table-cell table:formula="of:=-(20-16.7*LOG10([.B142]))" office:value-type="float" office:value="-13.32" calcext:value-type="float">
            <text:p>-13.32</text:p>
          </table:table-cell>
          <table:table-cell table:style-name="ce3" office:value-type="float" office:value="-30.3433838654078" calcext:value-type="float">
            <text:p>-3.03E+01</text:p>
          </table:table-cell>
          <table:table-cell table:style-name="ce3" office:value-type="float" office:value="-30.1884928940056" calcext:value-type="float">
            <text:p>-3.02E+01</text:p>
          </table:table-cell>
          <table:table-cell table:style-name="ce3" office:value-type="float" office:value="-29.8402064657753" calcext:value-type="float">
            <text:p>-2.98E+01</text:p>
          </table:table-cell>
        </table:table-row>
        <table:table-row table:style-name="ro1">
          <table:table-cell office:value-type="float" office:value="2570395.78276885" calcext:value-type="float">
            <text:p>2570396</text:p>
          </table:table-cell>
          <table:table-cell table:style-name="ce5" table:formula="of:=[.A143]/1000000" office:value-type="float" office:value="2.57039578276885" calcext:value-type="float">
            <text:p>2.57</text:p>
          </table:table-cell>
          <table:table-cell table:formula="of:=-(20-16.7*LOG10([.B143]))" office:value-type="float" office:value="-13.153" calcext:value-type="float">
            <text:p>-13.153</text:p>
          </table:table-cell>
          <table:table-cell table:style-name="ce3" office:value-type="float" office:value="-30.3615092580018" calcext:value-type="float">
            <text:p>-3.04E+01</text:p>
          </table:table-cell>
          <table:table-cell table:style-name="ce3" office:value-type="float" office:value="-30.2102610806835" calcext:value-type="float">
            <text:p>-3.02E+01</text:p>
          </table:table-cell>
          <table:table-cell table:style-name="ce3" office:value-type="float" office:value="-29.870023436889" calcext:value-type="float">
            <text:p>-2.99E+01</text:p>
          </table:table-cell>
        </table:table-row>
        <table:table-row table:style-name="ro1">
          <table:table-cell office:value-type="float" office:value="2630267.99189537" calcext:value-type="float">
            <text:p>2630268</text:p>
          </table:table-cell>
          <table:table-cell table:style-name="ce5" table:formula="of:=[.A144]/1000000" office:value-type="float" office:value="2.63026799189537" calcext:value-type="float">
            <text:p>2.63</text:p>
          </table:table-cell>
          <table:table-cell table:formula="of:=-(20-16.7*LOG10([.B144]))" office:value-type="float" office:value="-12.986" calcext:value-type="float">
            <text:p>-12.986</text:p>
          </table:table-cell>
          <table:table-cell table:style-name="ce3" office:value-type="float" office:value="-30.3771941729934" calcext:value-type="float">
            <text:p>-3.04E+01</text:p>
          </table:table-cell>
          <table:table-cell table:style-name="ce3" office:value-type="float" office:value="-30.2295130085385" calcext:value-type="float">
            <text:p>-3.02E+01</text:p>
          </table:table-cell>
          <table:table-cell table:style-name="ce3" office:value-type="float" office:value="-29.897172802855" calcext:value-type="float">
            <text:p>-2.99E+01</text:p>
          </table:table-cell>
        </table:table-row>
        <table:table-row table:style-name="ro1">
          <table:table-cell office:value-type="float" office:value="2691534.8039269" calcext:value-type="float">
            <text:p>2691535</text:p>
          </table:table-cell>
          <table:table-cell table:style-name="ce5" table:formula="of:=[.A145]/1000000" office:value-type="float" office:value="2.6915348039269" calcext:value-type="float">
            <text:p>2.69</text:p>
          </table:table-cell>
          <table:table-cell table:formula="of:=-(20-16.7*LOG10([.B145]))" office:value-type="float" office:value="-12.819" calcext:value-type="float">
            <text:p>-12.819</text:p>
          </table:table-cell>
          <table:table-cell table:style-name="ce3" office:value-type="float" office:value="-30.3904457057224" calcext:value-type="float">
            <text:p>-3.04E+01</text:p>
          </table:table-cell>
          <table:table-cell table:style-name="ce3" office:value-type="float" office:value="-30.2462561505644" calcext:value-type="float">
            <text:p>-3.02E+01</text:p>
          </table:table-cell>
          <table:table-cell table:style-name="ce3" office:value-type="float" office:value="-29.9216615338504" calcext:value-type="float">
            <text:p>-2.99E+01</text:p>
          </table:table-cell>
        </table:table-row>
        <table:table-row table:style-name="ro1">
          <table:table-cell office:value-type="float" office:value="2754228.70333815" calcext:value-type="float">
            <text:p>2754229</text:p>
          </table:table-cell>
          <table:table-cell table:style-name="ce5" table:formula="of:=[.A146]/1000000" office:value-type="float" office:value="2.75422870333815" calcext:value-type="float">
            <text:p>2.75</text:p>
          </table:table-cell>
          <table:table-cell table:formula="of:=-(20-16.7*LOG10([.B146]))" office:value-type="float" office:value="-12.652" calcext:value-type="float">
            <text:p>-12.652</text:p>
          </table:table-cell>
          <table:table-cell table:style-name="ce3" office:value-type="float" office:value="-30.4012699900706" calcext:value-type="float">
            <text:p>-3.04E+01</text:p>
          </table:table-cell>
          <table:table-cell table:style-name="ce3" office:value-type="float" office:value="-30.2604971865392" calcext:value-type="float">
            <text:p>-3.03E+01</text:p>
          </table:table-cell>
          <table:table-cell table:style-name="ce3" office:value-type="float" office:value="-29.9434962149245" calcext:value-type="float">
            <text:p>-2.99E+01</text:p>
          </table:table-cell>
        </table:table-row>
        <table:table-row table:style-name="ro1">
          <table:table-cell office:value-type="float" office:value="2818382.93126444" calcext:value-type="float">
            <text:p>2818383</text:p>
          </table:table-cell>
          <table:table-cell table:style-name="ce5" table:formula="of:=[.A147]/1000000" office:value-type="float" office:value="2.81838293126444" calcext:value-type="float">
            <text:p>2.82</text:p>
          </table:table-cell>
          <table:table-cell table:formula="of:=-(20-16.7*LOG10([.B147]))" office:value-type="float" office:value="-12.485" calcext:value-type="float">
            <text:p>-12.485</text:p>
          </table:table-cell>
          <table:table-cell table:style-name="ce3" office:value-type="float" office:value="-30.4096721495312" calcext:value-type="float">
            <text:p>-3.04E+01</text:p>
          </table:table-cell>
          <table:table-cell table:style-name="ce3" office:value-type="float" office:value="-30.2722419421834" calcext:value-type="float">
            <text:p>-3.03E+01</text:p>
          </table:table-cell>
          <table:table-cell table:style-name="ce3" office:value-type="float" office:value="-29.9626829636611" calcext:value-type="float">
            <text:p>-3.00E+01</text:p>
          </table:table-cell>
        </table:table-row>
        <table:table-row table:style-name="ro1">
          <table:table-cell office:value-type="float" office:value="2884031.50312659" calcext:value-type="float">
            <text:p>2884032</text:p>
          </table:table-cell>
          <table:table-cell table:style-name="ce5" table:formula="of:=[.A148]/1000000" office:value-type="float" office:value="2.88403150312659" calcext:value-type="float">
            <text:p>2.88</text:p>
          </table:table-cell>
          <table:table-cell table:formula="of:=-(20-16.7*LOG10([.B148]))" office:value-type="float" office:value="-12.318" calcext:value-type="float">
            <text:p>-12.318</text:p>
          </table:table-cell>
          <table:table-cell table:style-name="ce3" office:value-type="float" office:value="-30.4156562567982" calcext:value-type="float">
            <text:p>-3.04E+01</text:p>
          </table:table-cell>
          <table:table-cell table:style-name="ce3" office:value-type="float" office:value="-30.2814953366704" calcext:value-type="float">
            <text:p>-3.03E+01</text:p>
          </table:table-cell>
          <table:table-cell table:style-name="ce3" office:value-type="float" office:value="-29.9792273549027" calcext:value-type="float">
            <text:p>-3.00E+01</text:p>
          </table:table-cell>
        </table:table-row>
        <table:table-row table:style-name="ro1">
          <table:table-cell office:value-type="float" office:value="2951209.22666637" calcext:value-type="float">
            <text:p>2951209</text:p>
          </table:table-cell>
          <table:table-cell table:style-name="ce5" table:formula="of:=[.A149]/1000000" office:value-type="float" office:value="2.95120922666637" calcext:value-type="float">
            <text:p>2.95</text:p>
          </table:table-cell>
          <table:table-cell table:formula="of:=-(20-16.7*LOG10([.B149]))" office:value-type="float" office:value="-12.151" calcext:value-type="float">
            <text:p>-12.151</text:p>
          </table:table-cell>
          <table:table-cell table:style-name="ce3" office:value-type="float" office:value="-30.4192253026784" calcext:value-type="float">
            <text:p>-3.04E+01</text:p>
          </table:table-cell>
          <table:table-cell table:style-name="ce3" office:value-type="float" office:value="-30.2882613392918" calcext:value-type="float">
            <text:p>-3.03E+01</text:p>
          </table:table-cell>
          <table:table-cell table:style-name="ce3" office:value-type="float" office:value="-29.9931343537142" calcext:value-type="float">
            <text:p>-3.00E+01</text:p>
          </table:table-cell>
        </table:table-row>
        <table:table-row table:style-name="ro1">
          <table:table-cell office:value-type="float" office:value="3019951.720402" calcext:value-type="float">
            <text:p>3019952</text:p>
          </table:table-cell>
          <table:table-cell table:style-name="ce5" table:formula="of:=[.A150]/1000000" office:value-type="float" office:value="3.019951720402" calcext:value-type="float">
            <text:p>3.02</text:p>
          </table:table-cell>
          <table:table-cell table:formula="of:=-(20-16.7*LOG10([.B150]))" office:value-type="float" office:value="-11.984" calcext:value-type="float">
            <text:p>-11.984</text:p>
          </table:table-cell>
          <table:table-cell table:style-name="ce3" office:value-type="float" office:value="-30.4203811740312" calcext:value-type="float">
            <text:p>-3.04E+01</text:p>
          </table:table-cell>
          <table:table-cell table:style-name="ce3" office:value-type="float" office:value="-30.2925429351683" calcext:value-type="float">
            <text:p>-3.03E+01</text:p>
          </table:table-cell>
          <table:table-cell table:style-name="ce3" office:value-type="float" office:value="-30.0044082565383" calcext:value-type="float">
            <text:p>-3.00E+01</text:p>
          </table:table-cell>
        </table:table-row>
        <table:table-row table:style-name="ro1">
          <table:table-cell office:value-type="float" office:value="3090295.43251358" calcext:value-type="float">
            <text:p>3090295</text:p>
          </table:table-cell>
          <table:table-cell table:style-name="ce5" table:formula="of:=[.A151]/1000000" office:value-type="float" office:value="3.09029543251358" calcext:value-type="float">
            <text:p>3.09</text:p>
          </table:table-cell>
          <table:table-cell table:formula="of:=-(20-16.7*LOG10([.B151]))" office:value-type="float" office:value="-11.817" calcext:value-type="float">
            <text:p>-11.817</text:p>
          </table:table-cell>
          <table:table-cell table:style-name="ce3" office:value-type="float" office:value="-30.419124641096" calcext:value-type="float">
            <text:p>-3.04E+01</text:p>
          </table:table-cell>
          <table:table-cell table:style-name="ce3" office:value-type="float" office:value="-30.2943421001737" calcext:value-type="float">
            <text:p>-3.03E+01</text:p>
          </table:table-cell>
          <table:table-cell table:style-name="ce3" office:value-type="float" office:value="-30.013052641355" calcext:value-type="float">
            <text:p>-3.00E+01</text:p>
          </table:table-cell>
        </table:table-row>
        <table:table-row table:style-name="ro1">
          <table:table-cell office:value-type="float" office:value="3162277.66016837" calcext:value-type="float">
            <text:p>3162278</text:p>
          </table:table-cell>
          <table:table-cell table:style-name="ce5" table:formula="of:=[.A152]/1000000" office:value-type="float" office:value="3.16227766016837" calcext:value-type="float">
            <text:p>3.16</text:p>
          </table:table-cell>
          <table:table-cell table:formula="of:=-(20-16.7*LOG10([.B152]))" office:value-type="float" office:value="-11.65" calcext:value-type="float">
            <text:p>-11.65</text:p>
          </table:table-cell>
          <table:table-cell table:style-name="ce3" office:value-type="float" office:value="-30.4154553541169" calcext:value-type="float">
            <text:p>-3.04E+01</text:p>
          </table:table-cell>
          <table:table-cell table:style-name="ce3" office:value-type="float" office:value="-30.2936597854685" calcext:value-type="float">
            <text:p>-3.03E+01</text:p>
          </table:table-cell>
          <table:table-cell table:style-name="ce3" office:value-type="float" office:value="-30.0190703267343" calcext:value-type="float">
            <text:p>-3.00E+01</text:p>
          </table:table-cell>
        </table:table-row>
        <table:table-row table:style-name="ro1">
          <table:table-cell office:value-type="float" office:value="3235936.56929627" calcext:value-type="float">
            <text:p>3235937</text:p>
          </table:table-cell>
          <table:table-cell table:style-name="ce5" table:formula="of:=[.A153]/1000000" office:value-type="float" office:value="3.23593656929627" calcext:value-type="float">
            <text:p>3.24</text:p>
          </table:table-cell>
          <table:table-cell table:formula="of:=-(20-16.7*LOG10([.B153]))" office:value-type="float" office:value="-11.483" calcext:value-type="float">
            <text:p>-11.483</text:p>
          </table:table-cell>
          <table:table-cell table:style-name="ce3" office:value-type="float" office:value="-30.4093718492925" calcext:value-type="float">
            <text:p>-3.04E+01</text:p>
          </table:table-cell>
          <table:table-cell table:style-name="ce3" office:value-type="float" office:value="-30.2904959114477" calcext:value-type="float">
            <text:p>-3.03E+01</text:p>
          </table:table-cell>
          <table:table-cell table:style-name="ce3" office:value-type="float" office:value="-30.0224633404012" calcext:value-type="float">
            <text:p>-3.00E+01</text:p>
          </table:table-cell>
        </table:table-row>
        <table:table-row table:style-name="ro1">
          <table:table-cell office:value-type="float" office:value="3311311.2148259" calcext:value-type="float">
            <text:p>3311311</text:p>
          </table:table-cell>
          <table:table-cell table:style-name="ce5" table:formula="of:=[.A154]/1000000" office:value-type="float" office:value="3.3113112148259" calcext:value-type="float">
            <text:p>3.31</text:p>
          </table:table-cell>
          <table:table-cell table:formula="of:=-(20-16.7*LOG10([.B154]))" office:value-type="float" office:value="-11.316" calcext:value-type="float">
            <text:p>-11.316</text:p>
          </table:table-cell>
          <table:table-cell table:style-name="ce3" office:value-type="float" office:value="-30.400871564346" calcext:value-type="float">
            <text:p>-3.04E+01</text:p>
          </table:table-cell>
          <table:table-cell table:style-name="ce3" office:value-type="float" office:value="-30.2848493714616" calcext:value-type="float">
            <text:p>-3.03E+01</text:p>
          </table:table-cell>
          <table:table-cell table:style-name="ce3" office:value-type="float" office:value="-30.0232328974868" calcext:value-type="float">
            <text:p>-3.00E+01</text:p>
          </table:table-cell>
        </table:table-row>
        <table:table-row table:style-name="ro1">
          <table:table-cell office:value-type="float" office:value="3388441.56139201" calcext:value-type="float">
            <text:p>3388442</text:p>
          </table:table-cell>
          <table:table-cell table:style-name="ce5" table:formula="of:=[.A155]/1000000" office:value-type="float" office:value="3.38844156139201" calcext:value-type="float">
            <text:p>3.39</text:p>
          </table:table-cell>
          <table:table-cell table:formula="of:=-(20-16.7*LOG10([.B155]))" office:value-type="float" office:value="-11.149" calcext:value-type="float">
            <text:p>-11.149</text:p>
          </table:table-cell>
          <table:table-cell table:style-name="ce3" office:value-type="float" office:value="-30.3899508629314" calcext:value-type="float">
            <text:p>-3.04E+01</text:p>
          </table:table-cell>
          <table:table-cell table:style-name="ce3" office:value-type="float" office:value="-30.2767180448488" calcext:value-type="float">
            <text:p>-3.03E+01</text:p>
          </table:table-cell>
          <table:table-cell table:style-name="ce3" office:value-type="float" office:value="-30.0213793883386" calcext:value-type="float">
            <text:p>-3.00E+01</text:p>
          </table:table-cell>
        </table:table-row>
        <table:table-row table:style-name="ro1">
          <table:table-cell office:value-type="float" office:value="3467368.5045253" calcext:value-type="float">
            <text:p>3467369</text:p>
          </table:table-cell>
          <table:table-cell table:style-name="ce5" table:formula="of:=[.A156]/1000000" office:value-type="float" office:value="3.4673685045253" calcext:value-type="float">
            <text:p>3.47</text:p>
          </table:table-cell>
          <table:table-cell table:formula="of:=-(20-16.7*LOG10([.B156]))" office:value-type="float" office:value="-10.982" calcext:value-type="float">
            <text:p>-10.982</text:p>
          </table:table-cell>
          <table:table-cell table:style-name="ce3" office:value-type="float" office:value="-30.3766050688072" calcext:value-type="float">
            <text:p>-3.04E+01</text:p>
          </table:table-cell>
          <table:table-cell table:style-name="ce3" office:value-type="float" office:value="-30.2660988197077" calcext:value-type="float">
            <text:p>-3.03E+01</text:p>
          </table:table-cell>
          <table:table-cell table:style-name="ce3" office:value-type="float" office:value="-30.0169023764564" calcext:value-type="float">
            <text:p>-3.00E+01</text:p>
          </table:table-cell>
        </table:table-row>
        <table:table-row table:style-name="ro1">
          <table:table-cell office:value-type="float" office:value="3548133.89233574" calcext:value-type="float">
            <text:p>3548134</text:p>
          </table:table-cell>
          <table:table-cell table:style-name="ce5" table:formula="of:=[.A157]/1000000" office:value-type="float" office:value="3.54813389233574" calcext:value-type="float">
            <text:p>3.55</text:p>
          </table:table-cell>
          <table:table-cell table:formula="of:=-(20-16.7*LOG10([.B157]))" office:value-type="float" office:value="-10.815" calcext:value-type="float">
            <text:p>-10.815</text:p>
          </table:table-cell>
          <table:table-cell table:style-name="ce3" office:value-type="float" office:value="-30.3608285084026" calcext:value-type="float">
            <text:p>-3.04E+01</text:p>
          </table:table-cell>
          <table:table-cell table:style-name="ce3" office:value-type="float" office:value="-30.2529876249061" calcext:value-type="float">
            <text:p>-3.03E+01</text:p>
          </table:table-cell>
          <table:table-cell table:style-name="ce3" office:value-type="float" office:value="-30.0098006058954" calcext:value-type="float">
            <text:p>-3.00E+01</text:p>
          </table:table-cell>
        </table:table-row>
        <table:table-row table:style-name="ro1">
          <table:table-cell office:value-type="float" office:value="3630780.547701" calcext:value-type="float">
            <text:p>3630781</text:p>
          </table:table-cell>
          <table:table-cell table:style-name="ce5" table:formula="of:=[.A158]/1000000" office:value-type="float" office:value="3.630780547701" calcext:value-type="float">
            <text:p>3.63</text:p>
          </table:table-cell>
          <table:table-cell table:formula="of:=-(20-16.7*LOG10([.B158]))" office:value-type="float" office:value="-10.648" calcext:value-type="float">
            <text:p>-10.648</text:p>
          </table:table-cell>
          <table:table-cell table:style-name="ce3" office:value-type="float" office:value="-30.3426145626123" calcext:value-type="float">
            <text:p>-3.03E+01</text:p>
          </table:table-cell>
          <table:table-cell table:style-name="ce3" office:value-type="float" office:value="-30.23737947128" calcext:value-type="float">
            <text:p>-3.02E+01</text:p>
          </table:table-cell>
          <table:table-cell table:style-name="ce3" office:value-type="float" office:value="-30.0000720187862" calcext:value-type="float">
            <text:p>-3.00E+01</text:p>
          </table:table-cell>
        </table:table-row>
        <table:table-row table:style-name="ro1">
          <table:table-cell office:value-type="float" office:value="3715352.29097171" calcext:value-type="float">
            <text:p>3715352</text:p>
          </table:table-cell>
          <table:table-cell table:style-name="ce5" table:formula="of:=[.A159]/1000000" office:value-type="float" office:value="3.71535229097171" calcext:value-type="float">
            <text:p>3.72</text:p>
          </table:table-cell>
          <table:table-cell table:formula="of:=-(20-16.7*LOG10([.B159]))" office:value-type="float" office:value="-10.481" calcext:value-type="float">
            <text:p>-10.481</text:p>
          </table:table-cell>
          <table:table-cell table:style-name="ce3" office:value-type="float" office:value="-30.3219557269549" calcext:value-type="float">
            <text:p>-3.03E+01</text:p>
          </table:table-cell>
          <table:table-cell table:style-name="ce3" office:value-type="float" office:value="-30.2192685019806" calcext:value-type="float">
            <text:p>-3.02E+01</text:p>
          </table:table-cell>
          <table:table-cell table:style-name="ce3" office:value-type="float" office:value="-29.9877137824922" calcext:value-type="float">
            <text:p>-3.00E+01</text:p>
          </table:table-cell>
        </table:table-row>
        <table:table-row table:style-name="ro1">
          <table:table-cell office:value-type="float" office:value="3801893.96320559" calcext:value-type="float">
            <text:p>3801894</text:p>
          </table:table-cell>
          <table:table-cell table:style-name="ce5" table:formula="of:=[.A160]/1000000" office:value-type="float" office:value="3.80189396320559" calcext:value-type="float">
            <text:p>3.80</text:p>
          </table:table-cell>
          <table:table-cell table:formula="of:=-(20-16.7*LOG10([.B160]))" office:value-type="float" office:value="-10.314" calcext:value-type="float">
            <text:p>-10.314</text:p>
          </table:table-cell>
          <table:table-cell table:style-name="ce3" office:value-type="float" office:value="-30.2988436799862" calcext:value-type="float">
            <text:p>-3.03E+01</text:p>
          </table:table-cell>
          <table:table-cell table:style-name="ce3" office:value-type="float" office:value="-30.1986480513978" calcext:value-type="float">
            <text:p>-3.02E+01</text:p>
          </table:table-cell>
          <table:table-cell table:style-name="ce3" office:value-type="float" office:value="-29.972722326115" calcext:value-type="float">
            <text:p>-3.00E+01</text:p>
          </table:table-cell>
        </table:table-row>
        <table:table-row table:style-name="ro1">
          <table:table-cell office:value-type="float" office:value="3890451.44994279" calcext:value-type="float">
            <text:p>3890451</text:p>
          </table:table-cell>
          <table:table-cell table:style-name="ce5" table:formula="of:=[.A161]/1000000" office:value-type="float" office:value="3.89045144994279" calcext:value-type="float">
            <text:p>3.89</text:p>
          </table:table-cell>
          <table:table-cell table:formula="of:=-(20-16.7*LOG10([.B161]))" office:value-type="float" office:value="-10.147" calcext:value-type="float">
            <text:p>-10.147</text:p>
          </table:table-cell>
          <table:table-cell table:style-name="ce3" office:value-type="float" office:value="-30.2732693596511" calcext:value-type="float">
            <text:p>-3.03E+01</text:p>
          </table:table-cell>
          <table:table-cell table:style-name="ce3" office:value-type="float" office:value="-30.175510712408" calcext:value-type="float">
            <text:p>-3.02E+01</text:p>
          </table:table-cell>
          <table:table-cell table:style-name="ce3" office:value-type="float" office:value="-29.9550933865106" calcext:value-type="float">
            <text:p>-3.00E+01</text:p>
          </table:table-cell>
        </table:table-row>
        <table:table-row table:style-name="ro1">
          <table:table-cell office:value-type="float" office:value="3981071.70553495" calcext:value-type="float">
            <text:p>3981072</text:p>
          </table:table-cell>
          <table:table-cell table:style-name="ce5" table:formula="of:=[.A162]/1000000" office:value-type="float" office:value="3.98107170553495" calcext:value-type="float">
            <text:p>3.98</text:p>
          </table:table-cell>
          <table:table-cell table:formula="of:=-(20-16.7*LOG10([.B162]))" office:value-type="float" office:value="-9.98000000000004" calcext:value-type="float">
            <text:p>-9.98000000000004</text:p>
          </table:table-cell>
          <table:table-cell table:style-name="ce3" office:value-type="float" office:value="-30.2452230470406" calcext:value-type="float">
            <text:p>-3.02E+01</text:p>
          </table:table-cell>
          <table:table-cell table:style-name="ce3" office:value-type="float" office:value="-30.149848411853" calcext:value-type="float">
            <text:p>-3.01E+01</text:p>
          </table:table-cell>
          <table:table-cell table:style-name="ce3" office:value-type="float" office:value="-29.9348220630563" calcext:value-type="float">
            <text:p>-2.99E+01</text:p>
          </table:table-cell>
        </table:table-row>
        <table:table-row table:style-name="ro1">
          <table:table-cell office:value-type="float" office:value="4073802.77804111" calcext:value-type="float">
            <text:p>4073803</text:p>
          </table:table-cell>
          <table:table-cell table:style-name="ce5" table:formula="of:=[.A163]/1000000" office:value-type="float" office:value="4.07380277804111" calcext:value-type="float">
            <text:p>4.07</text:p>
          </table:table-cell>
          <table:table-cell table:formula="of:=-(20-16.7*LOG10([.B163]))" office:value-type="float" office:value="-9.81300000000003" calcext:value-type="float">
            <text:p>-9.81300000000003</text:p>
          </table:table-cell>
          <table:table-cell table:style-name="ce3" office:value-type="float" office:value="-30.2146944571917" calcext:value-type="float">
            <text:p>-3.02E+01</text:p>
          </table:table-cell>
          <table:table-cell table:style-name="ce3" office:value-type="float" office:value="-30.1216524933707" calcext:value-type="float">
            <text:p>-3.01E+01</text:p>
          </table:table-cell>
          <table:table-cell table:style-name="ce3" office:value-type="float" office:value="-29.9119028813421" calcext:value-type="float">
            <text:p>-2.99E+01</text:p>
          </table:table-cell>
        </table:table-row>
        <table:table-row table:style-name="ro1">
          <table:table-cell office:value-type="float" office:value="4168693.83470333" calcext:value-type="float">
            <text:p>4168694</text:p>
          </table:table-cell>
          <table:table-cell table:style-name="ce5" table:formula="of:=[.A164]/1000000" office:value-type="float" office:value="4.16869383470333" calcext:value-type="float">
            <text:p>4.17</text:p>
          </table:table-cell>
          <table:table-cell table:formula="of:=-(20-16.7*LOG10([.B164]))" office:value-type="float" office:value="-9.64600000000004" calcext:value-type="float">
            <text:p>-9.64600000000004</text:p>
          </table:table-cell>
          <table:table-cell table:style-name="ce3" office:value-type="float" office:value="-30.1816728365422" calcext:value-type="float">
            <text:p>-3.02E+01</text:p>
          </table:table-cell>
          <table:table-cell table:style-name="ce3" office:value-type="float" office:value="-30.090913807388" calcext:value-type="float">
            <text:p>-3.01E+01</text:p>
          </table:table-cell>
          <table:table-cell table:style-name="ce3" office:value-type="float" office:value="-29.88632986469" calcext:value-type="float">
            <text:p>-2.99E+01</text:p>
          </table:table-cell>
        </table:table-row>
        <table:table-row table:style-name="ro1">
          <table:table-cell office:value-type="float" office:value="4265795.18801591" calcext:value-type="float">
            <text:p>4265795</text:p>
          </table:table-cell>
          <table:table-cell table:style-name="ce5" table:formula="of:=[.A165]/1000000" office:value-type="float" office:value="4.26579518801591" calcext:value-type="float">
            <text:p>4.27</text:p>
          </table:table-cell>
          <table:table-cell table:formula="of:=-(20-16.7*LOG10([.B165]))" office:value-type="float" office:value="-9.47900000000003" calcext:value-type="float">
            <text:p>-9.47900000000003</text:p>
          </table:table-cell>
          <table:table-cell table:style-name="ce3" office:value-type="float" office:value="-30.1461470660985" calcext:value-type="float">
            <text:p>-3.01E+01</text:p>
          </table:table-cell>
          <table:table-cell table:style-name="ce3" office:value-type="float" office:value="-30.0576228077201" calcext:value-type="float">
            <text:p>-3.01E+01</text:p>
          </table:table-cell>
          <table:table-cell table:style-name="ce3" office:value-type="float" office:value="-29.8580966136641" calcext:value-type="float">
            <text:p>-2.99E+01</text:p>
          </table:table-cell>
        </table:table-row>
        <table:table-row table:style-name="ro1">
          <table:table-cell office:value-type="float" office:value="4365158.32240164" calcext:value-type="float">
            <text:p>4365158</text:p>
          </table:table-cell>
          <table:table-cell table:style-name="ce5" table:formula="of:=[.A166]/1000000" office:value-type="float" office:value="4.36515832240164" calcext:value-type="float">
            <text:p>4.37</text:p>
          </table:table-cell>
          <table:table-cell table:formula="of:=-(20-16.7*LOG10([.B166]))" office:value-type="float" office:value="-9.31200000000003" calcext:value-type="float">
            <text:p>-9.31200000000003</text:p>
          </table:table-cell>
          <table:table-cell table:style-name="ce3" office:value-type="float" office:value="-30.1081057703018" calcext:value-type="float">
            <text:p>-3.01E+01</text:p>
          </table:table-cell>
          <table:table-cell table:style-name="ce3" office:value-type="float" office:value="-30.0217696539846" calcext:value-type="float">
            <text:p>-3.00E+01</text:p>
          </table:table-cell>
          <table:table-cell table:style-name="ce3" office:value-type="float" office:value="-29.8271963925902" calcext:value-type="float">
            <text:p>-2.98E+01</text:p>
          </table:table-cell>
        </table:table-row>
        <table:table-row table:style-name="ro1">
          <table:table-cell office:value-type="float" office:value="4466835.92150961" calcext:value-type="float">
            <text:p>4466836</text:p>
          </table:table-cell>
          <table:table-cell table:style-name="ce5" table:formula="of:=[.A167]/1000000" office:value-type="float" office:value="4.46683592150961" calcext:value-type="float">
            <text:p>4.47</text:p>
          </table:table-cell>
          <table:table-cell table:formula="of:=-(20-16.7*LOG10([.B167]))" office:value-type="float" office:value="-9.14500000000004" calcext:value-type="float">
            <text:p>-9.14500000000004</text:p>
          </table:table-cell>
          <table:table-cell table:style-name="ce3" office:value-type="float" office:value="-30.0675374302862" calcext:value-type="float">
            <text:p>-3.01E+01</text:p>
          </table:table-cell>
          <table:table-cell table:style-name="ce3" office:value-type="float" office:value="-29.9833443194265" calcext:value-type="float">
            <text:p>-3.00E+01</text:p>
          </table:table-cell>
          <table:table-cell table:style-name="ce3" office:value-type="float" office:value="-29.7936222226878" calcext:value-type="float">
            <text:p>-2.98E+01</text:p>
          </table:table-cell>
        </table:table-row>
        <table:table-row table:style-name="ro1">
          <table:table-cell office:value-type="float" office:value="4570881.89614873" calcext:value-type="float">
            <text:p>4570882</text:p>
          </table:table-cell>
          <table:table-cell table:style-name="ce5" table:formula="of:=[.A168]/1000000" office:value-type="float" office:value="4.57088189614873" calcext:value-type="float">
            <text:p>4.57</text:p>
          </table:table-cell>
          <table:table-cell table:formula="of:=-(20-16.7*LOG10([.B168]))" office:value-type="float" office:value="-8.97800000000003" calcext:value-type="float">
            <text:p>-8.97800000000003</text:p>
          </table:table-cell>
          <table:table-cell table:style-name="ce3" office:value-type="float" office:value="-30.0244305015557" calcext:value-type="float">
            <text:p>-3.00E+01</text:p>
          </table:table-cell>
          <table:table-cell table:style-name="ce3" office:value-type="float" office:value="-29.9423367034278" calcext:value-type="float">
            <text:p>-2.99E+01</text:p>
          </table:table-cell>
          <table:table-cell table:style-name="ce3" office:value-type="float" office:value="-29.7573669812191" calcext:value-type="float">
            <text:p>-2.98E+01</text:p>
          </table:table-cell>
        </table:table-row>
        <table:table-row table:style-name="ro1">
          <table:table-cell office:value-type="float" office:value="4677351.41287196" calcext:value-type="float">
            <text:p>4677351</text:p>
          </table:table-cell>
          <table:table-cell table:style-name="ce5" table:formula="of:=[.A169]/1000000" office:value-type="float" office:value="4.67735141287196" calcext:value-type="float">
            <text:p>4.68</text:p>
          </table:table-cell>
          <table:table-cell table:formula="of:=-(20-16.7*LOG10([.B169]))" office:value-type="float" office:value="-8.81100000000004" calcext:value-type="float">
            <text:p>-8.81100000000004</text:p>
          </table:table-cell>
          <table:table-cell table:style-name="ce3" office:value-type="float" office:value="-29.9787735345847" calcext:value-type="float">
            <text:p>-3.00E+01</text:p>
          </table:table-cell>
          <table:table-cell table:style-name="ce3" office:value-type="float" office:value="-29.8987367477686" calcext:value-type="float">
            <text:p>-2.99E+01</text:p>
          </table:table-cell>
          <table:table-cell table:style-name="ce3" office:value-type="float" office:value="-29.7184235054618" calcext:value-type="float">
            <text:p>-2.97E+01</text:p>
          </table:table-cell>
        </table:table-row>
        <table:table-row table:style-name="ro1">
          <table:table-cell office:value-type="float" office:value="4786300.92322636" calcext:value-type="float">
            <text:p>4786301</text:p>
          </table:table-cell>
          <table:table-cell table:style-name="ce5" table:formula="of:=[.A170]/1000000" office:value-type="float" office:value="4.78630092322636" calcext:value-type="float">
            <text:p>4.79</text:p>
          </table:table-cell>
          <table:table-cell table:formula="of:=-(20-16.7*LOG10([.B170]))" office:value-type="float" office:value="-8.64400000000004" calcext:value-type="float">
            <text:p>-8.64400000000004</text:p>
          </table:table-cell>
          <table:table-cell table:style-name="ce3" office:value-type="float" office:value="-29.9305552981988" calcext:value-type="float">
            <text:p>-2.99E+01</text:p>
          </table:table-cell>
          <table:table-cell table:style-name="ce3" office:value-type="float" office:value="-29.8525345560928" calcext:value-type="float">
            <text:p>-2.99E+01</text:p>
          </table:table-cell>
          <table:table-cell table:style-name="ce3" office:value-type="float" office:value="-29.6767847016471" calcext:value-type="float">
            <text:p>-2.97E+01</text:p>
          </table:table-cell>
        </table:table-row>
        <table:table-row table:style-name="ro1">
          <table:table-cell office:value-type="float" office:value="4897788.19368444" calcext:value-type="float">
            <text:p>4897788</text:p>
          </table:table-cell>
          <table:table-cell table:style-name="ce5" table:formula="of:=[.A171]/1000000" office:value-type="float" office:value="4.89778819368444" calcext:value-type="float">
            <text:p>4.90</text:p>
          </table:table-cell>
          <table:table-cell table:formula="of:=-(20-16.7*LOG10([.B171]))" office:value-type="float" office:value="-8.47700000000003" calcext:value-type="float">
            <text:p>-8.47700000000003</text:p>
          </table:table-cell>
          <table:table-cell table:style-name="ce3" office:value-type="float" office:value="-29.8797649046238" calcext:value-type="float">
            <text:p>-2.99E+01</text:p>
          </table:table-cell>
          <table:table-cell table:style-name="ce3" office:value-type="float" office:value="-29.803720515755" calcext:value-type="float">
            <text:p>-2.98E+01</text:p>
          </table:table-cell>
          <table:table-cell table:style-name="ce3" office:value-type="float" office:value="-29.6324436570615" calcext:value-type="float">
            <text:p>-2.96E+01</text:p>
          </table:table-cell>
        </table:table-row>
        <table:table-row table:style-name="ro1">
          <table:table-cell office:value-type="float" office:value="5011872.3362727" calcext:value-type="float">
            <text:p>5011872</text:p>
          </table:table-cell>
          <table:table-cell table:style-name="ce5" table:formula="of:=[.A172]/1000000" office:value-type="float" office:value="5.0118723362727" calcext:value-type="float">
            <text:p>5.01</text:p>
          </table:table-cell>
          <table:table-cell table:formula="of:=-(20-16.7*LOG10([.B172]))" office:value-type="float" office:value="-8.31000000000003" calcext:value-type="float">
            <text:p>-8.31000000000003</text:p>
          </table:table-cell>
          <table:table-cell table:style-name="ce3" office:value-type="float" office:value="-29.826391935347" calcext:value-type="float">
            <text:p>-2.98E+01</text:p>
          </table:table-cell>
          <table:table-cell table:style-name="ce3" office:value-type="float" office:value="-29.7522854209327" calcext:value-type="float">
            <text:p>-2.98E+01</text:p>
          </table:table-cell>
          <table:table-cell table:style-name="ce3" office:value-type="float" office:value="-29.5853937551908" calcext:value-type="float">
            <text:p>-2.96E+01</text:p>
          </table:table-cell>
        </table:table-row>
        <table:table-row table:style-name="ro1">
          <table:table-cell office:value-type="float" office:value="5128613.83991362" calcext:value-type="float">
            <text:p>5128614</text:p>
          </table:table-cell>
          <table:table-cell table:style-name="ce5" table:formula="of:=[.A173]/1000000" office:value-type="float" office:value="5.12861383991362" calcext:value-type="float">
            <text:p>5.13</text:p>
          </table:table-cell>
          <table:table-cell table:formula="of:=-(20-16.7*LOG10([.B173]))" office:value-type="float" office:value="-8.14300000000004" calcext:value-type="float">
            <text:p>-8.14300000000004</text:p>
          </table:table-cell>
          <table:table-cell table:style-name="ce3" office:value-type="float" office:value="-29.770426567179" calcext:value-type="float">
            <text:p>-2.98E+01</text:p>
          </table:table-cell>
          <table:table-cell table:style-name="ce3" office:value-type="float" office:value="-29.6982205966233" calcext:value-type="float">
            <text:p>-2.97E+01</text:p>
          </table:table-cell>
          <table:table-cell table:style-name="ce3" office:value-type="float" office:value="-29.5356287927604" calcext:value-type="float">
            <text:p>-2.95E+01</text:p>
          </table:table-cell>
        </table:table-row>
        <table:table-row table:style-name="ro1">
          <table:table-cell office:value-type="float" office:value="5248074.6024977" calcext:value-type="float">
            <text:p>5248075</text:p>
          </table:table-cell>
          <table:table-cell table:style-name="ce5" table:formula="of:=[.A174]/1000000" office:value-type="float" office:value="5.2480746024977" calcext:value-type="float">
            <text:p>5.25</text:p>
          </table:table-cell>
          <table:table-cell table:formula="of:=-(20-16.7*LOG10([.B174]))" office:value-type="float" office:value="-7.97600000000004" calcext:value-type="float">
            <text:p>-7.97600000000004</text:p>
          </table:table-cell>
          <table:table-cell table:style-name="ce3" office:value-type="float" office:value="-29.7118596971595" calcext:value-type="float">
            <text:p>-2.97E+01</text:p>
          </table:table-cell>
          <table:table-cell table:style-name="ce3" office:value-type="float" office:value="-29.6415180220898" calcext:value-type="float">
            <text:p>-2.96E+01</text:p>
          </table:table-cell>
          <table:table-cell table:style-name="ce3" office:value-type="float" office:value="-29.4831430976994" calcext:value-type="float">
            <text:p>-2.95E+01</text:p>
          </table:table-cell>
        </table:table-row>
        <table:table-row table:style-name="ro1">
          <table:table-cell office:value-type="float" office:value="5370317.9637025" calcext:value-type="float">
            <text:p>5370318</text:p>
          </table:table-cell>
          <table:table-cell table:style-name="ce5" table:formula="of:=[.A175]/1000000" office:value-type="float" office:value="5.3703179637025" calcext:value-type="float">
            <text:p>5.37</text:p>
          </table:table-cell>
          <table:table-cell table:formula="of:=-(20-16.7*LOG10([.B175]))" office:value-type="float" office:value="-7.80900000000004" calcext:value-type="float">
            <text:p>-7.80900000000004</text:p>
          </table:table-cell>
          <table:table-cell table:style-name="ce3" office:value-type="float" office:value="-29.6506830661236" calcext:value-type="float">
            <text:p>-2.97E+01</text:p>
          </table:table-cell>
          <table:table-cell table:style-name="ce3" office:value-type="float" office:value="-29.5821704533321" calcext:value-type="float">
            <text:p>-2.96E+01</text:p>
          </table:table-cell>
          <table:table-cell table:style-name="ce3" office:value-type="float" office:value="-29.4279316472413" calcext:value-type="float">
            <text:p>-2.94E+01</text:p>
          </table:table-cell>
        </table:table-row>
        <table:table-row table:style-name="ro1">
          <table:table-cell office:value-type="float" office:value="5495408.73857621" calcext:value-type="float">
            <text:p>5495409</text:p>
          </table:table-cell>
          <table:table-cell table:style-name="ce5" table:formula="of:=[.A176]/1000000" office:value-type="float" office:value="5.49540873857621" calcext:value-type="float">
            <text:p>5.50</text:p>
          </table:table-cell>
          <table:table-cell table:formula="of:=-(20-16.7*LOG10([.B176]))" office:value-type="float" office:value="-7.64200000000005" calcext:value-type="float">
            <text:p>-7.64200000000005</text:p>
          </table:table-cell>
          <table:table-cell table:style-name="ce3" office:value-type="float" office:value="-29.5868893792636" calcext:value-type="float">
            <text:p>-2.96E+01</text:p>
          </table:table-cell>
          <table:table-cell table:style-name="ce3" office:value-type="float" office:value="-29.5201715432577" calcext:value-type="float">
            <text:p>-2.95E+01</text:p>
          </table:table-cell>
          <table:table-cell table:style-name="ce3" office:value-type="float" office:value="-29.3699901853349" calcext:value-type="float">
            <text:p>-2.94E+01</text:p>
          </table:table-cell>
        </table:table-row>
        <table:table-row table:style-name="ro1">
          <table:table-cell office:value-type="float" office:value="5623413.25190346" calcext:value-type="float">
            <text:p>5623413</text:p>
          </table:table-cell>
          <table:table-cell table:style-name="ce5" table:formula="of:=[.A177]/1000000" office:value-type="float" office:value="5.62341325190346" calcext:value-type="float">
            <text:p>5.62</text:p>
          </table:table-cell>
          <table:table-cell table:formula="of:=-(20-16.7*LOG10([.B177]))" office:value-type="float" office:value="-7.47500000000004" calcext:value-type="float">
            <text:p>-7.47500000000004</text:p>
          </table:table-cell>
          <table:table-cell table:style-name="ce3" office:value-type="float" office:value="-29.520472423158" calcext:value-type="float">
            <text:p>-2.95E+01</text:p>
          </table:table-cell>
          <table:table-cell table:style-name="ce3" office:value-type="float" office:value="-29.4555159589827" calcext:value-type="float">
            <text:p>-2.95E+01</text:p>
          </table:table-cell>
          <table:table-cell table:style-name="ce3" office:value-type="float" office:value="-29.3093153378073" calcext:value-type="float">
            <text:p>-2.93E+01</text:p>
          </table:table-cell>
        </table:table-row>
        <table:table-row table:style-name="ro1">
          <table:table-cell office:value-type="float" office:value="5754399.37337154" calcext:value-type="float">
            <text:p>5754399</text:p>
          </table:table-cell>
          <table:table-cell table:style-name="ce5" table:formula="of:=[.A178]/1000000" office:value-type="float" office:value="5.75439937337154" calcext:value-type="float">
            <text:p>5.75</text:p>
          </table:table-cell>
          <table:table-cell table:formula="of:=-(20-16.7*LOG10([.B178]))" office:value-type="float" office:value="-7.30800000000004" calcext:value-type="float">
            <text:p>-7.30800000000004</text:p>
          </table:table-cell>
          <table:table-cell table:style-name="ce3" office:value-type="float" office:value="-29.4514271790468" calcext:value-type="float">
            <text:p>-2.95E+01</text:p>
          </table:table-cell>
          <table:table-cell table:style-name="ce3" office:value-type="float" office:value="-29.3881994952905" calcext:value-type="float">
            <text:p>-2.94E+01</text:p>
          </table:table-cell>
          <table:table-cell table:style-name="ce3" office:value-type="float" office:value="-29.2459047255181" calcext:value-type="float">
            <text:p>-2.92E+01</text:p>
          </table:table-cell>
        </table:table-row>
        <table:table-row table:style-name="ro1">
          <table:table-cell office:value-type="float" office:value="5888436.55355586" calcext:value-type="float">
            <text:p>5888437</text:p>
          </table:table-cell>
          <table:table-cell table:style-name="ce5" table:formula="of:=[.A179]/1000000" office:value-type="float" office:value="5.88843655355586" calcext:value-type="float">
            <text:p>5.89</text:p>
          </table:table-cell>
          <table:table-cell table:formula="of:=-(20-16.7*LOG10([.B179]))" office:value-type="float" office:value="-7.14100000000004" calcext:value-type="float">
            <text:p>-7.14100000000004</text:p>
          </table:table-cell>
          <table:table-cell table:style-name="ce3" office:value-type="float" office:value="-29.379749929795" calcext:value-type="float">
            <text:p>-2.94E+01</text:p>
          </table:table-cell>
          <table:table-cell table:style-name="ce3" office:value-type="float" office:value="-29.3182191830804" calcext:value-type="float">
            <text:p>-2.93E+01</text:p>
          </table:table-cell>
          <table:table-cell table:style-name="ce3" office:value-type="float" office:value="-29.1797570732767" calcext:value-type="float">
            <text:p>-2.92E+01</text:p>
          </table:table-cell>
        </table:table-row>
        <table:table-row table:style-name="ro1">
          <table:table-cell office:value-type="float" office:value="6025595.86074354" calcext:value-type="float">
            <text:p>6025596</text:p>
          </table:table-cell>
          <table:table-cell table:style-name="ce5" table:formula="of:=[.A180]/1000000" office:value-type="float" office:value="6.02559586074354" calcext:value-type="float">
            <text:p>6.03</text:p>
          </table:table-cell>
          <table:table-cell table:formula="of:=-(20-16.7*LOG10([.B180]))" office:value-type="float" office:value="-6.97400000000004" calcext:value-type="float">
            <text:p>-6.97400000000004</text:p>
          </table:table-cell>
          <table:table-cell table:style-name="ce3" office:value-type="float" office:value="-29.3054383617628" calcext:value-type="float">
            <text:p>-2.93E+01</text:p>
          </table:table-cell>
          <table:table-cell table:style-name="ce3" office:value-type="float" office:value="-29.2455733925786" calcext:value-type="float">
            <text:p>-2.92E+01</text:p>
          </table:table-cell>
          <table:table-cell table:style-name="ce3" office:value-type="float" office:value="-29.1108723145097" calcext:value-type="float">
            <text:p>-2.91E+01</text:p>
          </table:table-cell>
        </table:table-row>
        <table:table-row table:style-name="ro1">
          <table:table-cell office:value-type="float" office:value="6165950.01861479" calcext:value-type="float">
            <text:p>6165950</text:p>
          </table:table-cell>
          <table:table-cell table:style-name="ce5" table:formula="of:=[.A181]/1000000" office:value-type="float" office:value="6.16595001861479" calcext:value-type="float">
            <text:p>6.17</text:p>
          </table:table-cell>
          <table:table-cell table:formula="of:=-(20-16.7*LOG10([.B181]))" office:value-type="float" office:value="-6.80700000000004" calcext:value-type="float">
            <text:p>-6.80700000000004</text:p>
          </table:table-cell>
          <table:table-cell table:style-name="ce3" office:value-type="float" office:value="-29.2284916592315" calcext:value-type="float">
            <text:p>-2.92E+01</text:p>
          </table:table-cell>
          <table:table-cell table:style-name="ce3" office:value-type="float" office:value="-29.1702619295805" calcext:value-type="float">
            <text:p>-2.92E+01</text:p>
          </table:table-cell>
          <table:table-cell table:style-name="ce3" office:value-type="float" office:value="-29.0392516903818" calcext:value-type="float">
            <text:p>-2.90E+01</text:p>
          </table:table-cell>
        </table:table-row>
        <table:table-row table:style-name="ro1">
          <table:table-cell office:value-type="float" office:value="6309573.4448019" calcext:value-type="float">
            <text:p>6309573</text:p>
          </table:table-cell>
          <table:table-cell table:style-name="ce5" table:formula="of:=[.A182]/1000000" office:value-type="float" office:value="6.3095734448019" calcext:value-type="float">
            <text:p>6.31</text:p>
          </table:table-cell>
          <table:table-cell table:formula="of:=-(20-16.7*LOG10([.B182]))" office:value-type="float" office:value="-6.64000000000004" calcext:value-type="float">
            <text:p>-6.64000000000004</text:p>
          </table:table-cell>
          <table:table-cell table:style-name="ce3" office:value-type="float" office:value="-29.148910591589" calcext:value-type="float">
            <text:p>-2.91E+01</text:p>
          </table:table-cell>
          <table:table-cell table:style-name="ce3" office:value-type="float" office:value="-29.0922861251415" calcext:value-type="float">
            <text:p>-2.91E+01</text:p>
          </table:table-cell>
          <table:table-cell table:style-name="ce3" office:value-type="float" office:value="-28.9648978428304" calcext:value-type="float">
            <text:p>-2.90E+01</text:p>
          </table:table-cell>
        </table:table-row>
        <table:table-row table:style-name="ro1">
          <table:table-cell office:value-type="float" office:value="6456542.29034652" calcext:value-type="float">
            <text:p>6456542</text:p>
          </table:table-cell>
          <table:table-cell table:style-name="ce5" table:formula="of:=[.A183]/1000000" office:value-type="float" office:value="6.45654229034652" calcext:value-type="float">
            <text:p>6.46</text:p>
          </table:table-cell>
          <table:table-cell table:formula="of:=-(20-16.7*LOG10([.B183]))" office:value-type="float" office:value="-6.47300000000004" calcext:value-type="float">
            <text:p>-6.47300000000004</text:p>
          </table:table-cell>
          <table:table-cell table:style-name="ce3" office:value-type="float" office:value="-29.0666975921307" calcext:value-type="float">
            <text:p>-2.91E+01</text:p>
          </table:table-cell>
          <table:table-cell table:style-name="ce3" office:value-type="float" office:value="-29.011648917092" calcext:value-type="float">
            <text:p>-2.90E+01</text:p>
          </table:table-cell>
          <table:table-cell table:style-name="ce3" office:value-type="float" office:value="-28.8878149008164" calcext:value-type="float">
            <text:p>-2.89E+01</text:p>
          </table:table-cell>
        </table:table-row>
        <table:table-row table:style-name="ro1">
          <table:table-cell office:value-type="float" office:value="6606934.48007592" calcext:value-type="float">
            <text:p>6606934</text:p>
          </table:table-cell>
          <table:table-cell table:style-name="ce5" table:formula="of:=[.A184]/1000000" office:value-type="float" office:value="6.60693448007592" calcext:value-type="float">
            <text:p>6.61</text:p>
          </table:table-cell>
          <table:table-cell table:formula="of:=-(20-16.7*LOG10([.B184]))" office:value-type="float" office:value="-6.30600000000004" calcext:value-type="float">
            <text:p>-6.30600000000004</text:p>
          </table:table-cell>
          <table:table-cell table:style-name="ce3" office:value-type="float" office:value="-28.9818568282205" calcext:value-type="float">
            <text:p>-2.90E+01</text:p>
          </table:table-cell>
          <table:table-cell table:style-name="ce3" office:value-type="float" office:value="-28.9283549230516" calcext:value-type="float">
            <text:p>-2.89E+01</text:p>
          </table:table-cell>
          <table:table-cell table:style-name="ce3" office:value-type="float" office:value="-28.8080085582812" calcext:value-type="float">
            <text:p>-2.88E+01</text:p>
          </table:table-cell>
        </table:table-row>
        <table:table-row table:style-name="ro1">
          <table:table-cell office:value-type="float" office:value="6760829.75391978" calcext:value-type="float">
            <text:p>6760830</text:p>
          </table:table-cell>
          <table:table-cell table:style-name="ce5" table:formula="of:=[.A185]/1000000" office:value-type="float" office:value="6.76082975391978" calcext:value-type="float">
            <text:p>6.76</text:p>
          </table:table-cell>
          <table:table-cell table:formula="of:=-(20-16.7*LOG10([.B185]))" office:value-type="float" office:value="-6.13900000000004" calcext:value-type="float">
            <text:p>-6.13900000000004</text:p>
          </table:table-cell>
          <table:table-cell table:style-name="ce3" office:value-type="float" office:value="-28.894394261893" calcext:value-type="float">
            <text:p>-2.89E+01</text:p>
          </table:table-cell>
          <table:table-cell table:style-name="ce3" office:value-type="float" office:value="-28.8424105043356" calcext:value-type="float">
            <text:p>-2.88E+01</text:p>
          </table:table-cell>
          <table:table-cell table:style-name="ce3" office:value-type="float" office:value="-28.7254861443411" calcext:value-type="float">
            <text:p>-2.87E+01</text:p>
          </table:table-cell>
        </table:table-row>
        <table:table-row table:style-name="ro1">
          <table:table-cell office:value-type="float" office:value="6918309.70918932" calcext:value-type="float">
            <text:p>6918310</text:p>
          </table:table-cell>
          <table:table-cell table:style-name="ce5" table:formula="of:=[.A186]/1000000" office:value-type="float" office:value="6.91830970918932" calcext:value-type="float">
            <text:p>6.92</text:p>
          </table:table-cell>
          <table:table-cell table:formula="of:=-(20-16.7*LOG10([.B186]))" office:value-type="float" office:value="-5.97200000000005" calcext:value-type="float">
            <text:p>-5.97200000000005</text:p>
          </table:table-cell>
          <table:table-cell table:style-name="ce3" office:value-type="float" office:value="-28.8043177008334" calcext:value-type="float">
            <text:p>-2.88E+01</text:p>
          </table:table-cell>
          <table:table-cell table:style-name="ce3" office:value-type="float" office:value="-28.7538238205468" calcext:value-type="float">
            <text:p>-2.88E+01</text:p>
          </table:table-cell>
          <table:table-cell table:style-name="ce3" office:value-type="float" office:value="-28.6402566842924" calcext:value-type="float">
            <text:p>-2.86E+01</text:p>
          </table:table-cell>
        </table:table-row>
        <table:table-row table:style-name="ro1">
          <table:table-cell office:value-type="float" office:value="7079457.84384134" calcext:value-type="float">
            <text:p>7079458</text:p>
          </table:table-cell>
          <table:table-cell table:style-name="ce5" table:formula="of:=[.A187]/1000000" office:value-type="float" office:value="7.07945784384134" calcext:value-type="float">
            <text:p>7.08</text:p>
          </table:table-cell>
          <table:table-cell table:formula="of:=-(20-16.7*LOG10([.B187]))" office:value-type="float" office:value="-5.80500000000004" calcext:value-type="float">
            <text:p>-5.80500000000004</text:p>
          </table:table-cell>
          <table:table-cell table:style-name="ce3" office:value-type="float" office:value="-28.7116368393947" calcext:value-type="float">
            <text:p>-2.87E+01</text:p>
          </table:table-cell>
          <table:table-cell table:style-name="ce3" office:value-type="float" office:value="-28.6626048742426" calcext:value-type="float">
            <text:p>-2.87E+01</text:p>
          </table:table-cell>
          <table:table-cell table:style-name="ce3" office:value-type="float" office:value="-28.5523309514602" calcext:value-type="float">
            <text:p>-2.86E+01</text:p>
          </table:table-cell>
        </table:table-row>
        <table:table-row table:style-name="ro1">
          <table:table-cell office:value-type="float" office:value="7244359.60074986" calcext:value-type="float">
            <text:p>7244360</text:p>
          </table:table-cell>
          <table:table-cell table:style-name="ce5" table:formula="of:=[.A188]/1000000" office:value-type="float" office:value="7.24435960074986" calcext:value-type="float">
            <text:p>7.24</text:p>
          </table:table-cell>
          <table:table-cell table:formula="of:=-(20-16.7*LOG10([.B188]))" office:value-type="float" office:value="-5.63800000000004" calcext:value-type="float">
            <text:p>-5.63800000000004</text:p>
          </table:table-cell>
          <table:table-cell table:style-name="ce3" office:value-type="float" office:value="-28.61636328887" calcext:value-type="float">
            <text:p>-2.86E+01</text:p>
          </table:table-cell>
          <table:table-cell table:style-name="ce3" office:value-type="float" office:value="-28.5687655450187" calcext:value-type="float">
            <text:p>-2.86E+01</text:p>
          </table:table-cell>
          <table:table-cell table:style-name="ce3" office:value-type="float" office:value="-28.4617215090228" calcext:value-type="float">
            <text:p>-2.85E+01</text:p>
          </table:table-cell>
        </table:table-row>
        <table:table-row table:style-name="ro1">
          <table:table-cell office:value-type="float" office:value="7413102.41300913" calcext:value-type="float">
            <text:p>7413102</text:p>
          </table:table-cell>
          <table:table-cell table:style-name="ce5" table:formula="of:=[.A189]/1000000" office:value-type="float" office:value="7.41310241300913" calcext:value-type="float">
            <text:p>7.41</text:p>
          </table:table-cell>
          <table:table-cell table:formula="of:=-(20-16.7*LOG10([.B189]))" office:value-type="float" office:value="-5.47100000000004" calcext:value-type="float">
            <text:p>-5.47100000000004</text:p>
          </table:table-cell>
          <table:table-cell table:style-name="ce3" office:value-type="float" office:value="-28.5185105976044" calcext:value-type="float">
            <text:p>-2.85E+01</text:p>
          </table:table-cell>
          <table:table-cell table:style-name="ce3" office:value-type="float" office:value="-28.4723196138367" calcext:value-type="float">
            <text:p>-2.85E+01</text:p>
          </table:table-cell>
          <table:table-cell table:style-name="ce3" office:value-type="float" office:value="-28.3684427420454" calcext:value-type="float">
            <text:p>-2.84E+01</text:p>
          </table:table-cell>
        </table:table-row>
        <table:table-row table:style-name="ro1">
          <table:table-cell office:value-type="float" office:value="7585775.75029179" calcext:value-type="float">
            <text:p>7585776</text:p>
          </table:table-cell>
          <table:table-cell table:style-name="ce5" table:formula="of:=[.A190]/1000000" office:value-type="float" office:value="7.58577575029179" calcext:value-type="float">
            <text:p>7.59</text:p>
          </table:table-cell>
          <table:table-cell table:formula="of:=-(20-16.7*LOG10([.B190]))" office:value-type="float" office:value="-5.30400000000005" calcext:value-type="float">
            <text:p>-5.30400000000005</text:p>
          </table:table-cell>
          <table:table-cell table:style-name="ce3" office:value-type="float" office:value="-28.418094260324" calcext:value-type="float">
            <text:p>-2.84E+01</text:p>
          </table:table-cell>
          <table:table-cell table:style-name="ce3" office:value-type="float" office:value="-28.3732827761652" calcext:value-type="float">
            <text:p>-2.84E+01</text:p>
          </table:table-cell>
          <table:table-cell table:style-name="ce3" office:value-type="float" office:value="-28.2725108790451" calcext:value-type="float">
            <text:p>-2.83E+01</text:p>
          </table:table-cell>
        </table:table-row>
        <table:table-row table:style-name="ro1">
          <table:table-cell office:value-type="float" office:value="7762471.16628687" calcext:value-type="float">
            <text:p>7762471</text:p>
          </table:table-cell>
          <table:table-cell table:style-name="ce5" table:formula="of:=[.A191]/1000000" office:value-type="float" office:value="7.76247116628687" calcext:value-type="float">
            <text:p>7.76</text:p>
          </table:table-cell>
          <table:table-cell table:formula="of:=-(20-16.7*LOG10([.B191]))" office:value-type="float" office:value="-5.13700000000005" calcext:value-type="float">
            <text:p>-5.13700000000005</text:p>
          </table:table-cell>
          <table:table-cell table:style-name="ce3" office:value-type="float" office:value="-28.3151317169984" calcext:value-type="float">
            <text:p>-2.83E+01</text:p>
          </table:table-cell>
          <table:table-cell table:style-name="ce3" office:value-type="float" office:value="-28.2716726450307" calcext:value-type="float">
            <text:p>-2.83E+01</text:p>
          </table:table-cell>
          <table:table-cell table:style-name="ce3" office:value-type="float" office:value="-28.173944003283" calcext:value-type="float">
            <text:p>-2.82E+01</text:p>
          </table:table-cell>
        </table:table-row>
        <table:table-row table:style-name="ro1">
          <table:table-cell office:value-type="float" office:value="7943282.34724277" calcext:value-type="float">
            <text:p>7943282</text:p>
          </table:table-cell>
          <table:table-cell table:style-name="ce5" table:formula="of:=[.A192]/1000000" office:value-type="float" office:value="7.94328234724277" calcext:value-type="float">
            <text:p>7.94</text:p>
          </table:table-cell>
          <table:table-cell table:formula="of:=-(20-16.7*LOG10([.B192]))" office:value-type="float" office:value="-4.97000000000004" calcext:value-type="float">
            <text:p>-4.97000000000004</text:p>
          </table:table-cell>
          <table:table-cell table:style-name="ce3" office:value-type="float" office:value="-28.209642341165" calcext:value-type="float">
            <text:p>-2.82E+01</text:p>
          </table:table-cell>
          <table:table-cell table:style-name="ce3" office:value-type="float" office:value="-28.1675087435504" calcext:value-type="float">
            <text:p>-2.82E+01</text:p>
          </table:table-cell>
          <table:table-cell table:style-name="ce3" office:value-type="float" office:value="-28.0727620537707" calcext:value-type="float">
            <text:p>-2.81E+01</text:p>
          </table:table-cell>
        </table:table-row>
        <table:table-row table:style-name="ro1">
          <table:table-cell office:value-type="float" office:value="8128305.16164094" calcext:value-type="float">
            <text:p>8128305</text:p>
          </table:table-cell>
          <table:table-cell table:style-name="ce5" table:formula="of:=[.A193]/1000000" office:value-type="float" office:value="8.12830516164094" calcext:value-type="float">
            <text:p>8.13</text:p>
          </table:table-cell>
          <table:table-cell table:formula="of:=-(20-16.7*LOG10([.B193]))" office:value-type="float" office:value="-4.80300000000005" calcext:value-type="float">
            <text:p>-4.80300000000005</text:p>
          </table:table-cell>
          <table:table-cell table:style-name="ce3" office:value-type="float" office:value="-28.1016474182473" calcext:value-type="float">
            <text:p>-2.81E+01</text:p>
          </table:table-cell>
          <table:table-cell table:style-name="ce3" office:value-type="float" office:value="-28.0608124870023" calcext:value-type="float">
            <text:p>-2.81E+01</text:p>
          </table:table-cell>
          <table:table-cell table:style-name="ce3" office:value-type="float" office:value="-27.9689868158515" calcext:value-type="float">
            <text:p>-2.80E+01</text:p>
          </table:table-cell>
        </table:table-row>
        <table:table-row table:style-name="ro1">
          <table:table-cell office:value-type="float" office:value="8317637.71102666" calcext:value-type="float">
            <text:p>8317638</text:p>
          </table:table-cell>
          <table:table-cell table:style-name="ce5" table:formula="of:=[.A194]/1000000" office:value-type="float" office:value="8.31763771102666" calcext:value-type="float">
            <text:p>8.32</text:p>
          </table:table-cell>
          <table:table-cell table:formula="of:=-(20-16.7*LOG10([.B194]))" office:value-type="float" office:value="-4.63600000000004" calcext:value-type="float">
            <text:p>-4.63600000000004</text:p>
          </table:table-cell>
          <table:table-cell table:style-name="ce3" office:value-type="float" office:value="-27.9911701137616" calcext:value-type="float">
            <text:p>-2.80E+01</text:p>
          </table:table-cell>
          <table:table-cell table:style-name="ce3" office:value-type="float" office:value="-27.9516071553069" calcext:value-type="float">
            <text:p>-2.80E+01</text:p>
          </table:table-cell>
          <table:table-cell table:style-name="ce3" office:value-type="float" office:value="-27.8626419018839" calcext:value-type="float">
            <text:p>-2.79E+01</text:p>
          </table:table-cell>
        </table:table-row>
        <table:table-row table:style-name="ro1">
          <table:table-cell office:value-type="float" office:value="8511380.38202371" calcext:value-type="float">
            <text:p>8511380</text:p>
          </table:table-cell>
          <table:table-cell table:style-name="ce5" table:formula="of:=[.A195]/1000000" office:value-type="float" office:value="8.51138038202371" calcext:value-type="float">
            <text:p>8.51</text:p>
          </table:table-cell>
          <table:table-cell table:formula="of:=-(20-16.7*LOG10([.B195]))" office:value-type="float" office:value="-4.46900000000005" calcext:value-type="float">
            <text:p>-4.46900000000005</text:p>
          </table:table-cell>
          <table:table-cell table:style-name="ce3" office:value-type="float" office:value="-27.8782354322562" calcext:value-type="float">
            <text:p>-2.79E+01</text:p>
          </table:table-cell>
          <table:table-cell table:style-name="ce3" office:value-type="float" office:value="-27.8399178555887" calcext:value-type="float">
            <text:p>-2.78E+01</text:p>
          </table:table-cell>
          <table:table-cell table:style-name="ce3" office:value-type="float" office:value="-27.7537527219873" calcext:value-type="float">
            <text:p>-2.78E+01</text:p>
          </table:table-cell>
        </table:table-row>
        <table:table-row table:style-name="ro1">
          <table:table-cell office:value-type="float" office:value="8709635.89956075" calcext:value-type="float">
            <text:p>8709636</text:p>
          </table:table-cell>
          <table:table-cell table:style-name="ce5" table:formula="of:=[.A196]/1000000" office:value-type="float" office:value="8.70963589956075" calcext:value-type="float">
            <text:p>8.71</text:p>
          </table:table-cell>
          <table:table-cell table:formula="of:=-(20-16.7*LOG10([.B196]))" office:value-type="float" office:value="-4.30200000000005" calcext:value-type="float">
            <text:p>-4.30200000000005</text:p>
          </table:table-cell>
          <table:table-cell table:style-name="ce3" office:value-type="float" office:value="-27.7628701668526" calcext:value-type="float">
            <text:p>-2.78E+01</text:p>
          </table:table-cell>
          <table:table-cell table:style-name="ce3" office:value-type="float" office:value="-27.7257714755172" calcext:value-type="float">
            <text:p>-2.77E+01</text:p>
          </table:table-cell>
          <table:table-cell table:style-name="ce3" office:value-type="float" office:value="-27.642346445409" calcext:value-type="float">
            <text:p>-2.76E+01</text:p>
          </table:table-cell>
        </table:table-row>
        <table:table-row table:style-name="ro1">
          <table:table-cell office:value-type="float" office:value="8912509.3813374" calcext:value-type="float">
            <text:p>8912509</text:p>
          </table:table-cell>
          <table:table-cell table:style-name="ce5" table:formula="of:=[.A197]/1000000" office:value-type="float" office:value="8.9125093813374" calcext:value-type="float">
            <text:p>8.91</text:p>
          </table:table-cell>
          <table:table-cell table:formula="of:=-(20-16.7*LOG10([.B197]))" office:value-type="float" office:value="-4.13500000000005" calcext:value-type="float">
            <text:p>-4.13500000000005</text:p>
          </table:table-cell>
          <table:table-cell table:style-name="ce3" office:value-type="float" office:value="-27.6451028407718" calcext:value-type="float">
            <text:p>-2.76E+01</text:p>
          </table:table-cell>
          <table:table-cell table:style-name="ce3" office:value-type="float" office:value="-27.6091966282636" calcext:value-type="float">
            <text:p>-2.76E+01</text:p>
          </table:table-cell>
          <table:table-cell table:style-name="ce3" office:value-type="float" office:value="-27.5284519528649" calcext:value-type="float">
            <text:p>-2.75E+01</text:p>
          </table:table-cell>
        </table:table-row>
        <table:table-row table:style-name="ro1">
          <table:table-cell office:value-type="float" office:value="9120108.39355904" calcext:value-type="float">
            <text:p>9120108</text:p>
          </table:table-cell>
          <table:table-cell table:style-name="ce5" table:formula="of:=[.A198]/1000000" office:value-type="float" office:value="9.12010839355904" calcext:value-type="float">
            <text:p>9.12</text:p>
          </table:table-cell>
          <table:table-cell table:formula="of:=-(20-16.7*LOG10([.B198]))" office:value-type="float" office:value="-3.96800000000005" calcext:value-type="float">
            <text:p>-3.96800000000005</text:p>
          </table:table-cell>
          <table:table-cell table:style-name="ce3" office:value-type="float" office:value="-27.5249636407244" calcext:value-type="float">
            <text:p>-2.75E+01</text:p>
          </table:table-cell>
          <table:table-cell table:style-name="ce3" office:value-type="float" office:value="-27.4902235892634" calcext:value-type="float">
            <text:p>-2.75E+01</text:p>
          </table:table-cell>
          <table:table-cell table:style-name="ce3" office:value-type="float" office:value="-27.4120997806481" calcext:value-type="float">
            <text:p>-2.74E+01</text:p>
          </table:table-cell>
        </table:table-row>
        <table:table-row table:style-name="ro1">
          <table:table-cell office:value-type="float" office:value="9332543.00796985" calcext:value-type="float">
            <text:p>9332543</text:p>
          </table:table-cell>
          <table:table-cell table:style-name="ce5" table:formula="of:=[.A199]/1000000" office:value-type="float" office:value="9.33254300796985" calcext:value-type="float">
            <text:p>9.33</text:p>
          </table:table-cell>
          <table:table-cell table:formula="of:=-(20-16.7*LOG10([.B199]))" office:value-type="float" office:value="-3.80100000000005" calcext:value-type="float">
            <text:p>-3.80100000000005</text:p>
          </table:table-cell>
          <table:table-cell table:style-name="ce3" office:value-type="float" office:value="-27.4024843429308" calcext:value-type="float">
            <text:p>-2.74E+01</text:p>
          </table:table-cell>
          <table:table-cell table:style-name="ce3" office:value-type="float" office:value="-27.3688842253059" calcext:value-type="float">
            <text:p>-2.74E+01</text:p>
          </table:table-cell>
          <table:table-cell table:style-name="ce3" office:value-type="float" office:value="-27.2933220564306" calcext:value-type="float">
            <text:p>-2.73E+01</text:p>
          </table:table-cell>
        </table:table-row>
        <table:table-row table:style-name="ro1">
          <table:table-cell office:value-type="float" office:value="9549925.8602143" calcext:value-type="float">
            <text:p>9549926</text:p>
          </table:table-cell>
          <table:table-cell table:style-name="ce5" table:formula="of:=[.A200]/1000000" office:value-type="float" office:value="9.5499258602143" calcext:value-type="float">
            <text:p>9.55</text:p>
          </table:table-cell>
          <table:table-cell table:formula="of:=-(20-16.7*LOG10([.B200]))" office:value-type="float" office:value="-3.63400000000005" calcext:value-type="float">
            <text:p>-3.63400000000005</text:p>
          </table:table-cell>
          <table:table-cell table:style-name="ce3" office:value-type="float" office:value="-27.2776982330215" calcext:value-type="float">
            <text:p>-2.73E+01</text:p>
          </table:table-cell>
          <table:table-cell table:style-name="ce3" office:value-type="float" office:value="-27.2452119173189" calcext:value-type="float">
            <text:p>-2.72E+01</text:p>
          </table:table-cell>
          <table:table-cell table:style-name="ce3" office:value-type="float" office:value="-27.1721524282625" calcext:value-type="float">
            <text:p>-2.72E+01</text:p>
          </table:table-cell>
        </table:table-row>
        <table:table-row table:style-name="ro1">
          <table:table-cell office:value-type="float" office:value="9772372.20955804" calcext:value-type="float">
            <text:p>9772372</text:p>
          </table:table-cell>
          <table:table-cell table:style-name="ce5" table:formula="of:=[.A201]/1000000" office:value-type="float" office:value="9.77237220955804" calcext:value-type="float">
            <text:p>9.77</text:p>
          </table:table-cell>
          <table:table-cell table:formula="of:=-(20-16.7*LOG10([.B201]))" office:value-type="float" office:value="-3.46700000000005" calcext:value-type="float">
            <text:p>-3.46700000000005</text:p>
          </table:table-cell>
          <table:table-cell table:style-name="ce3" office:value-type="float" office:value="-27.1506400197486" calcext:value-type="float">
            <text:p>-2.72E+01</text:p>
          </table:table-cell>
          <table:table-cell table:style-name="ce3" office:value-type="float" office:value="-27.1192414764671" calcext:value-type="float">
            <text:p>-2.71E+01</text:p>
          </table:table-cell>
          <table:table-cell table:style-name="ce3" office:value-type="float" office:value="-27.0486259867048" calcext:value-type="float">
            <text:p>-2.70E+01</text:p>
          </table:table-cell>
        </table:table-row>
        <table:table-row table:style-name="ro1">
          <table:table-cell office:value-type="float" office:value="9999999.99999993" calcext:value-type="float">
            <text:p>10000000</text:p>
          </table:table-cell>
          <table:table-cell table:style-name="ce5" table:formula="of:=[.A202]/1000000" office:value-type="float" office:value="9.99999999999993" calcext:value-type="float">
            <text:p>10.00</text:p>
          </table:table-cell>
          <table:table-cell table:formula="of:=-(20-16.7*LOG10([.B202]))" office:value-type="float" office:value="-3.30000000000005" calcext:value-type="float">
            <text:p>-3.30000000000005</text:p>
          </table:table-cell>
          <table:table-cell table:style-name="ce3" office:value-type="float" office:value="-27.021345743879" calcext:value-type="float">
            <text:p>-2.70E+01</text:p>
          </table:table-cell>
          <table:table-cell table:style-name="ce3" office:value-type="float" office:value="-26.9910090557778" calcext:value-type="float">
            <text:p>-2.70E+01</text:p>
          </table:table-cell>
          <table:table-cell table:style-name="ce3" office:value-type="float" office:value="-26.9227791813236" calcext:value-type="float">
            <text:p>-2.69E+01</text:p>
          </table:table-cell>
        </table:table-row>
        <table:table-row table:style-name="ro1">
          <table:table-cell office:value-type="float" office:value="10232929.9228075" calcext:value-type="float">
            <text:p>10232930</text:p>
          </table:table-cell>
          <table:table-cell table:style-name="ce5" table:formula="of:=[.A203]/1000000" office:value-type="float" office:value="10.2329299228075" calcext:value-type="float">
            <text:p>10.23</text:p>
          </table:table-cell>
          <table:table-cell table:formula="of:=-(3.3-7.6*LOG10([.B203]/10))" office:value-type="float" office:value="-3.22400000000001" calcext:value-type="float">
            <text:p>-3.22400000000001</text:p>
          </table:table-cell>
          <table:table-cell table:style-name="ce3" office:value-type="float" office:value="-26.8898526828846" calcext:value-type="float">
            <text:p>-2.69E+01</text:p>
          </table:table-cell>
          <table:table-cell table:style-name="ce3" office:value-type="float" office:value="-26.8605520564891" calcext:value-type="float">
            <text:p>-2.69E+01</text:p>
          </table:table-cell>
          <table:table-cell table:style-name="ce3" office:value-type="float" office:value="-26.7946497319036" calcext:value-type="float">
            <text:p>-2.68E+01</text:p>
          </table:table-cell>
        </table:table-row>
        <table:table-row table:style-name="ro1">
          <table:table-cell office:value-type="float" office:value="10471285.4805089" calcext:value-type="float">
            <text:p>10471285</text:p>
          </table:table-cell>
          <table:table-cell table:style-name="ce5" table:formula="of:=[.A204]/1000000" office:value-type="float" office:value="10.4712854805089" calcext:value-type="float">
            <text:p>10.47</text:p>
          </table:table-cell>
          <table:table-cell table:formula="of:=-(3.3-7.6*LOG10([.B204]/10))" office:value-type="float" office:value="-3.14800000000003" calcext:value-type="float">
            <text:p>-3.14800000000003</text:p>
          </table:table-cell>
          <table:table-cell table:style-name="ce3" office:value-type="float" office:value="-26.7561992518308" calcext:value-type="float">
            <text:p>-2.68E+01</text:p>
          </table:table-cell>
          <table:table-cell table:style-name="ce3" office:value-type="float" office:value="-26.7279090309081" calcext:value-type="float">
            <text:p>-2.67E+01</text:p>
          </table:table-cell>
          <table:table-cell table:style-name="ce3" office:value-type="float" office:value="-26.6642765355011" calcext:value-type="float">
            <text:p>-2.67E+01</text:p>
          </table:table-cell>
        </table:table-row>
        <table:table-row table:style-name="ro1">
          <table:table-cell office:value-type="float" office:value="10715193.052376" calcext:value-type="float">
            <text:p>10715193</text:p>
          </table:table-cell>
          <table:table-cell table:style-name="ce5" table:formula="of:=[.A205]/1000000" office:value-type="float" office:value="10.715193052376" calcext:value-type="float">
            <text:p>10.72</text:p>
          </table:table-cell>
          <table:table-cell table:formula="of:=-(3.3-7.6*LOG10([.B205]/10))" office:value-type="float" office:value="-3.07200000000002" calcext:value-type="float">
            <text:p>-3.07200000000002</text:p>
          </table:table-cell>
          <table:table-cell table:style-name="ce3" office:value-type="float" office:value="-26.6204249021764" calcext:value-type="float">
            <text:p>-2.66E+01</text:p>
          </table:table-cell>
          <table:table-cell table:style-name="ce3" office:value-type="float" office:value="-26.5931195826685" calcext:value-type="float">
            <text:p>-2.66E+01</text:p>
          </table:table-cell>
          <table:table-cell table:style-name="ce3" office:value-type="float" office:value="-26.5316995700101" calcext:value-type="float">
            <text:p>-2.65E+01</text:p>
          </table:table-cell>
        </table:table-row>
        <table:table-row table:style-name="ro1">
          <table:table-cell office:value-type="float" office:value="10964781.9614318" calcext:value-type="float">
            <text:p>10964782</text:p>
          </table:table-cell>
          <table:table-cell table:style-name="ce5" table:formula="of:=[.A206]/1000000" office:value-type="float" office:value="10.9647819614318" calcext:value-type="float">
            <text:p>10.96</text:p>
          </table:table-cell>
          <table:table-cell table:formula="of:=-(3.3-7.6*LOG10([.B206]/10))" office:value-type="float" office:value="-2.99600000000001" calcext:value-type="float">
            <text:p>-2.99600000000001</text:p>
          </table:table-cell>
          <table:table-cell table:style-name="ce3" office:value-type="float" office:value="-26.4825700177002" calcext:value-type="float">
            <text:p>-2.65E+01</text:p>
          </table:table-cell>
          <table:table-cell table:style-name="ce3" office:value-type="float" office:value="-26.456224264077" calcext:value-type="float">
            <text:p>-2.65E+01</text:p>
          </table:table-cell>
          <table:table-cell table:style-name="ce3" office:value-type="float" office:value="-26.3969597944563" calcext:value-type="float">
            <text:p>-2.64E+01</text:p>
          </table:table-cell>
        </table:table-row>
        <table:table-row table:style-name="ro1">
          <table:table-cell office:value-type="float" office:value="11220184.5430196" calcext:value-type="float">
            <text:p>11220185</text:p>
          </table:table-cell>
          <table:table-cell table:style-name="ce5" table:formula="of:=[.A207]/1000000" office:value-type="float" office:value="11.2201845430196" calcext:value-type="float">
            <text:p>11.22</text:p>
          </table:table-cell>
          <table:table-cell table:formula="of:=-(3.3-7.6*LOG10([.B207]/10))" office:value-type="float" office:value="-2.92000000000001" calcext:value-type="float">
            <text:p>-2.92000000000001</text:p>
          </table:table-cell>
          <table:table-cell table:style-name="ce3" office:value-type="float" office:value="-26.3426758101397" calcext:value-type="float">
            <text:p>-2.63E+01</text:p>
          </table:table-cell>
          <table:table-cell table:style-name="ce3" office:value-type="float" office:value="-26.3172644724533" calcext:value-type="float">
            <text:p>-2.63E+01</text:p>
          </table:table-cell>
          <table:table-cell table:style-name="ce3" office:value-type="float" office:value="-26.2600990479488" calcext:value-type="float">
            <text:p>-2.63E+01</text:p>
          </table:table-cell>
        </table:table-row>
        <table:table-row table:style-name="ro1">
          <table:table-cell office:value-type="float" office:value="11481536.2149688" calcext:value-type="float">
            <text:p>11481536</text:p>
          </table:table-cell>
          <table:table-cell table:style-name="ce5" table:formula="of:=[.A208]/1000000" office:value-type="float" office:value="11.4815362149688" calcext:value-type="float">
            <text:p>11.48</text:p>
          </table:table-cell>
          <table:table-cell table:formula="of:=-(3.3-7.6*LOG10([.B208]/10))" office:value-type="float" office:value="-2.84400000000001" calcext:value-type="float">
            <text:p>-2.84400000000001</text:p>
          </table:table-cell>
          <table:table-cell table:style-name="ce3" office:value-type="float" office:value="-26.200784214208" calcext:value-type="float">
            <text:p>-2.62E+01</text:p>
          </table:table-cell>
          <table:table-cell table:style-name="ce3" office:value-type="float" office:value="-26.1762823457977" calcext:value-type="float">
            <text:p>-2.62E+01</text:p>
          </table:table-cell>
          <table:table-cell table:style-name="ce3" office:value-type="float" office:value="-26.1211599469237" calcext:value-type="float">
            <text:p>-2.61E+01</text:p>
          </table:table-cell>
        </table:table-row>
        <table:table-row table:style-name="ro1">
          <table:table-cell office:value-type="float" office:value="11748975.5493952" calcext:value-type="float">
            <text:p>11748976</text:p>
          </table:table-cell>
          <table:table-cell table:style-name="ce5" table:formula="of:=[.A209]/1000000" office:value-type="float" office:value="11.7489755493952" calcext:value-type="float">
            <text:p>11.75</text:p>
          </table:table-cell>
          <table:table-cell table:formula="of:=-(3.3-7.6*LOG10([.B209]/10))" office:value-type="float" office:value="-2.76800000000003" calcext:value-type="float">
            <text:p>-2.76800000000003</text:p>
          </table:table-cell>
          <table:table-cell table:style-name="ce3" office:value-type="float" office:value="-26.0569377817159" calcext:value-type="float">
            <text:p>-2.61E+01</text:p>
          </table:table-cell>
          <table:table-cell table:style-name="ce3" office:value-type="float" office:value="-26.0333206579359" calcext:value-type="float">
            <text:p>-2.60E+01</text:p>
          </table:table-cell>
          <table:table-cell table:style-name="ce3" office:value-type="float" office:value="-25.9801857816581" calcext:value-type="float">
            <text:p>-2.60E+01</text:p>
          </table:table-cell>
        </table:table-row>
        <table:table-row table:style-name="ro1">
          <table:table-cell office:value-type="float" office:value="12022644.346174" calcext:value-type="float">
            <text:p>12022644</text:p>
          </table:table-cell>
          <table:table-cell table:style-name="ce5" table:formula="of:=[.A210]/1000000" office:value-type="float" office:value="12.022644346174" calcext:value-type="float">
            <text:p>12.02</text:p>
          </table:table-cell>
          <table:table-cell table:formula="of:=-(3.3-7.6*LOG10([.B210]/10))" office:value-type="float" office:value="-2.69200000000004" calcext:value-type="float">
            <text:p>-2.69200000000004</text:p>
          </table:table-cell>
          <table:table-cell table:style-name="ce3" office:value-type="float" office:value="-25.9111795783794" calcext:value-type="float">
            <text:p>-2.59E+01</text:p>
          </table:table-cell>
          <table:table-cell table:style-name="ce3" office:value-type="float" office:value="-25.8884227149646" calcext:value-type="float">
            <text:p>-2.59E+01</text:p>
          </table:table-cell>
          <table:table-cell table:style-name="ce3" office:value-type="float" office:value="-25.8372204134572" calcext:value-type="float">
            <text:p>-2.58E+01</text:p>
          </table:table-cell>
        </table:table-row>
        <table:table-row table:style-name="ro1">
          <table:table-cell office:value-type="float" office:value="12302687.7081237" calcext:value-type="float">
            <text:p>12302688</text:p>
          </table:table-cell>
          <table:table-cell table:style-name="ce5" table:formula="of:=[.A211]/1000000" office:value-type="float" office:value="12.3026877081237" calcext:value-type="float">
            <text:p>12.30</text:p>
          </table:table-cell>
          <table:table-cell table:formula="of:=-(3.3-7.6*LOG10([.B211]/10))" office:value-type="float" office:value="-2.61600000000003" calcext:value-type="float">
            <text:p>-2.61600000000003</text:p>
          </table:table-cell>
          <table:table-cell table:style-name="ce3" office:value-type="float" office:value="-25.7635530802811" calcext:value-type="float">
            <text:p>-2.58E+01</text:p>
          </table:table-cell>
          <table:table-cell table:style-name="ce3" office:value-type="float" office:value="-25.7416322521912" calcext:value-type="float">
            <text:p>-2.57E+01</text:p>
          </table:table-cell>
          <table:table-cell table:style-name="ce3" office:value-type="float" office:value="-25.6923081718681" calcext:value-type="float">
            <text:p>-2.57E+01</text:p>
          </table:table-cell>
        </table:table-row>
        <table:table-row table:style-name="ro1">
          <table:table-cell office:value-type="float" office:value="12589254.1179416" calcext:value-type="float">
            <text:p>12589254</text:p>
          </table:table-cell>
          <table:table-cell table:style-name="ce5" table:formula="of:=[.A212]/1000000" office:value-type="float" office:value="12.5892541179416" calcext:value-type="float">
            <text:p>12.59</text:p>
          </table:table-cell>
          <table:table-cell table:formula="of:=-(3.3-7.6*LOG10([.B212]/10))" office:value-type="float" office:value="-2.54000000000002" calcext:value-type="float">
            <text:p>-2.54000000000002</text:p>
          </table:table-cell>
          <table:table-cell table:style-name="ce3" office:value-type="float" office:value="-25.6141020736075" calcext:value-type="float">
            <text:p>-2.56E+01</text:p>
          </table:table-cell>
          <table:table-cell table:style-name="ce3" office:value-type="float" office:value="-25.5929933332823" calcext:value-type="float">
            <text:p>-2.56E+01</text:p>
          </table:table-cell>
          <table:table-cell table:style-name="ce3" office:value-type="float" office:value="-25.5454937538673" calcext:value-type="float">
            <text:p>-2.55E+01</text:p>
          </table:table-cell>
        </table:table-row>
        <table:table-row table:style-name="ro1">
          <table:table-cell office:value-type="float" office:value="12882495.5169313" calcext:value-type="float">
            <text:p>12882496</text:p>
          </table:table-cell>
          <table:table-cell table:style-name="ce5" table:formula="of:=[.A213]/1000000" office:value-type="float" office:value="12.8824955169313" calcext:value-type="float">
            <text:p>12.88</text:p>
          </table:table-cell>
          <table:table-cell table:formula="of:=-(3.3-7.6*LOG10([.B213]/10))" office:value-type="float" office:value="-2.46400000000001" calcext:value-type="float">
            <text:p>-2.46400000000001</text:p>
          </table:table-cell>
          <table:table-cell table:style-name="ce3" office:value-type="float" office:value="-25.4628705561268" calcext:value-type="float">
            <text:p>-2.55E+01</text:p>
          </table:table-cell>
          <table:table-cell table:style-name="ce3" office:value-type="float" office:value="-25.4425502517939" calcext:value-type="float">
            <text:p>-2.54E+01</text:p>
          </table:table-cell>
          <table:table-cell table:style-name="ce3" office:value-type="float" office:value="-25.39682212457" calcext:value-type="float">
            <text:p>-2.54E+01</text:p>
          </table:table-cell>
        </table:table-row>
        <table:table-row table:style-name="ro1">
          <table:table-cell office:value-type="float" office:value="13182567.385564" calcext:value-type="float">
            <text:p>13182567</text:p>
          </table:table-cell>
          <table:table-cell table:style-name="ce5" table:formula="of:=[.A214]/1000000" office:value-type="float" office:value="13.182567385564" calcext:value-type="float">
            <text:p>13.18</text:p>
          </table:table-cell>
          <table:table-cell table:formula="of:=-(3.3-7.6*LOG10([.B214]/10))" office:value-type="float" office:value="-2.38800000000002" calcext:value-type="float">
            <text:p>-2.38800000000002</text:p>
          </table:table-cell>
          <table:table-cell table:style-name="ce3" office:value-type="float" office:value="-25.3099026417733" calcext:value-type="float">
            <text:p>-2.53E+01</text:p>
          </table:table-cell>
          <table:table-cell table:style-name="ce3" office:value-type="float" office:value="-25.2903474350023" calcext:value-type="float">
            <text:p>-2.53E+01</text:p>
          </table:table-cell>
          <table:table-cell table:style-name="ce3" office:value-type="float" office:value="-25.2463384204861" calcext:value-type="float">
            <text:p>-2.52E+01</text:p>
          </table:table-cell>
        </table:table-row>
        <table:table-row table:style-name="ro1">
          <table:table-cell office:value-type="float" office:value="13489628.8259164" calcext:value-type="float">
            <text:p>13489629</text:p>
          </table:table-cell>
          <table:table-cell table:style-name="ce5" table:formula="of:=[.A215]/1000000" office:value-type="float" office:value="13.4896288259164" calcext:value-type="float">
            <text:p>13.49</text:p>
          </table:table-cell>
          <table:table-cell table:formula="of:=-(3.3-7.6*LOG10([.B215]/10))" office:value-type="float" office:value="-2.31200000000003" calcext:value-type="float">
            <text:p>-2.31200000000003</text:p>
          </table:table-cell>
          <table:table-cell table:style-name="ce3" office:value-type="float" office:value="-25.1552424687761" calcext:value-type="float">
            <text:p>-2.52E+01</text:p>
          </table:table-cell>
          <table:table-cell table:style-name="ce3" office:value-type="float" office:value="-25.1364293514054" calcext:value-type="float">
            <text:p>-2.51E+01</text:p>
          </table:table-cell>
          <table:table-cell table:style-name="ce3" office:value-type="float" office:value="-25.0940878552225" calcext:value-type="float">
            <text:p>-2.51E+01</text:p>
          </table:table-cell>
        </table:table-row>
        <table:table-row table:style-name="ro1">
          <table:table-cell office:value-type="float" office:value="13803842.6460288" calcext:value-type="float">
            <text:p>13803843</text:p>
          </table:table-cell>
          <table:table-cell table:style-name="ce5" table:formula="of:=[.A216]/1000000" office:value-type="float" office:value="13.8038426460288" calcext:value-type="float">
            <text:p>13.80</text:p>
          </table:table-cell>
          <table:table-cell table:formula="of:=-(3.3-7.6*LOG10([.B216]/10))" office:value-type="float" office:value="-2.23600000000001" calcext:value-type="float">
            <text:p>-2.23600000000001</text:p>
          </table:table-cell>
          <table:table-cell table:style-name="ce3" office:value-type="float" office:value="-24.9989341112174" calcext:value-type="float">
            <text:p>-2.50E+01</text:p>
          </table:table-cell>
          <table:table-cell table:style-name="ce3" office:value-type="float" office:value="-24.9808404217101" calcext:value-type="float">
            <text:p>-2.50E+01</text:p>
          </table:table-cell>
          <table:table-cell table:style-name="ce3" office:value-type="float" office:value="-24.9401156294355" calcext:value-type="float">
            <text:p>-2.49E+01</text:p>
          </table:table-cell>
        </table:table-row>
        <table:table-row table:style-name="ro1">
          <table:table-cell office:value-type="float" office:value="14125375.4462274" calcext:value-type="float">
            <text:p>14125375</text:p>
          </table:table-cell>
          <table:table-cell table:style-name="ce5" table:formula="of:=[.A217]/1000000" office:value-type="float" office:value="14.1253754462274" calcext:value-type="float">
            <text:p>14.13</text:p>
          </table:table-cell>
          <table:table-cell table:formula="of:=-(3.3-7.6*LOG10([.B217]/10))" office:value-type="float" office:value="-2.16000000000003" calcext:value-type="float">
            <text:p>-2.16000000000003</text:p>
          </table:table-cell>
          <table:table-cell table:style-name="ce3" office:value-type="float" office:value="-24.8410214946486" calcext:value-type="float">
            <text:p>-2.48E+01</text:p>
          </table:table-cell>
          <table:table-cell table:style-name="ce3" office:value-type="float" office:value="-24.8236249330063" calcext:value-type="float">
            <text:p>-2.48E+01</text:p>
          </table:table-cell>
          <table:table-cell table:style-name="ce3" office:value-type="float" office:value="-24.7844668430974" calcext:value-type="float">
            <text:p>-2.48E+01</text:p>
          </table:table-cell>
        </table:table-row>
        <table:table-row table:style-name="ro1">
          <table:table-cell office:value-type="float" office:value="14454397.7074592" calcext:value-type="float">
            <text:p>14454398</text:p>
          </table:table-cell>
          <table:table-cell table:style-name="ce5" table:formula="of:=[.A218]/1000000" office:value-type="float" office:value="14.4543977074592" calcext:value-type="float">
            <text:p>14.45</text:p>
          </table:table-cell>
          <table:table-cell table:formula="of:=-(3.3-7.6*LOG10([.B218]/10))" office:value-type="float" office:value="-2.08400000000002" calcext:value-type="float">
            <text:p>-2.08400000000002</text:p>
          </table:table-cell>
          <table:table-cell table:style-name="ce3" office:value-type="float" office:value="-24.6815483158801" calcext:value-type="float">
            <text:p>-2.47E+01</text:p>
          </table:table-cell>
          <table:table-cell table:style-name="ce3" office:value-type="float" office:value="-24.664826958296" calcext:value-type="float">
            <text:p>-2.47E+01</text:p>
          </table:table-cell>
          <table:table-cell table:style-name="ce3" office:value-type="float" office:value="-24.6271864126479" calcext:value-type="float">
            <text:p>-2.46E+01</text:p>
          </table:table-cell>
        </table:table-row>
        <table:table-row table:style-name="ro1">
          <table:table-cell office:value-type="float" office:value="14791083.881682" calcext:value-type="float">
            <text:p>14791084</text:p>
          </table:table-cell>
          <table:table-cell table:style-name="ce5" table:formula="of:=[.A219]/1000000" office:value-type="float" office:value="14.791083881682" calcext:value-type="float">
            <text:p>14.79</text:p>
          </table:table-cell>
          <table:table-cell table:formula="of:=-(3.3-7.6*LOG10([.B219]/10))" office:value-type="float" office:value="-2.00800000000002" calcext:value-type="float">
            <text:p>-2.00800000000002</text:p>
          </table:table-cell>
          <table:table-cell table:style-name="ce3" office:value-type="float" office:value="-24.5205579673174" calcext:value-type="float">
            <text:p>-2.45E+01</text:p>
          </table:table-cell>
          <table:table-cell table:style-name="ce3" office:value-type="float" office:value="-24.5044902792093" calcext:value-type="float">
            <text:p>-2.45E+01</text:p>
          </table:table-cell>
          <table:table-cell table:style-name="ce3" office:value-type="float" office:value="-24.4683189918275" calcext:value-type="float">
            <text:p>-2.45E+01</text:p>
          </table:table-cell>
        </table:table-row>
        <table:table-row table:style-name="ro1">
          <table:table-cell office:value-type="float" office:value="15135612.484362" calcext:value-type="float">
            <text:p>15135612</text:p>
          </table:table-cell>
          <table:table-cell table:style-name="ce5" table:formula="of:=[.A220]/1000000" office:value-type="float" office:value="15.135612484362" calcext:value-type="float">
            <text:p>15.14</text:p>
          </table:table-cell>
          <table:table-cell table:formula="of:=-(3.3-7.6*LOG10([.B220]/10))" office:value-type="float" office:value="-1.93200000000002" calcext:value-type="float">
            <text:p>-1.93200000000002</text:p>
          </table:table-cell>
          <table:table-cell table:style-name="ce3" office:value-type="float" office:value="-24.3580934654641" calcext:value-type="float">
            <text:p>-2.44E+01</text:p>
          </table:table-cell>
          <table:table-cell table:style-name="ce3" office:value-type="float" office:value="-24.3426583135945" calcext:value-type="float">
            <text:p>-2.43E+01</text:p>
          </table:table-cell>
          <table:table-cell table:style-name="ce3" office:value-type="float" office:value="-24.3079088969348" calcext:value-type="float">
            <text:p>-2.43E+01</text:p>
          </table:table-cell>
        </table:table-row>
        <table:table-row table:style-name="ro1">
          <table:table-cell office:value-type="float" office:value="15488166.1891247" calcext:value-type="float">
            <text:p>15488166</text:p>
          </table:table-cell>
          <table:table-cell table:style-name="ce5" table:formula="of:=[.A221]/1000000" office:value-type="float" office:value="15.4881661891247" calcext:value-type="float">
            <text:p>15.49</text:p>
          </table:table-cell>
          <table:table-cell table:formula="of:=-(3.3-7.6*LOG10([.B221]/10))" office:value-type="float" office:value="-1.85600000000002" calcext:value-type="float">
            <text:p>-1.85600000000002</text:p>
          </table:table-cell>
          <table:table-cell table:style-name="ce3" office:value-type="float" office:value="-24.1941973845337" calcext:value-type="float">
            <text:p>-2.42E+01</text:p>
          </table:table-cell>
          <table:table-cell table:style-name="ce3" office:value-type="float" office:value="-24.1793740478577" calcext:value-type="float">
            <text:p>-2.42E+01</text:p>
          </table:table-cell>
          <table:table-cell table:style-name="ce3" office:value-type="float" office:value="-24.146000036551" calcext:value-type="float">
            <text:p>-2.41E+01</text:p>
          </table:table-cell>
        </table:table-row>
        <table:table-row table:style-name="ro1">
          <table:table-cell office:value-type="float" office:value="15848931.924611" calcext:value-type="float">
            <text:p>15848932</text:p>
          </table:table-cell>
          <table:table-cell table:style-name="ce5" table:formula="of:=[.A222]/1000000" office:value-type="float" office:value="15.848931924611" calcext:value-type="float">
            <text:p>15.85</text:p>
          </table:table-cell>
          <table:table-cell table:formula="of:=-(3.3-7.6*LOG10([.B222]/10))" office:value-type="float" office:value="-1.78000000000003" calcext:value-type="float">
            <text:p>-1.78000000000003</text:p>
          </table:table-cell>
          <table:table-cell table:style-name="ce3" office:value-type="float" office:value="-24.0289117943657" calcext:value-type="float">
            <text:p>-2.40E+01</text:p>
          </table:table-cell>
          <table:table-cell table:style-name="ce3" office:value-type="float" office:value="-24.0146799738818" calcext:value-type="float">
            <text:p>-2.40E+01</text:p>
          </table:table-cell>
          <table:table-cell table:style-name="ce3" office:value-type="float" office:value="-23.9826358457756" calcext:value-type="float">
            <text:p>-2.40E+01</text:p>
          </table:table-cell>
        </table:table-row>
        <table:table-row table:style-name="ro1">
          <table:table-cell office:value-type="float" office:value="16218100.9735892" calcext:value-type="float">
            <text:p>16218101</text:p>
          </table:table-cell>
          <table:table-cell table:style-name="ce5" table:formula="of:=[.A223]/1000000" office:value-type="float" office:value="16.2181009735892" calcext:value-type="float">
            <text:p>16.22</text:p>
          </table:table-cell>
          <table:table-cell table:formula="of:=-(3.3-7.6*LOG10([.B223]/10))" office:value-type="float" office:value="-1.70400000000002" calcext:value-type="float">
            <text:p>-1.70400000000002</text:p>
          </table:table-cell>
          <table:table-cell table:style-name="ce3" office:value-type="float" office:value="-23.8622782033157" calcext:value-type="float">
            <text:p>-2.39E+01</text:p>
          </table:table-cell>
          <table:table-cell table:style-name="ce3" office:value-type="float" office:value="-23.848618030498" calcext:value-type="float">
            <text:p>-2.38E+01</text:p>
          </table:table-cell>
          <table:table-cell table:style-name="ce3" office:value-type="float" office:value="-23.8178592255218" calcext:value-type="float">
            <text:p>-2.38E+01</text:p>
          </table:table-cell>
        </table:table-row>
        <table:table-row table:style-name="ro1">
          <table:table-cell office:value-type="float" office:value="16595869.0743755" calcext:value-type="float">
            <text:p>16595869</text:p>
          </table:table-cell>
          <table:table-cell table:style-name="ce5" table:formula="of:=[.A224]/1000000" office:value-type="float" office:value="16.5958690743755" calcext:value-type="float">
            <text:p>16.60</text:p>
          </table:table-cell>
          <table:table-cell table:formula="of:=-(3.3-7.6*LOG10([.B224]/10))" office:value-type="float" office:value="-1.62800000000002" calcext:value-type="float">
            <text:p>-1.62800000000002</text:p>
          </table:table-cell>
          <table:table-cell table:style-name="ce3" office:value-type="float" office:value="-23.6943375056529" calcext:value-type="float">
            <text:p>-2.37E+01</text:p>
          </table:table-cell>
          <table:table-cell table:style-name="ce3" office:value-type="float" office:value="-23.6812295497322" calcext:value-type="float">
            <text:p>-2.37E+01</text:p>
          </table:table-cell>
          <table:table-cell table:style-name="ce3" office:value-type="float" office:value="-23.6517124856822" calcext:value-type="float">
            <text:p>-2.37E+01</text:p>
          </table:table-cell>
        </table:table-row>
        <table:table-row table:style-name="ro1">
          <table:table-cell office:value-type="float" office:value="16982436.5246173" calcext:value-type="float">
            <text:p>16982437</text:p>
          </table:table-cell>
          <table:table-cell table:style-name="ce5" table:formula="of:=[.A225]/1000000" office:value-type="float" office:value="16.9824365246173" calcext:value-type="float">
            <text:p>16.98</text:p>
          </table:table-cell>
          <table:table-cell table:formula="of:=-(3.3-7.6*LOG10([.B225]/10))" office:value-type="float" office:value="-1.55200000000003" calcext:value-type="float">
            <text:p>-1.55200000000003</text:p>
          </table:table-cell>
          <table:table-cell table:style-name="ce3" office:value-type="float" office:value="-23.5251299336958" calcext:value-type="float">
            <text:p>-2.35E+01</text:p>
          </table:table-cell>
          <table:table-cell table:style-name="ce3" office:value-type="float" office:value="-23.5125552078158" calcext:value-type="float">
            <text:p>-2.35E+01</text:p>
          </table:table-cell>
          <table:table-cell table:style-name="ce3" office:value-type="float" office:value="-23.4842372938801" calcext:value-type="float">
            <text:p>-2.35E+01</text:p>
          </table:table-cell>
        </table:table-row>
        <table:table-row table:style-name="ro1">
          <table:table-cell office:value-type="float" office:value="17378008.2874936" calcext:value-type="float">
            <text:p>17378008</text:p>
          </table:table-cell>
          <table:table-cell table:style-name="ce5" table:formula="of:=[.A226]/1000000" office:value-type="float" office:value="17.3780082874936" calcext:value-type="float">
            <text:p>17.38</text:p>
          </table:table-cell>
          <table:table-cell table:formula="of:=-(3.3-7.6*LOG10([.B226]/10))" office:value-type="float" office:value="-1.47600000000003" calcext:value-type="float">
            <text:p>-1.47600000000003</text:p>
          </table:table-cell>
          <table:table-cell table:style-name="ce3" office:value-type="float" office:value="-23.3546950146277" calcext:value-type="float">
            <text:p>-2.34E+01</text:p>
          </table:table-cell>
          <table:table-cell table:style-name="ce3" office:value-type="float" office:value="-23.3426349805796" calcext:value-type="float">
            <text:p>-2.33E+01</text:p>
          </table:table-cell>
          <table:table-cell table:style-name="ce3" office:value-type="float" office:value="-23.3154746279823" calcext:value-type="float">
            <text:p>-2.33E+01</text:p>
          </table:table-cell>
        </table:table-row>
        <table:table-row table:style-name="ro1">
          <table:table-cell office:value-type="float" office:value="17782794.1003891" calcext:value-type="float">
            <text:p>17782794</text:p>
          </table:table-cell>
          <table:table-cell table:style-name="ce5" table:formula="of:=[.A227]/1000000" office:value-type="float" office:value="17.7827941003891" calcext:value-type="float">
            <text:p>17.78</text:p>
          </table:table-cell>
          <table:table-cell table:formula="of:=-(3.3-7.6*LOG10([.B227]/10))" office:value-type="float" office:value="-1.40000000000002" calcext:value-type="float">
            <text:p>-1.40000000000002</text:p>
          </table:table-cell>
          <table:table-cell table:style-name="ce3" office:value-type="float" office:value="-23.1830715314335" calcext:value-type="float">
            <text:p>-2.32E+01</text:p>
          </table:table-cell>
          <table:table-cell table:style-name="ce3" office:value-type="float" office:value="-23.1715081034974" calcext:value-type="float">
            <text:p>-2.32E+01</text:p>
          </table:table-cell>
          <table:table-cell table:style-name="ce3" office:value-type="float" office:value="-23.1454647340406" calcext:value-type="float">
            <text:p>-2.31E+01</text:p>
          </table:table-cell>
        </table:table-row>
        <table:table-row table:style-name="ro1">
          <table:table-cell office:value-type="float" office:value="18197008.5860997" calcext:value-type="float">
            <text:p>18197009</text:p>
          </table:table-cell>
          <table:table-cell table:style-name="ce5" table:formula="of:=[.A228]/1000000" office:value-type="float" office:value="18.1970085860997" calcext:value-type="float">
            <text:p>18.20</text:p>
          </table:table-cell>
          <table:table-cell table:formula="of:=-(3.3-7.6*LOG10([.B228]/10))" office:value-type="float" office:value="-1.32400000000002" calcext:value-type="float">
            <text:p>-1.32400000000002</text:p>
          </table:table-cell>
          <table:table-cell table:style-name="ce3" office:value-type="float" office:value="-23.0102974886357" calcext:value-type="float">
            <text:p>-2.30E+01</text:p>
          </table:table-cell>
          <table:table-cell table:style-name="ce3" office:value-type="float" office:value="-22.9992130360415" calcext:value-type="float">
            <text:p>-2.30E+01</text:p>
          </table:table-cell>
          <table:table-cell table:style-name="ce3" office:value-type="float" office:value="-22.9742470875376" calcext:value-type="float">
            <text:p>-2.30E+01</text:p>
          </table:table-cell>
        </table:table-row>
        <table:table-row table:style-name="ro1">
          <table:table-cell office:value-type="float" office:value="18620871.3666285" calcext:value-type="float">
            <text:p>18620871</text:p>
          </table:table-cell>
          <table:table-cell table:style-name="ce5" table:formula="of:=[.A229]/1000000" office:value-type="float" office:value="18.6208713666285" calcext:value-type="float">
            <text:p>18.62</text:p>
          </table:table-cell>
          <table:table-cell table:formula="of:=-(3.3-7.6*LOG10([.B229]/10))" office:value-type="float" office:value="-1.24800000000003" calcext:value-type="float">
            <text:p>-1.24800000000003</text:p>
          </table:table-cell>
          <table:table-cell table:style-name="ce3" office:value-type="float" office:value="-22.8364100818478" calcext:value-type="float">
            <text:p>-2.28E+01</text:p>
          </table:table-cell>
          <table:table-cell table:style-name="ce3" office:value-type="float" office:value="-22.8257874303266" calcext:value-type="float">
            <text:p>-2.28E+01</text:p>
          </table:table-cell>
          <table:table-cell table:style-name="ce3" office:value-type="float" office:value="-22.8018603602129" calcext:value-type="float">
            <text:p>-2.28E+01</text:p>
          </table:table-cell>
        </table:table-row>
        <table:table-row table:style-name="ro1">
          <table:table-cell office:value-type="float" office:value="19054607.1796323" calcext:value-type="float">
            <text:p>19054607</text:p>
          </table:table-cell>
          <table:table-cell table:style-name="ce5" table:formula="of:=[.A230]/1000000" office:value-type="float" office:value="19.0546071796323" calcext:value-type="float">
            <text:p>19.05</text:p>
          </table:table-cell>
          <table:table-cell table:formula="of:=-(3.3-7.6*LOG10([.B230]/10))" office:value-type="float" office:value="-1.17200000000003" calcext:value-type="float">
            <text:p>-1.17200000000003</text:p>
          </table:table-cell>
          <table:table-cell table:style-name="ce3" office:value-type="float" office:value="-22.661445671523" calcext:value-type="float">
            <text:p>-2.27E+01</text:p>
          </table:table-cell>
          <table:table-cell table:style-name="ce3" office:value-type="float" office:value="-22.6512681037095" calcext:value-type="float">
            <text:p>-2.27E+01</text:p>
          </table:table-cell>
          <table:table-cell table:style-name="ce3" office:value-type="float" office:value="-22.6283423899328" calcext:value-type="float">
            <text:p>-2.26E+01</text:p>
          </table:table-cell>
        </table:table-row>
        <table:table-row table:style-name="ro1">
          <table:table-cell office:value-type="float" office:value="19498445.9975803" calcext:value-type="float">
            <text:p>19498446</text:p>
          </table:table-cell>
          <table:table-cell table:style-name="ce5" table:formula="of:=[.A231]/1000000" office:value-type="float" office:value="19.4984459975803" calcext:value-type="float">
            <text:p>19.50</text:p>
          </table:table-cell>
          <table:table-cell table:formula="of:=-(3.3-7.6*LOG10([.B231]/10))" office:value-type="float" office:value="-1.09600000000003" calcext:value-type="float">
            <text:p>-1.09600000000003</text:p>
          </table:table-cell>
          <table:table-cell table:style-name="ce3" office:value-type="float" office:value="-22.4854397605634" calcext:value-type="float">
            <text:p>-2.25E+01</text:p>
          </table:table-cell>
          <table:table-cell table:style-name="ce3" office:value-type="float" office:value="-22.4756910154403" calcext:value-type="float">
            <text:p>-2.25E+01</text:p>
          </table:table-cell>
          <table:table-cell table:style-name="ce3" office:value-type="float" office:value="-22.4537301554835" calcext:value-type="float">
            <text:p>-2.25E+01</text:p>
          </table:table-cell>
        </table:table-row>
        <table:table-row table:style-name="ro1">
          <table:table-cell office:value-type="float" office:value="19952623.1496887" calcext:value-type="float">
            <text:p>19952623</text:p>
          </table:table-cell>
          <table:table-cell table:style-name="ce5" table:formula="of:=[.A232]/1000000" office:value-type="float" office:value="19.9526231496887" calcext:value-type="float">
            <text:p>19.95</text:p>
          </table:table-cell>
          <table:table-cell table:formula="of:=-(3.3-7.6*LOG10([.B232]/10))" office:value-type="float" office:value="-1.02000000000002" calcext:value-type="float">
            <text:p>-1.02000000000002</text:p>
          </table:table-cell>
          <table:table-cell table:style-name="ce3" office:value-type="float" office:value="-22.3084269757305" calcext:value-type="float">
            <text:p>-2.23E+01</text:p>
          </table:table-cell>
          <table:table-cell table:style-name="ce3" office:value-type="float" office:value="-22.2990912470953" calcext:value-type="float">
            <text:p>-2.23E+01</text:p>
          </table:table-cell>
          <table:table-cell table:style-name="ce3" office:value-type="float" office:value="-22.2780597545706" calcext:value-type="float">
            <text:p>-2.23E+0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style-name="ce5" table:formula="of:=[.A233]/1000000" office:value-type="float" office:value="20" calcext:value-type="float">
            <text:p>20.00</text:p>
          </table:table-cell>
          <table:table-cell table:formula="of:=-(3.3-7.6*LOG10([.B233]/10))" office:value-type="float" office:value="-1.01217203295374" calcext:value-type="float">
            <text:p>-1.01217203295374</text:p>
          </table:table-cell>
          <table:table-cell table:style-name="ce3" office:value-type="float" office:value="-22.2901388923113" calcext:value-type="float">
            <text:p>-2.23E+01</text:p>
          </table:table-cell>
          <table:table-cell table:style-name="ce3" office:value-type="float" office:value="-22.2808448243598" calcext:value-type="float">
            <text:p>-2.23E+01</text:p>
          </table:table-cell>
          <table:table-cell table:style-name="ce3" office:value-type="float" office:value="-22.25990708084" calcext:value-type="float">
            <text:p>-2.23E+01</text:p>
          </table:table-cell>
        </table:table-row>
        <table:table-row table:style-name="ro1" table:number-rows-repeated="10483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21:04:18.878000000</meta:creation-date>
    <meta:editing-duration>P13DT22H21M31S</meta:editing-duration>
    <meta:editing-cycles>8</meta:editing-cycles>
    <meta:generator>LibreOffice/7.3.7.2$Linux_X86_64 LibreOffice_project/30$Build-2</meta:generator>
    <dc:date>2023-11-19T13:57:59.634775037</dc:date>
    <meta:document-statistic meta:table-count="2" meta:cell-count="172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0.1" chart:maximum="20" chart:origin="0" chart:reverse-direction="false" text:line-break="false" loext:try-staggering-first="false" chart:link-data-style-to-source="true" loext:major-origin="0.5" chart:axis-position="-2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34">
      <style:chart-properties chart:display-label="true" chart:logarithmic="false" chart:minimum="-25" chart:origin="-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44cm" svg:height="11.313cm" xlink:href=".." xlink:type="simple" chart:class="chart:scatter" chart:style-name="ch1">
        <chart:title svg:x="6.287cm" svg:y="0.362cm" chart:style-name="ch2">
          <text:p>10BASE-T1L Return Loss Limits</text:p>
        </chart:title>
        <chart:subtitle svg:x="5.93cm" svg:y="1.367cm" chart:style-name="ch3">
          <text:p>From IEEE 802.3cg § 146.7.1.2 &amp; 146.8.3</text:p>
        </chart:subtitle>
        <chart:legend chart:legend-position="end" svg:x="15.498cm" svg:y="4.859cm" style:legend-expansion="high" chart:style-name="ch4"/>
        <chart:plot-area chart:style-name="ch5" table:cell-range-address="Sheet1.A43:Sheet1.D81" chart:data-source-has-labels="row" svg:x="1.393cm" svg:y="2.276cm" svg:width="13.723cm" svg:height="7.83cm">
          <chart:coordinate-region svg:x="2.412cm" svg:y="2.475cm" svg:width="12.704cm" svg:height="6.984cm"/>
          <chart:axis chart:dimension="x" chart:name="primary-x" chart:style-name="ch6">
            <chart:title svg:x="6.953cm" svg:y="10.332cm" chart:style-name="ch7">
              <text:p>Frequency (MHz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7.465cm" chart:style-name="ch11">
              <text:p>Return Loss (dB)</text:p>
            </chart:title>
            <chart:grid chart:style-name="ch8" chart:class="major"/>
          </chart:axis>
          <chart:series chart:style-name="ch12" chart:values-cell-range-address="Sheet1.B44:Sheet1.B81" chart:label-cell-address="Sheet1.B43:Sheet1.B43" chart:class="chart:scatter">
            <chart:domain table:cell-range-address="Sheet1.A44:Sheet1.A81"/>
            <chart:data-point chart:repeated="38"/>
          </chart:series>
          <chart:series chart:style-name="ch13" chart:values-cell-range-address="Sheet1.C44:Sheet1.C81" chart:label-cell-address="Sheet1.C43:Sheet1.C43" chart:class="chart:scatter">
            <chart:data-point chart:repeated="38"/>
          </chart:series>
          <chart:series chart:style-name="ch14" chart:values-cell-range-address="Sheet1.D44:Sheet1.D81" chart:label-cell-address="Sheet1.D43:Sheet1.D43" chart:class="chart:scatter">
            <chart:data-point chart:repeated="3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-PoDL MDI</text:p>
                <draw:g>
                  <svg:desc>Sheet1.B43:Sheet1.B43</svg:desc>
                </draw:g>
              </table:table-cell>
              <table:table-cell office:value-type="string">
                <text:p>PoDL MDI</text:p>
                <draw:g>
                  <svg:desc>Sheet1.C43:Sheet1.C43</svg:desc>
                </draw:g>
              </table:table-cell>
              <table:table-cell office:value-type="string">
                <text:p>Link</text:p>
                <draw:g>
                  <svg:desc>Sheet1.D43:Sheet1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44:Sheet1.A81</svg:desc>
                </draw:g>
              </table:table-cell>
              <table:table-cell office:value-type="float" office:value="-14.5814600780483">
                <text:p>-14.5814600780483</text:p>
                <draw:g>
                  <svg:desc>Sheet1.B44:Sheet1.B81</svg:desc>
                </draw:g>
              </table:table-cell>
              <table:table-cell office:value-type="float" office:value="-4.9721449067756">
                <text:p>-4.9721449067756</text:p>
                <draw:g>
                  <svg:desc>Sheet1.C44:Sheet1.C81</svg:desc>
                </draw:g>
              </table:table-cell>
              <table:table-cell office:value-type="float" office:value="-9.8">
                <text:p>-9.8</text:p>
                <draw:g>
                  <svg:desc>Sheet1.D44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20">
                <text:p>-20</text:p>
              </table:table-cell>
              <table:table-cell office:value-type="float" office:value="-11.4442898135512">
                <text:p>-11.4442898135512</text:p>
              </table:table-cell>
              <table:table-cell office:value-type="float" office:value="-10.6">
                <text:p>-1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20">
                <text:p>-20</text:p>
              </table:table-cell>
              <table:table-cell office:value-type="float" office:value="-15.2302518832483">
                <text:p>-15.2302518832483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20">
                <text:p>-20</text:p>
              </table:table-cell>
              <table:table-cell office:value-type="float" office:value="-17.9164347203268">
                <text:p>-17.9164347203268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-17.0592759737701">
                <text:p>-17.0592759737701</text:p>
              </table:table-cell>
              <table:table-cell office:value-type="float" office:value="-17.0592759737701">
                <text:p>-17.059275973770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14.9727990724115">
                <text:p>-14.9727990724115</text:p>
              </table:table-cell>
              <table:table-cell office:value-type="float" office:value="-14.9727990724115">
                <text:p>-14.972799072411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-13.354401855177">
                <text:p>-13.354401855177</text:p>
              </table:table-cell>
              <table:table-cell office:value-type="float" office:value="-13.354401855177">
                <text:p>-13.35440185517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12.0320750461816">
                <text:p>-12.0320750461816</text:p>
              </table:table-cell>
              <table:table-cell office:value-type="float" office:value="-12.0320750461816">
                <text:p>-12.032075046181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-10.9140636593504">
                <text:p>-10.9140636593504</text:p>
              </table:table-cell>
              <table:table-cell office:value-type="float" office:value="-10.9140636593504">
                <text:p>-10.914063659350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-9.94559814482303">
                <text:p>-9.94559814482303</text:p>
              </table:table-cell>
              <table:table-cell office:value-type="float" office:value="-9.94559814482303">
                <text:p>-9.9455981448230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-9.09135101995176">
                <text:p>-9.09135101995176</text:p>
              </table:table-cell>
              <table:table-cell office:value-type="float" office:value="-9.09135101995176">
                <text:p>-9.0913510199517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-8.32720092758849">
                <text:p>-8.32720092758849</text:p>
              </table:table-cell>
              <table:table-cell office:value-type="float" office:value="-8.32720092758849">
                <text:p>-8.3272009275884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">
                <text:p>5.5</text:p>
              </table:table-cell>
              <table:table-cell office:value-type="float" office:value="-7.63594308544613">
                <text:p>-7.63594308544613</text:p>
              </table:table-cell>
              <table:table-cell office:value-type="float" office:value="-7.63594308544613">
                <text:p>-7.635943085446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-7.00487411859315">
                <text:p>-7.00487411859315</text:p>
              </table:table-cell>
              <table:table-cell office:value-type="float" office:value="-7.00487411859315">
                <text:p>-7.0048741185931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">
                <text:p>6.5</text:p>
              </table:table-cell>
              <table:table-cell office:value-type="float" office:value="-6.42434694406431">
                <text:p>-6.42434694406431</text:p>
              </table:table-cell>
              <table:table-cell office:value-type="float" office:value="-6.42434694406431">
                <text:p>-6.424346944064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-5.88686273176191">
                <text:p>-5.88686273176191</text:p>
              </table:table-cell>
              <table:table-cell office:value-type="float" office:value="-5.88686273176191">
                <text:p>-5.8868627317619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-5.38647690135861">
                <text:p>-5.38647690135861</text:p>
              </table:table-cell>
              <table:table-cell office:value-type="float" office:value="-5.38647690135861">
                <text:p>-5.3864769013586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-4.91839721723454">
                <text:p>-4.91839721723454</text:p>
              </table:table-cell>
              <table:table-cell office:value-type="float" office:value="-4.91839721723454">
                <text:p>-4.9183972172345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5">
                <text:p>8.5</text:p>
              </table:table-cell>
              <table:table-cell office:value-type="float" office:value="-4.47870394057131">
                <text:p>-4.47870394057131</text:p>
              </table:table-cell>
              <table:table-cell office:value-type="float" office:value="-4.47870394057131">
                <text:p>-4.478703940571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-4.06415009236328">
                <text:p>-4.06415009236328</text:p>
              </table:table-cell>
              <table:table-cell office:value-type="float" office:value="-4.06415009236328">
                <text:p>-4.0641500923632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">
                <text:p>9.5</text:p>
              </table:table-cell>
              <table:table-cell office:value-type="float" office:value="-3.67201579167624">
                <text:p>-3.67201579167624</text:p>
              </table:table-cell>
              <table:table-cell office:value-type="float" office:value="-3.67201579167624">
                <text:p>-3.6720157916762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-3.3">
                <text:p>-3.3</text:p>
              </table:table-cell>
              <table:table-cell office:value-type="float" office:value="-3.3">
                <text:p>-3.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-2.98541559279749">
                <text:p>-2.98541559279749</text:p>
              </table:table-cell>
              <table:table-cell office:value-type="float" office:value="-2.98541559279749">
                <text:p>-2.9854155927974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-2.69822253003805">
                <text:p>-2.69822253003805</text:p>
              </table:table-cell>
              <table:table-cell office:value-type="float" office:value="-2.69822253003805">
                <text:p>-2.6982225300380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-2.43403052246804">
                <text:p>-2.43403052246804</text:p>
              </table:table-cell>
              <table:table-cell office:value-type="float" office:value="-2.43403052246804">
                <text:p>-2.4340305224680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-2.18942692884539">
                <text:p>-2.18942692884539</text:p>
              </table:table-cell>
              <table:table-cell office:value-type="float" office:value="-2.18942692884539">
                <text:p>-2.1894269288453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-1.96170643117682">
                <text:p>-1.96170643117682</text:p>
              </table:table-cell>
              <table:table-cell office:value-type="float" office:value="-1.96170643117682">
                <text:p>-1.9617064311768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-1.74868813181497">
                <text:p>-1.74868813181497</text:p>
              </table:table-cell>
              <table:table-cell office:value-type="float" office:value="-1.74868813181497">
                <text:p>-1.7486881318149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-1.54858819752512">
                <text:p>-1.54858819752512</text:p>
              </table:table-cell>
              <table:table-cell office:value-type="float" office:value="-1.54858819752512">
                <text:p>-1.548588197525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-1.35992896121487">
                <text:p>-1.35992896121487</text:p>
              </table:table-cell>
              <table:table-cell office:value-type="float" office:value="-1.35992896121487">
                <text:p>-1.359928961214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-1.1814726327585">
                <text:p>-1.1814726327585</text:p>
              </table:table-cell>
              <table:table-cell office:value-type="float" office:value="-1.1814726327585">
                <text:p>-1.181472632758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-1.01217203295374">
                <text:p>-1.01217203295374</text:p>
              </table:table-cell>
              <table:table-cell office:value-type="float" office:value="-1.01217203295374">
                <text:p>-1.01217203295374</text:p>
              </table:table-cell>
              <table:table-cell office:value-type="float" office:value="-13">
                <text:p>-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loext:major-origin="0.5" chart:axis-position="-6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4">
      <style:chart-properties chart:display-label="true" chart:logarithmic="false" chart:minimum="-60" chart:origin="-6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Long_20_Dash" svg:stroke-width="0.08cm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Long_20_Dash" svg:stroke-width="0.08cm" svg:stroke-color="#ffbf00" draw:fill-color="#ffb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23cm" svg:height="11.448cm" xlink:href=".." xlink:type="simple" chart:class="chart:scatter" chart:column-mapping="0 2 1 4 3" chart:style-name="ch1">
        <chart:title svg:x="6.178cm" svg:y="0.364cm" chart:style-name="ch2">
          <text:p>10BASE-T1L Insertion Loss Limits</text:p>
        </chart:title>
        <chart:subtitle svg:x="6.892cm" svg:y="1.371cm" chart:style-name="ch3">
          <text:p>From IEEE 802.3cg § 146.7.1.1</text:p>
        </chart:subtitle>
        <chart:legend chart:legend-position="end" svg:x="15.168cm" svg:y="4.678cm" style:legend-expansion="high" chart:style-name="ch4"/>
        <chart:plot-area chart:style-name="ch5" table:cell-range-address="Sheet1.A19:Sheet1.E40" chart:data-source-has-labels="row" svg:x="1.397cm" svg:y="2.282cm" svg:width="13.385cm" svg:height="7.957cm">
          <chart:coordinate-region svg:x="2.415cm" svg:y="2.481cm" svg:width="12.18cm" svg:height="7.111cm"/>
          <chart:axis chart:dimension="x" chart:name="primary-x" chart:style-name="ch6">
            <chart:title svg:x="6.788cm" svg:y="10.467cm" chart:style-name="ch7">
              <text:p>Frequency (MHz)</text:p>
            </chart:title>
            <chart:grid chart:style-name="ch8" chart:class="major"/>
          </chart:axis>
          <chart:axis chart:dimension="y" chart:name="primary-y" chart:style-name="ch9">
            <chart:title svg:x="0.451cm" svg:y="7.667cm" chart:style-name="ch10">
              <text:p>Insertion Loss (dB)</text:p>
            </chart:title>
            <chart:grid chart:style-name="ch8" chart:class="major"/>
          </chart:axis>
          <chart:series chart:style-name="ch11" chart:values-cell-range-address="Sheet1.C20:Sheet1.C40" chart:label-cell-address="Sheet1.C19:Sheet1.C19" chart:class="chart:scatter">
            <chart:domain table:cell-range-address="Sheet1.A20:Sheet1.A40"/>
            <chart:data-point chart:repeated="21"/>
          </chart:series>
          <chart:series chart:style-name="ch12" chart:values-cell-range-address="Sheet1.B20:Sheet1.B40" chart:label-cell-address="Sheet1.B19:Sheet1.B19" chart:class="chart:scatter">
            <chart:data-point chart:repeated="21"/>
          </chart:series>
          <chart:series chart:style-name="ch13" chart:values-cell-range-address="Sheet1.E20:Sheet1.E40" chart:label-cell-address="Sheet1.E19:Sheet1.E19" chart:class="chart:scatter">
            <chart:data-point chart:repeated="21"/>
          </chart:series>
          <chart:series chart:style-name="ch14" chart:values-cell-range-address="Sheet1.D20:Sheet1.D40" chart:label-cell-address="Sheet1.D19:Sheet1.D19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0 Vpp</text:p>
                <draw:g>
                  <svg:desc>Sheet1.C19:Sheet1.C19</svg:desc>
                </draw:g>
              </table:table-cell>
              <table:table-cell office:value-type="string">
                <text:p>2.4 Vpp</text:p>
                <draw:g>
                  <svg:desc>Sheet1.B19:Sheet1.B19</svg:desc>
                </draw:g>
              </table:table-cell>
              <table:table-cell office:value-type="string">
                <text:p>600m CAT5e</text:p>
                <draw:g>
                  <svg:desc>Sheet1.E19:Sheet1.E19</svg:desc>
                </draw:g>
              </table:table-cell>
              <table:table-cell office:value-type="string">
                <text:p>350m CAT5e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0:Sheet1.A40</svg:desc>
                </draw:g>
              </table:table-cell>
              <table:table-cell office:value-type="float" office:value="-6.09549809018625">
                <text:p>-6.09549809018625</text:p>
                <draw:g>
                  <svg:desc>Sheet1.C20:Sheet1.C40</svg:desc>
                </draw:g>
              </table:table-cell>
              <table:table-cell office:value-type="float" office:value="-10.2874023955472">
                <text:p>-10.2874023955472</text:p>
                <draw:g>
                  <svg:desc>Sheet1.B20:Sheet1.B40</svg:desc>
                </draw:g>
              </table:table-cell>
              <table:table-cell office:value-type="float" office:value="-4.69460339258124">
                <text:p>-4.69460339258124</text:p>
                <draw:g>
                  <svg:desc>Sheet1.E20:Sheet1.E40</svg:desc>
                </draw:g>
              </table:table-cell>
              <table:table-cell office:value-type="float" office:value="-2.73851864567239">
                <text:p>-2.73851864567239</text:p>
                <draw:g>
                  <svg:desc>Sheet1.D20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-5.98523199509294">
                <text:p>-5.98523199509294</text:p>
              </table:table-cell>
              <table:table-cell office:value-type="float" office:value="-10.0823058987491">
                <text:p>-10.0823058987491</text:p>
              </table:table-cell>
              <table:table-cell office:value-type="float" office:value="-5.97643524734044">
                <text:p>-5.97643524734044</text:p>
              </table:table-cell>
              <table:table-cell office:value-type="float" office:value="-3.48625389428192">
                <text:p>-3.48625389428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-6.25644250416968">
                <text:p>-6.25644250416968</text:p>
              </table:table-cell>
              <table:table-cell office:value-type="float" office:value="-10.5280156855157">
                <text:p>-10.5280156855157</text:p>
              </table:table-cell>
              <table:table-cell office:value-type="float" office:value="-7.05334418118114">
                <text:p>-7.05334418118114</text:p>
              </table:table-cell>
              <table:table-cell office:value-type="float" office:value="-4.11445077235566">
                <text:p>-4.11445077235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-6.60556472187447">
                <text:p>-6.60556472187447</text:p>
              </table:table-cell>
              <table:table-cell office:value-type="float" office:value="-11.1079718105893">
                <text:p>-11.1079718105893</text:p>
              </table:table-cell>
              <table:table-cell office:value-type="float" office:value="-7.9937818380867">
                <text:p>-7.9937818380867</text:p>
              </table:table-cell>
              <table:table-cell office:value-type="float" office:value="-4.66303940555058">
                <text:p>-4.66303940555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6.97116727090834">
                <text:p>-6.97116727090834</text:p>
              </table:table-cell>
              <table:table-cell office:value-type="float" office:value="-11.717261889578">
                <text:p>-11.717261889578</text:p>
              </table:table-cell>
              <table:table-cell office:value-type="float" office:value="-8.83853830027556">
                <text:p>-8.83853830027556</text:p>
              </table:table-cell>
              <table:table-cell office:value-type="float" office:value="-5.15581400849408">
                <text:p>-5.15581400849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7.33494081204199">
                <text:p>-7.33494081204199</text:p>
              </table:table-cell>
              <table:table-cell office:value-type="float" office:value="-12.3244472629902">
                <text:p>-12.3244472629902</text:p>
              </table:table-cell>
              <table:table-cell office:value-type="float" office:value="-9.61188822500873">
                <text:p>-9.61188822500873</text:p>
              </table:table-cell>
              <table:table-cell office:value-type="float" office:value="-5.60693479792176">
                <text:p>-5.60693479792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-7.69064357687919">
                <text:p>-7.69064357687919</text:p>
              </table:table-cell>
              <table:table-cell office:value-type="float" office:value="-12.9187075503447">
                <text:p>-12.9187075503447</text:p>
              </table:table-cell>
              <table:table-cell office:value-type="float" office:value="-10.3294302159555">
                <text:p>-10.3294302159555</text:p>
              </table:table-cell>
              <table:table-cell office:value-type="float" office:value="-6.02550095930736">
                <text:p>-6.02550095930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-8.03622367001125">
                <text:p>-8.03622367001125</text:p>
              </table:table-cell>
              <table:table-cell office:value-type="float" office:value="-13.4964078649987">
                <text:p>-13.4964078649987</text:p>
              </table:table-cell>
              <table:table-cell office:value-type="float" office:value="-11.001839904806">
                <text:p>-11.001839904806</text:p>
              </table:table-cell>
              <table:table-cell office:value-type="float" office:value="-6.41773994447015">
                <text:p>-6.41773994447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-8.37126056656224">
                <text:p>-8.37126056656224</text:p>
              </table:table-cell>
              <table:table-cell office:value-type="float" office:value="-14.0567263324103">
                <text:p>-14.0567263324103</text:p>
              </table:table-cell>
              <table:table-cell office:value-type="float" office:value="-11.636788049609">
                <text:p>-11.636788049609</text:p>
              </table:table-cell>
              <table:table-cell office:value-type="float" office:value="-6.78812636227192">
                <text:p>-6.78812636227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8.696">
                <text:p>-8.696</text:p>
              </table:table-cell>
              <table:table-cell office:value-type="float" office:value="-14.6">
                <text:p>-14.6</text:p>
              </table:table-cell>
              <table:table-cell office:value-type="float" office:value="-12.24">
                <text:p>-12.24</text:p>
              </table:table-cell>
              <table:table-cell office:value-type="float" office:value="-7.14">
                <text:p>-7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11.4981765364163">
                <text:p>-11.4981765364163</text:p>
              </table:table-cell>
              <table:table-cell office:value-type="float" office:value="-19.2918830920368">
                <text:p>-19.2918830920368</text:p>
              </table:table-cell>
              <table:table-cell office:value-type="float" office:value="-17.1786804974832">
                <text:p>-17.1786804974832</text:p>
              </table:table-cell>
              <table:table-cell office:value-type="float" office:value="-10.0208969568652">
                <text:p>-10.0208969568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13.7741761896849">
                <text:p>-13.7741761896849</text:p>
              </table:table-cell>
              <table:table-cell office:value-type="float" office:value="-23.1053356329902">
                <text:p>-23.1053356329902</text:p>
              </table:table-cell>
              <table:table-cell office:value-type="float" office:value="-21.0288687116848">
                <text:p>-21.0288687116848</text:p>
              </table:table-cell>
              <table:table-cell office:value-type="float" office:value="-12.2668400818161">
                <text:p>-12.2668400818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-15.74">
                <text:p>-15.74</text:p>
              </table:table-cell>
              <table:table-cell office:value-type="float" office:value="-26.4">
                <text:p>-26.4</text:p>
              </table:table-cell>
              <table:table-cell office:value-type="float" office:value="-24.306">
                <text:p>-24.306</text:p>
              </table:table-cell>
              <table:table-cell office:value-type="float" office:value="-14.1785">
                <text:p>-14.1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17.4970709509059">
                <text:p>-17.4970709509059</text:p>
              </table:table-cell>
              <table:table-cell office:value-type="float" office:value="-29.3452769097473">
                <text:p>-29.3452769097473</text:p>
              </table:table-cell>
              <table:table-cell office:value-type="float" office:value="-27.2142383491025">
                <text:p>-27.2142383491025</text:p>
              </table:table-cell>
              <table:table-cell office:value-type="float" office:value="-15.8749723703098">
                <text:p>-15.8749723703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19.1015779946815">
                <text:p>-19.1015779946815</text:p>
              </table:table-cell>
              <table:table-cell office:value-type="float" office:value="-32.0351183657174">
                <text:p>-32.0351183657174</text:p>
              </table:table-cell>
              <table:table-cell office:value-type="float" office:value="-29.8593524314662">
                <text:p>-29.8593524314662</text:p>
              </table:table-cell>
              <table:table-cell office:value-type="float" office:value="-17.417955585022">
                <text:p>-17.417955585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20.5883656047595">
                <text:p>-20.5883656047595</text:p>
              </table:table-cell>
              <table:table-cell office:value-type="float" office:value="-34.5278203343258">
                <text:p>-34.5278203343258</text:p>
              </table:table-cell>
              <table:table-cell office:value-type="float" office:value="-32.3045463150871">
                <text:p>-32.3045463150871</text:p>
              </table:table-cell>
              <table:table-cell office:value-type="float" office:value="-18.8443186838008">
                <text:p>-18.8443186838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21.9807740701324">
                <text:p>-21.9807740701324</text:p>
              </table:table-cell>
              <table:table-cell office:value-type="float" office:value="-36.8624458405139">
                <text:p>-36.8624458405139</text:p>
              </table:table-cell>
              <table:table-cell office:value-type="float" office:value="-34.5911629434325">
                <text:p>-34.5911629434325</text:p>
              </table:table-cell>
              <table:table-cell office:value-type="float" office:value="-20.178178383669">
                <text:p>-20.178178383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-23.2953333333333">
                <text:p>-23.2953333333333</text:p>
              </table:table-cell>
              <table:table-cell office:value-type="float" office:value="-39.0666666666667">
                <text:p>-39.0666666666667</text:p>
              </table:table-cell>
              <table:table-cell office:value-type="float" office:value="-36.748">
                <text:p>-36.748</text:p>
              </table:table-cell>
              <table:table-cell office:value-type="float" office:value="-21.4363333333333">
                <text:p>-21.436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-24.5442532757755">
                <text:p>-24.5442532757755</text:p>
              </table:table-cell>
              <table:table-cell office:value-type="float" office:value="-41.1609262841384">
                <text:p>-41.1609262841384</text:p>
              </table:table-cell>
              <table:table-cell office:value-type="float" office:value="-38.7960692751123">
                <text:p>-38.7960692751123</text:p>
              </table:table-cell>
              <table:table-cell office:value-type="float" office:value="-22.6310404104822">
                <text:p>-22.6310404104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-30.0705115025704">
                <text:p>-30.0705115025704</text:p>
              </table:table-cell>
              <table:table-cell office:value-type="float" office:value="-50.428689607087">
                <text:p>-50.428689607087</text:p>
              </table:table-cell>
              <table:table-cell office:value-type="float" office:value="-47.8564091188641">
                <text:p>-47.8564091188641</text:p>
              </table:table-cell>
              <table:table-cell office:value-type="float" office:value="-27.9162386526707">
                <text:p>-27.9162386526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34.7925738377768">
                <text:p>-34.7925738377768</text:p>
              </table:table-cell>
              <table:table-cell office:value-type="float" office:value="-58.3489130329947">
                <text:p>-58.3489130329947</text:p>
              </table:table-cell>
              <table:table-cell office:value-type="float" office:value="-55.60723058023">
                <text:p>-55.60723058023</text:p>
              </table:table-cell>
              <table:table-cell office:value-type="float" office:value="-32.4375511718009">
                <text:p>-32.4375511718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true" chart:minimum="0.1" chart:maximum="20" chart:origin="0" chart:reverse-direction="false" text:line-break="false" loext:try-staggering-first="false" chart:link-data-style-to-source="true" chart:axis-position="-3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">
      <style:chart-properties chart:display-label="true" chart:logarithmic="false" chart:minimum="-35" chart:origin="-3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423cm" svg:height="11.474cm" xlink:href=".." xlink:type="simple" chart:class="chart:scatter" chart:style-name="ch1">
        <chart:title svg:x="6.003cm" svg:y="0.365cm" chart:style-name="ch2">
          <text:p>10BASE-T1L PoDL MDI Return Loss</text:p>
        </chart:title>
        <chart:subtitle svg:x="3.635cm" svg:y="1.373cm" chart:style-name="ch3">
          <text:p>IEEE 802.3cg § 146.8.3 Limit &amp; LTSPICE Power Coupling Simulations</text:p>
        </chart:subtitle>
        <chart:legend chart:legend-position="end" svg:x="14.19cm" svg:y="4.691cm" style:legend-expansion="high" chart:style-name="ch4"/>
        <chart:plot-area chart:style-name="ch5" table:cell-range-address="Sheet2.B2:Sheet2.F233 Sheet2.C1:Sheet2.F1" chart:data-source-has-labels="row" svg:x="1.399cm" svg:y="2.285cm" svg:width="12.403cm" svg:height="7.979cm">
          <chart:coordinate-region svg:x="2.126cm" svg:y="2.484cm" svg:width="11.676cm" svg:height="7.133cm"/>
          <chart:axis chart:dimension="x" chart:name="primary-x" chart:style-name="ch6">
            <chart:title svg:x="6.352cm" svg:y="10.493cm" chart:style-name="ch7">
              <text:p>Frequency MHz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7.548cm" chart:style-name="ch11">
              <text:p>Return Loss (dB)</text:p>
            </chart:title>
            <chart:grid chart:style-name="ch8" chart:class="major"/>
          </chart:axis>
          <chart:series chart:style-name="ch12" chart:values-cell-range-address="Sheet2.C2:Sheet2.C233" chart:label-cell-address="Sheet2.C1:Sheet2.C1" chart:class="chart:scatter">
            <chart:domain table:cell-range-address="Sheet2.B2:Sheet2.B233"/>
            <chart:data-point chart:repeated="232"/>
          </chart:series>
          <chart:series chart:style-name="ch13" chart:values-cell-range-address="Sheet2.D2:Sheet2.D233" chart:label-cell-address="Sheet2.D1:Sheet2.D1" chart:class="chart:scatter">
            <chart:data-point chart:repeated="232"/>
          </chart:series>
          <chart:series chart:style-name="ch14" chart:values-cell-range-address="Sheet2.E2:Sheet2.E233" chart:label-cell-address="Sheet2.E1:Sheet2.E1" chart:class="chart:scatter">
            <chart:data-point chart:repeated="232"/>
          </chart:series>
          <chart:series chart:style-name="ch15" chart:values-cell-range-address="Sheet2.F2:Sheet2.F233" chart:label-cell-address="Sheet2.F1:Sheet2.F1" chart:class="chart:scatter">
            <chart:data-point chart:repeated="23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DL MDI Limit</text:p>
                <draw:g>
                  <svg:desc>Sheet2.C1:Sheet2.C1</svg:desc>
                </draw:g>
              </table:table-cell>
              <table:table-cell office:value-type="string">
                <text:p>1mH Coupled Inductors</text:p>
                <draw:g>
                  <svg:desc>Sheet2.D1:Sheet2.D1</svg:desc>
                </draw:g>
              </table:table-cell>
              <table:table-cell office:value-type="string">
                <text:p>1mH Discrete Inductors</text:p>
                <draw:g>
                  <svg:desc>Sheet2.E1:Sheet2.E1</svg:desc>
                </draw:g>
              </table:table-cell>
              <table:table-cell office:value-type="string">
                <text:p>470uH Discrete Inductors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2.B2:Sheet2.B233</svg:desc>
                </draw:g>
              </table:table-cell>
              <table:table-cell office:value-type="float" office:value="-4.9721449067756">
                <text:p>-4.9721449067756</text:p>
                <draw:g>
                  <svg:desc>Sheet2.C2:Sheet2.C233</svg:desc>
                </draw:g>
              </table:table-cell>
              <table:table-cell office:value-type="float" office:value="-9.24612836952796">
                <text:p>-9.24612836952796</text:p>
                <draw:g>
                  <svg:desc>Sheet2.D2:Sheet2.D233</svg:desc>
                </draw:g>
              </table:table-cell>
              <table:table-cell office:value-type="float" office:value="-8.85240193304599">
                <text:p>-8.85240193304599</text:p>
                <draw:g>
                  <svg:desc>Sheet2.E2:Sheet2.E233</svg:desc>
                </draw:g>
              </table:table-cell>
              <table:table-cell office:value-type="float" office:value="-8.05084815832306">
                <text:p>-8.05084815832306</text:p>
                <draw:g>
                  <svg:desc>Sheet2.F2:Sheet2.F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2329299228075">
                <text:p>0.102329299228075</text:p>
              </table:table-cell>
              <table:table-cell office:value-type="float" office:value="-5.18714490677556">
                <text:p>-5.18714490677556</text:p>
              </table:table-cell>
              <table:table-cell office:value-type="float" office:value="-9.43232306756757">
                <text:p>-9.43232306756757</text:p>
              </table:table-cell>
              <table:table-cell office:value-type="float" office:value="-9.03582829988218">
                <text:p>-9.03582829988218</text:p>
              </table:table-cell>
              <table:table-cell office:value-type="float" office:value="-8.22798381351248">
                <text:p>-8.22798381351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71285480509">
                <text:p>0.10471285480509</text:p>
              </table:table-cell>
              <table:table-cell office:value-type="float" office:value="-5.4021449067756">
                <text:p>-5.4021449067756</text:p>
              </table:table-cell>
              <table:table-cell office:value-type="float" office:value="-9.61970162583822">
                <text:p>-9.61970162583822</text:p>
              </table:table-cell>
              <table:table-cell office:value-type="float" office:value="-9.22051292443335">
                <text:p>-9.22051292443335</text:p>
              </table:table-cell>
              <table:table-cell office:value-type="float" office:value="-8.40654470630825">
                <text:p>-8.40654470630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7151930523761">
                <text:p>0.107151930523761</text:p>
              </table:table-cell>
              <table:table-cell office:value-type="float" office:value="-5.61714490677563">
                <text:p>-5.61714490677563</text:p>
              </table:table-cell>
              <table:table-cell office:value-type="float" office:value="-9.80822177780885">
                <text:p>-9.80822177780885</text:p>
              </table:table-cell>
              <table:table-cell office:value-type="float" office:value="-9.40641221998437">
                <text:p>-9.40641221998437</text:p>
              </table:table-cell>
              <table:table-cell office:value-type="float" office:value="-8.58648494770712">
                <text:p>-8.58648494770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9647819614319">
                <text:p>0.109647819614319</text:p>
              </table:table-cell>
              <table:table-cell office:value-type="float" office:value="-5.83214490677564">
                <text:p>-5.83214490677564</text:p>
              </table:table-cell>
              <table:table-cell office:value-type="float" office:value="-9.99784113687054">
                <text:p>-9.99784113687054</text:p>
              </table:table-cell>
              <table:table-cell office:value-type="float" office:value="-9.59348247283127">
                <text:p>-9.59348247283127</text:p>
              </table:table-cell>
              <table:table-cell office:value-type="float" office:value="-8.76775842767346">
                <text:p>-8.76775842767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201845430196">
                <text:p>0.112201845430196</text:p>
              </table:table-cell>
              <table:table-cell office:value-type="float" office:value="-6.04714490677557">
                <text:p>-6.04714490677557</text:p>
              </table:table-cell>
              <table:table-cell office:value-type="float" office:value="-10.1885172002192">
                <text:p>-10.1885172002192</text:p>
              </table:table-cell>
              <table:table-cell office:value-type="float" office:value="-9.78167985589904">
                <text:p>-9.78167985589904</text:p>
              </table:table-cell>
              <table:table-cell office:value-type="float" office:value="-8.95031885168057">
                <text:p>-8.95031885168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815362149688">
                <text:p>0.114815362149688</text:p>
              </table:table-cell>
              <table:table-cell office:value-type="float" office:value="-6.26214490677557">
                <text:p>-6.26214490677557</text:p>
              </table:table-cell>
              <table:table-cell office:value-type="float" office:value="-10.3802073536081">
                <text:p>-10.3802073536081</text:p>
              </table:table-cell>
              <table:table-cell office:value-type="float" office:value="-9.97096044263888">
                <text:p>-9.97096044263888</text:p>
              </table:table-cell>
              <table:table-cell office:value-type="float" office:value="-9.1341197764591">
                <text:p>-9.1341197764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7489755493953">
                <text:p>0.117489755493953</text:p>
              </table:table-cell>
              <table:table-cell office:value-type="float" office:value="-6.4771449067756">
                <text:p>-6.4771449067756</text:p>
              </table:table-cell>
              <table:table-cell office:value-type="float" office:value="-10.5728688774157">
                <text:p>-10.5728688774157</text:p>
              </table:table-cell>
              <table:table-cell office:value-type="float" office:value="-10.1612802216231">
                <text:p>-10.1612802216231</text:p>
              </table:table-cell>
              <table:table-cell office:value-type="float" office:value="-9.31911464529398">
                <text:p>-9.31911464529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0226443461741">
                <text:p>0.120226443461741</text:p>
              </table:table-cell>
              <table:table-cell office:value-type="float" office:value="-6.69214490677557">
                <text:p>-6.69214490677557</text:p>
              </table:table-cell>
              <table:table-cell office:value-type="float" office:value="-10.7664589544297">
                <text:p>-10.7664589544297</text:p>
              </table:table-cell>
              <table:table-cell office:value-type="float" office:value="-10.3525951122225">
                <text:p>-10.3525951122225</text:p>
              </table:table-cell>
              <table:table-cell office:value-type="float" office:value="-9.50525682318782">
                <text:p>-9.50525682318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3026877081238">
                <text:p>0.123026877081238</text:p>
              </table:table-cell>
              <table:table-cell office:value-type="float" office:value="-6.90714490677559">
                <text:p>-6.90714490677559</text:p>
              </table:table-cell>
              <table:table-cell office:value-type="float" office:value="-10.9609346796961">
                <text:p>-10.9609346796961</text:p>
              </table:table-cell>
              <table:table-cell office:value-type="float" office:value="-10.544860981709">
                <text:p>-10.544860981709</text:p>
              </table:table-cell>
              <table:table-cell office:value-type="float" office:value="-9.69249963217728">
                <text:p>-9.69249963217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892541179417">
                <text:p>0.125892541179417</text:p>
              </table:table-cell>
              <table:table-cell office:value-type="float" office:value="-7.12214490677562">
                <text:p>-7.12214490677562</text:p>
              </table:table-cell>
              <table:table-cell office:value-type="float" office:value="-11.1562530727391">
                <text:p>-11.1562530727391</text:p>
              </table:table-cell>
              <table:table-cell office:value-type="float" office:value="-10.7380336640793">
                <text:p>-10.7380336640793</text:p>
              </table:table-cell>
              <table:table-cell office:value-type="float" office:value="-9.88079638706349">
                <text:p>-9.88079638706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8824955169313">
                <text:p>0.128824955169313</text:p>
              </table:table-cell>
              <table:table-cell office:value-type="float" office:value="-7.33714490677557">
                <text:p>-7.33714490677557</text:p>
              </table:table-cell>
              <table:table-cell office:value-type="float" office:value="-11.3523710923956">
                <text:p>-11.3523710923956</text:p>
              </table:table-cell>
              <table:table-cell office:value-type="float" office:value="-10.9320689808381">
                <text:p>-10.9320689808381</text:p>
              </table:table-cell>
              <table:table-cell office:value-type="float" office:value="-10.0701004317653">
                <text:p>-10.0701004317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1825673855641">
                <text:p>0.131825673855641</text:p>
              </table:table-cell>
              <table:table-cell office:value-type="float" office:value="-7.55214490677562">
                <text:p>-7.55214490677562</text:p>
              </table:table-cell>
              <table:table-cell office:value-type="float" office:value="-11.5492456544378">
                <text:p>-11.5492456544378</text:p>
              </table:table-cell>
              <table:table-cell office:value-type="float" office:value="-11.1269227639254">
                <text:p>-11.1269227639254</text:p>
              </table:table-cell>
              <table:table-cell office:value-type="float" office:value="-10.2603651764657">
                <text:p>-10.2603651764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4896288259165">
                <text:p>0.134896288259165</text:p>
              </table:table-cell>
              <table:table-cell office:value-type="float" office:value="-7.76714490677557">
                <text:p>-7.76714490677557</text:p>
              </table:table-cell>
              <table:table-cell office:value-type="float" office:value="-11.7468336521057">
                <text:p>-11.7468336521057</text:p>
              </table:table-cell>
              <table:table-cell office:value-type="float" office:value="-11.3225508809087">
                <text:p>-11.3225508809087</text:p>
              </table:table-cell>
              <table:table-cell office:value-type="float" office:value="-10.4515441356661">
                <text:p>-10.4515441356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8038426460288">
                <text:p>0.138038426460288</text:p>
              </table:table-cell>
              <table:table-cell office:value-type="float" office:value="-7.98214490677556">
                <text:p>-7.98214490677556</text:p>
              </table:table-cell>
              <table:table-cell office:value-type="float" office:value="-11.9450919795872">
                <text:p>-11.9450919795872</text:p>
              </table:table-cell>
              <table:table-cell office:value-type="float" office:value="-11.5189092624902">
                <text:p>-11.5189092624902</text:p>
              </table:table-cell>
              <table:table-cell office:value-type="float" office:value="-10.6435909672102">
                <text:p>-10.6435909672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253754462275">
                <text:p>0.141253754462275</text:p>
              </table:table-cell>
              <table:table-cell office:value-type="float" office:value="-8.19714490677557">
                <text:p>-8.19714490677557</text:p>
              </table:table-cell>
              <table:table-cell office:value-type="float" office:value="-12.1439775584226">
                <text:p>-12.1439775584226</text:p>
              </table:table-cell>
              <table:table-cell office:value-type="float" office:value="-11.7159539323232">
                <text:p>-11.7159539323232</text:p>
              </table:table-cell>
              <table:table-cell office:value-type="float" office:value="-10.8364595122862">
                <text:p>-10.8364595122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4543977074593">
                <text:p>0.144543977074593</text:p>
              </table:table-cell>
              <table:table-cell office:value-type="float" office:value="-8.41214490677561">
                <text:p>-8.41214490677561</text:p>
              </table:table-cell>
              <table:table-cell office:value-type="float" office:value="-12.3434473667388">
                <text:p>-12.3434473667388</text:p>
              </table:table-cell>
              <table:table-cell office:value-type="float" office:value="-11.9136410390524">
                <text:p>-11.9136410390524</text:p>
              </table:table-cell>
              <table:table-cell office:value-type="float" office:value="-11.0301038363508">
                <text:p>-11.0301038363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7910838816821">
                <text:p>0.147910838816821</text:p>
              </table:table-cell>
              <table:table-cell office:value-type="float" office:value="-8.62714490677561">
                <text:p>-8.62714490677561</text:p>
              </table:table-cell>
              <table:table-cell office:value-type="float" office:value="-12.5434584711399">
                <text:p>-12.5434584711399</text:p>
              </table:table-cell>
              <table:table-cell office:value-type="float" office:value="-12.1119268904397">
                <text:p>-12.1119268904397</text:p>
              </table:table-cell>
              <table:table-cell office:value-type="float" office:value="-11.2244782708721">
                <text:p>-11.2244782708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1356124843621">
                <text:p>0.151356124843621</text:p>
              </table:table-cell>
              <table:table-cell office:value-type="float" office:value="-8.84214490677561">
                <text:p>-8.84214490677561</text:p>
              </table:table-cell>
              <table:table-cell office:value-type="float" office:value="-12.7439680610301">
                <text:p>-12.7439680610301</text:p>
              </table:table-cell>
              <table:table-cell office:value-type="float" office:value="-12.3107679893626">
                <text:p>-12.3107679893626</text:p>
              </table:table-cell>
              <table:table-cell office:value-type="float" office:value="-11.419537455725">
                <text:p>-11.419537455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81661891248">
                <text:p>0.154881661891248</text:p>
              </table:table-cell>
              <table:table-cell office:value-type="float" office:value="-9.05714490677559">
                <text:p>-9.05714490677559</text:p>
              </table:table-cell>
              <table:table-cell office:value-type="float" office:value="-12.944933485068">
                <text:p>-12.944933485068</text:p>
              </table:table-cell>
              <table:table-cell office:value-type="float" office:value="-12.5101210714206">
                <text:p>-12.5101210714206</text:p>
              </table:table-cell>
              <table:table-cell office:value-type="float" office:value="-11.615236382027">
                <text:p>-11.6152363820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-9.27214490677558">
                <text:p>-9.27214490677558</text:p>
              </table:table-cell>
              <table:table-cell office:value-type="float" office:value="-13.1463122894032">
                <text:p>-13.1463122894032</text:p>
              </table:table-cell>
              <table:table-cell office:value-type="float" office:value="-12.7099431438263">
                <text:p>-12.7099431438263</text:p>
              </table:table-cell>
              <table:table-cell office:value-type="float" office:value="-11.8115304351518">
                <text:p>-11.8115304351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2181009735893">
                <text:p>0.162181009735893</text:p>
              </table:table-cell>
              <table:table-cell office:value-type="float" office:value="-9.4871449067756">
                <text:p>-9.4871449067756</text:p>
              </table:table-cell>
              <table:table-cell office:value-type="float" office:value="-13.3480622572871">
                <text:p>-13.3480622572871</text:p>
              </table:table-cell>
              <table:table-cell office:value-type="float" office:value="-12.9101915252118">
                <text:p>-12.9101915252118</text:p>
              </table:table-cell>
              <table:table-cell office:value-type="float" office:value="-12.0083754376149">
                <text:p>-12.0083754376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958690743756">
                <text:p>0.165958690743756</text:p>
              </table:table-cell>
              <table:table-cell office:value-type="float" office:value="-9.70214490677559">
                <text:p>-9.70214490677559</text:p>
              </table:table-cell>
              <table:table-cell office:value-type="float" office:value="-13.5501414496129">
                <text:p>-13.5501414496129</text:p>
              </table:table-cell>
              <table:table-cell office:value-type="float" office:value="-13.1108238859346">
                <text:p>-13.1108238859346</text:p>
              </table:table-cell>
              <table:table-cell office:value-type="float" office:value="-12.2057276914929">
                <text:p>-12.2057276914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824365246174">
                <text:p>0.169824365246174</text:p>
              </table:table-cell>
              <table:table-cell office:value-type="float" office:value="-9.91714490677557">
                <text:p>-9.91714490677557</text:p>
              </table:table-cell>
              <table:table-cell office:value-type="float" office:value="-13.7525082459001">
                <text:p>-13.7525082459001</text:p>
              </table:table-cell>
              <table:table-cell office:value-type="float" office:value="-13.3117982884415">
                <text:p>-13.3117982884415</text:p>
              </table:table-cell>
              <table:table-cell office:value-type="float" office:value="-12.403544020004">
                <text:p>-12.403544020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3780082874937">
                <text:p>0.173780082874937</text:p>
              </table:table-cell>
              <table:table-cell office:value-type="float" office:value="-10.1321449067756">
                <text:p>-10.1321449067756</text:p>
              </table:table-cell>
              <table:table-cell office:value-type="float" office:value="-13.9551213852137">
                <text:p>-13.9551213852137</text:p>
              </table:table-cell>
              <table:table-cell office:value-type="float" office:value="-13.5130732272148">
                <text:p>-13.5130732272148</text:p>
              </table:table-cell>
              <table:table-cell office:value-type="float" office:value="-12.6017818078624">
                <text:p>-12.6017818078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7827941003892">
                <text:p>0.177827941003892</text:p>
              </table:table-cell>
              <table:table-cell office:value-type="float" office:value="-10.3471449067756">
                <text:p>-10.3471449067756</text:p>
              </table:table-cell>
              <table:table-cell office:value-type="float" office:value="-14.1579400064872">
                <text:p>-14.1579400064872</text:p>
              </table:table-cell>
              <table:table-cell office:value-type="float" office:value="-13.7146076678141">
                <text:p>-13.7146076678141</text:p>
              </table:table-cell>
              <table:table-cell office:value-type="float" office:value="-12.8003990399971">
                <text:p>-12.8003990399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1970085860998">
                <text:p>0.181970085860998</text:p>
              </table:table-cell>
              <table:table-cell office:value-type="float" office:value="-10.5621449067756">
                <text:p>-10.5621449067756</text:p>
              </table:table-cell>
              <table:table-cell office:value-type="float" office:value="-14.3609236877169">
                <text:p>-14.3609236877169</text:p>
              </table:table-cell>
              <table:table-cell office:value-type="float" office:value="-13.9163610845227">
                <text:p>-13.9163610845227</text:p>
              </table:table-cell>
              <table:table-cell office:value-type="float" office:value="-12.9993543382294">
                <text:p>-12.9993543382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6208713666287">
                <text:p>0.186208713666287</text:p>
              </table:table-cell>
              <table:table-cell office:value-type="float" office:value="-10.7771449067756">
                <text:p>-10.7771449067756</text:p>
              </table:table-cell>
              <table:table-cell office:value-type="float" office:value="-14.5640324834913">
                <text:p>-14.5640324834913</text:p>
              </table:table-cell>
              <table:table-cell office:value-type="float" office:value="-14.118293496095">
                <text:p>-14.118293496095</text:p>
              </table:table-cell>
              <table:table-cell office:value-type="float" office:value="-13.198606995495">
                <text:p>-13.198606995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0546071796325">
                <text:p>0.190546071796325</text:p>
              </table:table-cell>
              <table:table-cell office:value-type="float" office:value="-10.9921449067756">
                <text:p>-10.9921449067756</text:p>
              </table:table-cell>
              <table:table-cell office:value-type="float" office:value="-14.7672269603336">
                <text:p>-14.7672269603336</text:p>
              </table:table-cell>
              <table:table-cell office:value-type="float" office:value="-14.3203654991388">
                <text:p>-14.3203654991388</text:p>
              </table:table-cell>
              <table:table-cell office:value-type="float" office:value="-13.3981170072246">
                <text:p>-13.3981170072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4984459975804">
                <text:p>0.194984459975804</text:p>
              </table:table-cell>
              <table:table-cell office:value-type="float" office:value="-11.2071449067756">
                <text:p>-11.2071449067756</text:p>
              </table:table-cell>
              <table:table-cell office:value-type="float" office:value="-14.9704682293541">
                <text:p>-14.9704682293541</text:p>
              </table:table-cell>
              <table:table-cell office:value-type="float" office:value="-14.5225382986554">
                <text:p>-14.5225382986554</text:p>
              </table:table-cell>
              <table:table-cell office:value-type="float" office:value="-13.5978450994946">
                <text:p>-13.5978450994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9526231496888">
                <text:p>0.199526231496888</text:p>
              </table:table-cell>
              <table:table-cell office:value-type="float" office:value="-11.4221449067756">
                <text:p>-11.4221449067756</text:p>
              </table:table-cell>
              <table:table-cell office:value-type="float" office:value="-15.1737179757411">
                <text:p>-15.1737179757411</text:p>
              </table:table-cell>
              <table:table-cell office:value-type="float" office:value="-14.724773735313">
                <text:p>-14.724773735313</text:p>
              </table:table-cell>
              <table:table-cell office:value-type="float" office:value="-13.7977527536019">
                <text:p>-13.7977527536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4173794466953">
                <text:p>0.204173794466953</text:p>
              </table:table-cell>
              <table:table-cell office:value-type="float" office:value="-11.6371449067756">
                <text:p>-11.6371449067756</text:p>
              </table:table-cell>
              <table:table-cell office:value-type="float" office:value="-15.3769384846557">
                <text:p>-15.3769384846557</text:p>
              </table:table-cell>
              <table:table-cell office:value-type="float" office:value="-14.9270343090566">
                <text:p>-14.9270343090566</text:p>
              </table:table-cell>
              <table:table-cell office:value-type="float" office:value="-13.9978022267446">
                <text:p>-13.9978022267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8929613085404">
                <text:p>0.208929613085404</text:p>
              </table:table-cell>
              <table:table-cell office:value-type="float" office:value="-11.8521449067756">
                <text:p>-11.8521449067756</text:p>
              </table:table-cell>
              <table:table-cell office:value-type="float" office:value="-15.58009266313">
                <text:p>-15.58009266313</text:p>
              </table:table-cell>
              <table:table-cell office:value-type="float" office:value="-15.1292831986851">
                <text:p>-15.1292831986851</text:p>
              </table:table-cell>
              <table:table-cell office:value-type="float" office:value="-14.1979565685186">
                <text:p>-14.1979565685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3796208950223">
                <text:p>0.213796208950223</text:p>
              </table:table-cell>
              <table:table-cell office:value-type="float" office:value="-12.0671449067756">
                <text:p>-12.0671449067756</text:p>
              </table:table-cell>
              <table:table-cell office:value-type="float" office:value="-15.7831440576458">
                <text:p>-15.7831440576458</text:p>
              </table:table-cell>
              <table:table-cell office:value-type="float" office:value="-15.3314842771079">
                <text:p>-15.3314842771079</text:p>
              </table:table-cell>
              <table:table-cell office:value-type="float" office:value="-14.3981796330039">
                <text:p>-14.3981796330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8776162394955">
                <text:p>0.218776162394955</text:p>
              </table:table-cell>
              <table:table-cell office:value-type="float" office:value="-12.2821449067756">
                <text:p>-12.2821449067756</text:p>
              </table:table-cell>
              <table:table-cell office:value-type="float" office:value="-15.986056867082">
                <text:p>-15.986056867082</text:p>
              </table:table-cell>
              <table:table-cell office:value-type="float" office:value="-15.5336021220029">
                <text:p>-15.5336021220029</text:p>
              </table:table-cell>
              <table:table-cell office:value-type="float" office:value="-14.5984360862347">
                <text:p>-14.59843608623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3872113856834">
                <text:p>0.223872113856834</text:p>
              </table:table-cell>
              <table:table-cell office:value-type="float" office:value="-12.4971449067756">
                <text:p>-12.4971449067756</text:p>
              </table:table-cell>
              <table:table-cell office:value-type="float" office:value="-16.188795950826">
                <text:p>-16.188795950826</text:p>
              </table:table-cell>
              <table:table-cell office:value-type="float" office:value="-15.7356020216895">
                <text:p>-15.7356020216895</text:p>
              </table:table-cell>
              <table:table-cell office:value-type="float" office:value="-14.7986914089206">
                <text:p>-14.79869140892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9086765276777">
                <text:p>0.229086765276777</text:p>
              </table:table-cell>
              <table:table-cell office:value-type="float" office:value="-12.7121449067756">
                <text:p>-12.7121449067756</text:p>
              </table:table-cell>
              <table:table-cell office:value-type="float" office:value="-16.391326831865">
                <text:p>-16.391326831865</text:p>
              </table:table-cell>
              <table:table-cell office:value-type="float" office:value="-15.9374499760665">
                <text:p>-15.9374499760665</text:p>
              </table:table-cell>
              <table:table-cell office:value-type="float" office:value="-14.9989118943176">
                <text:p>-14.9989118943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4422881531992">
                <text:p>0.234422881531992</text:p>
              </table:table-cell>
              <table:table-cell office:value-type="float" office:value="-12.9271449067756">
                <text:p>-12.9271449067756</text:p>
              </table:table-cell>
              <table:table-cell office:value-type="float" office:value="-16.593615694758">
                <text:p>-16.593615694758</text:p>
              </table:table-cell>
              <table:table-cell office:value-type="float" office:value="-16.1391126925278">
                <text:p>-16.1391126925278</text:p>
              </table:table-cell>
              <table:table-cell office:value-type="float" office:value="-15.1990646412142">
                <text:p>-15.1990646412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9883291901949">
                <text:p>0.239883291901949</text:p>
              </table:table-cell>
              <table:table-cell office:value-type="float" office:value="-13.1421449067756">
                <text:p>-13.1421449067756</text:p>
              </table:table-cell>
              <table:table-cell office:value-type="float" office:value="-16.7956293784483">
                <text:p>-16.7956293784483</text:p>
              </table:table-cell>
              <table:table-cell office:value-type="float" office:value="-16.3405575768321">
                <text:p>-16.3405575768321</text:p>
              </table:table-cell>
              <table:table-cell office:value-type="float" office:value="-15.3991175420342">
                <text:p>-15.3991175420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5470891568503">
                <text:p>0.245470891568503</text:p>
              </table:table-cell>
              <table:table-cell office:value-type="float" office:value="-13.3571449067756">
                <text:p>-13.3571449067756</text:p>
              </table:table-cell>
              <table:table-cell office:value-type="float" office:value="-16.9973353639294">
                <text:p>-16.9973353639294</text:p>
              </table:table-cell>
              <table:table-cell office:value-type="float" office:value="-16.5417527189553">
                <text:p>-16.5417527189553</text:p>
              </table:table-cell>
              <table:table-cell office:value-type="float" office:value="-15.5990392661211">
                <text:p>-15.5990392661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-13.5721449067756">
                <text:p>-13.5721449067756</text:p>
              </table:table-cell>
              <table:table-cell office:value-type="float" office:value="-17.1987017568411">
                <text:p>-17.1987017568411</text:p>
              </table:table-cell>
              <table:table-cell office:value-type="float" office:value="-16.7426668740086">
                <text:p>-16.7426668740086</text:p>
              </table:table-cell>
              <table:table-cell office:value-type="float" office:value="-15.7987992383068">
                <text:p>-15.7987992383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7039578276886">
                <text:p>0.257039578276886</text:p>
              </table:table-cell>
              <table:table-cell office:value-type="float" office:value="-13.7871449067756">
                <text:p>-13.7871449067756</text:p>
              </table:table-cell>
              <table:table-cell office:value-type="float" office:value="-17.399697265131">
                <text:p>-17.399697265131</text:p>
              </table:table-cell>
              <table:table-cell office:value-type="float" office:value="-16.9432694383572">
                <text:p>-16.9432694383572</text:p>
              </table:table-cell>
              <table:table-cell office:value-type="float" office:value="-15.9983676129082">
                <text:p>-15.9983676129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3026799189538">
                <text:p>0.263026799189538</text:p>
              </table:table-cell>
              <table:table-cell office:value-type="float" office:value="-14.0021449067756">
                <text:p>-14.0021449067756</text:p>
              </table:table-cell>
              <table:table-cell office:value-type="float" office:value="-17.6002911719704">
                <text:p>-17.6002911719704</text:p>
              </table:table-cell>
              <table:table-cell office:value-type="float" office:value="-17.1435304211321">
                <text:p>-17.1435304211321</text:p>
              </table:table-cell>
              <table:table-cell office:value-type="float" office:value="-16.1977152433582">
                <text:p>-16.1977152433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9153480392691">
                <text:p>0.269153480392691</text:p>
              </table:table-cell>
              <table:table-cell office:value-type="float" office:value="-14.2171449067756">
                <text:p>-14.2171449067756</text:p>
              </table:table-cell>
              <table:table-cell office:value-type="float" office:value="-17.8004533041482">
                <text:p>-17.8004533041482</text:p>
              </table:table-cell>
              <table:table-cell office:value-type="float" office:value="-17.3434204113529">
                <text:p>-17.3434204113529</text:p>
              </table:table-cell>
              <table:table-cell office:value-type="float" office:value="-16.396813647676">
                <text:p>-16.396813647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5422870333816">
                <text:p>0.275422870333816</text:p>
              </table:table-cell>
              <table:table-cell office:value-type="float" office:value="-14.4321449067756">
                <text:p>-14.4321449067756</text:p>
              </table:table-cell>
              <table:table-cell office:value-type="float" office:value="-18.0001539962278">
                <text:p>-18.0001539962278</text:p>
              </table:table-cell>
              <table:table-cell office:value-type="float" office:value="-17.542910540941">
                <text:p>-17.542910540941</text:p>
              </table:table-cell>
              <table:table-cell office:value-type="float" office:value="-16.5956349700551">
                <text:p>-16.59563497005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1838293126445">
                <text:p>0.281838293126445</text:p>
              </table:table-cell>
              <table:table-cell office:value-type="float" office:value="-14.6471449067756">
                <text:p>-14.6471449067756</text:p>
              </table:table-cell>
              <table:table-cell office:value-type="float" office:value="-18.199364050779">
                <text:p>-18.199364050779</text:p>
              </table:table-cell>
              <table:table-cell office:value-type="float" office:value="-17.7419724439168">
                <text:p>-17.7419724439168</text:p>
              </table:table-cell>
              <table:table-cell office:value-type="float" office:value="-16.7941519388436">
                <text:p>-16.7941519388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840315031266">
                <text:p>0.28840315031266</text:p>
              </table:table-cell>
              <table:table-cell office:value-type="float" office:value="-14.8621449067756">
                <text:p>-14.8621449067756</text:p>
              </table:table-cell>
              <table:table-cell office:value-type="float" office:value="-18.3980546950303">
                <text:p>-18.3980546950303</text:p>
              </table:table-cell>
              <table:table-cell office:value-type="float" office:value="-17.9405782121176">
                <text:p>-17.9405782121176</text:p>
              </table:table-cell>
              <table:table-cell office:value-type="float" office:value="-16.9923378212347">
                <text:p>-16.99233782123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5120922666638">
                <text:p>0.295120922666638</text:p>
              </table:table-cell>
              <table:table-cell office:value-type="float" office:value="-15.0771449067756">
                <text:p>-15.0771449067756</text:p>
              </table:table-cell>
              <table:table-cell office:value-type="float" office:value="-18.5961975343206">
                <text:p>-18.5961975343206</text:p>
              </table:table-cell>
              <table:table-cell office:value-type="float" office:value="-18.1387003477982">
                <text:p>-18.1387003477982</text:p>
              </table:table-cell>
              <table:table-cell office:value-type="float" office:value="-17.1901663749889">
                <text:p>-17.1901663749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1995172040201">
                <text:p>0.301995172040201</text:p>
              </table:table-cell>
              <table:table-cell office:value-type="float" office:value="-15.2921449067756">
                <text:p>-15.2921449067756</text:p>
              </table:table-cell>
              <table:table-cell office:value-type="float" office:value="-18.7937645027444">
                <text:p>-18.7937645027444</text:p>
              </table:table-cell>
              <table:table-cell office:value-type="float" office:value="-18.3363117134694">
                <text:p>-18.3363117134694</text:p>
              </table:table-cell>
              <table:table-cell office:value-type="float" office:value="-17.3876117975315">
                <text:p>-17.38761179753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9029543251359">
                <text:p>0.309029543251359</text:p>
              </table:table-cell>
              <table:table-cell office:value-type="float" office:value="-15.5071449067756">
                <text:p>-15.5071449067756</text:p>
              </table:table-cell>
              <table:table-cell office:value-type="float" office:value="-18.9907278114015">
                <text:p>-18.9907278114015</text:p>
              </table:table-cell>
              <table:table-cell office:value-type="float" office:value="-18.5333854793962">
                <text:p>-18.5333854793962</text:p>
              </table:table-cell>
              <table:table-cell office:value-type="float" office:value="-17.5846486727816">
                <text:p>-17.5846486727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-15.7221449067756">
                <text:p>-15.7221449067756</text:p>
              </table:table-cell>
              <table:table-cell office:value-type="float" office:value="-19.1870598946768">
                <text:p>-19.1870598946768</text:p>
              </table:table-cell>
              <table:table-cell office:value-type="float" office:value="-18.7298950691218">
                <text:p>-18.7298950691218</text:p>
              </table:table-cell>
              <table:table-cell office:value-type="float" office:value="-17.7812519160604">
                <text:p>-17.78125191606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3593656929628">
                <text:p>0.323593656929628</text:p>
              </table:table-cell>
              <table:table-cell office:value-type="float" office:value="-15.9371449067756">
                <text:p>-15.9371449067756</text:p>
              </table:table-cell>
              <table:table-cell office:value-type="float" office:value="-19.3827333549878">
                <text:p>-19.3827333549878</text:p>
              </table:table-cell>
              <table:table-cell office:value-type="float" office:value="-18.9258141034412">
                <text:p>-18.9258141034412</text:p>
              </table:table-cell>
              <table:table-cell office:value-type="float" office:value="-17.9773967174441">
                <text:p>-17.9773967174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1131121482591">
                <text:p>0.331131121482591</text:p>
              </table:table-cell>
              <table:table-cell office:value-type="float" office:value="-16.1521449067756">
                <text:p>-16.1521449067756</text:p>
              </table:table-cell>
              <table:table-cell office:value-type="float" office:value="-19.5777209064304">
                <text:p>-19.5777209064304</text:p>
              </table:table-cell>
              <table:table-cell office:value-type="float" office:value="-19.1211163432299">
                <text:p>-19.1211163432299</text:p>
              </table:table-cell>
              <table:table-cell office:value-type="float" office:value="-18.1730584839111">
                <text:p>-18.1730584839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8844156139202">
                <text:p>0.338844156139202</text:p>
              </table:table-cell>
              <table:table-cell office:value-type="float" office:value="-16.3671449067756">
                <text:p>-16.3671449067756</text:p>
              </table:table-cell>
              <table:table-cell office:value-type="float" office:value="-19.7719953177573">
                <text:p>-19.7719953177573</text:p>
              </table:table-cell>
              <table:table-cell office:value-type="float" office:value="-19.3157756315245">
                <text:p>-19.3157756315245</text:p>
              </table:table-cell>
              <table:table-cell office:value-type="float" office:value="-18.368212780645">
                <text:p>-18.368212780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6736850452531">
                <text:p>0.346736850452531</text:p>
              </table:table-cell>
              <table:table-cell office:value-type="float" office:value="-16.5821449067756">
                <text:p>-16.5821449067756</text:p>
              </table:table-cell>
              <table:table-cell office:value-type="float" office:value="-19.9655293551215">
                <text:p>-19.9655293551215</text:p>
              </table:table-cell>
              <table:table-cell office:value-type="float" office:value="-19.5097658352565">
                <text:p>-19.5097658352565</text:p>
              </table:table-cell>
              <table:table-cell office:value-type="float" office:value="-18.5628352718256">
                <text:p>-18.5628352718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4813389233575">
                <text:p>0.354813389233575</text:p>
              </table:table-cell>
              <table:table-cell office:value-type="float" office:value="-16.7971449067756">
                <text:p>-16.7971449067756</text:p>
              </table:table-cell>
              <table:table-cell office:value-type="float" office:value="-20.1582957249979">
                <text:p>-20.1582957249979</text:p>
              </table:table-cell>
              <table:table-cell office:value-type="float" office:value="-19.7030607870295">
                <text:p>-19.7030607870295</text:p>
              </table:table-cell>
              <table:table-cell office:value-type="float" office:value="-18.7569016612444">
                <text:p>-18.7569016612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3078054770101">
                <text:p>0.363078054770101</text:p>
              </table:table-cell>
              <table:table-cell office:value-type="float" office:value="-17.0121449067756">
                <text:p>-17.0121449067756</text:p>
              </table:table-cell>
              <table:table-cell office:value-type="float" office:value="-20.3502670177212">
                <text:p>-20.3502670177212</text:p>
              </table:table-cell>
              <table:table-cell office:value-type="float" office:value="-19.8956342273282">
                <text:p>-19.8956342273282</text:p>
              </table:table-cell>
              <table:table-cell office:value-type="float" office:value="-18.950387633084">
                <text:p>-18.9503876330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1535229097172">
                <text:p>0.371535229097172</text:p>
              </table:table-cell>
              <table:table-cell office:value-type="float" office:value="-17.2271449067756">
                <text:p>-17.2271449067756</text:p>
              </table:table-cell>
              <table:table-cell office:value-type="float" office:value="-20.5414156520208">
                <text:p>-20.5414156520208</text:p>
              </table:table-cell>
              <table:table-cell office:value-type="float" office:value="-20.0874597475275">
                <text:p>-20.0874597475275</text:p>
              </table:table-cell>
              <table:table-cell office:value-type="float" office:value="-19.1432687931596">
                <text:p>-19.1432687931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0189396320561">
                <text:p>0.380189396320561</text:p>
              </table:table-cell>
              <table:table-cell office:value-type="float" office:value="-17.4421449067756">
                <text:p>-17.4421449067756</text:p>
              </table:table-cell>
              <table:table-cell office:value-type="float" office:value="-20.7317138209425">
                <text:p>-20.7317138209425</text:p>
              </table:table-cell>
              <table:table-cell office:value-type="float" office:value="-20.2785107340439">
                <text:p>-20.2785107340439</text:p>
              </table:table-cell>
              <table:table-cell office:value-type="float" office:value="-19.3355206109186">
                <text:p>-19.3355206109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904514499428">
                <text:p>0.38904514499428</text:p>
              </table:table-cell>
              <table:table-cell office:value-type="float" office:value="-17.6571449067756">
                <text:p>-17.6571449067756</text:p>
              </table:table-cell>
              <table:table-cell office:value-type="float" office:value="-20.9211334395602">
                <text:p>-20.9211334395602</text:p>
              </table:table-cell>
              <table:table-cell office:value-type="float" office:value="-20.4687603140079">
                <text:p>-20.4687603140079</text:p>
              </table:table-cell>
              <table:table-cell office:value-type="float" office:value="-19.5271183625044">
                <text:p>-19.52711836250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98107170553497">
                <text:p>0.398107170553497</text:p>
              </table:table-cell>
              <table:table-cell office:value-type="float" office:value="-17.8721449067756">
                <text:p>-17.8721449067756</text:p>
              </table:table-cell>
              <table:table-cell office:value-type="float" office:value="-21.1096460947959">
                <text:p>-21.1096460947959</text:p>
              </table:table-cell>
              <table:table-cell office:value-type="float" office:value="-20.6581813027555">
                <text:p>-20.6581813027555</text:p>
              </table:table-cell>
              <table:table-cell office:value-type="float" office:value="-19.7180370751412">
                <text:p>-19.71803707514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7380277804112">
                <text:p>0.407380277804112</text:p>
              </table:table-cell>
              <table:table-cell office:value-type="float" office:value="-18.0871449067756">
                <text:p>-18.0871449067756</text:p>
              </table:table-cell>
              <table:table-cell office:value-type="float" office:value="-21.2972229977508">
                <text:p>-21.2972229977508</text:p>
              </table:table-cell>
              <table:table-cell office:value-type="float" office:value="-20.8467461534809">
                <text:p>-20.8467461534809</text:p>
              </table:table-cell>
              <table:table-cell office:value-type="float" office:value="-19.908251473114">
                <text:p>-19.908251473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6869383470335">
                <text:p>0.416869383470335</text:p>
              </table:table-cell>
              <table:table-cell office:value-type="float" office:value="-18.3021449067756">
                <text:p>-18.3021449067756</text:p>
              </table:table-cell>
              <table:table-cell office:value-type="float" office:value="-21.4838349388222">
                <text:p>-21.4838349388222</text:p>
              </table:table-cell>
              <table:table-cell office:value-type="float" office:value="-21.0344269093385">
                <text:p>-21.0344269093385</text:p>
              </table:table-cell>
              <table:table-cell office:value-type="float" office:value="-20.0977359255777">
                <text:p>-20.0977359255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6579518801592">
                <text:p>0.426579518801592</text:p>
              </table:table-cell>
              <table:table-cell office:value-type="float" office:value="-18.5171449067756">
                <text:p>-18.5171449067756</text:p>
              </table:table-cell>
              <table:table-cell office:value-type="float" office:value="-21.6694522459556">
                <text:p>-21.6694522459556</text:p>
              </table:table-cell>
              <table:table-cell office:value-type="float" office:value="-21.2211951582898">
                <text:p>-21.2211951582898</text:p>
              </table:table-cell>
              <table:table-cell office:value-type="float" office:value="-20.28646439645">
                <text:p>-20.28646439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6515832240165">
                <text:p>0.436515832240165</text:p>
              </table:table-cell>
              <table:table-cell office:value-type="float" office:value="-18.7321449067756">
                <text:p>-18.7321449067756</text:p>
              </table:table-cell>
              <table:table-cell office:value-type="float" office:value="-21.8540447463531">
                <text:p>-21.8540447463531</text:p>
              </table:table-cell>
              <table:table-cell office:value-type="float" office:value="-21.4070219909955">
                <text:p>-21.4070219909955</text:p>
              </table:table-cell>
              <table:table-cell office:value-type="float" office:value="-20.4744103966163">
                <text:p>-20.4744103966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6683592150962">
                <text:p>0.446683592150962</text:p>
              </table:table-cell>
              <table:table-cell office:value-type="float" office:value="-18.9471449067756">
                <text:p>-18.9471449067756</text:p>
              </table:table-cell>
              <table:table-cell office:value-type="float" office:value="-22.0375817318506">
                <text:p>-22.0375817318506</text:p>
              </table:table-cell>
              <table:table-cell office:value-type="float" office:value="-21.5918779619633">
                <text:p>-21.5918779619633</text:p>
              </table:table-cell>
              <table:table-cell office:value-type="float" office:value="-20.6615469386333">
                <text:p>-20.6615469386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7088189614874">
                <text:p>0.457088189614874</text:p>
              </table:table-cell>
              <table:table-cell office:value-type="float" office:value="-19.1621449067756">
                <text:p>-19.1621449067756</text:p>
              </table:table-cell>
              <table:table-cell office:value-type="float" office:value="-22.2200319283343">
                <text:p>-22.2200319283343</text:p>
              </table:table-cell>
              <table:table-cell office:value-type="float" office:value="-21.7757330542736">
                <text:p>-21.7757330542736</text:p>
              </table:table-cell>
              <table:table-cell office:value-type="float" office:value="-20.8478464941907">
                <text:p>-20.84784649419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7735141287197">
                <text:p>0.467735141287197</text:p>
              </table:table-cell>
              <table:table-cell office:value-type="float" office:value="-19.3771449067756">
                <text:p>-19.3771449067756</text:p>
              </table:table-cell>
              <table:table-cell office:value-type="float" office:value="-22.4013634693641">
                <text:p>-22.4013634693641</text:p>
              </table:table-cell>
              <table:table-cell office:value-type="float" office:value="-21.9585566480687">
                <text:p>-21.9585566480687</text:p>
              </table:table-cell>
              <table:table-cell office:value-type="float" office:value="-21.0332809544847">
                <text:p>-21.03328095448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8630092322637">
                <text:p>0.478630092322637</text:p>
              </table:table-cell>
              <table:table-cell office:value-type="float" office:value="-19.5921449067756">
                <text:p>-19.5921449067756</text:p>
              </table:table-cell>
              <table:table-cell office:value-type="float" office:value="-22.5815438743115">
                <text:p>-22.5815438743115</text:p>
              </table:table-cell>
              <table:table-cell office:value-type="float" office:value="-22.1403174930621">
                <text:p>-22.1403174930621</text:p>
              </table:table-cell>
              <table:table-cell office:value-type="float" office:value="-21.2178215937295">
                <text:p>-21.21782159372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89778819368445">
                <text:p>0.489778819368445</text:p>
              </table:table-cell>
              <table:table-cell office:value-type="float" office:value="-19.8071449067756">
                <text:p>-19.8071449067756</text:p>
              </table:table-cell>
              <table:table-cell office:value-type="float" office:value="-22.760540031179">
                <text:p>-22.760540031179</text:p>
              </table:table-cell>
              <table:table-cell office:value-type="float" office:value="-22.3209836852873">
                <text:p>-22.3209836852873</text:p>
              </table:table-cell>
              <table:table-cell office:value-type="float" office:value="-21.401439035979">
                <text:p>-21.401439035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1187233627271">
                <text:p>0.501187233627271</text:p>
              </table:table-cell>
              <table:table-cell office:value-type="float" office:value="-20">
                <text:p>-20</text:p>
              </table:table-cell>
              <table:table-cell office:value-type="float" office:value="-22.9383181843756">
                <text:p>-22.9383181843756</text:p>
              </table:table-cell>
              <table:table-cell office:value-type="float" office:value="-22.5005226482775">
                <text:p>-22.5005226482775</text:p>
              </table:table-cell>
              <table:table-cell office:value-type="float" office:value="-21.5841032254403">
                <text:p>-21.58410322544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2861383991364">
                <text:p>0.512861383991364</text:p>
              </table:table-cell>
              <table:table-cell office:value-type="float" office:value="-20">
                <text:p>-20</text:p>
              </table:table-cell>
              <table:table-cell office:value-type="float" office:value="-23.1148439275903">
                <text:p>-23.1148439275903</text:p>
              </table:table-cell>
              <table:table-cell office:value-type="float" office:value="-22.6789011188918">
                <text:p>-22.6789011188918</text:p>
              </table:table-cell>
              <table:table-cell office:value-type="float" office:value="-21.7657834004782">
                <text:p>-21.76578340047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4807460249771">
                <text:p>0.524807460249771</text:p>
              </table:table-cell>
              <table:table-cell office:value-type="float" office:value="-20">
                <text:p>-20</text:p>
              </table:table-cell>
              <table:table-cell office:value-type="float" office:value="-23.2900822019607">
                <text:p>-23.2900822019607</text:p>
              </table:table-cell>
              <table:table-cell office:value-type="float" office:value="-22.8560851379594">
                <text:p>-22.8560851379594</text:p>
              </table:table-cell>
              <table:table-cell office:value-type="float" office:value="-21.9464480714503">
                <text:p>-21.9464480714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7031796370251">
                <text:p>0.537031796370251</text:p>
              </table:table-cell>
              <table:table-cell office:value-type="float" office:value="-20">
                <text:p>-20</text:p>
              </table:table-cell>
              <table:table-cell office:value-type="float" office:value="-23.4639972997149">
                <text:p>-23.4639972997149</text:p>
              </table:table-cell>
              <table:table-cell office:value-type="float" office:value="-23.0320400459168">
                <text:p>-23.0320400459168</text:p>
              </table:table-cell>
              <table:table-cell office:value-type="float" office:value="-22.1260650025749">
                <text:p>-22.12606500257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9540873857623">
                <text:p>0.549540873857623</text:p>
              </table:table-cell>
              <table:table-cell office:value-type="float" office:value="-20">
                <text:p>-20</text:p>
              </table:table-cell>
              <table:table-cell office:value-type="float" office:value="-23.6365528733957">
                <text:p>-23.6365528733957</text:p>
              </table:table-cell>
              <table:table-cell office:value-type="float" office:value="-23.2067304836082">
                <text:p>-23.2067304836082</text:p>
              </table:table-cell>
              <table:table-cell office:value-type="float" office:value="-22.3046011979761">
                <text:p>-22.3046011979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2341325190348">
                <text:p>0.562341325190348</text:p>
              </table:table-cell>
              <table:table-cell office:value-type="float" office:value="-20">
                <text:p>-20</text:p>
              </table:table-cell>
              <table:table-cell office:value-type="float" office:value="-23.8077119507982">
                <text:p>-23.8077119507982</text:p>
              </table:table-cell>
              <table:table-cell office:value-type="float" office:value="-23.380120398371">
                <text:p>-23.380120398371</text:p>
              </table:table-cell>
              <table:table-cell office:value-type="float" office:value="-22.4820228920735">
                <text:p>-22.4820228920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75439937337156">
                <text:p>0.575439937337156</text:p>
              </table:table-cell>
              <table:table-cell office:value-type="float" office:value="-20">
                <text:p>-20</text:p>
              </table:table-cell>
              <table:table-cell office:value-type="float" office:value="-23.9774369557506">
                <text:p>-23.9774369557506</text:p>
              </table:table-cell>
              <table:table-cell office:value-type="float" office:value="-23.5521730555634">
                <text:p>-23.5521730555634</text:p>
              </table:table-cell>
              <table:table-cell office:value-type="float" office:value="-22.6582955444797">
                <text:p>-22.65829554447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8843655355588">
                <text:p>0.588843655355588</text:p>
              </table:table-cell>
              <table:table-cell office:value-type="float" office:value="-20">
                <text:p>-20</text:p>
              </table:table-cell>
              <table:table-cell office:value-type="float" office:value="-24.1456897347543">
                <text:p>-24.1456897347543</text:p>
              </table:table-cell>
              <table:table-cell office:value-type="float" office:value="-23.7228510556288">
                <text:p>-23.7228510556288</text:p>
              </table:table-cell>
              <table:table-cell office:value-type="float" office:value="-22.8333838395363">
                <text:p>-22.8333838395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2559586074356">
                <text:p>0.602559586074356</text:p>
              </table:table-cell>
              <table:table-cell office:value-type="float" office:value="-20">
                <text:p>-20</text:p>
              </table:table-cell>
              <table:table-cell office:value-type="float" office:value="-24.3124315895815">
                <text:p>-24.3124315895815</text:p>
              </table:table-cell>
              <table:table-cell office:value-type="float" office:value="-23.8921163567836">
                <text:p>-23.8921163567836</text:p>
              </table:table-cell>
              <table:table-cell office:value-type="float" office:value="-23.0072516906532">
                <text:p>-23.0072516906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6595001861481">
                <text:p>0.616595001861481</text:p>
              </table:table-cell>
              <table:table-cell office:value-type="float" office:value="-20">
                <text:p>-20</text:p>
              </table:table-cell>
              <table:table-cell office:value-type="float" office:value="-24.4776233158155">
                <text:p>-24.4776233158155</text:p>
              </table:table-cell>
              <table:table-cell office:value-type="float" office:value="-24.0599303034281">
                <text:p>-24.0599303034281</text:p>
              </table:table-cell>
              <table:table-cell office:value-type="float" office:value="-23.1798622495542">
                <text:p>-23.17986224955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0957344480192">
                <text:p>0.630957344480192</text:p>
              </table:table-cell>
              <table:table-cell office:value-type="float" office:value="-20">
                <text:p>-20</text:p>
              </table:table-cell>
              <table:table-cell office:value-type="float" office:value="-24.6412252473539">
                <text:p>-24.6412252473539</text:p>
              </table:table-cell>
              <table:table-cell office:value-type="float" office:value="-24.226253660289">
                <text:p>-24.226253660289</text:p>
              </table:table-cell>
              <table:table-cell office:value-type="float" office:value="-23.3511779205983">
                <text:p>-23.35117792059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45654229034654">
                <text:p>0.645654229034654</text:p>
              </table:table-cell>
              <table:table-cell office:value-type="float" office:value="-20">
                <text:p>-20</text:p>
              </table:table-cell>
              <table:table-cell office:value-type="float" office:value="-24.8031973067703">
                <text:p>-24.8031973067703</text:p>
              </table:table-cell>
              <table:table-cell office:value-type="float" office:value="-24.391046652345">
                <text:p>-24.391046652345</text:p>
              </table:table-cell>
              <table:table-cell office:value-type="float" office:value="-23.5211603802314">
                <text:p>-23.5211603802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0693448007594">
                <text:p>0.660693448007594</text:p>
              </table:table-cell>
              <table:table-cell office:value-type="float" office:value="-20">
                <text:p>-20</text:p>
              </table:table-cell>
              <table:table-cell office:value-type="float" office:value="-24.9634990615263">
                <text:p>-24.9634990615263</text:p>
              </table:table-cell>
              <table:table-cell office:value-type="float" office:value="-24.5542690105169">
                <text:p>-24.5542690105169</text:p>
              </table:table-cell>
              <table:table-cell office:value-type="float" office:value="-23.6897706017052">
                <text:p>-23.6897706017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608297539198">
                <text:p>0.67608297539198</text:p>
              </table:table-cell>
              <table:table-cell office:value-type="float" office:value="-20">
                <text:p>-20</text:p>
              </table:table-cell>
              <table:table-cell office:value-type="float" office:value="-25.1220897858409">
                <text:p>-25.1220897858409</text:p>
              </table:table-cell>
              <table:table-cell office:value-type="float" office:value="-24.7158800230736">
                <text:p>-24.7158800230736</text:p>
              </table:table-cell>
              <table:table-cell office:value-type="float" office:value="-23.8569688851324">
                <text:p>-23.85696888513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91830970918935">
                <text:p>0.691830970918935</text:p>
              </table:table-cell>
              <table:table-cell office:value-type="float" office:value="-20">
                <text:p>-20</text:p>
              </table:table-cell>
              <table:table-cell office:value-type="float" office:value="-25.2789285280929">
                <text:p>-25.2789285280929</text:p>
              </table:table-cell>
              <table:table-cell office:value-type="float" office:value="-24.8758385926692">
                <text:p>-24.8758385926692</text:p>
              </table:table-cell>
              <table:table-cell office:value-type="float" office:value="-24.0227148929167">
                <text:p>-24.0227148929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07945784384136">
                <text:p>0.707945784384136</text:p>
              </table:table-cell>
              <table:table-cell office:value-type="float" office:value="-20">
                <text:p>-20</text:p>
              </table:table-cell>
              <table:table-cell office:value-type="float" office:value="-25.4339741835223">
                <text:p>-25.4339741835223</text:p>
              </table:table-cell>
              <table:table-cell office:value-type="float" office:value="-25.0341032989452">
                <text:p>-25.0341032989452</text:p>
              </table:table-cell>
              <table:table-cell office:value-type="float" office:value="-24.186967690619">
                <text:p>-24.186967690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24435960074988">
                <text:p>0.724435960074988</text:p>
              </table:table-cell>
              <table:table-cell office:value-type="float" office:value="-20">
                <text:p>-20</text:p>
              </table:table-cell>
              <table:table-cell office:value-type="float" office:value="-25.5871855719954">
                <text:p>-25.5871855719954</text:p>
              </table:table-cell>
              <table:table-cell office:value-type="float" office:value="-25.190632466478">
                <text:p>-25.190632466478</text:p>
              </table:table-cell>
              <table:table-cell office:value-type="float" office:value="-24.3496857932449">
                <text:p>-24.3496857932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1310241300916">
                <text:p>0.741310241300916</text:p>
              </table:table-cell>
              <table:table-cell office:value-type="float" office:value="-20">
                <text:p>-20</text:p>
              </table:table-cell>
              <table:table-cell office:value-type="float" office:value="-25.7385215204894">
                <text:p>-25.7385215204894</text:p>
              </table:table-cell>
              <table:table-cell office:value-type="float" office:value="-25.3453842378951">
                <text:p>-25.3453842378951</text:p>
              </table:table-cell>
              <table:table-cell office:value-type="float" office:value="-24.510827216975">
                <text:p>-24.510827216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58577575029182">
                <text:p>0.758577575029182</text:p>
              </table:table-cell>
              <table:table-cell office:value-type="float" office:value="-20">
                <text:p>-20</text:p>
              </table:table-cell>
              <table:table-cell office:value-type="float" office:value="-25.8879409500085">
                <text:p>-25.8879409500085</text:p>
              </table:table-cell>
              <table:table-cell office:value-type="float" office:value="-25.4983166519699">
                <text:p>-25.4983166519699</text:p>
              </table:table-cell>
              <table:table-cell office:value-type="float" office:value="-24.6703495362163">
                <text:p>-24.6703495362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624711662869">
                <text:p>0.77624711662869</text:p>
              </table:table-cell>
              <table:table-cell office:value-type="float" office:value="-20">
                <text:p>-20</text:p>
              </table:table-cell>
              <table:table-cell office:value-type="float" office:value="-26.0354029664353">
                <text:p>-26.0354029664353</text:p>
              </table:table-cell>
              <table:table-cell office:value-type="float" office:value="-25.6493877263008">
                <text:p>-25.6493877263008</text:p>
              </table:table-cell>
              <table:table-cell office:value-type="float" office:value="-24.8282099459526">
                <text:p>-24.8282099459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94328234724279">
                <text:p>0.794328234724279</text:p>
              </table:table-cell>
              <table:table-cell office:value-type="float" office:value="-20">
                <text:p>-20</text:p>
              </table:table-cell>
              <table:table-cell office:value-type="float" office:value="-26.1808669549294">
                <text:p>-26.1808669549294</text:p>
              </table:table-cell>
              <table:table-cell office:value-type="float" office:value="-25.7985555443169">
                <text:p>-25.7985555443169</text:p>
              </table:table-cell>
              <table:table-cell office:value-type="float" office:value="-24.9843653292146">
                <text:p>-24.9843653292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12830516164097">
                <text:p>0.812830516164097</text:p>
              </table:table-cell>
              <table:table-cell office:value-type="float" office:value="-20">
                <text:p>-20</text:p>
              </table:table-cell>
              <table:table-cell office:value-type="float" office:value="-26.3242926773674">
                <text:p>-26.3242926773674</text:p>
              </table:table-cell>
              <table:table-cell office:value-type="float" office:value="-25.9457783462073">
                <text:p>-25.9457783462073</text:p>
              </table:table-cell>
              <table:table-cell office:value-type="float" office:value="-25.1387723295898">
                <text:p>-25.1387723295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31763771102669">
                <text:p>0.831763771102669</text:p>
              </table:table-cell>
              <table:table-cell office:value-type="float" office:value="-20">
                <text:p>-20</text:p>
              </table:table-cell>
              <table:table-cell office:value-type="float" office:value="-26.465640372188">
                <text:p>-26.465640372188</text:p>
              </table:table-cell>
              <table:table-cell office:value-type="float" office:value="-26.0910146232727">
                <text:p>-26.0910146232727</text:p>
              </table:table-cell>
              <table:table-cell office:value-type="float" office:value="-25.2913874284028">
                <text:p>-25.29138742840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1138038202374">
                <text:p>0.851138038202374</text:p>
              </table:table-cell>
              <table:table-cell office:value-type="float" office:value="-20">
                <text:p>-20</text:p>
              </table:table-cell>
              <table:table-cell office:value-type="float" office:value="-26.6048708561447">
                <text:p>-26.6048708561447</text:p>
              </table:table-cell>
              <table:table-cell office:value-type="float" office:value="-26.2342232152969">
                <text:p>-26.2342232152969</text:p>
              </table:table-cell>
              <table:table-cell office:value-type="float" office:value="-25.4421670264915">
                <text:p>-25.4421670264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70963589956078">
                <text:p>0.870963589956078</text:p>
              </table:table-cell>
              <table:table-cell office:value-type="float" office:value="-20">
                <text:p>-20</text:p>
              </table:table-cell>
              <table:table-cell office:value-type="float" office:value="-26.7419456272399">
                <text:p>-26.7419456272399</text:p>
              </table:table-cell>
              <table:table-cell office:value-type="float" office:value="-26.3753634103206">
                <text:p>-26.3753634103206</text:p>
              </table:table-cell>
              <table:table-cell office:value-type="float" office:value="-25.5910675301198">
                <text:p>-25.5910675301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91250938133743">
                <text:p>0.891250938133743</text:p>
              </table:table-cell>
              <table:table-cell office:value-type="float" office:value="-20">
                <text:p>-20</text:p>
              </table:table-cell>
              <table:table-cell office:value-type="float" office:value="-26.876826968205">
                <text:p>-26.876826968205</text:p>
              </table:table-cell>
              <table:table-cell office:value-type="float" office:value="-26.5143950462735">
                <text:p>-26.5143950462735</text:p>
              </table:table-cell>
              <table:table-cell office:value-type="float" office:value="-25.7380454407694">
                <text:p>-25.7380454407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2010839355907">
                <text:p>0.912010839355907</text:p>
              </table:table-cell>
              <table:table-cell office:value-type="float" office:value="-20">
                <text:p>-20</text:p>
              </table:table-cell>
              <table:table-cell office:value-type="float" office:value="-27.0094780497333">
                <text:p>-27.0094780497333</text:p>
              </table:table-cell>
              <table:table-cell office:value-type="float" office:value="-26.6512786138198">
                <text:p>-26.6512786138198</text:p>
              </table:table-cell>
              <table:table-cell office:value-type="float" office:value="-25.8830574483663">
                <text:p>-25.88305744836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3254300796989">
                <text:p>0.933254300796989</text:p>
              </table:table-cell>
              <table:table-cell office:value-type="float" office:value="-20">
                <text:p>-20</text:p>
              </table:table-cell>
              <table:table-cell office:value-type="float" office:value="-27.1398630327829">
                <text:p>-27.1398630327829</text:p>
              </table:table-cell>
              <table:table-cell office:value-type="float" office:value="-26.7859753597063">
                <text:p>-26.7859753597063</text:p>
              </table:table-cell>
              <table:table-cell office:value-type="float" office:value="-26.0260605274524">
                <text:p>-26.0260605274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54992586021433">
                <text:p>0.954992586021433</text:p>
              </table:table-cell>
              <table:table-cell office:value-type="float" office:value="-20">
                <text:p>-20</text:p>
              </table:table-cell>
              <table:table-cell office:value-type="float" office:value="-27.2679471691578">
                <text:p>-27.2679471691578</text:p>
              </table:table-cell>
              <table:table-cell office:value-type="float" office:value="-26.9184473900002">
                <text:p>-26.9184473900002</text:p>
              </table:table-cell>
              <table:table-cell office:value-type="float" office:value="-26.1670120358895">
                <text:p>-26.16701203588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7237220955808">
                <text:p>0.977237220955808</text:p>
              </table:table-cell>
              <table:table-cell office:value-type="float" office:value="-20">
                <text:p>-20</text:p>
              </table:table-cell>
              <table:table-cell office:value-type="float" office:value="-27.3936968995056">
                <text:p>-27.3936968995056</text:p>
              </table:table-cell>
              <table:table-cell office:value-type="float" office:value="-27.0486577723296">
                <text:p>-27.0486577723296</text:p>
              </table:table-cell>
              <table:table-cell office:value-type="float" office:value="-26.3058698154175">
                <text:p>-26.30586981541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20">
                <text:p>-20</text:p>
              </table:table-cell>
              <table:table-cell office:value-type="float" office:value="-27.5170799480169">
                <text:p>-27.5170799480169</text:p>
              </table:table-cell>
              <table:table-cell office:value-type="float" office:value="-27.1765706365116">
                <text:p>-27.1765706365116</text:p>
              </table:table-cell>
              <table:table-cell office:value-type="float" office:value="-26.4425922935715">
                <text:p>-26.44259229357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329299228075">
                <text:p>1.02329299228075</text:p>
              </table:table-cell>
              <table:table-cell office:value-type="float" office:value="-19.833">
                <text:p>-19.833</text:p>
              </table:table-cell>
              <table:table-cell office:value-type="float" office:value="-27.6380654129388">
                <text:p>-27.6380654129388</text:p>
              </table:table-cell>
              <table:table-cell office:value-type="float" office:value="-27.3021512726293">
                <text:p>-27.3021512726293</text:p>
              </table:table-cell>
              <table:table-cell office:value-type="float" office:value="-26.5771385862401">
                <text:p>-26.57713858624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471285480509">
                <text:p>1.0471285480509</text:p>
              </table:table-cell>
              <table:table-cell office:value-type="float" office:value="-19.666">
                <text:p>-19.666</text:p>
              </table:table-cell>
              <table:table-cell office:value-type="float" office:value="-27.7566238521944">
                <text:p>-27.7566238521944</text:p>
              </table:table-cell>
              <table:table-cell office:value-type="float" office:value="-27.4253662258932">
                <text:p>-27.4253662258932</text:p>
              </table:table-cell>
              <table:table-cell office:value-type="float" office:value="-26.7094686002402">
                <text:p>-26.7094686002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715193052376">
                <text:p>1.0715193052376</text:p>
              </table:table-cell>
              <table:table-cell office:value-type="float" office:value="-19.499">
                <text:p>-19.499</text:p>
              </table:table-cell>
              <table:table-cell office:value-type="float" office:value="-27.8727273632552">
                <text:p>-27.8727273632552</text:p>
              </table:table-cell>
              <table:table-cell office:value-type="float" office:value="-27.5461833874465">
                <text:p>-27.5461833874465</text:p>
              </table:table-cell>
              <table:table-cell office:value-type="float" office:value="-26.8395431351485">
                <text:p>-26.83954313514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9647819614318">
                <text:p>1.09647819614318</text:p>
              </table:table-cell>
              <table:table-cell office:value-type="float" office:value="-19.332">
                <text:p>-19.332</text:p>
              </table:table-cell>
              <table:table-cell office:value-type="float" office:value="-27.986349656509">
                <text:p>-27.986349656509</text:p>
              </table:table-cell>
              <table:table-cell office:value-type="float" office:value="-27.6645720802401">
                <text:p>-27.6645720802401</text:p>
              </table:table-cell>
              <table:table-cell office:value-type="float" office:value="-26.9673239836497">
                <text:p>-26.9673239836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2201845430196">
                <text:p>1.12201845430196</text:p>
              </table:table-cell>
              <table:table-cell office:value-type="float" office:value="-19.165">
                <text:p>-19.165</text:p>
              </table:table-cell>
              <table:table-cell office:value-type="float" office:value="-28.0974661215132">
                <text:p>-28.0974661215132</text:p>
              </table:table-cell>
              <table:table-cell office:value-type="float" office:value="-27.7805031393189">
                <text:p>-27.7805031393189</text:p>
              </table:table-cell>
              <table:table-cell office:value-type="float" office:value="-27.0927740296574">
                <text:p>-27.09277402965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4815362149688">
                <text:p>1.14815362149688</text:p>
              </table:table-cell>
              <table:table-cell office:value-type="float" office:value="-18.998">
                <text:p>-18.998</text:p>
              </table:table-cell>
              <table:table-cell office:value-type="float" office:value="-28.2060538853174">
                <text:p>-28.2060538853174</text:p>
              </table:table-cell>
              <table:table-cell office:value-type="float" office:value="-27.8939489857211">
                <text:p>-27.8939489857211</text:p>
              </table:table-cell>
              <table:table-cell office:value-type="float" office:value="-27.2158573433937">
                <text:p>-27.2158573433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7489755493953">
                <text:p>1.17489755493953</text:p>
              </table:table-cell>
              <table:table-cell office:value-type="float" office:value="-18.831">
                <text:p>-18.831</text:p>
              </table:table-cell>
              <table:table-cell office:value-type="float" office:value="-28.3120918623621">
                <text:p>-28.3120918623621</text:p>
              </table:table-cell>
              <table:table-cell office:value-type="float" office:value="-28.0048836932641">
                <text:p>-28.0048836932641</text:p>
              </table:table-cell>
              <table:table-cell office:value-type="float" office:value="-27.3365392726952">
                <text:p>-27.33653927269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0226443461741">
                <text:p>1.20226443461741</text:p>
              </table:table-cell>
              <table:table-cell office:value-type="float" office:value="-18.664">
                <text:p>-18.664</text:p>
              </table:table-cell>
              <table:table-cell office:value-type="float" office:value="-28.4155607953888">
                <text:p>-28.4155607953888</text:p>
              </table:table-cell>
              <table:table-cell office:value-type="float" office:value="-28.1132830475919">
                <text:p>-28.1132830475919</text:p>
              </table:table-cell>
              <table:table-cell office:value-type="float" office:value="-27.4547865297307">
                <text:p>-27.45478652973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3026877081238">
                <text:p>1.23026877081238</text:p>
              </table:table-cell>
              <table:table-cell office:value-type="float" office:value="-18.497">
                <text:p>-18.497</text:p>
              </table:table-cell>
              <table:table-cell office:value-type="float" office:value="-28.5164432867927">
                <text:p>-28.5164432867927</text:p>
              </table:table-cell>
              <table:table-cell office:value-type="float" office:value="-28.2191245967724">
                <text:p>-28.2191245967724</text:p>
              </table:table-cell>
              <table:table-cell office:value-type="float" office:value="-27.570567272288">
                <text:p>-27.5705672722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5892541179416">
                <text:p>1.25892541179416</text:p>
              </table:table-cell>
              <table:table-cell office:value-type="float" office:value="-18.33">
                <text:p>-18.33</text:p>
              </table:table-cell>
              <table:table-cell office:value-type="float" office:value="-28.6147238201758">
                <text:p>-28.6147238201758</text:p>
              </table:table-cell>
              <table:table-cell office:value-type="float" office:value="-28.3223876930598">
                <text:p>-28.3223876930598</text:p>
              </table:table-cell>
              <table:table-cell office:value-type="float" office:value="-27.6838511790777">
                <text:p>-27.6838511790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8824955169313">
                <text:p>1.28824955169313</text:p>
              </table:table-cell>
              <table:table-cell office:value-type="float" office:value="-18.163">
                <text:p>-18.163</text:p>
              </table:table-cell>
              <table:table-cell office:value-type="float" office:value="-28.7103887716313">
                <text:p>-28.7103887716313</text:p>
              </table:table-cell>
              <table:table-cell office:value-type="float" office:value="-28.4230535251697">
                <text:p>-28.4230535251697</text:p>
              </table:table-cell>
              <table:table-cell office:value-type="float" office:value="-27.7946095181015">
                <text:p>-27.7946095181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182567385564">
                <text:p>1.3182567385564</text:p>
              </table:table-cell>
              <table:table-cell office:value-type="float" office:value="-17.996">
                <text:p>-17.996</text:p>
              </table:table-cell>
              <table:table-cell office:value-type="float" office:value="-28.8034264107231">
                <text:p>-28.8034264107231</text:p>
              </table:table-cell>
              <table:table-cell office:value-type="float" office:value="-28.5211051407891">
                <text:p>-28.5211051407891</text:p>
              </table:table-cell>
              <table:table-cell office:value-type="float" office:value="-27.9028152076337">
                <text:p>-27.90281520763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4896288259165">
                <text:p>1.34896288259165</text:p>
              </table:table-cell>
              <table:table-cell office:value-type="float" office:value="-17.829">
                <text:p>-17.829</text:p>
              </table:table-cell>
              <table:table-cell office:value-type="float" office:value="-28.8938268908228">
                <text:p>-28.8938268908228</text:p>
              </table:table-cell>
              <table:table-cell office:value-type="float" office:value="-28.6165274589328">
                <text:p>-28.6165274589328</text:p>
              </table:table-cell>
              <table:table-cell office:value-type="float" office:value="-28.0084428689752">
                <text:p>-28.00844286897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8038426460288">
                <text:p>1.38038426460288</text:p>
              </table:table-cell>
              <table:table-cell office:value-type="float" office:value="-17.662">
                <text:p>-17.662</text:p>
              </table:table-cell>
              <table:table-cell office:value-type="float" office:value="-28.9815822290029">
                <text:p>-28.9815822290029</text:p>
              </table:table-cell>
              <table:table-cell office:value-type="float" office:value="-28.7093072720036">
                <text:p>-28.7093072720036</text:p>
              </table:table-cell>
              <table:table-cell office:value-type="float" office:value="-28.1114688706591">
                <text:p>-28.11146887065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1253754462275">
                <text:p>1.41253754462275</text:p>
              </table:table-cell>
              <table:table-cell office:value-type="float" office:value="-17.495">
                <text:p>-17.495</text:p>
              </table:table-cell>
              <table:table-cell office:value-type="float" office:value="-29.0666862753366">
                <text:p>-29.0666862753366</text:p>
              </table:table-cell>
              <table:table-cell office:value-type="float" office:value="-28.7994332373112">
                <text:p>-28.7994332373112</text:p>
              </table:table-cell>
              <table:table-cell office:value-type="float" office:value="-28.2118713633585">
                <text:p>-28.21187136335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4543977074592">
                <text:p>1.44543977074592</text:p>
              </table:table-cell>
              <table:table-cell office:value-type="float" office:value="-17.328">
                <text:p>-17.328</text:p>
              </table:table-cell>
              <table:table-cell office:value-type="float" office:value="-29.1491346720199">
                <text:p>-29.1491346720199</text:p>
              </table:table-cell>
              <table:table-cell office:value-type="float" office:value="-28.886895858124">
                <text:p>-28.886895858124</text:p>
              </table:table-cell>
              <table:table-cell office:value-type="float" office:value="-28.3096303053528">
                <text:p>-28.3096303053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791083881682">
                <text:p>1.4791083881682</text:p>
              </table:table-cell>
              <table:table-cell office:value-type="float" office:value="-17.161">
                <text:p>-17.161</text:p>
              </table:table-cell>
              <table:table-cell office:value-type="float" office:value="-29.2289248023003">
                <text:p>-29.2289248023003</text:p>
              </table:table-cell>
              <table:table-cell office:value-type="float" office:value="-28.9716874542941">
                <text:p>-28.9716874542941</text:p>
              </table:table-cell>
              <table:table-cell office:value-type="float" office:value="-28.4047274779208">
                <text:p>-28.4047274779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135612484362">
                <text:p>1.5135612484362</text:p>
              </table:table-cell>
              <table:table-cell office:value-type="float" office:value="-16.994">
                <text:p>-16.994</text:p>
              </table:table-cell>
              <table:table-cell office:value-type="float" office:value="-29.3060557298148">
                <text:p>-29.3060557298148</text:p>
              </table:table-cell>
              <table:table-cell office:value-type="float" office:value="-29.0538021225206">
                <text:p>-29.0538021225206</text:p>
              </table:table-cell>
              <table:table-cell office:value-type="float" office:value="-28.497146490732">
                <text:p>-28.4971464907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4881661891248">
                <text:p>1.54881661891248</text:p>
              </table:table-cell>
              <table:table-cell office:value-type="float" office:value="-16.827">
                <text:p>-16.827</text:p>
              </table:table-cell>
              <table:table-cell office:value-type="float" office:value="-29.3805281286664">
                <text:p>-29.3805281286664</text:p>
              </table:table-cell>
              <table:table-cell office:value-type="float" office:value="-29.1332356867349">
                <text:p>-29.1332356867349</text:p>
              </table:table-cell>
              <table:table-cell office:value-type="float" office:value="-28.5868727768007">
                <text:p>-28.58687277680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-16.66">
                <text:p>-16.66</text:p>
              </table:table-cell>
              <table:table-cell office:value-type="float" office:value="-29.4523442046824">
                <text:p>-29.4523442046824</text:p>
              </table:table-cell>
              <table:table-cell office:value-type="float" office:value="-29.2099856386368">
                <text:p>-29.2099856386368</text:p>
              </table:table-cell>
              <table:table-cell office:value-type="float" office:value="-28.6738935771647">
                <text:p>-28.67389357716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181009735892">
                <text:p>1.62181009735892</text:p>
              </table:table-cell>
              <table:table-cell office:value-type="float" office:value="-16.493">
                <text:p>-16.493</text:p>
              </table:table-cell>
              <table:table-cell office:value-type="float" office:value="-29.5215076087077">
                <text:p>-29.5215076087077</text:p>
              </table:table-cell>
              <table:table-cell office:value-type="float" office:value="-29.2840510691576">
                <text:p>-29.2840510691576</text:p>
              </table:table-cell>
              <table:table-cell office:value-type="float" office:value="-28.7581979152066">
                <text:p>-28.75819791520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5958690743755">
                <text:p>1.65958690743755</text:p>
              </table:table-cell>
              <table:table-cell office:value-type="float" office:value="-16.326">
                <text:p>-16.326</text:p>
              </table:table-cell>
              <table:table-cell office:value-type="float" office:value="-29.5880233423257">
                <text:p>-29.5880233423257</text:p>
              </table:table-cell>
              <table:table-cell office:value-type="float" office:value="-29.3554325911869">
                <text:p>-29.3554325911869</text:p>
              </table:table-cell>
              <table:table-cell office:value-type="float" office:value="-28.8397765608338">
                <text:p>-28.83977656083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824365246174">
                <text:p>1.69824365246174</text:p>
              </table:table-cell>
              <table:table-cell office:value-type="float" office:value="-16.159">
                <text:p>-16.159</text:p>
              </table:table-cell>
              <table:table-cell office:value-type="float" office:value="-29.6518976568885">
                <text:p>-29.6518976568885</text:p>
              </table:table-cell>
              <table:table-cell office:value-type="float" office:value="-29.4241322540591">
                <text:p>-29.4241322540591</text:p>
              </table:table-cell>
              <table:table-cell office:value-type="float" office:value="-28.918621984677">
                <text:p>-28.9186219846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3780082874937">
                <text:p>1.73780082874937</text:p>
              </table:table-cell>
              <table:table-cell office:value-type="float" office:value="-15.992">
                <text:p>-15.992</text:p>
              </table:table-cell>
              <table:table-cell office:value-type="float" office:value="-29.7131379466183">
                <text:p>-29.7131379466183</text:p>
              </table:table-cell>
              <table:table-cell office:value-type="float" office:value="-29.490153450897">
                <text:p>-29.490153450897</text:p>
              </table:table-cell>
              <table:table-cell office:value-type="float" office:value="-28.9947283027907">
                <text:p>-28.99472830279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7827941003892">
                <text:p>1.77827941003892</text:p>
              </table:table-cell>
              <table:table-cell office:value-type="float" office:value="-15.825">
                <text:p>-15.825</text:p>
              </table:table-cell>
              <table:table-cell office:value-type="float" office:value="-29.7717526365431">
                <text:p>-29.7717526365431</text:p>
              </table:table-cell>
              <table:table-cell office:value-type="float" office:value="-29.5535008189289">
                <text:p>-29.5535008189289</text:p>
              </table:table-cell>
              <table:table-cell office:value-type="float" office:value="-29.0680912121352">
                <text:p>-29.06809121213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1970085860998">
                <text:p>1.81970085860998</text:p>
              </table:table-cell>
              <table:table-cell office:value-type="float" office:value="-15.658">
                <text:p>-15.658</text:p>
              </table:table-cell>
              <table:table-cell office:value-type="float" office:value="-29.8277510661894">
                <text:p>-29.8277510661894</text:p>
              </table:table-cell>
              <table:table-cell office:value-type="float" office:value="-29.6141801341594">
                <text:p>-29.6141801341594</text:p>
              </table:table-cell>
              <table:table-cell office:value-type="float" office:value="-29.1387079173842">
                <text:p>-29.13870791738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6208713666286">
                <text:p>1.86208713666286</text:p>
              </table:table-cell>
              <table:table-cell office:value-type="float" office:value="-15.491">
                <text:p>-15.491</text:p>
              </table:table-cell>
              <table:table-cell office:value-type="float" office:value="-29.8811433698644">
                <text:p>-29.8811433698644</text:p>
              </table:table-cell>
              <table:table-cell office:value-type="float" office:value="-29.6721982007858">
                <text:p>-29.6721982007858</text:p>
              </table:table-cell>
              <table:table-cell office:value-type="float" office:value="-29.2065770497921">
                <text:p>-29.2065770497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0546071796324">
                <text:p>1.90546071796324</text:p>
              </table:table-cell>
              <table:table-cell office:value-type="float" office:value="-15.324">
                <text:p>-15.324</text:p>
              </table:table-cell>
              <table:table-cell office:value-type="float" office:value="-29.9319403544205">
                <text:p>-29.9319403544205</text:p>
              </table:table-cell>
              <table:table-cell office:value-type="float" office:value="-29.7275627365065">
                <text:p>-29.7275627365065</text:p>
              </table:table-cell>
              <table:table-cell office:value-type="float" office:value="-29.2716985785931">
                <text:p>-29.27169857859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4984459975804">
                <text:p>1.94984459975804</text:p>
              </table:table-cell>
              <table:table-cell office:value-type="float" office:value="-15.157">
                <text:p>-15.157</text:p>
              </table:table-cell>
              <table:table-cell office:value-type="float" office:value="-29.9801533754156">
                <text:p>-29.9801533754156</text:p>
              </table:table-cell>
              <table:table-cell office:value-type="float" office:value="-29.7802822543921">
                <text:p>-29.7802822543921</text:p>
              </table:table-cell>
              <table:table-cell office:value-type="float" office:value="-29.334073715855">
                <text:p>-29.3340737158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9526231496887">
                <text:p>1.99526231496887</text:p>
              </table:table-cell>
              <table:table-cell office:value-type="float" office:value="-14.99">
                <text:p>-14.99</text:p>
              </table:table-cell>
              <table:table-cell office:value-type="float" office:value="-30.025794212486">
                <text:p>-30.025794212486</text:p>
              </table:table-cell>
              <table:table-cell office:value-type="float" office:value="-29.8303659424124">
                <text:p>-29.8303659424124</text:p>
              </table:table-cell>
              <table:table-cell office:value-type="float" office:value="-29.39370481539">
                <text:p>-29.393704815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4173794466952">
                <text:p>2.04173794466952</text:p>
              </table:table-cell>
              <table:table-cell office:value-type="float" office:value="-14.823">
                <text:p>-14.823</text:p>
              </table:table-cell>
              <table:table-cell office:value-type="float" office:value="-30.0688749449398">
                <text:p>-30.0688749449398</text:p>
              </table:table-cell>
              <table:table-cell office:value-type="float" office:value="-29.8778235413763">
                <text:p>-29.8778235413763</text:p>
              </table:table-cell>
              <table:table-cell office:value-type="float" office:value="-29.4505952667737">
                <text:p>-29.45059526677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8929613085403">
                <text:p>2.08929613085403</text:p>
              </table:table-cell>
              <table:table-cell office:value-type="float" office:value="-14.656">
                <text:p>-14.656</text:p>
              </table:table-cell>
              <table:table-cell office:value-type="float" office:value="-30.1094078282998">
                <text:p>-30.1094078282998</text:p>
              </table:table-cell>
              <table:table-cell office:value-type="float" office:value="-29.9226652222738">
                <text:p>-29.9226652222738</text:p>
              </table:table-cell>
              <table:table-cell office:value-type="float" office:value="-29.504749385178">
                <text:p>-29.504749385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3796208950222">
                <text:p>2.13796208950222</text:p>
              </table:table-cell>
              <table:table-cell office:value-type="float" office:value="-14.489">
                <text:p>-14.489</text:p>
              </table:table-cell>
              <table:table-cell office:value-type="float" office:value="-30.1474051727501">
                <text:p>-30.1474051727501</text:p>
              </table:table-cell>
              <table:table-cell office:value-type="float" office:value="-29.9649014639205">
                <text:p>-29.9649014639205</text:p>
              </table:table-cell>
              <table:table-cell office:value-type="float" office:value="-29.5561722980118">
                <text:p>-29.5561722980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8776162394954">
                <text:p>2.18776162394954</text:p>
              </table:table-cell>
              <table:table-cell office:value-type="float" office:value="-14.322">
                <text:p>-14.322</text:p>
              </table:table-cell>
              <table:table-cell office:value-type="float" office:value="-30.1828792240813">
                <text:p>-30.1828792240813</text:p>
              </table:table-cell>
              <table:table-cell office:value-type="float" office:value="-30.0045429316517">
                <text:p>-30.0045429316517</text:p>
              </table:table-cell>
              <table:table-cell office:value-type="float" office:value="-29.6048698292791">
                <text:p>-29.60486982927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3872113856833">
                <text:p>2.23872113856833</text:p>
              </table:table-cell>
              <table:table-cell office:value-type="float" office:value="-14.155">
                <text:p>-14.155</text:p>
              </table:table-cell>
              <table:table-cell office:value-type="float" office:value="-30.2158420482385">
                <text:p>-30.2158420482385</text:p>
              </table:table-cell>
              <table:table-cell office:value-type="float" office:value="-30.0416003581837">
                <text:p>-30.0416003581837</text:p>
              </table:table-cell>
              <table:table-cell office:value-type="float" office:value="-29.6508483826003">
                <text:p>-29.6508483826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9086765276776">
                <text:p>2.29086765276776</text:p>
              </table:table-cell>
              <table:table-cell office:value-type="float" office:value="-13.988">
                <text:p>-13.988</text:p>
              </table:table-cell>
              <table:table-cell office:value-type="float" office:value="-30.2463054198298">
                <text:p>-30.2463054198298</text:p>
              </table:table-cell>
              <table:table-cell office:value-type="float" office:value="-30.0760844271255">
                <text:p>-30.0760844271255</text:p>
              </table:table-cell>
              <table:table-cell office:value-type="float" office:value="-29.6941148238337">
                <text:p>-29.69411482383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4422881531991">
                <text:p>2.34422881531991</text:p>
              </table:table-cell>
              <table:table-cell office:value-type="float" office:value="-13.821">
                <text:p>-13.821</text:p>
              </table:table-cell>
              <table:table-cell office:value-type="float" office:value="-30.2742807155714">
                <text:p>-30.2742807155714</text:p>
              </table:table-cell>
              <table:table-cell office:value-type="float" office:value="-30.1080056602603">
                <text:p>-30.1080056602603</text:p>
              </table:table-cell>
              <table:table-cell office:value-type="float" office:value="-29.734676364193">
                <text:p>-29.7346763641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9883291901948">
                <text:p>2.39883291901948</text:p>
              </table:table-cell>
              <table:table-cell office:value-type="float" office:value="-13.654">
                <text:p>-13.654</text:p>
              </table:table-cell>
              <table:table-cell office:value-type="float" office:value="-30.2997788131466">
                <text:p>-30.2997788131466</text:p>
              </table:table-cell>
              <table:table-cell office:value-type="float" office:value="-30.1373743090931">
                <text:p>-30.1373743090931</text:p>
              </table:table-cell>
              <table:table-cell office:value-type="float" office:value="-29.7725404448326">
                <text:p>-29.77254044483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45470891568502">
                <text:p>2.45470891568502</text:p>
              </table:table-cell>
              <table:table-cell office:value-type="float" office:value="-13.487">
                <text:p>-13.487</text:p>
              </table:table-cell>
              <table:table-cell office:value-type="float" office:value="-30.3228099961061">
                <text:p>-30.3228099961061</text:p>
              </table:table-cell>
              <table:table-cell office:value-type="float" office:value="-30.1642002514743">
                <text:p>-30.1642002514743</text:p>
              </table:table-cell>
              <table:table-cell office:value-type="float" office:value="-29.8077146237262">
                <text:p>-29.80771462372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51188643150957">
                <text:p>2.51188643150957</text:p>
              </table:table-cell>
              <table:table-cell office:value-type="float" office:value="-13.32">
                <text:p>-13.32</text:p>
              </table:table-cell>
              <table:table-cell office:value-type="float" office:value="-30.3433838654078">
                <text:p>-30.3433838654078</text:p>
              </table:table-cell>
              <table:table-cell office:value-type="float" office:value="-30.1884928940056">
                <text:p>-30.1884928940056</text:p>
              </table:table-cell>
              <table:table-cell office:value-type="float" office:value="-29.8402064657753">
                <text:p>-29.84020646577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57039578276885">
                <text:p>2.57039578276885</text:p>
              </table:table-cell>
              <table:table-cell office:value-type="float" office:value="-13.153">
                <text:p>-13.153</text:p>
              </table:table-cell>
              <table:table-cell office:value-type="float" office:value="-30.3615092580018">
                <text:p>-30.3615092580018</text:p>
              </table:table-cell>
              <table:table-cell office:value-type="float" office:value="-30.2102610806835">
                <text:p>-30.2102610806835</text:p>
              </table:table-cell>
              <table:table-cell office:value-type="float" office:value="-29.870023436889">
                <text:p>-29.870023436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63026799189537">
                <text:p>2.63026799189537</text:p>
              </table:table-cell>
              <table:table-cell office:value-type="float" office:value="-12.986">
                <text:p>-12.986</text:p>
              </table:table-cell>
              <table:table-cell office:value-type="float" office:value="-30.3771941729934">
                <text:p>-30.3771941729934</text:p>
              </table:table-cell>
              <table:table-cell office:value-type="float" office:value="-30.2295130085385">
                <text:p>-30.2295130085385</text:p>
              </table:table-cell>
              <table:table-cell office:value-type="float" office:value="-29.897172802855">
                <text:p>-29.897172802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6915348039269">
                <text:p>2.6915348039269</text:p>
              </table:table-cell>
              <table:table-cell office:value-type="float" office:value="-12.819">
                <text:p>-12.819</text:p>
              </table:table-cell>
              <table:table-cell office:value-type="float" office:value="-30.3904457057224">
                <text:p>-30.3904457057224</text:p>
              </table:table-cell>
              <table:table-cell office:value-type="float" office:value="-30.2462561505644">
                <text:p>-30.2462561505644</text:p>
              </table:table-cell>
              <table:table-cell office:value-type="float" office:value="-29.9216615338504">
                <text:p>-29.92166153385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5422870333815">
                <text:p>2.75422870333815</text:p>
              </table:table-cell>
              <table:table-cell office:value-type="float" office:value="-12.652">
                <text:p>-12.652</text:p>
              </table:table-cell>
              <table:table-cell office:value-type="float" office:value="-30.4012699900706">
                <text:p>-30.4012699900706</text:p>
              </table:table-cell>
              <table:table-cell office:value-type="float" office:value="-30.2604971865392">
                <text:p>-30.2604971865392</text:p>
              </table:table-cell>
              <table:table-cell office:value-type="float" office:value="-29.9434962149245">
                <text:p>-29.94349621492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1838293126444">
                <text:p>2.81838293126444</text:p>
              </table:table-cell>
              <table:table-cell office:value-type="float" office:value="-12.485">
                <text:p>-12.485</text:p>
              </table:table-cell>
              <table:table-cell office:value-type="float" office:value="-30.4096721495312">
                <text:p>-30.4096721495312</text:p>
              </table:table-cell>
              <table:table-cell office:value-type="float" office:value="-30.2722419421834">
                <text:p>-30.2722419421834</text:p>
              </table:table-cell>
              <table:table-cell office:value-type="float" office:value="-29.9626829636611">
                <text:p>-29.96268296366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8403150312659">
                <text:p>2.88403150312659</text:p>
              </table:table-cell>
              <table:table-cell office:value-type="float" office:value="-12.318">
                <text:p>-12.318</text:p>
              </table:table-cell>
              <table:table-cell office:value-type="float" office:value="-30.4156562567982">
                <text:p>-30.4156562567982</text:p>
              </table:table-cell>
              <table:table-cell office:value-type="float" office:value="-30.2814953366704">
                <text:p>-30.2814953366704</text:p>
              </table:table-cell>
              <table:table-cell office:value-type="float" office:value="-29.9792273549027">
                <text:p>-29.97922735490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5120922666637">
                <text:p>2.95120922666637</text:p>
              </table:table-cell>
              <table:table-cell office:value-type="float" office:value="-12.151">
                <text:p>-12.151</text:p>
              </table:table-cell>
              <table:table-cell office:value-type="float" office:value="-30.4192253026784">
                <text:p>-30.4192253026784</text:p>
              </table:table-cell>
              <table:table-cell office:value-type="float" office:value="-30.2882613392918">
                <text:p>-30.2882613392918</text:p>
              </table:table-cell>
              <table:table-cell office:value-type="float" office:value="-29.9931343537142">
                <text:p>-29.9931343537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19951720402">
                <text:p>3.019951720402</text:p>
              </table:table-cell>
              <table:table-cell office:value-type="float" office:value="-11.984">
                <text:p>-11.984</text:p>
              </table:table-cell>
              <table:table-cell office:value-type="float" office:value="-30.4203811740312">
                <text:p>-30.4203811740312</text:p>
              </table:table-cell>
              <table:table-cell office:value-type="float" office:value="-30.2925429351683">
                <text:p>-30.2925429351683</text:p>
              </table:table-cell>
              <table:table-cell office:value-type="float" office:value="-30.0044082565383">
                <text:p>-30.0044082565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09029543251358">
                <text:p>3.09029543251358</text:p>
              </table:table-cell>
              <table:table-cell office:value-type="float" office:value="-11.817">
                <text:p>-11.817</text:p>
              </table:table-cell>
              <table:table-cell office:value-type="float" office:value="-30.419124641096">
                <text:p>-30.419124641096</text:p>
              </table:table-cell>
              <table:table-cell office:value-type="float" office:value="-30.2943421001737">
                <text:p>-30.2943421001737</text:p>
              </table:table-cell>
              <table:table-cell office:value-type="float" office:value="-30.013052641355">
                <text:p>-30.013052641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6227766016837">
                <text:p>3.16227766016837</text:p>
              </table:table-cell>
              <table:table-cell office:value-type="float" office:value="-11.65">
                <text:p>-11.65</text:p>
              </table:table-cell>
              <table:table-cell office:value-type="float" office:value="-30.4154553541169">
                <text:p>-30.4154553541169</text:p>
              </table:table-cell>
              <table:table-cell office:value-type="float" office:value="-30.2936597854685">
                <text:p>-30.2936597854685</text:p>
              </table:table-cell>
              <table:table-cell office:value-type="float" office:value="-30.0190703267343">
                <text:p>-30.01907032673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3593656929627">
                <text:p>3.23593656929627</text:p>
              </table:table-cell>
              <table:table-cell office:value-type="float" office:value="-11.483">
                <text:p>-11.483</text:p>
              </table:table-cell>
              <table:table-cell office:value-type="float" office:value="-30.4093718492925">
                <text:p>-30.4093718492925</text:p>
              </table:table-cell>
              <table:table-cell office:value-type="float" office:value="-30.2904959114477">
                <text:p>-30.2904959114477</text:p>
              </table:table-cell>
              <table:table-cell office:value-type="float" office:value="-30.0224633404012">
                <text:p>-30.02246334040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3113112148259">
                <text:p>3.3113112148259</text:p>
              </table:table-cell>
              <table:table-cell office:value-type="float" office:value="-11.316">
                <text:p>-11.316</text:p>
              </table:table-cell>
              <table:table-cell office:value-type="float" office:value="-30.400871564346">
                <text:p>-30.400871564346</text:p>
              </table:table-cell>
              <table:table-cell office:value-type="float" office:value="-30.2848493714616">
                <text:p>-30.2848493714616</text:p>
              </table:table-cell>
              <table:table-cell office:value-type="float" office:value="-30.0232328974868">
                <text:p>-30.02323289748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38844156139201">
                <text:p>3.38844156139201</text:p>
              </table:table-cell>
              <table:table-cell office:value-type="float" office:value="-11.149">
                <text:p>-11.149</text:p>
              </table:table-cell>
              <table:table-cell office:value-type="float" office:value="-30.3899508629314">
                <text:p>-30.3899508629314</text:p>
              </table:table-cell>
              <table:table-cell office:value-type="float" office:value="-30.2767180448488">
                <text:p>-30.2767180448488</text:p>
              </table:table-cell>
              <table:table-cell office:value-type="float" office:value="-30.0213793883386">
                <text:p>-30.02137938833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673685045253">
                <text:p>3.4673685045253</text:p>
              </table:table-cell>
              <table:table-cell office:value-type="float" office:value="-10.982">
                <text:p>-10.982</text:p>
              </table:table-cell>
              <table:table-cell office:value-type="float" office:value="-30.3766050688072">
                <text:p>-30.3766050688072</text:p>
              </table:table-cell>
              <table:table-cell office:value-type="float" office:value="-30.2660988197077">
                <text:p>-30.2660988197077</text:p>
              </table:table-cell>
              <table:table-cell office:value-type="float" office:value="-30.0169023764564">
                <text:p>-30.0169023764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54813389233574">
                <text:p>3.54813389233574</text:p>
              </table:table-cell>
              <table:table-cell office:value-type="float" office:value="-10.815">
                <text:p>-10.815</text:p>
              </table:table-cell>
              <table:table-cell office:value-type="float" office:value="-30.3608285084026">
                <text:p>-30.3608285084026</text:p>
              </table:table-cell>
              <table:table-cell office:value-type="float" office:value="-30.2529876249061">
                <text:p>-30.2529876249061</text:p>
              </table:table-cell>
              <table:table-cell office:value-type="float" office:value="-30.0098006058954">
                <text:p>-30.00980060589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30780547701">
                <text:p>3.630780547701</text:p>
              </table:table-cell>
              <table:table-cell office:value-type="float" office:value="-10.648">
                <text:p>-10.648</text:p>
              </table:table-cell>
              <table:table-cell office:value-type="float" office:value="-30.3426145626123">
                <text:p>-30.3426145626123</text:p>
              </table:table-cell>
              <table:table-cell office:value-type="float" office:value="-30.23737947128">
                <text:p>-30.23737947128</text:p>
              </table:table-cell>
              <table:table-cell office:value-type="float" office:value="-30.0000720187862">
                <text:p>-30.00007201878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71535229097171">
                <text:p>3.71535229097171</text:p>
              </table:table-cell>
              <table:table-cell office:value-type="float" office:value="-10.481">
                <text:p>-10.481</text:p>
              </table:table-cell>
              <table:table-cell office:value-type="float" office:value="-30.3219557269549">
                <text:p>-30.3219557269549</text:p>
              </table:table-cell>
              <table:table-cell office:value-type="float" office:value="-30.2192685019806">
                <text:p>-30.2192685019806</text:p>
              </table:table-cell>
              <table:table-cell office:value-type="float" office:value="-29.9877137824922">
                <text:p>-29.98771378249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0189396320559">
                <text:p>3.80189396320559</text:p>
              </table:table-cell>
              <table:table-cell office:value-type="float" office:value="-10.314">
                <text:p>-10.314</text:p>
              </table:table-cell>
              <table:table-cell office:value-type="float" office:value="-30.2988436799862">
                <text:p>-30.2988436799862</text:p>
              </table:table-cell>
              <table:table-cell office:value-type="float" office:value="-30.1986480513978">
                <text:p>-30.1986480513978</text:p>
              </table:table-cell>
              <table:table-cell office:value-type="float" office:value="-29.972722326115">
                <text:p>-29.9727223261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9045144994279">
                <text:p>3.89045144994279</text:p>
              </table:table-cell>
              <table:table-cell office:value-type="float" office:value="-10.147">
                <text:p>-10.147</text:p>
              </table:table-cell>
              <table:table-cell office:value-type="float" office:value="-30.2732693596511">
                <text:p>-30.2732693596511</text:p>
              </table:table-cell>
              <table:table-cell office:value-type="float" office:value="-30.175510712408">
                <text:p>-30.175510712408</text:p>
              </table:table-cell>
              <table:table-cell office:value-type="float" office:value="-29.9550933865106">
                <text:p>-29.95509338651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8107170553495">
                <text:p>3.98107170553495</text:p>
              </table:table-cell>
              <table:table-cell office:value-type="float" office:value="-9.98000000000004">
                <text:p>-9.98000000000004</text:p>
              </table:table-cell>
              <table:table-cell office:value-type="float" office:value="-30.2452230470406">
                <text:p>-30.2452230470406</text:p>
              </table:table-cell>
              <table:table-cell office:value-type="float" office:value="-30.149848411853">
                <text:p>-30.149848411853</text:p>
              </table:table-cell>
              <table:table-cell office:value-type="float" office:value="-29.9348220630563">
                <text:p>-29.93482206305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7380277804111">
                <text:p>4.07380277804111</text:p>
              </table:table-cell>
              <table:table-cell office:value-type="float" office:value="-9.81300000000003">
                <text:p>-9.81300000000003</text:p>
              </table:table-cell>
              <table:table-cell office:value-type="float" office:value="-30.2146944571917">
                <text:p>-30.2146944571917</text:p>
              </table:table-cell>
              <table:table-cell office:value-type="float" office:value="-30.1216524933707">
                <text:p>-30.1216524933707</text:p>
              </table:table-cell>
              <table:table-cell office:value-type="float" office:value="-29.9119028813421">
                <text:p>-29.91190288134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6869383470333">
                <text:p>4.16869383470333</text:p>
              </table:table-cell>
              <table:table-cell office:value-type="float" office:value="-9.64600000000004">
                <text:p>-9.64600000000004</text:p>
              </table:table-cell>
              <table:table-cell office:value-type="float" office:value="-30.1816728365422">
                <text:p>-30.1816728365422</text:p>
              </table:table-cell>
              <table:table-cell office:value-type="float" office:value="-30.090913807388">
                <text:p>-30.090913807388</text:p>
              </table:table-cell>
              <table:table-cell office:value-type="float" office:value="-29.88632986469">
                <text:p>-29.886329864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26579518801591">
                <text:p>4.26579518801591</text:p>
              </table:table-cell>
              <table:table-cell office:value-type="float" office:value="-9.47900000000003">
                <text:p>-9.47900000000003</text:p>
              </table:table-cell>
              <table:table-cell office:value-type="float" office:value="-30.1461470660985">
                <text:p>-30.1461470660985</text:p>
              </table:table-cell>
              <table:table-cell office:value-type="float" office:value="-30.0576228077201">
                <text:p>-30.0576228077201</text:p>
              </table:table-cell>
              <table:table-cell office:value-type="float" office:value="-29.8580966136641">
                <text:p>-29.85809661366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6515832240164">
                <text:p>4.36515832240164</text:p>
              </table:table-cell>
              <table:table-cell office:value-type="float" office:value="-9.31200000000003">
                <text:p>-9.31200000000003</text:p>
              </table:table-cell>
              <table:table-cell office:value-type="float" office:value="-30.1081057703018">
                <text:p>-30.1081057703018</text:p>
              </table:table-cell>
              <table:table-cell office:value-type="float" office:value="-30.0217696539846">
                <text:p>-30.0217696539846</text:p>
              </table:table-cell>
              <table:table-cell office:value-type="float" office:value="-29.8271963925902">
                <text:p>-29.82719639259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6683592150961">
                <text:p>4.46683592150961</text:p>
              </table:table-cell>
              <table:table-cell office:value-type="float" office:value="-9.14500000000004">
                <text:p>-9.14500000000004</text:p>
              </table:table-cell>
              <table:table-cell office:value-type="float" office:value="-30.0675374302862">
                <text:p>-30.0675374302862</text:p>
              </table:table-cell>
              <table:table-cell office:value-type="float" office:value="-29.9833443194265">
                <text:p>-29.9833443194265</text:p>
              </table:table-cell>
              <table:table-cell office:value-type="float" office:value="-29.7936222226878">
                <text:p>-29.79362222268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57088189614873">
                <text:p>4.57088189614873</text:p>
              </table:table-cell>
              <table:table-cell office:value-type="float" office:value="-8.97800000000003">
                <text:p>-8.97800000000003</text:p>
              </table:table-cell>
              <table:table-cell office:value-type="float" office:value="-30.0244305015557">
                <text:p>-30.0244305015557</text:p>
              </table:table-cell>
              <table:table-cell office:value-type="float" office:value="-29.9423367034278">
                <text:p>-29.9423367034278</text:p>
              </table:table-cell>
              <table:table-cell office:value-type="float" office:value="-29.7573669812191">
                <text:p>-29.75736698121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67735141287196">
                <text:p>4.67735141287196</text:p>
              </table:table-cell>
              <table:table-cell office:value-type="float" office:value="-8.81100000000004">
                <text:p>-8.81100000000004</text:p>
              </table:table-cell>
              <table:table-cell office:value-type="float" office:value="-29.9787735345847">
                <text:p>-29.9787735345847</text:p>
              </table:table-cell>
              <table:table-cell office:value-type="float" office:value="-29.8987367477686">
                <text:p>-29.8987367477686</text:p>
              </table:table-cell>
              <table:table-cell office:value-type="float" office:value="-29.7184235054618">
                <text:p>-29.71842350546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78630092322636">
                <text:p>4.78630092322636</text:p>
              </table:table-cell>
              <table:table-cell office:value-type="float" office:value="-8.64400000000004">
                <text:p>-8.64400000000004</text:p>
              </table:table-cell>
              <table:table-cell office:value-type="float" office:value="-29.9305552981988">
                <text:p>-29.9305552981988</text:p>
              </table:table-cell>
              <table:table-cell office:value-type="float" office:value="-29.8525345560928">
                <text:p>-29.8525345560928</text:p>
              </table:table-cell>
              <table:table-cell office:value-type="float" office:value="-29.6767847016471">
                <text:p>-29.67678470164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89778819368444">
                <text:p>4.89778819368444</text:p>
              </table:table-cell>
              <table:table-cell office:value-type="float" office:value="-8.47700000000003">
                <text:p>-8.47700000000003</text:p>
              </table:table-cell>
              <table:table-cell office:value-type="float" office:value="-29.8797649046238">
                <text:p>-29.8797649046238</text:p>
              </table:table-cell>
              <table:table-cell office:value-type="float" office:value="-29.803720515755">
                <text:p>-29.803720515755</text:p>
              </table:table-cell>
              <table:table-cell office:value-type="float" office:value="-29.6324436570615">
                <text:p>-29.63244365706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118723362727">
                <text:p>5.0118723362727</text:p>
              </table:table-cell>
              <table:table-cell office:value-type="float" office:value="-8.31000000000003">
                <text:p>-8.31000000000003</text:p>
              </table:table-cell>
              <table:table-cell office:value-type="float" office:value="-29.826391935347">
                <text:p>-29.826391935347</text:p>
              </table:table-cell>
              <table:table-cell office:value-type="float" office:value="-29.7522854209327">
                <text:p>-29.7522854209327</text:p>
              </table:table-cell>
              <table:table-cell office:value-type="float" office:value="-29.5853937551908">
                <text:p>-29.58539375519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2861383991362">
                <text:p>5.12861383991362</text:p>
              </table:table-cell>
              <table:table-cell office:value-type="float" office:value="-8.14300000000004">
                <text:p>-8.14300000000004</text:p>
              </table:table-cell>
              <table:table-cell office:value-type="float" office:value="-29.770426567179">
                <text:p>-29.770426567179</text:p>
              </table:table-cell>
              <table:table-cell office:value-type="float" office:value="-29.6982205966233">
                <text:p>-29.6982205966233</text:p>
              </table:table-cell>
              <table:table-cell office:value-type="float" office:value="-29.5356287927604">
                <text:p>-29.53562879276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2480746024977">
                <text:p>5.2480746024977</text:p>
              </table:table-cell>
              <table:table-cell office:value-type="float" office:value="-7.97600000000004">
                <text:p>-7.97600000000004</text:p>
              </table:table-cell>
              <table:table-cell office:value-type="float" office:value="-29.7118596971595">
                <text:p>-29.7118596971595</text:p>
              </table:table-cell>
              <table:table-cell office:value-type="float" office:value="-29.6415180220898">
                <text:p>-29.6415180220898</text:p>
              </table:table-cell>
              <table:table-cell office:value-type="float" office:value="-29.4831430976994">
                <text:p>-29.48314309769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3703179637025">
                <text:p>5.3703179637025</text:p>
              </table:table-cell>
              <table:table-cell office:value-type="float" office:value="-7.80900000000004">
                <text:p>-7.80900000000004</text:p>
              </table:table-cell>
              <table:table-cell office:value-type="float" office:value="-29.6506830661236">
                <text:p>-29.6506830661236</text:p>
              </table:table-cell>
              <table:table-cell office:value-type="float" office:value="-29.5821704533321">
                <text:p>-29.5821704533321</text:p>
              </table:table-cell>
              <table:table-cell office:value-type="float" office:value="-29.4279316472413">
                <text:p>-29.42793164724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49540873857621">
                <text:p>5.49540873857621</text:p>
              </table:table-cell>
              <table:table-cell office:value-type="float" office:value="-7.64200000000005">
                <text:p>-7.64200000000005</text:p>
              </table:table-cell>
              <table:table-cell office:value-type="float" office:value="-29.5868893792636">
                <text:p>-29.5868893792636</text:p>
              </table:table-cell>
              <table:table-cell office:value-type="float" office:value="-29.5201715432577">
                <text:p>-29.5201715432577</text:p>
              </table:table-cell>
              <table:table-cell office:value-type="float" office:value="-29.3699901853349">
                <text:p>-29.36999018533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62341325190346">
                <text:p>5.62341325190346</text:p>
              </table:table-cell>
              <table:table-cell office:value-type="float" office:value="-7.47500000000004">
                <text:p>-7.47500000000004</text:p>
              </table:table-cell>
              <table:table-cell office:value-type="float" office:value="-29.520472423158">
                <text:p>-29.520472423158</text:p>
              </table:table-cell>
              <table:table-cell office:value-type="float" office:value="-29.4555159589827">
                <text:p>-29.4555159589827</text:p>
              </table:table-cell>
              <table:table-cell office:value-type="float" office:value="-29.3093153378073">
                <text:p>-29.30931533780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75439937337154">
                <text:p>5.75439937337154</text:p>
              </table:table-cell>
              <table:table-cell office:value-type="float" office:value="-7.30800000000004">
                <text:p>-7.30800000000004</text:p>
              </table:table-cell>
              <table:table-cell office:value-type="float" office:value="-29.4514271790468">
                <text:p>-29.4514271790468</text:p>
              </table:table-cell>
              <table:table-cell office:value-type="float" office:value="-29.3881994952905">
                <text:p>-29.3881994952905</text:p>
              </table:table-cell>
              <table:table-cell office:value-type="float" office:value="-29.2459047255181">
                <text:p>-29.24590472551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88843655355586">
                <text:p>5.88843655355586</text:p>
              </table:table-cell>
              <table:table-cell office:value-type="float" office:value="-7.14100000000004">
                <text:p>-7.14100000000004</text:p>
              </table:table-cell>
              <table:table-cell office:value-type="float" office:value="-29.379749929795">
                <text:p>-29.379749929795</text:p>
              </table:table-cell>
              <table:table-cell office:value-type="float" office:value="-29.3182191830804">
                <text:p>-29.3182191830804</text:p>
              </table:table-cell>
              <table:table-cell office:value-type="float" office:value="-29.1797570732767">
                <text:p>-29.1797570732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02559586074354">
                <text:p>6.02559586074354</text:p>
              </table:table-cell>
              <table:table-cell office:value-type="float" office:value="-6.97400000000004">
                <text:p>-6.97400000000004</text:p>
              </table:table-cell>
              <table:table-cell office:value-type="float" office:value="-29.3054383617628">
                <text:p>-29.3054383617628</text:p>
              </table:table-cell>
              <table:table-cell office:value-type="float" office:value="-29.2455733925786">
                <text:p>-29.2455733925786</text:p>
              </table:table-cell>
              <table:table-cell office:value-type="float" office:value="-29.1108723145097">
                <text:p>-29.11087231450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16595001861479">
                <text:p>6.16595001861479</text:p>
              </table:table-cell>
              <table:table-cell office:value-type="float" office:value="-6.80700000000004">
                <text:p>-6.80700000000004</text:p>
              </table:table-cell>
              <table:table-cell office:value-type="float" office:value="-29.2284916592315">
                <text:p>-29.2284916592315</text:p>
              </table:table-cell>
              <table:table-cell office:value-type="float" office:value="-29.1702619295805">
                <text:p>-29.1702619295805</text:p>
              </table:table-cell>
              <table:table-cell office:value-type="float" office:value="-29.0392516903818">
                <text:p>-29.03925169038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3095734448019">
                <text:p>6.3095734448019</text:p>
              </table:table-cell>
              <table:table-cell office:value-type="float" office:value="-6.64000000000004">
                <text:p>-6.64000000000004</text:p>
              </table:table-cell>
              <table:table-cell office:value-type="float" office:value="-29.148910591589">
                <text:p>-29.148910591589</text:p>
              </table:table-cell>
              <table:table-cell office:value-type="float" office:value="-29.0922861251415">
                <text:p>-29.0922861251415</text:p>
              </table:table-cell>
              <table:table-cell office:value-type="float" office:value="-28.9648978428304">
                <text:p>-28.9648978428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45654229034652">
                <text:p>6.45654229034652</text:p>
              </table:table-cell>
              <table:table-cell office:value-type="float" office:value="-6.47300000000004">
                <text:p>-6.47300000000004</text:p>
              </table:table-cell>
              <table:table-cell office:value-type="float" office:value="-29.0666975921307">
                <text:p>-29.0666975921307</text:p>
              </table:table-cell>
              <table:table-cell office:value-type="float" office:value="-29.011648917092">
                <text:p>-29.011648917092</text:p>
              </table:table-cell>
              <table:table-cell office:value-type="float" office:value="-28.8878149008164">
                <text:p>-28.88781490081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60693448007592">
                <text:p>6.60693448007592</text:p>
              </table:table-cell>
              <table:table-cell office:value-type="float" office:value="-6.30600000000004">
                <text:p>-6.30600000000004</text:p>
              </table:table-cell>
              <table:table-cell office:value-type="float" office:value="-28.9818568282205">
                <text:p>-28.9818568282205</text:p>
              </table:table-cell>
              <table:table-cell office:value-type="float" office:value="-28.9283549230516">
                <text:p>-28.9283549230516</text:p>
              </table:table-cell>
              <table:table-cell office:value-type="float" office:value="-28.8080085582812">
                <text:p>-28.80800855828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76082975391978">
                <text:p>6.76082975391978</text:p>
              </table:table-cell>
              <table:table-cell office:value-type="float" office:value="-6.13900000000004">
                <text:p>-6.13900000000004</text:p>
              </table:table-cell>
              <table:table-cell office:value-type="float" office:value="-28.894394261893">
                <text:p>-28.894394261893</text:p>
              </table:table-cell>
              <table:table-cell office:value-type="float" office:value="-28.8424105043356">
                <text:p>-28.8424105043356</text:p>
              </table:table-cell>
              <table:table-cell office:value-type="float" office:value="-28.7254861443411">
                <text:p>-28.72548614434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91830970918932">
                <text:p>6.91830970918932</text:p>
              </table:table-cell>
              <table:table-cell office:value-type="float" office:value="-5.97200000000005">
                <text:p>-5.97200000000005</text:p>
              </table:table-cell>
              <table:table-cell office:value-type="float" office:value="-28.8043177008334">
                <text:p>-28.8043177008334</text:p>
              </table:table-cell>
              <table:table-cell office:value-type="float" office:value="-28.7538238205468">
                <text:p>-28.7538238205468</text:p>
              </table:table-cell>
              <table:table-cell office:value-type="float" office:value="-28.6402566842924">
                <text:p>-28.6402566842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07945784384134">
                <text:p>7.07945784384134</text:p>
              </table:table-cell>
              <table:table-cell office:value-type="float" office:value="-5.80500000000004">
                <text:p>-5.80500000000004</text:p>
              </table:table-cell>
              <table:table-cell office:value-type="float" office:value="-28.7116368393947">
                <text:p>-28.7116368393947</text:p>
              </table:table-cell>
              <table:table-cell office:value-type="float" office:value="-28.6626048742426">
                <text:p>-28.6626048742426</text:p>
              </table:table-cell>
              <table:table-cell office:value-type="float" office:value="-28.5523309514602">
                <text:p>-28.55233095146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24435960074986">
                <text:p>7.24435960074986</text:p>
              </table:table-cell>
              <table:table-cell office:value-type="float" office:value="-5.63800000000004">
                <text:p>-5.63800000000004</text:p>
              </table:table-cell>
              <table:table-cell office:value-type="float" office:value="-28.61636328887">
                <text:p>-28.61636328887</text:p>
              </table:table-cell>
              <table:table-cell office:value-type="float" office:value="-28.5687655450187">
                <text:p>-28.5687655450187</text:p>
              </table:table-cell>
              <table:table-cell office:value-type="float" office:value="-28.4617215090228">
                <text:p>-28.46172150902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1310241300913">
                <text:p>7.41310241300913</text:p>
              </table:table-cell>
              <table:table-cell office:value-type="float" office:value="-5.47100000000004">
                <text:p>-5.47100000000004</text:p>
              </table:table-cell>
              <table:table-cell office:value-type="float" office:value="-28.5185105976044">
                <text:p>-28.5185105976044</text:p>
              </table:table-cell>
              <table:table-cell office:value-type="float" office:value="-28.4723196138367">
                <text:p>-28.4723196138367</text:p>
              </table:table-cell>
              <table:table-cell office:value-type="float" office:value="-28.3684427420454">
                <text:p>-28.36844274204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8577575029179">
                <text:p>7.58577575029179</text:p>
              </table:table-cell>
              <table:table-cell office:value-type="float" office:value="-5.30400000000005">
                <text:p>-5.30400000000005</text:p>
              </table:table-cell>
              <table:table-cell office:value-type="float" office:value="-28.418094260324">
                <text:p>-28.418094260324</text:p>
              </table:table-cell>
              <table:table-cell office:value-type="float" office:value="-28.3732827761652">
                <text:p>-28.3732827761652</text:p>
              </table:table-cell>
              <table:table-cell office:value-type="float" office:value="-28.2725108790451">
                <text:p>-28.27251087904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76247116628687">
                <text:p>7.76247116628687</text:p>
              </table:table-cell>
              <table:table-cell office:value-type="float" office:value="-5.13700000000005">
                <text:p>-5.13700000000005</text:p>
              </table:table-cell>
              <table:table-cell office:value-type="float" office:value="-28.3151317169984">
                <text:p>-28.3151317169984</text:p>
              </table:table-cell>
              <table:table-cell office:value-type="float" office:value="-28.2716726450307">
                <text:p>-28.2716726450307</text:p>
              </table:table-cell>
              <table:table-cell office:value-type="float" office:value="-28.173944003283">
                <text:p>-28.1739440032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94328234724277">
                <text:p>7.94328234724277</text:p>
              </table:table-cell>
              <table:table-cell office:value-type="float" office:value="-4.97000000000004">
                <text:p>-4.97000000000004</text:p>
              </table:table-cell>
              <table:table-cell office:value-type="float" office:value="-28.209642341165">
                <text:p>-28.209642341165</text:p>
              </table:table-cell>
              <table:table-cell office:value-type="float" office:value="-28.1675087435504">
                <text:p>-28.1675087435504</text:p>
              </table:table-cell>
              <table:table-cell office:value-type="float" office:value="-28.0727620537707">
                <text:p>-28.0727620537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12830516164094">
                <text:p>8.12830516164094</text:p>
              </table:table-cell>
              <table:table-cell office:value-type="float" office:value="-4.80300000000005">
                <text:p>-4.80300000000005</text:p>
              </table:table-cell>
              <table:table-cell office:value-type="float" office:value="-28.1016474182473">
                <text:p>-28.1016474182473</text:p>
              </table:table-cell>
              <table:table-cell office:value-type="float" office:value="-28.0608124870023">
                <text:p>-28.0608124870023</text:p>
              </table:table-cell>
              <table:table-cell office:value-type="float" office:value="-27.9689868158515">
                <text:p>-27.96898681585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31763771102666">
                <text:p>8.31763771102666</text:p>
              </table:table-cell>
              <table:table-cell office:value-type="float" office:value="-4.63600000000004">
                <text:p>-4.63600000000004</text:p>
              </table:table-cell>
              <table:table-cell office:value-type="float" office:value="-27.9911701137616">
                <text:p>-27.9911701137616</text:p>
              </table:table-cell>
              <table:table-cell office:value-type="float" office:value="-27.9516071553069">
                <text:p>-27.9516071553069</text:p>
              </table:table-cell>
              <table:table-cell office:value-type="float" office:value="-27.8626419018839">
                <text:p>-27.8626419018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51138038202371">
                <text:p>8.51138038202371</text:p>
              </table:table-cell>
              <table:table-cell office:value-type="float" office:value="-4.46900000000005">
                <text:p>-4.46900000000005</text:p>
              </table:table-cell>
              <table:table-cell office:value-type="float" office:value="-27.8782354322562">
                <text:p>-27.8782354322562</text:p>
              </table:table-cell>
              <table:table-cell office:value-type="float" office:value="-27.8399178555887">
                <text:p>-27.8399178555887</text:p>
              </table:table-cell>
              <table:table-cell office:value-type="float" office:value="-27.7537527219873">
                <text:p>-27.75375272198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70963589956075">
                <text:p>8.70963589956075</text:p>
              </table:table-cell>
              <table:table-cell office:value-type="float" office:value="-4.30200000000005">
                <text:p>-4.30200000000005</text:p>
              </table:table-cell>
              <table:table-cell office:value-type="float" office:value="-27.7628701668526">
                <text:p>-27.7628701668526</text:p>
              </table:table-cell>
              <table:table-cell office:value-type="float" office:value="-27.7257714755172">
                <text:p>-27.7257714755172</text:p>
              </table:table-cell>
              <table:table-cell office:value-type="float" office:value="-27.642346445409">
                <text:p>-27.6423464454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9125093813374">
                <text:p>8.9125093813374</text:p>
              </table:table-cell>
              <table:table-cell office:value-type="float" office:value="-4.13500000000005">
                <text:p>-4.13500000000005</text:p>
              </table:table-cell>
              <table:table-cell office:value-type="float" office:value="-27.6451028407718">
                <text:p>-27.6451028407718</text:p>
              </table:table-cell>
              <table:table-cell office:value-type="float" office:value="-27.6091966282636">
                <text:p>-27.6091966282636</text:p>
              </table:table-cell>
              <table:table-cell office:value-type="float" office:value="-27.5284519528649">
                <text:p>-27.52845195286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2010839355904">
                <text:p>9.12010839355904</text:p>
              </table:table-cell>
              <table:table-cell office:value-type="float" office:value="-3.96800000000005">
                <text:p>-3.96800000000005</text:p>
              </table:table-cell>
              <table:table-cell office:value-type="float" office:value="-27.5249636407244">
                <text:p>-27.5249636407244</text:p>
              </table:table-cell>
              <table:table-cell office:value-type="float" office:value="-27.4902235892634">
                <text:p>-27.4902235892634</text:p>
              </table:table-cell>
              <table:table-cell office:value-type="float" office:value="-27.4120997806481">
                <text:p>-27.41209978064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33254300796985">
                <text:p>9.33254300796985</text:p>
              </table:table-cell>
              <table:table-cell office:value-type="float" office:value="-3.80100000000005">
                <text:p>-3.80100000000005</text:p>
              </table:table-cell>
              <table:table-cell office:value-type="float" office:value="-27.4024843429308">
                <text:p>-27.4024843429308</text:p>
              </table:table-cell>
              <table:table-cell office:value-type="float" office:value="-27.3688842253059">
                <text:p>-27.3688842253059</text:p>
              </table:table-cell>
              <table:table-cell office:value-type="float" office:value="-27.2933220564306">
                <text:p>-27.29332205643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5499258602143">
                <text:p>9.5499258602143</text:p>
              </table:table-cell>
              <table:table-cell office:value-type="float" office:value="-3.63400000000005">
                <text:p>-3.63400000000005</text:p>
              </table:table-cell>
              <table:table-cell office:value-type="float" office:value="-27.2776982330215">
                <text:p>-27.2776982330215</text:p>
              </table:table-cell>
              <table:table-cell office:value-type="float" office:value="-27.2452119173189">
                <text:p>-27.2452119173189</text:p>
              </table:table-cell>
              <table:table-cell office:value-type="float" office:value="-27.1721524282625">
                <text:p>-27.17215242826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77237220955804">
                <text:p>9.77237220955804</text:p>
              </table:table-cell>
              <table:table-cell office:value-type="float" office:value="-3.46700000000005">
                <text:p>-3.46700000000005</text:p>
              </table:table-cell>
              <table:table-cell office:value-type="float" office:value="-27.1506400197486">
                <text:p>-27.1506400197486</text:p>
              </table:table-cell>
              <table:table-cell office:value-type="float" office:value="-27.1192414764671">
                <text:p>-27.1192414764671</text:p>
              </table:table-cell>
              <table:table-cell office:value-type="float" office:value="-27.0486259867048">
                <text:p>-27.04862598670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99999999999993">
                <text:p>9.99999999999993</text:p>
              </table:table-cell>
              <table:table-cell office:value-type="float" office:value="-3.30000000000005">
                <text:p>-3.30000000000005</text:p>
              </table:table-cell>
              <table:table-cell office:value-type="float" office:value="-27.021345743879">
                <text:p>-27.021345743879</text:p>
              </table:table-cell>
              <table:table-cell office:value-type="float" office:value="-26.9910090557778">
                <text:p>-26.9910090557778</text:p>
              </table:table-cell>
              <table:table-cell office:value-type="float" office:value="-26.9227791813236">
                <text:p>-26.92277918132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329299228075">
                <text:p>10.2329299228075</text:p>
              </table:table-cell>
              <table:table-cell office:value-type="float" office:value="-3.22400000000001">
                <text:p>-3.22400000000001</text:p>
              </table:table-cell>
              <table:table-cell office:value-type="float" office:value="-26.8898526828846">
                <text:p>-26.8898526828846</text:p>
              </table:table-cell>
              <table:table-cell office:value-type="float" office:value="-26.8605520564891">
                <text:p>-26.8605520564891</text:p>
              </table:table-cell>
              <table:table-cell office:value-type="float" office:value="-26.7946497319036">
                <text:p>-26.79464973190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4712854805089">
                <text:p>10.4712854805089</text:p>
              </table:table-cell>
              <table:table-cell office:value-type="float" office:value="-3.14800000000003">
                <text:p>-3.14800000000003</text:p>
              </table:table-cell>
              <table:table-cell office:value-type="float" office:value="-26.7561992518308">
                <text:p>-26.7561992518308</text:p>
              </table:table-cell>
              <table:table-cell office:value-type="float" office:value="-26.7279090309081">
                <text:p>-26.7279090309081</text:p>
              </table:table-cell>
              <table:table-cell office:value-type="float" office:value="-26.6642765355011">
                <text:p>-26.6642765355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715193052376">
                <text:p>10.715193052376</text:p>
              </table:table-cell>
              <table:table-cell office:value-type="float" office:value="-3.07200000000002">
                <text:p>-3.07200000000002</text:p>
              </table:table-cell>
              <table:table-cell office:value-type="float" office:value="-26.6204249021764">
                <text:p>-26.6204249021764</text:p>
              </table:table-cell>
              <table:table-cell office:value-type="float" office:value="-26.5931195826685">
                <text:p>-26.5931195826685</text:p>
              </table:table-cell>
              <table:table-cell office:value-type="float" office:value="-26.5316995700101">
                <text:p>-26.53169957001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9647819614318">
                <text:p>10.9647819614318</text:p>
              </table:table-cell>
              <table:table-cell office:value-type="float" office:value="-2.99600000000001">
                <text:p>-2.99600000000001</text:p>
              </table:table-cell>
              <table:table-cell office:value-type="float" office:value="-26.4825700177002">
                <text:p>-26.4825700177002</text:p>
              </table:table-cell>
              <table:table-cell office:value-type="float" office:value="-26.456224264077">
                <text:p>-26.456224264077</text:p>
              </table:table-cell>
              <table:table-cell office:value-type="float" office:value="-26.3969597944563">
                <text:p>-26.39695979445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2201845430196">
                <text:p>11.2201845430196</text:p>
              </table:table-cell>
              <table:table-cell office:value-type="float" office:value="-2.92000000000001">
                <text:p>-2.92000000000001</text:p>
              </table:table-cell>
              <table:table-cell office:value-type="float" office:value="-26.3426758101397">
                <text:p>-26.3426758101397</text:p>
              </table:table-cell>
              <table:table-cell office:value-type="float" office:value="-26.3172644724533">
                <text:p>-26.3172644724533</text:p>
              </table:table-cell>
              <table:table-cell office:value-type="float" office:value="-26.2600990479488">
                <text:p>-26.26009904794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4815362149688">
                <text:p>11.4815362149688</text:p>
              </table:table-cell>
              <table:table-cell office:value-type="float" office:value="-2.84400000000001">
                <text:p>-2.84400000000001</text:p>
              </table:table-cell>
              <table:table-cell office:value-type="float" office:value="-26.200784214208">
                <text:p>-26.200784214208</text:p>
              </table:table-cell>
              <table:table-cell office:value-type="float" office:value="-26.1762823457977">
                <text:p>-26.1762823457977</text:p>
              </table:table-cell>
              <table:table-cell office:value-type="float" office:value="-26.1211599469237">
                <text:p>-26.1211599469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7489755493952">
                <text:p>11.7489755493952</text:p>
              </table:table-cell>
              <table:table-cell office:value-type="float" office:value="-2.76800000000003">
                <text:p>-2.76800000000003</text:p>
              </table:table-cell>
              <table:table-cell office:value-type="float" office:value="-26.0569377817159">
                <text:p>-26.0569377817159</text:p>
              </table:table-cell>
              <table:table-cell office:value-type="float" office:value="-26.0333206579359">
                <text:p>-26.0333206579359</text:p>
              </table:table-cell>
              <table:table-cell office:value-type="float" office:value="-25.9801857816581">
                <text:p>-25.98018578165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022644346174">
                <text:p>12.022644346174</text:p>
              </table:table-cell>
              <table:table-cell office:value-type="float" office:value="-2.69200000000004">
                <text:p>-2.69200000000004</text:p>
              </table:table-cell>
              <table:table-cell office:value-type="float" office:value="-25.9111795783794">
                <text:p>-25.9111795783794</text:p>
              </table:table-cell>
              <table:table-cell office:value-type="float" office:value="-25.8884227149646">
                <text:p>-25.8884227149646</text:p>
              </table:table-cell>
              <table:table-cell office:value-type="float" office:value="-25.8372204134572">
                <text:p>-25.83722041345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3026877081237">
                <text:p>12.3026877081237</text:p>
              </table:table-cell>
              <table:table-cell office:value-type="float" office:value="-2.61600000000003">
                <text:p>-2.61600000000003</text:p>
              </table:table-cell>
              <table:table-cell office:value-type="float" office:value="-25.7635530802811">
                <text:p>-25.7635530802811</text:p>
              </table:table-cell>
              <table:table-cell office:value-type="float" office:value="-25.7416322521912">
                <text:p>-25.7416322521912</text:p>
              </table:table-cell>
              <table:table-cell office:value-type="float" office:value="-25.6923081718681">
                <text:p>-25.69230817186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5892541179416">
                <text:p>12.5892541179416</text:p>
              </table:table-cell>
              <table:table-cell office:value-type="float" office:value="-2.54000000000002">
                <text:p>-2.54000000000002</text:p>
              </table:table-cell>
              <table:table-cell office:value-type="float" office:value="-25.6141020736075">
                <text:p>-25.6141020736075</text:p>
              </table:table-cell>
              <table:table-cell office:value-type="float" office:value="-25.5929933332823">
                <text:p>-25.5929933332823</text:p>
              </table:table-cell>
              <table:table-cell office:value-type="float" office:value="-25.5454937538673">
                <text:p>-25.54549375386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8824955169313">
                <text:p>12.8824955169313</text:p>
              </table:table-cell>
              <table:table-cell office:value-type="float" office:value="-2.46400000000001">
                <text:p>-2.46400000000001</text:p>
              </table:table-cell>
              <table:table-cell office:value-type="float" office:value="-25.4628705561268">
                <text:p>-25.4628705561268</text:p>
              </table:table-cell>
              <table:table-cell office:value-type="float" office:value="-25.4425502517939">
                <text:p>-25.4425502517939</text:p>
              </table:table-cell>
              <table:table-cell office:value-type="float" office:value="-25.39682212457">
                <text:p>-25.396822124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182567385564">
                <text:p>13.182567385564</text:p>
              </table:table-cell>
              <table:table-cell office:value-type="float" office:value="-2.38800000000002">
                <text:p>-2.38800000000002</text:p>
              </table:table-cell>
              <table:table-cell office:value-type="float" office:value="-25.3099026417733">
                <text:p>-25.3099026417733</text:p>
              </table:table-cell>
              <table:table-cell office:value-type="float" office:value="-25.2903474350023">
                <text:p>-25.2903474350023</text:p>
              </table:table-cell>
              <table:table-cell office:value-type="float" office:value="-25.2463384204861">
                <text:p>-25.24633842048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4896288259164">
                <text:p>13.4896288259164</text:p>
              </table:table-cell>
              <table:table-cell office:value-type="float" office:value="-2.31200000000003">
                <text:p>-2.31200000000003</text:p>
              </table:table-cell>
              <table:table-cell office:value-type="float" office:value="-25.1552424687761">
                <text:p>-25.1552424687761</text:p>
              </table:table-cell>
              <table:table-cell office:value-type="float" office:value="-25.1364293514054">
                <text:p>-25.1364293514054</text:p>
              </table:table-cell>
              <table:table-cell office:value-type="float" office:value="-25.0940878552225">
                <text:p>-25.09408785522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038426460288">
                <text:p>13.8038426460288</text:p>
              </table:table-cell>
              <table:table-cell office:value-type="float" office:value="-2.23600000000001">
                <text:p>-2.23600000000001</text:p>
              </table:table-cell>
              <table:table-cell office:value-type="float" office:value="-24.9989341112174">
                <text:p>-24.9989341112174</text:p>
              </table:table-cell>
              <table:table-cell office:value-type="float" office:value="-24.9808404217101">
                <text:p>-24.9808404217101</text:p>
              </table:table-cell>
              <table:table-cell office:value-type="float" office:value="-24.9401156294355">
                <text:p>-24.94011562943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1253754462274">
                <text:p>14.1253754462274</text:p>
              </table:table-cell>
              <table:table-cell office:value-type="float" office:value="-2.16000000000003">
                <text:p>-2.16000000000003</text:p>
              </table:table-cell>
              <table:table-cell office:value-type="float" office:value="-24.8410214946486">
                <text:p>-24.8410214946486</text:p>
              </table:table-cell>
              <table:table-cell office:value-type="float" office:value="-24.8236249330063">
                <text:p>-24.8236249330063</text:p>
              </table:table-cell>
              <table:table-cell office:value-type="float" office:value="-24.7844668430974">
                <text:p>-24.7844668430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4543977074592">
                <text:p>14.4543977074592</text:p>
              </table:table-cell>
              <table:table-cell office:value-type="float" office:value="-2.08400000000002">
                <text:p>-2.08400000000002</text:p>
              </table:table-cell>
              <table:table-cell office:value-type="float" office:value="-24.6815483158801">
                <text:p>-24.6815483158801</text:p>
              </table:table-cell>
              <table:table-cell office:value-type="float" office:value="-24.664826958296">
                <text:p>-24.664826958296</text:p>
              </table:table-cell>
              <table:table-cell office:value-type="float" office:value="-24.6271864126479">
                <text:p>-24.62718641264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791083881682">
                <text:p>14.791083881682</text:p>
              </table:table-cell>
              <table:table-cell office:value-type="float" office:value="-2.00800000000002">
                <text:p>-2.00800000000002</text:p>
              </table:table-cell>
              <table:table-cell office:value-type="float" office:value="-24.5205579673174">
                <text:p>-24.5205579673174</text:p>
              </table:table-cell>
              <table:table-cell office:value-type="float" office:value="-24.5044902792093">
                <text:p>-24.5044902792093</text:p>
              </table:table-cell>
              <table:table-cell office:value-type="float" office:value="-24.4683189918275">
                <text:p>-24.4683189918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35612484362">
                <text:p>15.135612484362</text:p>
              </table:table-cell>
              <table:table-cell office:value-type="float" office:value="-1.93200000000002">
                <text:p>-1.93200000000002</text:p>
              </table:table-cell>
              <table:table-cell office:value-type="float" office:value="-24.3580934654641">
                <text:p>-24.3580934654641</text:p>
              </table:table-cell>
              <table:table-cell office:value-type="float" office:value="-24.3426583135945">
                <text:p>-24.3426583135945</text:p>
              </table:table-cell>
              <table:table-cell office:value-type="float" office:value="-24.3079088969348">
                <text:p>-24.3079088969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4881661891247">
                <text:p>15.4881661891247</text:p>
              </table:table-cell>
              <table:table-cell office:value-type="float" office:value="-1.85600000000002">
                <text:p>-1.85600000000002</text:p>
              </table:table-cell>
              <table:table-cell office:value-type="float" office:value="-24.1941973845337">
                <text:p>-24.1941973845337</text:p>
              </table:table-cell>
              <table:table-cell office:value-type="float" office:value="-24.1793740478577">
                <text:p>-24.1793740478577</text:p>
              </table:table-cell>
              <table:table-cell office:value-type="float" office:value="-24.146000036551">
                <text:p>-24.146000036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848931924611">
                <text:p>15.848931924611</text:p>
              </table:table-cell>
              <table:table-cell office:value-type="float" office:value="-1.78000000000003">
                <text:p>-1.78000000000003</text:p>
              </table:table-cell>
              <table:table-cell office:value-type="float" office:value="-24.0289117943657">
                <text:p>-24.0289117943657</text:p>
              </table:table-cell>
              <table:table-cell office:value-type="float" office:value="-24.0146799738818">
                <text:p>-24.0146799738818</text:p>
              </table:table-cell>
              <table:table-cell office:value-type="float" office:value="-23.9826358457756">
                <text:p>-23.98263584577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2181009735892">
                <text:p>16.2181009735892</text:p>
              </table:table-cell>
              <table:table-cell office:value-type="float" office:value="-1.70400000000002">
                <text:p>-1.70400000000002</text:p>
              </table:table-cell>
              <table:table-cell office:value-type="float" office:value="-23.8622782033157">
                <text:p>-23.8622782033157</text:p>
              </table:table-cell>
              <table:table-cell office:value-type="float" office:value="-23.848618030498">
                <text:p>-23.848618030498</text:p>
              </table:table-cell>
              <table:table-cell office:value-type="float" office:value="-23.8178592255218">
                <text:p>-23.81785922552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5958690743755">
                <text:p>16.5958690743755</text:p>
              </table:table-cell>
              <table:table-cell office:value-type="float" office:value="-1.62800000000002">
                <text:p>-1.62800000000002</text:p>
              </table:table-cell>
              <table:table-cell office:value-type="float" office:value="-23.6943375056529">
                <text:p>-23.6943375056529</text:p>
              </table:table-cell>
              <table:table-cell office:value-type="float" office:value="-23.6812295497322">
                <text:p>-23.6812295497322</text:p>
              </table:table-cell>
              <table:table-cell office:value-type="float" office:value="-23.6517124856822">
                <text:p>-23.65171248568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.9824365246173">
                <text:p>16.9824365246173</text:p>
              </table:table-cell>
              <table:table-cell office:value-type="float" office:value="-1.55200000000003">
                <text:p>-1.55200000000003</text:p>
              </table:table-cell>
              <table:table-cell office:value-type="float" office:value="-23.5251299336958">
                <text:p>-23.5251299336958</text:p>
              </table:table-cell>
              <table:table-cell office:value-type="float" office:value="-23.5125552078158">
                <text:p>-23.5125552078158</text:p>
              </table:table-cell>
              <table:table-cell office:value-type="float" office:value="-23.4842372938801">
                <text:p>-23.48423729388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3780082874936">
                <text:p>17.3780082874936</text:p>
              </table:table-cell>
              <table:table-cell office:value-type="float" office:value="-1.47600000000003">
                <text:p>-1.47600000000003</text:p>
              </table:table-cell>
              <table:table-cell office:value-type="float" office:value="-23.3546950146277">
                <text:p>-23.3546950146277</text:p>
              </table:table-cell>
              <table:table-cell office:value-type="float" office:value="-23.3426349805796">
                <text:p>-23.3426349805796</text:p>
              </table:table-cell>
              <table:table-cell office:value-type="float" office:value="-23.3154746279823">
                <text:p>-23.31547462798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.7827941003891">
                <text:p>17.7827941003891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-23.1830715314335">
                <text:p>-23.1830715314335</text:p>
              </table:table-cell>
              <table:table-cell office:value-type="float" office:value="-23.1715081034974">
                <text:p>-23.1715081034974</text:p>
              </table:table-cell>
              <table:table-cell office:value-type="float" office:value="-23.1454647340406">
                <text:p>-23.14546473404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1970085860997">
                <text:p>18.1970085860997</text:p>
              </table:table-cell>
              <table:table-cell office:value-type="float" office:value="-1.32400000000002">
                <text:p>-1.32400000000002</text:p>
              </table:table-cell>
              <table:table-cell office:value-type="float" office:value="-23.0102974886357">
                <text:p>-23.0102974886357</text:p>
              </table:table-cell>
              <table:table-cell office:value-type="float" office:value="-22.9992130360415">
                <text:p>-22.9992130360415</text:p>
              </table:table-cell>
              <table:table-cell office:value-type="float" office:value="-22.9742470875376">
                <text:p>-22.97424708753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208713666285">
                <text:p>18.6208713666285</text:p>
              </table:table-cell>
              <table:table-cell office:value-type="float" office:value="-1.24800000000003">
                <text:p>-1.24800000000003</text:p>
              </table:table-cell>
              <table:table-cell office:value-type="float" office:value="-22.8364100818478">
                <text:p>-22.8364100818478</text:p>
              </table:table-cell>
              <table:table-cell office:value-type="float" office:value="-22.8257874303266">
                <text:p>-22.8257874303266</text:p>
              </table:table-cell>
              <table:table-cell office:value-type="float" office:value="-22.8018603602129">
                <text:p>-22.80186036021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0546071796323">
                <text:p>19.0546071796323</text:p>
              </table:table-cell>
              <table:table-cell office:value-type="float" office:value="-1.17200000000003">
                <text:p>-1.17200000000003</text:p>
              </table:table-cell>
              <table:table-cell office:value-type="float" office:value="-22.661445671523">
                <text:p>-22.661445671523</text:p>
              </table:table-cell>
              <table:table-cell office:value-type="float" office:value="-22.6512681037095">
                <text:p>-22.6512681037095</text:p>
              </table:table-cell>
              <table:table-cell office:value-type="float" office:value="-22.6283423899328">
                <text:p>-22.62834238993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4984459975803">
                <text:p>19.4984459975803</text:p>
              </table:table-cell>
              <table:table-cell office:value-type="float" office:value="-1.09600000000003">
                <text:p>-1.09600000000003</text:p>
              </table:table-cell>
              <table:table-cell office:value-type="float" office:value="-22.4854397605634">
                <text:p>-22.4854397605634</text:p>
              </table:table-cell>
              <table:table-cell office:value-type="float" office:value="-22.4756910154403">
                <text:p>-22.4756910154403</text:p>
              </table:table-cell>
              <table:table-cell office:value-type="float" office:value="-22.4537301554835">
                <text:p>-22.45373015548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9526231496887">
                <text:p>19.9526231496887</text:p>
              </table:table-cell>
              <table:table-cell office:value-type="float" office:value="-1.02000000000002">
                <text:p>-1.02000000000002</text:p>
              </table:table-cell>
              <table:table-cell office:value-type="float" office:value="-22.3084269757305">
                <text:p>-22.3084269757305</text:p>
              </table:table-cell>
              <table:table-cell office:value-type="float" office:value="-22.2990912470953">
                <text:p>-22.2990912470953</text:p>
              </table:table-cell>
              <table:table-cell office:value-type="float" office:value="-22.2780597545706">
                <text:p>-22.27805975457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">
                <text:p>20</text:p>
              </table:table-cell>
              <table:table-cell office:value-type="float" office:value="-1.01217203295374">
                <text:p>-1.01217203295374</text:p>
              </table:table-cell>
              <table:table-cell office:value-type="float" office:value="-22.2901388923113">
                <text:p>-22.2901388923113</text:p>
              </table:table-cell>
              <table:table-cell office:value-type="float" office:value="-22.2808448243598">
                <text:p>-22.2808448243598</text:p>
              </table:table-cell>
              <table:table-cell office:value-type="float" office:value="-22.25990708084">
                <text:p>-22.259907080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</office:styles>
</office:document-styles>
</file>